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100101">
            <text:p>20100101</text:p>
          </table:table-cell>
          <table:table-cell table:formula="of:=YEAR([.H2])" office:value-type="float" office:value="2010">
            <text:p>2010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10">
            <text:p>Ene 2010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100102">
            <text:p>20100102</text:p>
          </table:table-cell>
          <table:table-cell table:formula="of:=YEAR([.H3])" office:value-type="float" office:value="2010">
            <text:p>2010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10">
            <text:p>Ene 2010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100103">
            <text:p>20100103</text:p>
          </table:table-cell>
          <table:table-cell table:formula="of:=YEAR([.H4])" office:value-type="float" office:value="2010">
            <text:p>2010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10">
            <text:p>Ene 2010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100104">
            <text:p>20100104</text:p>
          </table:table-cell>
          <table:table-cell table:formula="of:=YEAR([.H5])" office:value-type="float" office:value="2010">
            <text:p>2010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10">
            <text:p>Ene 2010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100105">
            <text:p>20100105</text:p>
          </table:table-cell>
          <table:table-cell table:formula="of:=YEAR([.H6])" office:value-type="float" office:value="2010">
            <text:p>2010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10">
            <text:p>Ene 2010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100106">
            <text:p>20100106</text:p>
          </table:table-cell>
          <table:table-cell table:formula="of:=YEAR([.H7])" office:value-type="float" office:value="2010">
            <text:p>2010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10">
            <text:p>Ene 2010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100107">
            <text:p>20100107</text:p>
          </table:table-cell>
          <table:table-cell table:formula="of:=YEAR([.H8])" office:value-type="float" office:value="2010">
            <text:p>2010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10">
            <text:p>Ene 2010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100108">
            <text:p>20100108</text:p>
          </table:table-cell>
          <table:table-cell table:formula="of:=YEAR([.H9])" office:value-type="float" office:value="2010">
            <text:p>2010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10">
            <text:p>Ene 2010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100109">
            <text:p>20100109</text:p>
          </table:table-cell>
          <table:table-cell table:formula="of:=YEAR([.H10])" office:value-type="float" office:value="2010">
            <text:p>2010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10">
            <text:p>Ene 2010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100110">
            <text:p>20100110</text:p>
          </table:table-cell>
          <table:table-cell table:formula="of:=YEAR([.H11])" office:value-type="float" office:value="2010">
            <text:p>2010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10">
            <text:p>Ene 2010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100111">
            <text:p>20100111</text:p>
          </table:table-cell>
          <table:table-cell table:formula="of:=YEAR([.H12])" office:value-type="float" office:value="2010">
            <text:p>2010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10">
            <text:p>Ene 2010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100112">
            <text:p>20100112</text:p>
          </table:table-cell>
          <table:table-cell table:formula="of:=YEAR([.H13])" office:value-type="float" office:value="2010">
            <text:p>2010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10">
            <text:p>Ene 2010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100113">
            <text:p>20100113</text:p>
          </table:table-cell>
          <table:table-cell table:formula="of:=YEAR([.H14])" office:value-type="float" office:value="2010">
            <text:p>2010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10">
            <text:p>Ene 2010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100114">
            <text:p>20100114</text:p>
          </table:table-cell>
          <table:table-cell table:formula="of:=YEAR([.H15])" office:value-type="float" office:value="2010">
            <text:p>2010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10">
            <text:p>Ene 2010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100115">
            <text:p>20100115</text:p>
          </table:table-cell>
          <table:table-cell table:formula="of:=YEAR([.H16])" office:value-type="float" office:value="2010">
            <text:p>2010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10">
            <text:p>Ene 2010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100116">
            <text:p>20100116</text:p>
          </table:table-cell>
          <table:table-cell table:formula="of:=YEAR([.H17])" office:value-type="float" office:value="2010">
            <text:p>2010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10">
            <text:p>Ene 2010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100117">
            <text:p>20100117</text:p>
          </table:table-cell>
          <table:table-cell table:formula="of:=YEAR([.H18])" office:value-type="float" office:value="2010">
            <text:p>2010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10">
            <text:p>Ene 2010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100118">
            <text:p>20100118</text:p>
          </table:table-cell>
          <table:table-cell table:formula="of:=YEAR([.H19])" office:value-type="float" office:value="2010">
            <text:p>2010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10">
            <text:p>Ene 2010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100119">
            <text:p>20100119</text:p>
          </table:table-cell>
          <table:table-cell table:formula="of:=YEAR([.H20])" office:value-type="float" office:value="2010">
            <text:p>2010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10">
            <text:p>Ene 2010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100120">
            <text:p>20100120</text:p>
          </table:table-cell>
          <table:table-cell table:formula="of:=YEAR([.H21])" office:value-type="float" office:value="2010">
            <text:p>2010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10">
            <text:p>Ene 2010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100121">
            <text:p>20100121</text:p>
          </table:table-cell>
          <table:table-cell table:formula="of:=YEAR([.H22])" office:value-type="float" office:value="2010">
            <text:p>2010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10">
            <text:p>Ene 2010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100122">
            <text:p>20100122</text:p>
          </table:table-cell>
          <table:table-cell table:formula="of:=YEAR([.H23])" office:value-type="float" office:value="2010">
            <text:p>2010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10">
            <text:p>Ene 2010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100123">
            <text:p>20100123</text:p>
          </table:table-cell>
          <table:table-cell table:formula="of:=YEAR([.H24])" office:value-type="float" office:value="2010">
            <text:p>2010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10">
            <text:p>Ene 2010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100124">
            <text:p>20100124</text:p>
          </table:table-cell>
          <table:table-cell table:formula="of:=YEAR([.H25])" office:value-type="float" office:value="2010">
            <text:p>2010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10">
            <text:p>Ene 2010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100125">
            <text:p>20100125</text:p>
          </table:table-cell>
          <table:table-cell table:formula="of:=YEAR([.H26])" office:value-type="float" office:value="2010">
            <text:p>2010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10">
            <text:p>Ene 2010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100126">
            <text:p>20100126</text:p>
          </table:table-cell>
          <table:table-cell table:formula="of:=YEAR([.H27])" office:value-type="float" office:value="2010">
            <text:p>2010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10">
            <text:p>Ene 2010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100127">
            <text:p>20100127</text:p>
          </table:table-cell>
          <table:table-cell table:formula="of:=YEAR([.H28])" office:value-type="float" office:value="2010">
            <text:p>2010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10">
            <text:p>Ene 2010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100128">
            <text:p>20100128</text:p>
          </table:table-cell>
          <table:table-cell table:formula="of:=YEAR([.H29])" office:value-type="float" office:value="2010">
            <text:p>2010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10">
            <text:p>Ene 2010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100129">
            <text:p>20100129</text:p>
          </table:table-cell>
          <table:table-cell table:formula="of:=YEAR([.H30])" office:value-type="float" office:value="2010">
            <text:p>2010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10">
            <text:p>Ene 2010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100130">
            <text:p>20100130</text:p>
          </table:table-cell>
          <table:table-cell table:formula="of:=YEAR([.H31])" office:value-type="float" office:value="2010">
            <text:p>2010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10">
            <text:p>Ene 2010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100131">
            <text:p>20100131</text:p>
          </table:table-cell>
          <table:table-cell table:formula="of:=YEAR([.H32])" office:value-type="float" office:value="2010">
            <text:p>2010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10">
            <text:p>Ene 2010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100201">
            <text:p>20100201</text:p>
          </table:table-cell>
          <table:table-cell table:formula="of:=YEAR([.H33])" office:value-type="float" office:value="2010">
            <text:p>2010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10">
            <text:p>Feb 2010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100202">
            <text:p>20100202</text:p>
          </table:table-cell>
          <table:table-cell table:formula="of:=YEAR([.H34])" office:value-type="float" office:value="2010">
            <text:p>2010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10">
            <text:p>Feb 2010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100203">
            <text:p>20100203</text:p>
          </table:table-cell>
          <table:table-cell table:formula="of:=YEAR([.H35])" office:value-type="float" office:value="2010">
            <text:p>2010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10">
            <text:p>Feb 2010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100204">
            <text:p>20100204</text:p>
          </table:table-cell>
          <table:table-cell table:formula="of:=YEAR([.H36])" office:value-type="float" office:value="2010">
            <text:p>2010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10">
            <text:p>Feb 2010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100205">
            <text:p>20100205</text:p>
          </table:table-cell>
          <table:table-cell table:formula="of:=YEAR([.H37])" office:value-type="float" office:value="2010">
            <text:p>2010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10">
            <text:p>Feb 2010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100206">
            <text:p>20100206</text:p>
          </table:table-cell>
          <table:table-cell table:formula="of:=YEAR([.H38])" office:value-type="float" office:value="2010">
            <text:p>2010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10">
            <text:p>Feb 2010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100207">
            <text:p>20100207</text:p>
          </table:table-cell>
          <table:table-cell table:formula="of:=YEAR([.H39])" office:value-type="float" office:value="2010">
            <text:p>2010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10">
            <text:p>Feb 2010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100208">
            <text:p>20100208</text:p>
          </table:table-cell>
          <table:table-cell table:formula="of:=YEAR([.H40])" office:value-type="float" office:value="2010">
            <text:p>2010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10">
            <text:p>Feb 2010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100209">
            <text:p>20100209</text:p>
          </table:table-cell>
          <table:table-cell table:formula="of:=YEAR([.H41])" office:value-type="float" office:value="2010">
            <text:p>2010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10">
            <text:p>Feb 2010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100210">
            <text:p>20100210</text:p>
          </table:table-cell>
          <table:table-cell table:formula="of:=YEAR([.H42])" office:value-type="float" office:value="2010">
            <text:p>2010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10">
            <text:p>Feb 2010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100211">
            <text:p>20100211</text:p>
          </table:table-cell>
          <table:table-cell table:formula="of:=YEAR([.H43])" office:value-type="float" office:value="2010">
            <text:p>2010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10">
            <text:p>Feb 2010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100212">
            <text:p>20100212</text:p>
          </table:table-cell>
          <table:table-cell table:formula="of:=YEAR([.H44])" office:value-type="float" office:value="2010">
            <text:p>2010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10">
            <text:p>Feb 2010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100213">
            <text:p>20100213</text:p>
          </table:table-cell>
          <table:table-cell table:formula="of:=YEAR([.H45])" office:value-type="float" office:value="2010">
            <text:p>2010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10">
            <text:p>Feb 2010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100214">
            <text:p>20100214</text:p>
          </table:table-cell>
          <table:table-cell table:formula="of:=YEAR([.H46])" office:value-type="float" office:value="2010">
            <text:p>2010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10">
            <text:p>Feb 2010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100215">
            <text:p>20100215</text:p>
          </table:table-cell>
          <table:table-cell table:formula="of:=YEAR([.H47])" office:value-type="float" office:value="2010">
            <text:p>2010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10">
            <text:p>Feb 2010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100216">
            <text:p>20100216</text:p>
          </table:table-cell>
          <table:table-cell table:formula="of:=YEAR([.H48])" office:value-type="float" office:value="2010">
            <text:p>2010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10">
            <text:p>Feb 2010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100217">
            <text:p>20100217</text:p>
          </table:table-cell>
          <table:table-cell table:formula="of:=YEAR([.H49])" office:value-type="float" office:value="2010">
            <text:p>2010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10">
            <text:p>Feb 2010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100218">
            <text:p>20100218</text:p>
          </table:table-cell>
          <table:table-cell table:formula="of:=YEAR([.H50])" office:value-type="float" office:value="2010">
            <text:p>2010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10">
            <text:p>Feb 2010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100219">
            <text:p>20100219</text:p>
          </table:table-cell>
          <table:table-cell table:formula="of:=YEAR([.H51])" office:value-type="float" office:value="2010">
            <text:p>2010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10">
            <text:p>Feb 2010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100220">
            <text:p>20100220</text:p>
          </table:table-cell>
          <table:table-cell table:formula="of:=YEAR([.H52])" office:value-type="float" office:value="2010">
            <text:p>2010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10">
            <text:p>Feb 2010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100221">
            <text:p>20100221</text:p>
          </table:table-cell>
          <table:table-cell table:formula="of:=YEAR([.H53])" office:value-type="float" office:value="2010">
            <text:p>2010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10">
            <text:p>Feb 2010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100222">
            <text:p>20100222</text:p>
          </table:table-cell>
          <table:table-cell table:formula="of:=YEAR([.H54])" office:value-type="float" office:value="2010">
            <text:p>2010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10">
            <text:p>Feb 2010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100223">
            <text:p>20100223</text:p>
          </table:table-cell>
          <table:table-cell table:formula="of:=YEAR([.H55])" office:value-type="float" office:value="2010">
            <text:p>2010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10">
            <text:p>Feb 2010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100224">
            <text:p>20100224</text:p>
          </table:table-cell>
          <table:table-cell table:formula="of:=YEAR([.H56])" office:value-type="float" office:value="2010">
            <text:p>2010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10">
            <text:p>Feb 2010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100225">
            <text:p>20100225</text:p>
          </table:table-cell>
          <table:table-cell table:formula="of:=YEAR([.H57])" office:value-type="float" office:value="2010">
            <text:p>2010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10">
            <text:p>Feb 2010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100226">
            <text:p>20100226</text:p>
          </table:table-cell>
          <table:table-cell table:formula="of:=YEAR([.H58])" office:value-type="float" office:value="2010">
            <text:p>2010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10">
            <text:p>Feb 2010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100227">
            <text:p>20100227</text:p>
          </table:table-cell>
          <table:table-cell table:formula="of:=YEAR([.H59])" office:value-type="float" office:value="2010">
            <text:p>2010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10">
            <text:p>Feb 2010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100228">
            <text:p>20100228</text:p>
          </table:table-cell>
          <table:table-cell table:formula="of:=YEAR([.H60])" office:value-type="float" office:value="2010">
            <text:p>2010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10">
            <text:p>Feb 2010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100301">
            <text:p>20100301</text:p>
          </table:table-cell>
          <table:table-cell table:formula="of:=YEAR([.H61])" office:value-type="float" office:value="2010">
            <text:p>2010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3">
            <text:p>3</text:p>
          </table:table-cell>
          <table:table-cell table:formula="of:=&quot;Mar &quot; &amp; [.B61]" office:value-type="string" office:string-value="Mar 2010">
            <text:p>Mar 2010</text:p>
          </table:table-cell>
          <table:table-cell table:formula="of:=DAY([.H61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100302">
            <text:p>20100302</text:p>
          </table:table-cell>
          <table:table-cell table:formula="of:=YEAR([.H62])" office:value-type="float" office:value="2010">
            <text:p>2010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10">
            <text:p>Mar 2010</text:p>
          </table:table-cell>
          <table:table-cell table:formula="of:=DAY([.H62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100303">
            <text:p>20100303</text:p>
          </table:table-cell>
          <table:table-cell table:formula="of:=YEAR([.H63])" office:value-type="float" office:value="2010">
            <text:p>2010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10">
            <text:p>Mar 2010</text:p>
          </table:table-cell>
          <table:table-cell table:formula="of:=DAY([.H63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100304">
            <text:p>20100304</text:p>
          </table:table-cell>
          <table:table-cell table:formula="of:=YEAR([.H64])" office:value-type="float" office:value="2010">
            <text:p>2010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10">
            <text:p>Mar 2010</text:p>
          </table:table-cell>
          <table:table-cell table:formula="of:=DAY([.H64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100305">
            <text:p>20100305</text:p>
          </table:table-cell>
          <table:table-cell table:formula="of:=YEAR([.H65])" office:value-type="float" office:value="2010">
            <text:p>2010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10">
            <text:p>Mar 2010</text:p>
          </table:table-cell>
          <table:table-cell table:formula="of:=DAY([.H65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100306">
            <text:p>20100306</text:p>
          </table:table-cell>
          <table:table-cell table:formula="of:=YEAR([.H66])" office:value-type="float" office:value="2010">
            <text:p>2010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10">
            <text:p>Mar 2010</text:p>
          </table:table-cell>
          <table:table-cell table:formula="of:=DAY([.H66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100307">
            <text:p>20100307</text:p>
          </table:table-cell>
          <table:table-cell table:formula="of:=YEAR([.H67])" office:value-type="float" office:value="2010">
            <text:p>2010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10">
            <text:p>Mar 2010</text:p>
          </table:table-cell>
          <table:table-cell table:formula="of:=DAY([.H67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100308">
            <text:p>20100308</text:p>
          </table:table-cell>
          <table:table-cell table:formula="of:=YEAR([.H68])" office:value-type="float" office:value="2010">
            <text:p>2010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10">
            <text:p>Mar 2010</text:p>
          </table:table-cell>
          <table:table-cell table:formula="of:=DAY([.H68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100309">
            <text:p>20100309</text:p>
          </table:table-cell>
          <table:table-cell table:formula="of:=YEAR([.H69])" office:value-type="float" office:value="2010">
            <text:p>2010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10">
            <text:p>Mar 2010</text:p>
          </table:table-cell>
          <table:table-cell table:formula="of:=DAY([.H69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100310">
            <text:p>20100310</text:p>
          </table:table-cell>
          <table:table-cell table:formula="of:=YEAR([.H70])" office:value-type="float" office:value="2010">
            <text:p>2010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10">
            <text:p>Mar 2010</text:p>
          </table:table-cell>
          <table:table-cell table:formula="of:=DAY([.H70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100311">
            <text:p>20100311</text:p>
          </table:table-cell>
          <table:table-cell table:formula="of:=YEAR([.H71])" office:value-type="float" office:value="2010">
            <text:p>2010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10">
            <text:p>Mar 2010</text:p>
          </table:table-cell>
          <table:table-cell table:formula="of:=DAY([.H71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100312">
            <text:p>20100312</text:p>
          </table:table-cell>
          <table:table-cell table:formula="of:=YEAR([.H72])" office:value-type="float" office:value="2010">
            <text:p>2010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10">
            <text:p>Mar 2010</text:p>
          </table:table-cell>
          <table:table-cell table:formula="of:=DAY([.H72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100313">
            <text:p>20100313</text:p>
          </table:table-cell>
          <table:table-cell table:formula="of:=YEAR([.H73])" office:value-type="float" office:value="2010">
            <text:p>2010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10">
            <text:p>Mar 2010</text:p>
          </table:table-cell>
          <table:table-cell table:formula="of:=DAY([.H73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100314">
            <text:p>20100314</text:p>
          </table:table-cell>
          <table:table-cell table:formula="of:=YEAR([.H74])" office:value-type="float" office:value="2010">
            <text:p>2010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10">
            <text:p>Mar 2010</text:p>
          </table:table-cell>
          <table:table-cell table:formula="of:=DAY([.H74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100315">
            <text:p>20100315</text:p>
          </table:table-cell>
          <table:table-cell table:formula="of:=YEAR([.H75])" office:value-type="float" office:value="2010">
            <text:p>2010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10">
            <text:p>Mar 2010</text:p>
          </table:table-cell>
          <table:table-cell table:formula="of:=DAY([.H75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100316">
            <text:p>20100316</text:p>
          </table:table-cell>
          <table:table-cell table:formula="of:=YEAR([.H76])" office:value-type="float" office:value="2010">
            <text:p>2010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10">
            <text:p>Mar 2010</text:p>
          </table:table-cell>
          <table:table-cell table:formula="of:=DAY([.H76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100317">
            <text:p>20100317</text:p>
          </table:table-cell>
          <table:table-cell table:formula="of:=YEAR([.H77])" office:value-type="float" office:value="2010">
            <text:p>2010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10">
            <text:p>Mar 2010</text:p>
          </table:table-cell>
          <table:table-cell table:formula="of:=DAY([.H77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100318">
            <text:p>20100318</text:p>
          </table:table-cell>
          <table:table-cell table:formula="of:=YEAR([.H78])" office:value-type="float" office:value="2010">
            <text:p>2010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10">
            <text:p>Mar 2010</text:p>
          </table:table-cell>
          <table:table-cell table:formula="of:=DAY([.H78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100319">
            <text:p>20100319</text:p>
          </table:table-cell>
          <table:table-cell table:formula="of:=YEAR([.H79])" office:value-type="float" office:value="2010">
            <text:p>2010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10">
            <text:p>Mar 2010</text:p>
          </table:table-cell>
          <table:table-cell table:formula="of:=DAY([.H79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100320">
            <text:p>20100320</text:p>
          </table:table-cell>
          <table:table-cell table:formula="of:=YEAR([.H80])" office:value-type="float" office:value="2010">
            <text:p>2010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10">
            <text:p>Mar 2010</text:p>
          </table:table-cell>
          <table:table-cell table:formula="of:=DAY([.H80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100321">
            <text:p>20100321</text:p>
          </table:table-cell>
          <table:table-cell table:formula="of:=YEAR([.H81])" office:value-type="float" office:value="2010">
            <text:p>2010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10">
            <text:p>Mar 2010</text:p>
          </table:table-cell>
          <table:table-cell table:formula="of:=DAY([.H81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100322">
            <text:p>20100322</text:p>
          </table:table-cell>
          <table:table-cell table:formula="of:=YEAR([.H82])" office:value-type="float" office:value="2010">
            <text:p>2010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10">
            <text:p>Mar 2010</text:p>
          </table:table-cell>
          <table:table-cell table:formula="of:=DAY([.H82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100323">
            <text:p>20100323</text:p>
          </table:table-cell>
          <table:table-cell table:formula="of:=YEAR([.H83])" office:value-type="float" office:value="2010">
            <text:p>2010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10">
            <text:p>Mar 2010</text:p>
          </table:table-cell>
          <table:table-cell table:formula="of:=DAY([.H83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100324">
            <text:p>20100324</text:p>
          </table:table-cell>
          <table:table-cell table:formula="of:=YEAR([.H84])" office:value-type="float" office:value="2010">
            <text:p>2010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10">
            <text:p>Mar 2010</text:p>
          </table:table-cell>
          <table:table-cell table:formula="of:=DAY([.H84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100325">
            <text:p>20100325</text:p>
          </table:table-cell>
          <table:table-cell table:formula="of:=YEAR([.H85])" office:value-type="float" office:value="2010">
            <text:p>2010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10">
            <text:p>Mar 2010</text:p>
          </table:table-cell>
          <table:table-cell table:formula="of:=DAY([.H85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100326">
            <text:p>20100326</text:p>
          </table:table-cell>
          <table:table-cell table:formula="of:=YEAR([.H86])" office:value-type="float" office:value="2010">
            <text:p>2010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10">
            <text:p>Mar 2010</text:p>
          </table:table-cell>
          <table:table-cell table:formula="of:=DAY([.H86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100327">
            <text:p>20100327</text:p>
          </table:table-cell>
          <table:table-cell table:formula="of:=YEAR([.H87])" office:value-type="float" office:value="2010">
            <text:p>2010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10">
            <text:p>Mar 2010</text:p>
          </table:table-cell>
          <table:table-cell table:formula="of:=DAY([.H87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100328">
            <text:p>20100328</text:p>
          </table:table-cell>
          <table:table-cell table:formula="of:=YEAR([.H88])" office:value-type="float" office:value="2010">
            <text:p>2010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10">
            <text:p>Mar 2010</text:p>
          </table:table-cell>
          <table:table-cell table:formula="of:=DAY([.H88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100329">
            <text:p>20100329</text:p>
          </table:table-cell>
          <table:table-cell table:formula="of:=YEAR([.H89])" office:value-type="float" office:value="2010">
            <text:p>2010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10">
            <text:p>Mar 2010</text:p>
          </table:table-cell>
          <table:table-cell table:formula="of:=DAY([.H89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100330">
            <text:p>20100330</text:p>
          </table:table-cell>
          <table:table-cell table:formula="of:=YEAR([.H90])" office:value-type="float" office:value="2010">
            <text:p>2010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10">
            <text:p>Mar 2010</text:p>
          </table:table-cell>
          <table:table-cell table:formula="of:=DAY([.H90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100331">
            <text:p>20100331</text:p>
          </table:table-cell>
          <table:table-cell table:formula="of:=YEAR([.H91])" office:value-type="float" office:value="2010">
            <text:p>2010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10">
            <text:p>Mar 2010</text:p>
          </table:table-cell>
          <table:table-cell table:formula="of:=DAY([.H91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100401">
            <text:p>20100401</text:p>
          </table:table-cell>
          <table:table-cell table:formula="of:=YEAR([.H92])" office:value-type="float" office:value="2010">
            <text:p>2010</text:p>
          </table:table-cell>
          <table:table-cell table:formula="of:=ROUNDUP(MONTH([.H92])/3)" office:value-type="float" office:value="2">
            <text:p>2</text:p>
          </table:table-cell>
          <table:table-cell table:formula="of:=MONTH([.H92])" office:value-type="float" office:value="4">
            <text:p>4</text:p>
          </table:table-cell>
          <table:table-cell table:formula="of:=&quot;Abr &quot; &amp; [.B92]" office:value-type="string" office:string-value="Abr 2010">
            <text:p>Abr 2010</text:p>
          </table:table-cell>
          <table:table-cell table:formula="of:=DAY([.H92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100402">
            <text:p>20100402</text:p>
          </table:table-cell>
          <table:table-cell table:formula="of:=YEAR([.H93])" office:value-type="float" office:value="2010">
            <text:p>2010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10">
            <text:p>Abr 2010</text:p>
          </table:table-cell>
          <table:table-cell table:formula="of:=DAY([.H93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100403">
            <text:p>20100403</text:p>
          </table:table-cell>
          <table:table-cell table:formula="of:=YEAR([.H94])" office:value-type="float" office:value="2010">
            <text:p>2010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10">
            <text:p>Abr 2010</text:p>
          </table:table-cell>
          <table:table-cell table:formula="of:=DAY([.H94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100404">
            <text:p>20100404</text:p>
          </table:table-cell>
          <table:table-cell table:formula="of:=YEAR([.H95])" office:value-type="float" office:value="2010">
            <text:p>2010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10">
            <text:p>Abr 2010</text:p>
          </table:table-cell>
          <table:table-cell table:formula="of:=DAY([.H95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100405">
            <text:p>20100405</text:p>
          </table:table-cell>
          <table:table-cell table:formula="of:=YEAR([.H96])" office:value-type="float" office:value="2010">
            <text:p>2010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10">
            <text:p>Abr 2010</text:p>
          </table:table-cell>
          <table:table-cell table:formula="of:=DAY([.H96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100406">
            <text:p>20100406</text:p>
          </table:table-cell>
          <table:table-cell table:formula="of:=YEAR([.H97])" office:value-type="float" office:value="2010">
            <text:p>2010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10">
            <text:p>Abr 2010</text:p>
          </table:table-cell>
          <table:table-cell table:formula="of:=DAY([.H97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100407">
            <text:p>20100407</text:p>
          </table:table-cell>
          <table:table-cell table:formula="of:=YEAR([.H98])" office:value-type="float" office:value="2010">
            <text:p>2010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10">
            <text:p>Abr 2010</text:p>
          </table:table-cell>
          <table:table-cell table:formula="of:=DAY([.H98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100408">
            <text:p>20100408</text:p>
          </table:table-cell>
          <table:table-cell table:formula="of:=YEAR([.H99])" office:value-type="float" office:value="2010">
            <text:p>2010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10">
            <text:p>Abr 2010</text:p>
          </table:table-cell>
          <table:table-cell table:formula="of:=DAY([.H99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100409">
            <text:p>20100409</text:p>
          </table:table-cell>
          <table:table-cell table:formula="of:=YEAR([.H100])" office:value-type="float" office:value="2010">
            <text:p>2010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10">
            <text:p>Abr 2010</text:p>
          </table:table-cell>
          <table:table-cell table:formula="of:=DAY([.H100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100410">
            <text:p>20100410</text:p>
          </table:table-cell>
          <table:table-cell table:formula="of:=YEAR([.H101])" office:value-type="float" office:value="2010">
            <text:p>2010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10">
            <text:p>Abr 2010</text:p>
          </table:table-cell>
          <table:table-cell table:formula="of:=DAY([.H101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100411">
            <text:p>20100411</text:p>
          </table:table-cell>
          <table:table-cell table:formula="of:=YEAR([.H102])" office:value-type="float" office:value="2010">
            <text:p>2010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10">
            <text:p>Abr 2010</text:p>
          </table:table-cell>
          <table:table-cell table:formula="of:=DAY([.H102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100412">
            <text:p>20100412</text:p>
          </table:table-cell>
          <table:table-cell table:formula="of:=YEAR([.H103])" office:value-type="float" office:value="2010">
            <text:p>2010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10">
            <text:p>Abr 2010</text:p>
          </table:table-cell>
          <table:table-cell table:formula="of:=DAY([.H103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100413">
            <text:p>20100413</text:p>
          </table:table-cell>
          <table:table-cell table:formula="of:=YEAR([.H104])" office:value-type="float" office:value="2010">
            <text:p>2010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10">
            <text:p>Abr 2010</text:p>
          </table:table-cell>
          <table:table-cell table:formula="of:=DAY([.H104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100414">
            <text:p>20100414</text:p>
          </table:table-cell>
          <table:table-cell table:formula="of:=YEAR([.H105])" office:value-type="float" office:value="2010">
            <text:p>2010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10">
            <text:p>Abr 2010</text:p>
          </table:table-cell>
          <table:table-cell table:formula="of:=DAY([.H105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100415">
            <text:p>20100415</text:p>
          </table:table-cell>
          <table:table-cell table:formula="of:=YEAR([.H106])" office:value-type="float" office:value="2010">
            <text:p>2010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10">
            <text:p>Abr 2010</text:p>
          </table:table-cell>
          <table:table-cell table:formula="of:=DAY([.H106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100416">
            <text:p>20100416</text:p>
          </table:table-cell>
          <table:table-cell table:formula="of:=YEAR([.H107])" office:value-type="float" office:value="2010">
            <text:p>2010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10">
            <text:p>Abr 2010</text:p>
          </table:table-cell>
          <table:table-cell table:formula="of:=DAY([.H107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100417">
            <text:p>20100417</text:p>
          </table:table-cell>
          <table:table-cell table:formula="of:=YEAR([.H108])" office:value-type="float" office:value="2010">
            <text:p>2010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10">
            <text:p>Abr 2010</text:p>
          </table:table-cell>
          <table:table-cell table:formula="of:=DAY([.H108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100418">
            <text:p>20100418</text:p>
          </table:table-cell>
          <table:table-cell table:formula="of:=YEAR([.H109])" office:value-type="float" office:value="2010">
            <text:p>2010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10">
            <text:p>Abr 2010</text:p>
          </table:table-cell>
          <table:table-cell table:formula="of:=DAY([.H109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100419">
            <text:p>20100419</text:p>
          </table:table-cell>
          <table:table-cell table:formula="of:=YEAR([.H110])" office:value-type="float" office:value="2010">
            <text:p>2010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10">
            <text:p>Abr 2010</text:p>
          </table:table-cell>
          <table:table-cell table:formula="of:=DAY([.H110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100420">
            <text:p>20100420</text:p>
          </table:table-cell>
          <table:table-cell table:formula="of:=YEAR([.H111])" office:value-type="float" office:value="2010">
            <text:p>2010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10">
            <text:p>Abr 2010</text:p>
          </table:table-cell>
          <table:table-cell table:formula="of:=DAY([.H111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100421">
            <text:p>20100421</text:p>
          </table:table-cell>
          <table:table-cell table:formula="of:=YEAR([.H112])" office:value-type="float" office:value="2010">
            <text:p>2010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10">
            <text:p>Abr 2010</text:p>
          </table:table-cell>
          <table:table-cell table:formula="of:=DAY([.H112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100422">
            <text:p>20100422</text:p>
          </table:table-cell>
          <table:table-cell table:formula="of:=YEAR([.H113])" office:value-type="float" office:value="2010">
            <text:p>2010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10">
            <text:p>Abr 2010</text:p>
          </table:table-cell>
          <table:table-cell table:formula="of:=DAY([.H113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100423">
            <text:p>20100423</text:p>
          </table:table-cell>
          <table:table-cell table:formula="of:=YEAR([.H114])" office:value-type="float" office:value="2010">
            <text:p>2010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10">
            <text:p>Abr 2010</text:p>
          </table:table-cell>
          <table:table-cell table:formula="of:=DAY([.H114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100424">
            <text:p>20100424</text:p>
          </table:table-cell>
          <table:table-cell table:formula="of:=YEAR([.H115])" office:value-type="float" office:value="2010">
            <text:p>2010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10">
            <text:p>Abr 2010</text:p>
          </table:table-cell>
          <table:table-cell table:formula="of:=DAY([.H115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100425">
            <text:p>20100425</text:p>
          </table:table-cell>
          <table:table-cell table:formula="of:=YEAR([.H116])" office:value-type="float" office:value="2010">
            <text:p>2010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10">
            <text:p>Abr 2010</text:p>
          </table:table-cell>
          <table:table-cell table:formula="of:=DAY([.H116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100426">
            <text:p>20100426</text:p>
          </table:table-cell>
          <table:table-cell table:formula="of:=YEAR([.H117])" office:value-type="float" office:value="2010">
            <text:p>2010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10">
            <text:p>Abr 2010</text:p>
          </table:table-cell>
          <table:table-cell table:formula="of:=DAY([.H117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100427">
            <text:p>20100427</text:p>
          </table:table-cell>
          <table:table-cell table:formula="of:=YEAR([.H118])" office:value-type="float" office:value="2010">
            <text:p>2010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10">
            <text:p>Abr 2010</text:p>
          </table:table-cell>
          <table:table-cell table:formula="of:=DAY([.H118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100428">
            <text:p>20100428</text:p>
          </table:table-cell>
          <table:table-cell table:formula="of:=YEAR([.H119])" office:value-type="float" office:value="2010">
            <text:p>2010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10">
            <text:p>Abr 2010</text:p>
          </table:table-cell>
          <table:table-cell table:formula="of:=DAY([.H119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100429">
            <text:p>20100429</text:p>
          </table:table-cell>
          <table:table-cell table:formula="of:=YEAR([.H120])" office:value-type="float" office:value="2010">
            <text:p>2010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10">
            <text:p>Abr 2010</text:p>
          </table:table-cell>
          <table:table-cell table:formula="of:=DAY([.H120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100430">
            <text:p>20100430</text:p>
          </table:table-cell>
          <table:table-cell table:formula="of:=YEAR([.H121])" office:value-type="float" office:value="2010">
            <text:p>2010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10">
            <text:p>Abr 2010</text:p>
          </table:table-cell>
          <table:table-cell table:formula="of:=DAY([.H121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100501">
            <text:p>20100501</text:p>
          </table:table-cell>
          <table:table-cell table:formula="of:=YEAR([.H122])" office:value-type="float" office:value="2010">
            <text:p>2010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5">
            <text:p>5</text:p>
          </table:table-cell>
          <table:table-cell table:formula="of:=&quot;May &quot; &amp; [.B122]" office:value-type="string" office:string-value="May 2010">
            <text:p>May 2010</text:p>
          </table:table-cell>
          <table:table-cell table:formula="of:=DAY([.H12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100502">
            <text:p>20100502</text:p>
          </table:table-cell>
          <table:table-cell table:formula="of:=YEAR([.H123])" office:value-type="float" office:value="2010">
            <text:p>2010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10">
            <text:p>May 2010</text:p>
          </table:table-cell>
          <table:table-cell table:formula="of:=DAY([.H12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100503">
            <text:p>20100503</text:p>
          </table:table-cell>
          <table:table-cell table:formula="of:=YEAR([.H124])" office:value-type="float" office:value="2010">
            <text:p>2010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10">
            <text:p>May 2010</text:p>
          </table:table-cell>
          <table:table-cell table:formula="of:=DAY([.H12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100504">
            <text:p>20100504</text:p>
          </table:table-cell>
          <table:table-cell table:formula="of:=YEAR([.H125])" office:value-type="float" office:value="2010">
            <text:p>2010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10">
            <text:p>May 2010</text:p>
          </table:table-cell>
          <table:table-cell table:formula="of:=DAY([.H12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100505">
            <text:p>20100505</text:p>
          </table:table-cell>
          <table:table-cell table:formula="of:=YEAR([.H126])" office:value-type="float" office:value="2010">
            <text:p>2010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10">
            <text:p>May 2010</text:p>
          </table:table-cell>
          <table:table-cell table:formula="of:=DAY([.H12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100506">
            <text:p>20100506</text:p>
          </table:table-cell>
          <table:table-cell table:formula="of:=YEAR([.H127])" office:value-type="float" office:value="2010">
            <text:p>2010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10">
            <text:p>May 2010</text:p>
          </table:table-cell>
          <table:table-cell table:formula="of:=DAY([.H12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100507">
            <text:p>20100507</text:p>
          </table:table-cell>
          <table:table-cell table:formula="of:=YEAR([.H128])" office:value-type="float" office:value="2010">
            <text:p>2010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10">
            <text:p>May 2010</text:p>
          </table:table-cell>
          <table:table-cell table:formula="of:=DAY([.H12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100508">
            <text:p>20100508</text:p>
          </table:table-cell>
          <table:table-cell table:formula="of:=YEAR([.H129])" office:value-type="float" office:value="2010">
            <text:p>2010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10">
            <text:p>May 2010</text:p>
          </table:table-cell>
          <table:table-cell table:formula="of:=DAY([.H12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100509">
            <text:p>20100509</text:p>
          </table:table-cell>
          <table:table-cell table:formula="of:=YEAR([.H130])" office:value-type="float" office:value="2010">
            <text:p>2010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10">
            <text:p>May 2010</text:p>
          </table:table-cell>
          <table:table-cell table:formula="of:=DAY([.H13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100510">
            <text:p>20100510</text:p>
          </table:table-cell>
          <table:table-cell table:formula="of:=YEAR([.H131])" office:value-type="float" office:value="2010">
            <text:p>2010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10">
            <text:p>May 2010</text:p>
          </table:table-cell>
          <table:table-cell table:formula="of:=DAY([.H13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100511">
            <text:p>20100511</text:p>
          </table:table-cell>
          <table:table-cell table:formula="of:=YEAR([.H132])" office:value-type="float" office:value="2010">
            <text:p>2010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10">
            <text:p>May 2010</text:p>
          </table:table-cell>
          <table:table-cell table:formula="of:=DAY([.H13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100512">
            <text:p>20100512</text:p>
          </table:table-cell>
          <table:table-cell table:formula="of:=YEAR([.H133])" office:value-type="float" office:value="2010">
            <text:p>2010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10">
            <text:p>May 2010</text:p>
          </table:table-cell>
          <table:table-cell table:formula="of:=DAY([.H13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100513">
            <text:p>20100513</text:p>
          </table:table-cell>
          <table:table-cell table:formula="of:=YEAR([.H134])" office:value-type="float" office:value="2010">
            <text:p>2010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10">
            <text:p>May 2010</text:p>
          </table:table-cell>
          <table:table-cell table:formula="of:=DAY([.H13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100514">
            <text:p>20100514</text:p>
          </table:table-cell>
          <table:table-cell table:formula="of:=YEAR([.H135])" office:value-type="float" office:value="2010">
            <text:p>2010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10">
            <text:p>May 2010</text:p>
          </table:table-cell>
          <table:table-cell table:formula="of:=DAY([.H13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100515">
            <text:p>20100515</text:p>
          </table:table-cell>
          <table:table-cell table:formula="of:=YEAR([.H136])" office:value-type="float" office:value="2010">
            <text:p>2010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10">
            <text:p>May 2010</text:p>
          </table:table-cell>
          <table:table-cell table:formula="of:=DAY([.H13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100516">
            <text:p>20100516</text:p>
          </table:table-cell>
          <table:table-cell table:formula="of:=YEAR([.H137])" office:value-type="float" office:value="2010">
            <text:p>2010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10">
            <text:p>May 2010</text:p>
          </table:table-cell>
          <table:table-cell table:formula="of:=DAY([.H13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100517">
            <text:p>20100517</text:p>
          </table:table-cell>
          <table:table-cell table:formula="of:=YEAR([.H138])" office:value-type="float" office:value="2010">
            <text:p>2010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10">
            <text:p>May 2010</text:p>
          </table:table-cell>
          <table:table-cell table:formula="of:=DAY([.H13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100518">
            <text:p>20100518</text:p>
          </table:table-cell>
          <table:table-cell table:formula="of:=YEAR([.H139])" office:value-type="float" office:value="2010">
            <text:p>2010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10">
            <text:p>May 2010</text:p>
          </table:table-cell>
          <table:table-cell table:formula="of:=DAY([.H13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100519">
            <text:p>20100519</text:p>
          </table:table-cell>
          <table:table-cell table:formula="of:=YEAR([.H140])" office:value-type="float" office:value="2010">
            <text:p>2010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10">
            <text:p>May 2010</text:p>
          </table:table-cell>
          <table:table-cell table:formula="of:=DAY([.H14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100520">
            <text:p>20100520</text:p>
          </table:table-cell>
          <table:table-cell table:formula="of:=YEAR([.H141])" office:value-type="float" office:value="2010">
            <text:p>2010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10">
            <text:p>May 2010</text:p>
          </table:table-cell>
          <table:table-cell table:formula="of:=DAY([.H14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100521">
            <text:p>20100521</text:p>
          </table:table-cell>
          <table:table-cell table:formula="of:=YEAR([.H142])" office:value-type="float" office:value="2010">
            <text:p>2010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10">
            <text:p>May 2010</text:p>
          </table:table-cell>
          <table:table-cell table:formula="of:=DAY([.H14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100522">
            <text:p>20100522</text:p>
          </table:table-cell>
          <table:table-cell table:formula="of:=YEAR([.H143])" office:value-type="float" office:value="2010">
            <text:p>2010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10">
            <text:p>May 2010</text:p>
          </table:table-cell>
          <table:table-cell table:formula="of:=DAY([.H14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100523">
            <text:p>20100523</text:p>
          </table:table-cell>
          <table:table-cell table:formula="of:=YEAR([.H144])" office:value-type="float" office:value="2010">
            <text:p>2010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10">
            <text:p>May 2010</text:p>
          </table:table-cell>
          <table:table-cell table:formula="of:=DAY([.H14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100524">
            <text:p>20100524</text:p>
          </table:table-cell>
          <table:table-cell table:formula="of:=YEAR([.H145])" office:value-type="float" office:value="2010">
            <text:p>2010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10">
            <text:p>May 2010</text:p>
          </table:table-cell>
          <table:table-cell table:formula="of:=DAY([.H14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100525">
            <text:p>20100525</text:p>
          </table:table-cell>
          <table:table-cell table:formula="of:=YEAR([.H146])" office:value-type="float" office:value="2010">
            <text:p>2010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10">
            <text:p>May 2010</text:p>
          </table:table-cell>
          <table:table-cell table:formula="of:=DAY([.H14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100526">
            <text:p>20100526</text:p>
          </table:table-cell>
          <table:table-cell table:formula="of:=YEAR([.H147])" office:value-type="float" office:value="2010">
            <text:p>2010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10">
            <text:p>May 2010</text:p>
          </table:table-cell>
          <table:table-cell table:formula="of:=DAY([.H14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100527">
            <text:p>20100527</text:p>
          </table:table-cell>
          <table:table-cell table:formula="of:=YEAR([.H148])" office:value-type="float" office:value="2010">
            <text:p>2010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10">
            <text:p>May 2010</text:p>
          </table:table-cell>
          <table:table-cell table:formula="of:=DAY([.H14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100528">
            <text:p>20100528</text:p>
          </table:table-cell>
          <table:table-cell table:formula="of:=YEAR([.H149])" office:value-type="float" office:value="2010">
            <text:p>2010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10">
            <text:p>May 2010</text:p>
          </table:table-cell>
          <table:table-cell table:formula="of:=DAY([.H14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100529">
            <text:p>20100529</text:p>
          </table:table-cell>
          <table:table-cell table:formula="of:=YEAR([.H150])" office:value-type="float" office:value="2010">
            <text:p>2010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10">
            <text:p>May 2010</text:p>
          </table:table-cell>
          <table:table-cell table:formula="of:=DAY([.H15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100530">
            <text:p>20100530</text:p>
          </table:table-cell>
          <table:table-cell table:formula="of:=YEAR([.H151])" office:value-type="float" office:value="2010">
            <text:p>2010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10">
            <text:p>May 2010</text:p>
          </table:table-cell>
          <table:table-cell table:formula="of:=DAY([.H15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100531">
            <text:p>20100531</text:p>
          </table:table-cell>
          <table:table-cell table:formula="of:=YEAR([.H152])" office:value-type="float" office:value="2010">
            <text:p>2010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10">
            <text:p>May 2010</text:p>
          </table:table-cell>
          <table:table-cell table:formula="of:=DAY([.H15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100601">
            <text:p>20100601</text:p>
          </table:table-cell>
          <table:table-cell table:formula="of:=YEAR([.H153])" office:value-type="float" office:value="2010">
            <text:p>2010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6">
            <text:p>6</text:p>
          </table:table-cell>
          <table:table-cell table:formula="of:=&quot;Jun &quot; &amp; [.B153]" office:value-type="string" office:string-value="Jun 2010">
            <text:p>Jun 2010</text:p>
          </table:table-cell>
          <table:table-cell table:formula="of:=DAY([.H15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100602">
            <text:p>20100602</text:p>
          </table:table-cell>
          <table:table-cell table:formula="of:=YEAR([.H154])" office:value-type="float" office:value="2010">
            <text:p>2010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10">
            <text:p>Jun 2010</text:p>
          </table:table-cell>
          <table:table-cell table:formula="of:=DAY([.H15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100603">
            <text:p>20100603</text:p>
          </table:table-cell>
          <table:table-cell table:formula="of:=YEAR([.H155])" office:value-type="float" office:value="2010">
            <text:p>2010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10">
            <text:p>Jun 2010</text:p>
          </table:table-cell>
          <table:table-cell table:formula="of:=DAY([.H15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100604">
            <text:p>20100604</text:p>
          </table:table-cell>
          <table:table-cell table:formula="of:=YEAR([.H156])" office:value-type="float" office:value="2010">
            <text:p>2010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10">
            <text:p>Jun 2010</text:p>
          </table:table-cell>
          <table:table-cell table:formula="of:=DAY([.H15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100605">
            <text:p>20100605</text:p>
          </table:table-cell>
          <table:table-cell table:formula="of:=YEAR([.H157])" office:value-type="float" office:value="2010">
            <text:p>2010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10">
            <text:p>Jun 2010</text:p>
          </table:table-cell>
          <table:table-cell table:formula="of:=DAY([.H15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100606">
            <text:p>20100606</text:p>
          </table:table-cell>
          <table:table-cell table:formula="of:=YEAR([.H158])" office:value-type="float" office:value="2010">
            <text:p>2010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10">
            <text:p>Jun 2010</text:p>
          </table:table-cell>
          <table:table-cell table:formula="of:=DAY([.H15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100607">
            <text:p>20100607</text:p>
          </table:table-cell>
          <table:table-cell table:formula="of:=YEAR([.H159])" office:value-type="float" office:value="2010">
            <text:p>2010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10">
            <text:p>Jun 2010</text:p>
          </table:table-cell>
          <table:table-cell table:formula="of:=DAY([.H15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100608">
            <text:p>20100608</text:p>
          </table:table-cell>
          <table:table-cell table:formula="of:=YEAR([.H160])" office:value-type="float" office:value="2010">
            <text:p>2010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10">
            <text:p>Jun 2010</text:p>
          </table:table-cell>
          <table:table-cell table:formula="of:=DAY([.H16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100609">
            <text:p>20100609</text:p>
          </table:table-cell>
          <table:table-cell table:formula="of:=YEAR([.H161])" office:value-type="float" office:value="2010">
            <text:p>2010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10">
            <text:p>Jun 2010</text:p>
          </table:table-cell>
          <table:table-cell table:formula="of:=DAY([.H16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100610">
            <text:p>20100610</text:p>
          </table:table-cell>
          <table:table-cell table:formula="of:=YEAR([.H162])" office:value-type="float" office:value="2010">
            <text:p>2010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10">
            <text:p>Jun 2010</text:p>
          </table:table-cell>
          <table:table-cell table:formula="of:=DAY([.H16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100611">
            <text:p>20100611</text:p>
          </table:table-cell>
          <table:table-cell table:formula="of:=YEAR([.H163])" office:value-type="float" office:value="2010">
            <text:p>2010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10">
            <text:p>Jun 2010</text:p>
          </table:table-cell>
          <table:table-cell table:formula="of:=DAY([.H16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100612">
            <text:p>20100612</text:p>
          </table:table-cell>
          <table:table-cell table:formula="of:=YEAR([.H164])" office:value-type="float" office:value="2010">
            <text:p>2010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10">
            <text:p>Jun 2010</text:p>
          </table:table-cell>
          <table:table-cell table:formula="of:=DAY([.H16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100613">
            <text:p>20100613</text:p>
          </table:table-cell>
          <table:table-cell table:formula="of:=YEAR([.H165])" office:value-type="float" office:value="2010">
            <text:p>2010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10">
            <text:p>Jun 2010</text:p>
          </table:table-cell>
          <table:table-cell table:formula="of:=DAY([.H16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100614">
            <text:p>20100614</text:p>
          </table:table-cell>
          <table:table-cell table:formula="of:=YEAR([.H166])" office:value-type="float" office:value="2010">
            <text:p>2010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10">
            <text:p>Jun 2010</text:p>
          </table:table-cell>
          <table:table-cell table:formula="of:=DAY([.H16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100615">
            <text:p>20100615</text:p>
          </table:table-cell>
          <table:table-cell table:formula="of:=YEAR([.H167])" office:value-type="float" office:value="2010">
            <text:p>2010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10">
            <text:p>Jun 2010</text:p>
          </table:table-cell>
          <table:table-cell table:formula="of:=DAY([.H16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100616">
            <text:p>20100616</text:p>
          </table:table-cell>
          <table:table-cell table:formula="of:=YEAR([.H168])" office:value-type="float" office:value="2010">
            <text:p>2010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10">
            <text:p>Jun 2010</text:p>
          </table:table-cell>
          <table:table-cell table:formula="of:=DAY([.H16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100617">
            <text:p>20100617</text:p>
          </table:table-cell>
          <table:table-cell table:formula="of:=YEAR([.H169])" office:value-type="float" office:value="2010">
            <text:p>2010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10">
            <text:p>Jun 2010</text:p>
          </table:table-cell>
          <table:table-cell table:formula="of:=DAY([.H16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100618">
            <text:p>20100618</text:p>
          </table:table-cell>
          <table:table-cell table:formula="of:=YEAR([.H170])" office:value-type="float" office:value="2010">
            <text:p>2010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10">
            <text:p>Jun 2010</text:p>
          </table:table-cell>
          <table:table-cell table:formula="of:=DAY([.H17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100619">
            <text:p>20100619</text:p>
          </table:table-cell>
          <table:table-cell table:formula="of:=YEAR([.H171])" office:value-type="float" office:value="2010">
            <text:p>2010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10">
            <text:p>Jun 2010</text:p>
          </table:table-cell>
          <table:table-cell table:formula="of:=DAY([.H17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100620">
            <text:p>20100620</text:p>
          </table:table-cell>
          <table:table-cell table:formula="of:=YEAR([.H172])" office:value-type="float" office:value="2010">
            <text:p>2010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10">
            <text:p>Jun 2010</text:p>
          </table:table-cell>
          <table:table-cell table:formula="of:=DAY([.H17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100621">
            <text:p>20100621</text:p>
          </table:table-cell>
          <table:table-cell table:formula="of:=YEAR([.H173])" office:value-type="float" office:value="2010">
            <text:p>2010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10">
            <text:p>Jun 2010</text:p>
          </table:table-cell>
          <table:table-cell table:formula="of:=DAY([.H17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100622">
            <text:p>20100622</text:p>
          </table:table-cell>
          <table:table-cell table:formula="of:=YEAR([.H174])" office:value-type="float" office:value="2010">
            <text:p>2010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10">
            <text:p>Jun 2010</text:p>
          </table:table-cell>
          <table:table-cell table:formula="of:=DAY([.H17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100623">
            <text:p>20100623</text:p>
          </table:table-cell>
          <table:table-cell table:formula="of:=YEAR([.H175])" office:value-type="float" office:value="2010">
            <text:p>2010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10">
            <text:p>Jun 2010</text:p>
          </table:table-cell>
          <table:table-cell table:formula="of:=DAY([.H17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100624">
            <text:p>20100624</text:p>
          </table:table-cell>
          <table:table-cell table:formula="of:=YEAR([.H176])" office:value-type="float" office:value="2010">
            <text:p>2010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10">
            <text:p>Jun 2010</text:p>
          </table:table-cell>
          <table:table-cell table:formula="of:=DAY([.H17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100625">
            <text:p>20100625</text:p>
          </table:table-cell>
          <table:table-cell table:formula="of:=YEAR([.H177])" office:value-type="float" office:value="2010">
            <text:p>2010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10">
            <text:p>Jun 2010</text:p>
          </table:table-cell>
          <table:table-cell table:formula="of:=DAY([.H17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100626">
            <text:p>20100626</text:p>
          </table:table-cell>
          <table:table-cell table:formula="of:=YEAR([.H178])" office:value-type="float" office:value="2010">
            <text:p>2010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10">
            <text:p>Jun 2010</text:p>
          </table:table-cell>
          <table:table-cell table:formula="of:=DAY([.H17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100627">
            <text:p>20100627</text:p>
          </table:table-cell>
          <table:table-cell table:formula="of:=YEAR([.H179])" office:value-type="float" office:value="2010">
            <text:p>2010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10">
            <text:p>Jun 2010</text:p>
          </table:table-cell>
          <table:table-cell table:formula="of:=DAY([.H17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100628">
            <text:p>20100628</text:p>
          </table:table-cell>
          <table:table-cell table:formula="of:=YEAR([.H180])" office:value-type="float" office:value="2010">
            <text:p>2010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10">
            <text:p>Jun 2010</text:p>
          </table:table-cell>
          <table:table-cell table:formula="of:=DAY([.H18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100629">
            <text:p>20100629</text:p>
          </table:table-cell>
          <table:table-cell table:formula="of:=YEAR([.H181])" office:value-type="float" office:value="2010">
            <text:p>2010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10">
            <text:p>Jun 2010</text:p>
          </table:table-cell>
          <table:table-cell table:formula="of:=DAY([.H18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100630">
            <text:p>20100630</text:p>
          </table:table-cell>
          <table:table-cell table:formula="of:=YEAR([.H182])" office:value-type="float" office:value="2010">
            <text:p>2010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10">
            <text:p>Jun 2010</text:p>
          </table:table-cell>
          <table:table-cell table:formula="of:=DAY([.H18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100701">
            <text:p>20100701</text:p>
          </table:table-cell>
          <table:table-cell table:formula="of:=YEAR([.H183])" office:value-type="float" office:value="2010">
            <text:p>2010</text:p>
          </table:table-cell>
          <table:table-cell table:formula="of:=ROUNDUP(MONTH([.H183])/3)" office:value-type="float" office:value="3">
            <text:p>3</text:p>
          </table:table-cell>
          <table:table-cell table:formula="of:=MONTH([.H183])" office:value-type="float" office:value="7">
            <text:p>7</text:p>
          </table:table-cell>
          <table:table-cell table:formula="of:=&quot;Jul &quot; &amp; [.B183]" office:value-type="string" office:string-value="Jul 2010">
            <text:p>Jul 2010</text:p>
          </table:table-cell>
          <table:table-cell table:formula="of:=DAY([.H18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100702">
            <text:p>20100702</text:p>
          </table:table-cell>
          <table:table-cell table:formula="of:=YEAR([.H184])" office:value-type="float" office:value="2010">
            <text:p>2010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10">
            <text:p>Jul 2010</text:p>
          </table:table-cell>
          <table:table-cell table:formula="of:=DAY([.H18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100703">
            <text:p>20100703</text:p>
          </table:table-cell>
          <table:table-cell table:formula="of:=YEAR([.H185])" office:value-type="float" office:value="2010">
            <text:p>2010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10">
            <text:p>Jul 2010</text:p>
          </table:table-cell>
          <table:table-cell table:formula="of:=DAY([.H18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100704">
            <text:p>20100704</text:p>
          </table:table-cell>
          <table:table-cell table:formula="of:=YEAR([.H186])" office:value-type="float" office:value="2010">
            <text:p>2010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10">
            <text:p>Jul 2010</text:p>
          </table:table-cell>
          <table:table-cell table:formula="of:=DAY([.H18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100705">
            <text:p>20100705</text:p>
          </table:table-cell>
          <table:table-cell table:formula="of:=YEAR([.H187])" office:value-type="float" office:value="2010">
            <text:p>2010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10">
            <text:p>Jul 2010</text:p>
          </table:table-cell>
          <table:table-cell table:formula="of:=DAY([.H18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100706">
            <text:p>20100706</text:p>
          </table:table-cell>
          <table:table-cell table:formula="of:=YEAR([.H188])" office:value-type="float" office:value="2010">
            <text:p>2010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10">
            <text:p>Jul 2010</text:p>
          </table:table-cell>
          <table:table-cell table:formula="of:=DAY([.H18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100707">
            <text:p>20100707</text:p>
          </table:table-cell>
          <table:table-cell table:formula="of:=YEAR([.H189])" office:value-type="float" office:value="2010">
            <text:p>2010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10">
            <text:p>Jul 2010</text:p>
          </table:table-cell>
          <table:table-cell table:formula="of:=DAY([.H18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100708">
            <text:p>20100708</text:p>
          </table:table-cell>
          <table:table-cell table:formula="of:=YEAR([.H190])" office:value-type="float" office:value="2010">
            <text:p>2010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10">
            <text:p>Jul 2010</text:p>
          </table:table-cell>
          <table:table-cell table:formula="of:=DAY([.H19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100709">
            <text:p>20100709</text:p>
          </table:table-cell>
          <table:table-cell table:formula="of:=YEAR([.H191])" office:value-type="float" office:value="2010">
            <text:p>2010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10">
            <text:p>Jul 2010</text:p>
          </table:table-cell>
          <table:table-cell table:formula="of:=DAY([.H19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100710">
            <text:p>20100710</text:p>
          </table:table-cell>
          <table:table-cell table:formula="of:=YEAR([.H192])" office:value-type="float" office:value="2010">
            <text:p>2010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10">
            <text:p>Jul 2010</text:p>
          </table:table-cell>
          <table:table-cell table:formula="of:=DAY([.H19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100711">
            <text:p>20100711</text:p>
          </table:table-cell>
          <table:table-cell table:formula="of:=YEAR([.H193])" office:value-type="float" office:value="2010">
            <text:p>2010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10">
            <text:p>Jul 2010</text:p>
          </table:table-cell>
          <table:table-cell table:formula="of:=DAY([.H19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100712">
            <text:p>20100712</text:p>
          </table:table-cell>
          <table:table-cell table:formula="of:=YEAR([.H194])" office:value-type="float" office:value="2010">
            <text:p>2010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10">
            <text:p>Jul 2010</text:p>
          </table:table-cell>
          <table:table-cell table:formula="of:=DAY([.H19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100713">
            <text:p>20100713</text:p>
          </table:table-cell>
          <table:table-cell table:formula="of:=YEAR([.H195])" office:value-type="float" office:value="2010">
            <text:p>2010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10">
            <text:p>Jul 2010</text:p>
          </table:table-cell>
          <table:table-cell table:formula="of:=DAY([.H19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100714">
            <text:p>20100714</text:p>
          </table:table-cell>
          <table:table-cell table:formula="of:=YEAR([.H196])" office:value-type="float" office:value="2010">
            <text:p>2010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10">
            <text:p>Jul 2010</text:p>
          </table:table-cell>
          <table:table-cell table:formula="of:=DAY([.H19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100715">
            <text:p>20100715</text:p>
          </table:table-cell>
          <table:table-cell table:formula="of:=YEAR([.H197])" office:value-type="float" office:value="2010">
            <text:p>2010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10">
            <text:p>Jul 2010</text:p>
          </table:table-cell>
          <table:table-cell table:formula="of:=DAY([.H19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100716">
            <text:p>20100716</text:p>
          </table:table-cell>
          <table:table-cell table:formula="of:=YEAR([.H198])" office:value-type="float" office:value="2010">
            <text:p>2010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10">
            <text:p>Jul 2010</text:p>
          </table:table-cell>
          <table:table-cell table:formula="of:=DAY([.H19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100717">
            <text:p>20100717</text:p>
          </table:table-cell>
          <table:table-cell table:formula="of:=YEAR([.H199])" office:value-type="float" office:value="2010">
            <text:p>2010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10">
            <text:p>Jul 2010</text:p>
          </table:table-cell>
          <table:table-cell table:formula="of:=DAY([.H19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100718">
            <text:p>20100718</text:p>
          </table:table-cell>
          <table:table-cell table:formula="of:=YEAR([.H200])" office:value-type="float" office:value="2010">
            <text:p>2010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10">
            <text:p>Jul 2010</text:p>
          </table:table-cell>
          <table:table-cell table:formula="of:=DAY([.H20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100719">
            <text:p>20100719</text:p>
          </table:table-cell>
          <table:table-cell table:formula="of:=YEAR([.H201])" office:value-type="float" office:value="2010">
            <text:p>2010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10">
            <text:p>Jul 2010</text:p>
          </table:table-cell>
          <table:table-cell table:formula="of:=DAY([.H20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100720">
            <text:p>20100720</text:p>
          </table:table-cell>
          <table:table-cell table:formula="of:=YEAR([.H202])" office:value-type="float" office:value="2010">
            <text:p>2010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10">
            <text:p>Jul 2010</text:p>
          </table:table-cell>
          <table:table-cell table:formula="of:=DAY([.H20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100721">
            <text:p>20100721</text:p>
          </table:table-cell>
          <table:table-cell table:formula="of:=YEAR([.H203])" office:value-type="float" office:value="2010">
            <text:p>2010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10">
            <text:p>Jul 2010</text:p>
          </table:table-cell>
          <table:table-cell table:formula="of:=DAY([.H20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100722">
            <text:p>20100722</text:p>
          </table:table-cell>
          <table:table-cell table:formula="of:=YEAR([.H204])" office:value-type="float" office:value="2010">
            <text:p>2010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10">
            <text:p>Jul 2010</text:p>
          </table:table-cell>
          <table:table-cell table:formula="of:=DAY([.H20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100723">
            <text:p>20100723</text:p>
          </table:table-cell>
          <table:table-cell table:formula="of:=YEAR([.H205])" office:value-type="float" office:value="2010">
            <text:p>2010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10">
            <text:p>Jul 2010</text:p>
          </table:table-cell>
          <table:table-cell table:formula="of:=DAY([.H20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100724">
            <text:p>20100724</text:p>
          </table:table-cell>
          <table:table-cell table:formula="of:=YEAR([.H206])" office:value-type="float" office:value="2010">
            <text:p>2010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10">
            <text:p>Jul 2010</text:p>
          </table:table-cell>
          <table:table-cell table:formula="of:=DAY([.H20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100725">
            <text:p>20100725</text:p>
          </table:table-cell>
          <table:table-cell table:formula="of:=YEAR([.H207])" office:value-type="float" office:value="2010">
            <text:p>2010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10">
            <text:p>Jul 2010</text:p>
          </table:table-cell>
          <table:table-cell table:formula="of:=DAY([.H20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100726">
            <text:p>20100726</text:p>
          </table:table-cell>
          <table:table-cell table:formula="of:=YEAR([.H208])" office:value-type="float" office:value="2010">
            <text:p>2010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10">
            <text:p>Jul 2010</text:p>
          </table:table-cell>
          <table:table-cell table:formula="of:=DAY([.H20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100727">
            <text:p>20100727</text:p>
          </table:table-cell>
          <table:table-cell table:formula="of:=YEAR([.H209])" office:value-type="float" office:value="2010">
            <text:p>2010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10">
            <text:p>Jul 2010</text:p>
          </table:table-cell>
          <table:table-cell table:formula="of:=DAY([.H20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100728">
            <text:p>20100728</text:p>
          </table:table-cell>
          <table:table-cell table:formula="of:=YEAR([.H210])" office:value-type="float" office:value="2010">
            <text:p>2010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10">
            <text:p>Jul 2010</text:p>
          </table:table-cell>
          <table:table-cell table:formula="of:=DAY([.H21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100729">
            <text:p>20100729</text:p>
          </table:table-cell>
          <table:table-cell table:formula="of:=YEAR([.H211])" office:value-type="float" office:value="2010">
            <text:p>2010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10">
            <text:p>Jul 2010</text:p>
          </table:table-cell>
          <table:table-cell table:formula="of:=DAY([.H21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100730">
            <text:p>20100730</text:p>
          </table:table-cell>
          <table:table-cell table:formula="of:=YEAR([.H212])" office:value-type="float" office:value="2010">
            <text:p>2010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10">
            <text:p>Jul 2010</text:p>
          </table:table-cell>
          <table:table-cell table:formula="of:=DAY([.H21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100731">
            <text:p>20100731</text:p>
          </table:table-cell>
          <table:table-cell table:formula="of:=YEAR([.H213])" office:value-type="float" office:value="2010">
            <text:p>2010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10">
            <text:p>Jul 2010</text:p>
          </table:table-cell>
          <table:table-cell table:formula="of:=DAY([.H21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100801">
            <text:p>20100801</text:p>
          </table:table-cell>
          <table:table-cell table:formula="of:=YEAR([.H214])" office:value-type="float" office:value="2010">
            <text:p>2010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8">
            <text:p>8</text:p>
          </table:table-cell>
          <table:table-cell table:formula="of:=&quot;Ago &quot; &amp; [.B214]" office:value-type="string" office:string-value="Ago 2010">
            <text:p>Ago 2010</text:p>
          </table:table-cell>
          <table:table-cell table:formula="of:=DAY([.H21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100802">
            <text:p>20100802</text:p>
          </table:table-cell>
          <table:table-cell table:formula="of:=YEAR([.H215])" office:value-type="float" office:value="2010">
            <text:p>2010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10">
            <text:p>Ago 2010</text:p>
          </table:table-cell>
          <table:table-cell table:formula="of:=DAY([.H21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100803">
            <text:p>20100803</text:p>
          </table:table-cell>
          <table:table-cell table:formula="of:=YEAR([.H216])" office:value-type="float" office:value="2010">
            <text:p>2010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10">
            <text:p>Ago 2010</text:p>
          </table:table-cell>
          <table:table-cell table:formula="of:=DAY([.H21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100804">
            <text:p>20100804</text:p>
          </table:table-cell>
          <table:table-cell table:formula="of:=YEAR([.H217])" office:value-type="float" office:value="2010">
            <text:p>2010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10">
            <text:p>Ago 2010</text:p>
          </table:table-cell>
          <table:table-cell table:formula="of:=DAY([.H21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100805">
            <text:p>20100805</text:p>
          </table:table-cell>
          <table:table-cell table:formula="of:=YEAR([.H218])" office:value-type="float" office:value="2010">
            <text:p>2010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10">
            <text:p>Ago 2010</text:p>
          </table:table-cell>
          <table:table-cell table:formula="of:=DAY([.H21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100806">
            <text:p>20100806</text:p>
          </table:table-cell>
          <table:table-cell table:formula="of:=YEAR([.H219])" office:value-type="float" office:value="2010">
            <text:p>2010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10">
            <text:p>Ago 2010</text:p>
          </table:table-cell>
          <table:table-cell table:formula="of:=DAY([.H21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100807">
            <text:p>20100807</text:p>
          </table:table-cell>
          <table:table-cell table:formula="of:=YEAR([.H220])" office:value-type="float" office:value="2010">
            <text:p>2010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10">
            <text:p>Ago 2010</text:p>
          </table:table-cell>
          <table:table-cell table:formula="of:=DAY([.H22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100808">
            <text:p>20100808</text:p>
          </table:table-cell>
          <table:table-cell table:formula="of:=YEAR([.H221])" office:value-type="float" office:value="2010">
            <text:p>2010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10">
            <text:p>Ago 2010</text:p>
          </table:table-cell>
          <table:table-cell table:formula="of:=DAY([.H22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100809">
            <text:p>20100809</text:p>
          </table:table-cell>
          <table:table-cell table:formula="of:=YEAR([.H222])" office:value-type="float" office:value="2010">
            <text:p>2010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10">
            <text:p>Ago 2010</text:p>
          </table:table-cell>
          <table:table-cell table:formula="of:=DAY([.H22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100810">
            <text:p>20100810</text:p>
          </table:table-cell>
          <table:table-cell table:formula="of:=YEAR([.H223])" office:value-type="float" office:value="2010">
            <text:p>2010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10">
            <text:p>Ago 2010</text:p>
          </table:table-cell>
          <table:table-cell table:formula="of:=DAY([.H22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100811">
            <text:p>20100811</text:p>
          </table:table-cell>
          <table:table-cell table:formula="of:=YEAR([.H224])" office:value-type="float" office:value="2010">
            <text:p>2010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10">
            <text:p>Ago 2010</text:p>
          </table:table-cell>
          <table:table-cell table:formula="of:=DAY([.H22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100812">
            <text:p>20100812</text:p>
          </table:table-cell>
          <table:table-cell table:formula="of:=YEAR([.H225])" office:value-type="float" office:value="2010">
            <text:p>2010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10">
            <text:p>Ago 2010</text:p>
          </table:table-cell>
          <table:table-cell table:formula="of:=DAY([.H22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100813">
            <text:p>20100813</text:p>
          </table:table-cell>
          <table:table-cell table:formula="of:=YEAR([.H226])" office:value-type="float" office:value="2010">
            <text:p>2010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10">
            <text:p>Ago 2010</text:p>
          </table:table-cell>
          <table:table-cell table:formula="of:=DAY([.H22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100814">
            <text:p>20100814</text:p>
          </table:table-cell>
          <table:table-cell table:formula="of:=YEAR([.H227])" office:value-type="float" office:value="2010">
            <text:p>2010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10">
            <text:p>Ago 2010</text:p>
          </table:table-cell>
          <table:table-cell table:formula="of:=DAY([.H22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100815">
            <text:p>20100815</text:p>
          </table:table-cell>
          <table:table-cell table:formula="of:=YEAR([.H228])" office:value-type="float" office:value="2010">
            <text:p>2010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10">
            <text:p>Ago 2010</text:p>
          </table:table-cell>
          <table:table-cell table:formula="of:=DAY([.H22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100816">
            <text:p>20100816</text:p>
          </table:table-cell>
          <table:table-cell table:formula="of:=YEAR([.H229])" office:value-type="float" office:value="2010">
            <text:p>2010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10">
            <text:p>Ago 2010</text:p>
          </table:table-cell>
          <table:table-cell table:formula="of:=DAY([.H22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100817">
            <text:p>20100817</text:p>
          </table:table-cell>
          <table:table-cell table:formula="of:=YEAR([.H230])" office:value-type="float" office:value="2010">
            <text:p>2010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10">
            <text:p>Ago 2010</text:p>
          </table:table-cell>
          <table:table-cell table:formula="of:=DAY([.H23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100818">
            <text:p>20100818</text:p>
          </table:table-cell>
          <table:table-cell table:formula="of:=YEAR([.H231])" office:value-type="float" office:value="2010">
            <text:p>2010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10">
            <text:p>Ago 2010</text:p>
          </table:table-cell>
          <table:table-cell table:formula="of:=DAY([.H23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100819">
            <text:p>20100819</text:p>
          </table:table-cell>
          <table:table-cell table:formula="of:=YEAR([.H232])" office:value-type="float" office:value="2010">
            <text:p>2010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10">
            <text:p>Ago 2010</text:p>
          </table:table-cell>
          <table:table-cell table:formula="of:=DAY([.H23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100820">
            <text:p>20100820</text:p>
          </table:table-cell>
          <table:table-cell table:formula="of:=YEAR([.H233])" office:value-type="float" office:value="2010">
            <text:p>2010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10">
            <text:p>Ago 2010</text:p>
          </table:table-cell>
          <table:table-cell table:formula="of:=DAY([.H23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100821">
            <text:p>20100821</text:p>
          </table:table-cell>
          <table:table-cell table:formula="of:=YEAR([.H234])" office:value-type="float" office:value="2010">
            <text:p>2010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10">
            <text:p>Ago 2010</text:p>
          </table:table-cell>
          <table:table-cell table:formula="of:=DAY([.H23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100822">
            <text:p>20100822</text:p>
          </table:table-cell>
          <table:table-cell table:formula="of:=YEAR([.H235])" office:value-type="float" office:value="2010">
            <text:p>2010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10">
            <text:p>Ago 2010</text:p>
          </table:table-cell>
          <table:table-cell table:formula="of:=DAY([.H23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100823">
            <text:p>20100823</text:p>
          </table:table-cell>
          <table:table-cell table:formula="of:=YEAR([.H236])" office:value-type="float" office:value="2010">
            <text:p>2010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10">
            <text:p>Ago 2010</text:p>
          </table:table-cell>
          <table:table-cell table:formula="of:=DAY([.H23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100824">
            <text:p>20100824</text:p>
          </table:table-cell>
          <table:table-cell table:formula="of:=YEAR([.H237])" office:value-type="float" office:value="2010">
            <text:p>2010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10">
            <text:p>Ago 2010</text:p>
          </table:table-cell>
          <table:table-cell table:formula="of:=DAY([.H23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100825">
            <text:p>20100825</text:p>
          </table:table-cell>
          <table:table-cell table:formula="of:=YEAR([.H238])" office:value-type="float" office:value="2010">
            <text:p>2010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10">
            <text:p>Ago 2010</text:p>
          </table:table-cell>
          <table:table-cell table:formula="of:=DAY([.H23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100826">
            <text:p>20100826</text:p>
          </table:table-cell>
          <table:table-cell table:formula="of:=YEAR([.H239])" office:value-type="float" office:value="2010">
            <text:p>2010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10">
            <text:p>Ago 2010</text:p>
          </table:table-cell>
          <table:table-cell table:formula="of:=DAY([.H23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100827">
            <text:p>20100827</text:p>
          </table:table-cell>
          <table:table-cell table:formula="of:=YEAR([.H240])" office:value-type="float" office:value="2010">
            <text:p>2010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10">
            <text:p>Ago 2010</text:p>
          </table:table-cell>
          <table:table-cell table:formula="of:=DAY([.H24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100828">
            <text:p>20100828</text:p>
          </table:table-cell>
          <table:table-cell table:formula="of:=YEAR([.H241])" office:value-type="float" office:value="2010">
            <text:p>2010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10">
            <text:p>Ago 2010</text:p>
          </table:table-cell>
          <table:table-cell table:formula="of:=DAY([.H24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100829">
            <text:p>20100829</text:p>
          </table:table-cell>
          <table:table-cell table:formula="of:=YEAR([.H242])" office:value-type="float" office:value="2010">
            <text:p>2010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10">
            <text:p>Ago 2010</text:p>
          </table:table-cell>
          <table:table-cell table:formula="of:=DAY([.H24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100830">
            <text:p>20100830</text:p>
          </table:table-cell>
          <table:table-cell table:formula="of:=YEAR([.H243])" office:value-type="float" office:value="2010">
            <text:p>2010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10">
            <text:p>Ago 2010</text:p>
          </table:table-cell>
          <table:table-cell table:formula="of:=DAY([.H24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100831">
            <text:p>20100831</text:p>
          </table:table-cell>
          <table:table-cell table:formula="of:=YEAR([.H244])" office:value-type="float" office:value="2010">
            <text:p>2010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10">
            <text:p>Ago 2010</text:p>
          </table:table-cell>
          <table:table-cell table:formula="of:=DAY([.H244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100901">
            <text:p>20100901</text:p>
          </table:table-cell>
          <table:table-cell table:formula="of:=YEAR([.H245])" office:value-type="float" office:value="2010">
            <text:p>2010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9">
            <text:p>9</text:p>
          </table:table-cell>
          <table:table-cell table:formula="of:=&quot;Sep &quot; &amp; [.B245]" office:value-type="string" office:string-value="Sep 2010">
            <text:p>Sep 2010</text:p>
          </table:table-cell>
          <table:table-cell table:formula="of:=DAY([.H245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100902">
            <text:p>20100902</text:p>
          </table:table-cell>
          <table:table-cell table:formula="of:=YEAR([.H246])" office:value-type="float" office:value="2010">
            <text:p>2010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10">
            <text:p>Sep 2010</text:p>
          </table:table-cell>
          <table:table-cell table:formula="of:=DAY([.H246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100903">
            <text:p>20100903</text:p>
          </table:table-cell>
          <table:table-cell table:formula="of:=YEAR([.H247])" office:value-type="float" office:value="2010">
            <text:p>2010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10">
            <text:p>Sep 2010</text:p>
          </table:table-cell>
          <table:table-cell table:formula="of:=DAY([.H247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100904">
            <text:p>20100904</text:p>
          </table:table-cell>
          <table:table-cell table:formula="of:=YEAR([.H248])" office:value-type="float" office:value="2010">
            <text:p>2010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10">
            <text:p>Sep 2010</text:p>
          </table:table-cell>
          <table:table-cell table:formula="of:=DAY([.H248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100905">
            <text:p>20100905</text:p>
          </table:table-cell>
          <table:table-cell table:formula="of:=YEAR([.H249])" office:value-type="float" office:value="2010">
            <text:p>2010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10">
            <text:p>Sep 2010</text:p>
          </table:table-cell>
          <table:table-cell table:formula="of:=DAY([.H249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100906">
            <text:p>20100906</text:p>
          </table:table-cell>
          <table:table-cell table:formula="of:=YEAR([.H250])" office:value-type="float" office:value="2010">
            <text:p>2010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10">
            <text:p>Sep 2010</text:p>
          </table:table-cell>
          <table:table-cell table:formula="of:=DAY([.H250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100907">
            <text:p>20100907</text:p>
          </table:table-cell>
          <table:table-cell table:formula="of:=YEAR([.H251])" office:value-type="float" office:value="2010">
            <text:p>2010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10">
            <text:p>Sep 2010</text:p>
          </table:table-cell>
          <table:table-cell table:formula="of:=DAY([.H251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100908">
            <text:p>20100908</text:p>
          </table:table-cell>
          <table:table-cell table:formula="of:=YEAR([.H252])" office:value-type="float" office:value="2010">
            <text:p>2010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10">
            <text:p>Sep 2010</text:p>
          </table:table-cell>
          <table:table-cell table:formula="of:=DAY([.H252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100909">
            <text:p>20100909</text:p>
          </table:table-cell>
          <table:table-cell table:formula="of:=YEAR([.H253])" office:value-type="float" office:value="2010">
            <text:p>2010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10">
            <text:p>Sep 2010</text:p>
          </table:table-cell>
          <table:table-cell table:formula="of:=DAY([.H253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100910">
            <text:p>20100910</text:p>
          </table:table-cell>
          <table:table-cell table:formula="of:=YEAR([.H254])" office:value-type="float" office:value="2010">
            <text:p>2010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10">
            <text:p>Sep 2010</text:p>
          </table:table-cell>
          <table:table-cell table:formula="of:=DAY([.H254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100911">
            <text:p>20100911</text:p>
          </table:table-cell>
          <table:table-cell table:formula="of:=YEAR([.H255])" office:value-type="float" office:value="2010">
            <text:p>2010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10">
            <text:p>Sep 2010</text:p>
          </table:table-cell>
          <table:table-cell table:formula="of:=DAY([.H255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100912">
            <text:p>20100912</text:p>
          </table:table-cell>
          <table:table-cell table:formula="of:=YEAR([.H256])" office:value-type="float" office:value="2010">
            <text:p>2010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10">
            <text:p>Sep 2010</text:p>
          </table:table-cell>
          <table:table-cell table:formula="of:=DAY([.H256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100913">
            <text:p>20100913</text:p>
          </table:table-cell>
          <table:table-cell table:formula="of:=YEAR([.H257])" office:value-type="float" office:value="2010">
            <text:p>2010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10">
            <text:p>Sep 2010</text:p>
          </table:table-cell>
          <table:table-cell table:formula="of:=DAY([.H257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100914">
            <text:p>20100914</text:p>
          </table:table-cell>
          <table:table-cell table:formula="of:=YEAR([.H258])" office:value-type="float" office:value="2010">
            <text:p>2010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10">
            <text:p>Sep 2010</text:p>
          </table:table-cell>
          <table:table-cell table:formula="of:=DAY([.H258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100915">
            <text:p>20100915</text:p>
          </table:table-cell>
          <table:table-cell table:formula="of:=YEAR([.H259])" office:value-type="float" office:value="2010">
            <text:p>2010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10">
            <text:p>Sep 2010</text:p>
          </table:table-cell>
          <table:table-cell table:formula="of:=DAY([.H259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100916">
            <text:p>20100916</text:p>
          </table:table-cell>
          <table:table-cell table:formula="of:=YEAR([.H260])" office:value-type="float" office:value="2010">
            <text:p>2010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10">
            <text:p>Sep 2010</text:p>
          </table:table-cell>
          <table:table-cell table:formula="of:=DAY([.H260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100917">
            <text:p>20100917</text:p>
          </table:table-cell>
          <table:table-cell table:formula="of:=YEAR([.H261])" office:value-type="float" office:value="2010">
            <text:p>2010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10">
            <text:p>Sep 2010</text:p>
          </table:table-cell>
          <table:table-cell table:formula="of:=DAY([.H261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100918">
            <text:p>20100918</text:p>
          </table:table-cell>
          <table:table-cell table:formula="of:=YEAR([.H262])" office:value-type="float" office:value="2010">
            <text:p>2010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10">
            <text:p>Sep 2010</text:p>
          </table:table-cell>
          <table:table-cell table:formula="of:=DAY([.H262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100919">
            <text:p>20100919</text:p>
          </table:table-cell>
          <table:table-cell table:formula="of:=YEAR([.H263])" office:value-type="float" office:value="2010">
            <text:p>2010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10">
            <text:p>Sep 2010</text:p>
          </table:table-cell>
          <table:table-cell table:formula="of:=DAY([.H263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100920">
            <text:p>20100920</text:p>
          </table:table-cell>
          <table:table-cell table:formula="of:=YEAR([.H264])" office:value-type="float" office:value="2010">
            <text:p>2010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10">
            <text:p>Sep 2010</text:p>
          </table:table-cell>
          <table:table-cell table:formula="of:=DAY([.H264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100921">
            <text:p>20100921</text:p>
          </table:table-cell>
          <table:table-cell table:formula="of:=YEAR([.H265])" office:value-type="float" office:value="2010">
            <text:p>2010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10">
            <text:p>Sep 2010</text:p>
          </table:table-cell>
          <table:table-cell table:formula="of:=DAY([.H265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100922">
            <text:p>20100922</text:p>
          </table:table-cell>
          <table:table-cell table:formula="of:=YEAR([.H266])" office:value-type="float" office:value="2010">
            <text:p>2010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10">
            <text:p>Sep 2010</text:p>
          </table:table-cell>
          <table:table-cell table:formula="of:=DAY([.H266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100923">
            <text:p>20100923</text:p>
          </table:table-cell>
          <table:table-cell table:formula="of:=YEAR([.H267])" office:value-type="float" office:value="2010">
            <text:p>2010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10">
            <text:p>Sep 2010</text:p>
          </table:table-cell>
          <table:table-cell table:formula="of:=DAY([.H267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100924">
            <text:p>20100924</text:p>
          </table:table-cell>
          <table:table-cell table:formula="of:=YEAR([.H268])" office:value-type="float" office:value="2010">
            <text:p>2010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10">
            <text:p>Sep 2010</text:p>
          </table:table-cell>
          <table:table-cell table:formula="of:=DAY([.H268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100925">
            <text:p>20100925</text:p>
          </table:table-cell>
          <table:table-cell table:formula="of:=YEAR([.H269])" office:value-type="float" office:value="2010">
            <text:p>2010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10">
            <text:p>Sep 2010</text:p>
          </table:table-cell>
          <table:table-cell table:formula="of:=DAY([.H269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100926">
            <text:p>20100926</text:p>
          </table:table-cell>
          <table:table-cell table:formula="of:=YEAR([.H270])" office:value-type="float" office:value="2010">
            <text:p>2010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10">
            <text:p>Sep 2010</text:p>
          </table:table-cell>
          <table:table-cell table:formula="of:=DAY([.H270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100927">
            <text:p>20100927</text:p>
          </table:table-cell>
          <table:table-cell table:formula="of:=YEAR([.H271])" office:value-type="float" office:value="2010">
            <text:p>2010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10">
            <text:p>Sep 2010</text:p>
          </table:table-cell>
          <table:table-cell table:formula="of:=DAY([.H271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100928">
            <text:p>20100928</text:p>
          </table:table-cell>
          <table:table-cell table:formula="of:=YEAR([.H272])" office:value-type="float" office:value="2010">
            <text:p>2010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10">
            <text:p>Sep 2010</text:p>
          </table:table-cell>
          <table:table-cell table:formula="of:=DAY([.H272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100929">
            <text:p>20100929</text:p>
          </table:table-cell>
          <table:table-cell table:formula="of:=YEAR([.H273])" office:value-type="float" office:value="2010">
            <text:p>2010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10">
            <text:p>Sep 2010</text:p>
          </table:table-cell>
          <table:table-cell table:formula="of:=DAY([.H273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100930">
            <text:p>20100930</text:p>
          </table:table-cell>
          <table:table-cell table:formula="of:=YEAR([.H274])" office:value-type="float" office:value="2010">
            <text:p>2010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10">
            <text:p>Sep 2010</text:p>
          </table:table-cell>
          <table:table-cell table:formula="of:=DAY([.H274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101001">
            <text:p>20101001</text:p>
          </table:table-cell>
          <table:table-cell table:formula="of:=YEAR([.H275])" office:value-type="float" office:value="2010">
            <text:p>2010</text:p>
          </table:table-cell>
          <table:table-cell table:formula="of:=ROUNDUP(MONTH([.H275])/3)" office:value-type="float" office:value="4">
            <text:p>4</text:p>
          </table:table-cell>
          <table:table-cell table:formula="of:=MONTH([.H275])" office:value-type="float" office:value="10">
            <text:p>10</text:p>
          </table:table-cell>
          <table:table-cell table:formula="of:=&quot;Oct &quot; &amp; [.B275]" office:value-type="string" office:string-value="Oct 2010">
            <text:p>Oct 2010</text:p>
          </table:table-cell>
          <table:table-cell table:formula="of:=DAY([.H27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101002">
            <text:p>20101002</text:p>
          </table:table-cell>
          <table:table-cell table:formula="of:=YEAR([.H276])" office:value-type="float" office:value="2010">
            <text:p>2010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10">
            <text:p>Oct 2010</text:p>
          </table:table-cell>
          <table:table-cell table:formula="of:=DAY([.H27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101003">
            <text:p>20101003</text:p>
          </table:table-cell>
          <table:table-cell table:formula="of:=YEAR([.H277])" office:value-type="float" office:value="2010">
            <text:p>2010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10">
            <text:p>Oct 2010</text:p>
          </table:table-cell>
          <table:table-cell table:formula="of:=DAY([.H27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101004">
            <text:p>20101004</text:p>
          </table:table-cell>
          <table:table-cell table:formula="of:=YEAR([.H278])" office:value-type="float" office:value="2010">
            <text:p>2010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10">
            <text:p>Oct 2010</text:p>
          </table:table-cell>
          <table:table-cell table:formula="of:=DAY([.H27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101005">
            <text:p>20101005</text:p>
          </table:table-cell>
          <table:table-cell table:formula="of:=YEAR([.H279])" office:value-type="float" office:value="2010">
            <text:p>2010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10">
            <text:p>Oct 2010</text:p>
          </table:table-cell>
          <table:table-cell table:formula="of:=DAY([.H27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101006">
            <text:p>20101006</text:p>
          </table:table-cell>
          <table:table-cell table:formula="of:=YEAR([.H280])" office:value-type="float" office:value="2010">
            <text:p>2010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10">
            <text:p>Oct 2010</text:p>
          </table:table-cell>
          <table:table-cell table:formula="of:=DAY([.H28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101007">
            <text:p>20101007</text:p>
          </table:table-cell>
          <table:table-cell table:formula="of:=YEAR([.H281])" office:value-type="float" office:value="2010">
            <text:p>2010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10">
            <text:p>Oct 2010</text:p>
          </table:table-cell>
          <table:table-cell table:formula="of:=DAY([.H28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101008">
            <text:p>20101008</text:p>
          </table:table-cell>
          <table:table-cell table:formula="of:=YEAR([.H282])" office:value-type="float" office:value="2010">
            <text:p>2010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10">
            <text:p>Oct 2010</text:p>
          </table:table-cell>
          <table:table-cell table:formula="of:=DAY([.H28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101009">
            <text:p>20101009</text:p>
          </table:table-cell>
          <table:table-cell table:formula="of:=YEAR([.H283])" office:value-type="float" office:value="2010">
            <text:p>2010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10">
            <text:p>Oct 2010</text:p>
          </table:table-cell>
          <table:table-cell table:formula="of:=DAY([.H28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101010">
            <text:p>20101010</text:p>
          </table:table-cell>
          <table:table-cell table:formula="of:=YEAR([.H284])" office:value-type="float" office:value="2010">
            <text:p>2010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10">
            <text:p>Oct 2010</text:p>
          </table:table-cell>
          <table:table-cell table:formula="of:=DAY([.H28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101011">
            <text:p>20101011</text:p>
          </table:table-cell>
          <table:table-cell table:formula="of:=YEAR([.H285])" office:value-type="float" office:value="2010">
            <text:p>2010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10">
            <text:p>Oct 2010</text:p>
          </table:table-cell>
          <table:table-cell table:formula="of:=DAY([.H28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101012">
            <text:p>20101012</text:p>
          </table:table-cell>
          <table:table-cell table:formula="of:=YEAR([.H286])" office:value-type="float" office:value="2010">
            <text:p>2010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10">
            <text:p>Oct 2010</text:p>
          </table:table-cell>
          <table:table-cell table:formula="of:=DAY([.H28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101013">
            <text:p>20101013</text:p>
          </table:table-cell>
          <table:table-cell table:formula="of:=YEAR([.H287])" office:value-type="float" office:value="2010">
            <text:p>2010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10">
            <text:p>Oct 2010</text:p>
          </table:table-cell>
          <table:table-cell table:formula="of:=DAY([.H28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101014">
            <text:p>20101014</text:p>
          </table:table-cell>
          <table:table-cell table:formula="of:=YEAR([.H288])" office:value-type="float" office:value="2010">
            <text:p>2010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10">
            <text:p>Oct 2010</text:p>
          </table:table-cell>
          <table:table-cell table:formula="of:=DAY([.H28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101015">
            <text:p>20101015</text:p>
          </table:table-cell>
          <table:table-cell table:formula="of:=YEAR([.H289])" office:value-type="float" office:value="2010">
            <text:p>2010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10">
            <text:p>Oct 2010</text:p>
          </table:table-cell>
          <table:table-cell table:formula="of:=DAY([.H28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101016">
            <text:p>20101016</text:p>
          </table:table-cell>
          <table:table-cell table:formula="of:=YEAR([.H290])" office:value-type="float" office:value="2010">
            <text:p>2010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10">
            <text:p>Oct 2010</text:p>
          </table:table-cell>
          <table:table-cell table:formula="of:=DAY([.H29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101017">
            <text:p>20101017</text:p>
          </table:table-cell>
          <table:table-cell table:formula="of:=YEAR([.H291])" office:value-type="float" office:value="2010">
            <text:p>2010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10">
            <text:p>Oct 2010</text:p>
          </table:table-cell>
          <table:table-cell table:formula="of:=DAY([.H29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101018">
            <text:p>20101018</text:p>
          </table:table-cell>
          <table:table-cell table:formula="of:=YEAR([.H292])" office:value-type="float" office:value="2010">
            <text:p>2010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10">
            <text:p>Oct 2010</text:p>
          </table:table-cell>
          <table:table-cell table:formula="of:=DAY([.H29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101019">
            <text:p>20101019</text:p>
          </table:table-cell>
          <table:table-cell table:formula="of:=YEAR([.H293])" office:value-type="float" office:value="2010">
            <text:p>2010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10">
            <text:p>Oct 2010</text:p>
          </table:table-cell>
          <table:table-cell table:formula="of:=DAY([.H29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101020">
            <text:p>20101020</text:p>
          </table:table-cell>
          <table:table-cell table:formula="of:=YEAR([.H294])" office:value-type="float" office:value="2010">
            <text:p>2010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10">
            <text:p>Oct 2010</text:p>
          </table:table-cell>
          <table:table-cell table:formula="of:=DAY([.H29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101021">
            <text:p>20101021</text:p>
          </table:table-cell>
          <table:table-cell table:formula="of:=YEAR([.H295])" office:value-type="float" office:value="2010">
            <text:p>2010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10">
            <text:p>Oct 2010</text:p>
          </table:table-cell>
          <table:table-cell table:formula="of:=DAY([.H29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101022">
            <text:p>20101022</text:p>
          </table:table-cell>
          <table:table-cell table:formula="of:=YEAR([.H296])" office:value-type="float" office:value="2010">
            <text:p>2010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10">
            <text:p>Oct 2010</text:p>
          </table:table-cell>
          <table:table-cell table:formula="of:=DAY([.H29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101023">
            <text:p>20101023</text:p>
          </table:table-cell>
          <table:table-cell table:formula="of:=YEAR([.H297])" office:value-type="float" office:value="2010">
            <text:p>2010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10">
            <text:p>Oct 2010</text:p>
          </table:table-cell>
          <table:table-cell table:formula="of:=DAY([.H29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101024">
            <text:p>20101024</text:p>
          </table:table-cell>
          <table:table-cell table:formula="of:=YEAR([.H298])" office:value-type="float" office:value="2010">
            <text:p>2010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10">
            <text:p>Oct 2010</text:p>
          </table:table-cell>
          <table:table-cell table:formula="of:=DAY([.H29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101025">
            <text:p>20101025</text:p>
          </table:table-cell>
          <table:table-cell table:formula="of:=YEAR([.H299])" office:value-type="float" office:value="2010">
            <text:p>2010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10">
            <text:p>Oct 2010</text:p>
          </table:table-cell>
          <table:table-cell table:formula="of:=DAY([.H29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101026">
            <text:p>20101026</text:p>
          </table:table-cell>
          <table:table-cell table:formula="of:=YEAR([.H300])" office:value-type="float" office:value="2010">
            <text:p>2010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10">
            <text:p>Oct 2010</text:p>
          </table:table-cell>
          <table:table-cell table:formula="of:=DAY([.H30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101027">
            <text:p>20101027</text:p>
          </table:table-cell>
          <table:table-cell table:formula="of:=YEAR([.H301])" office:value-type="float" office:value="2010">
            <text:p>2010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10">
            <text:p>Oct 2010</text:p>
          </table:table-cell>
          <table:table-cell table:formula="of:=DAY([.H30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101028">
            <text:p>20101028</text:p>
          </table:table-cell>
          <table:table-cell table:formula="of:=YEAR([.H302])" office:value-type="float" office:value="2010">
            <text:p>2010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10">
            <text:p>Oct 2010</text:p>
          </table:table-cell>
          <table:table-cell table:formula="of:=DAY([.H30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101029">
            <text:p>20101029</text:p>
          </table:table-cell>
          <table:table-cell table:formula="of:=YEAR([.H303])" office:value-type="float" office:value="2010">
            <text:p>2010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10">
            <text:p>Oct 2010</text:p>
          </table:table-cell>
          <table:table-cell table:formula="of:=DAY([.H30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101030">
            <text:p>20101030</text:p>
          </table:table-cell>
          <table:table-cell table:formula="of:=YEAR([.H304])" office:value-type="float" office:value="2010">
            <text:p>2010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10">
            <text:p>Oct 2010</text:p>
          </table:table-cell>
          <table:table-cell table:formula="of:=DAY([.H30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101031">
            <text:p>20101031</text:p>
          </table:table-cell>
          <table:table-cell table:formula="of:=YEAR([.H305])" office:value-type="float" office:value="2010">
            <text:p>2010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10">
            <text:p>Oct 2010</text:p>
          </table:table-cell>
          <table:table-cell table:formula="of:=DAY([.H30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101101">
            <text:p>20101101</text:p>
          </table:table-cell>
          <table:table-cell table:formula="of:=YEAR([.H306])" office:value-type="float" office:value="2010">
            <text:p>2010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1">
            <text:p>11</text:p>
          </table:table-cell>
          <table:table-cell table:formula="of:=&quot;Nov &quot; &amp; [.B306]" office:value-type="string" office:string-value="Nov 2010">
            <text:p>Nov 2010</text:p>
          </table:table-cell>
          <table:table-cell table:formula="of:=DAY([.H30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101102">
            <text:p>20101102</text:p>
          </table:table-cell>
          <table:table-cell table:formula="of:=YEAR([.H307])" office:value-type="float" office:value="2010">
            <text:p>2010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10">
            <text:p>Nov 2010</text:p>
          </table:table-cell>
          <table:table-cell table:formula="of:=DAY([.H30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101103">
            <text:p>20101103</text:p>
          </table:table-cell>
          <table:table-cell table:formula="of:=YEAR([.H308])" office:value-type="float" office:value="2010">
            <text:p>2010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10">
            <text:p>Nov 2010</text:p>
          </table:table-cell>
          <table:table-cell table:formula="of:=DAY([.H30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101104">
            <text:p>20101104</text:p>
          </table:table-cell>
          <table:table-cell table:formula="of:=YEAR([.H309])" office:value-type="float" office:value="2010">
            <text:p>2010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10">
            <text:p>Nov 2010</text:p>
          </table:table-cell>
          <table:table-cell table:formula="of:=DAY([.H30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101105">
            <text:p>20101105</text:p>
          </table:table-cell>
          <table:table-cell table:formula="of:=YEAR([.H310])" office:value-type="float" office:value="2010">
            <text:p>2010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10">
            <text:p>Nov 2010</text:p>
          </table:table-cell>
          <table:table-cell table:formula="of:=DAY([.H31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101106">
            <text:p>20101106</text:p>
          </table:table-cell>
          <table:table-cell table:formula="of:=YEAR([.H311])" office:value-type="float" office:value="2010">
            <text:p>2010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10">
            <text:p>Nov 2010</text:p>
          </table:table-cell>
          <table:table-cell table:formula="of:=DAY([.H31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101107">
            <text:p>20101107</text:p>
          </table:table-cell>
          <table:table-cell table:formula="of:=YEAR([.H312])" office:value-type="float" office:value="2010">
            <text:p>2010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10">
            <text:p>Nov 2010</text:p>
          </table:table-cell>
          <table:table-cell table:formula="of:=DAY([.H31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101108">
            <text:p>20101108</text:p>
          </table:table-cell>
          <table:table-cell table:formula="of:=YEAR([.H313])" office:value-type="float" office:value="2010">
            <text:p>2010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10">
            <text:p>Nov 2010</text:p>
          </table:table-cell>
          <table:table-cell table:formula="of:=DAY([.H31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101109">
            <text:p>20101109</text:p>
          </table:table-cell>
          <table:table-cell table:formula="of:=YEAR([.H314])" office:value-type="float" office:value="2010">
            <text:p>2010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10">
            <text:p>Nov 2010</text:p>
          </table:table-cell>
          <table:table-cell table:formula="of:=DAY([.H31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101110">
            <text:p>20101110</text:p>
          </table:table-cell>
          <table:table-cell table:formula="of:=YEAR([.H315])" office:value-type="float" office:value="2010">
            <text:p>2010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10">
            <text:p>Nov 2010</text:p>
          </table:table-cell>
          <table:table-cell table:formula="of:=DAY([.H31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101111">
            <text:p>20101111</text:p>
          </table:table-cell>
          <table:table-cell table:formula="of:=YEAR([.H316])" office:value-type="float" office:value="2010">
            <text:p>2010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10">
            <text:p>Nov 2010</text:p>
          </table:table-cell>
          <table:table-cell table:formula="of:=DAY([.H31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101112">
            <text:p>20101112</text:p>
          </table:table-cell>
          <table:table-cell table:formula="of:=YEAR([.H317])" office:value-type="float" office:value="2010">
            <text:p>2010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10">
            <text:p>Nov 2010</text:p>
          </table:table-cell>
          <table:table-cell table:formula="of:=DAY([.H31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101113">
            <text:p>20101113</text:p>
          </table:table-cell>
          <table:table-cell table:formula="of:=YEAR([.H318])" office:value-type="float" office:value="2010">
            <text:p>2010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10">
            <text:p>Nov 2010</text:p>
          </table:table-cell>
          <table:table-cell table:formula="of:=DAY([.H31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101114">
            <text:p>20101114</text:p>
          </table:table-cell>
          <table:table-cell table:formula="of:=YEAR([.H319])" office:value-type="float" office:value="2010">
            <text:p>2010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10">
            <text:p>Nov 2010</text:p>
          </table:table-cell>
          <table:table-cell table:formula="of:=DAY([.H31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101115">
            <text:p>20101115</text:p>
          </table:table-cell>
          <table:table-cell table:formula="of:=YEAR([.H320])" office:value-type="float" office:value="2010">
            <text:p>2010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10">
            <text:p>Nov 2010</text:p>
          </table:table-cell>
          <table:table-cell table:formula="of:=DAY([.H32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101116">
            <text:p>20101116</text:p>
          </table:table-cell>
          <table:table-cell table:formula="of:=YEAR([.H321])" office:value-type="float" office:value="2010">
            <text:p>2010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10">
            <text:p>Nov 2010</text:p>
          </table:table-cell>
          <table:table-cell table:formula="of:=DAY([.H32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101117">
            <text:p>20101117</text:p>
          </table:table-cell>
          <table:table-cell table:formula="of:=YEAR([.H322])" office:value-type="float" office:value="2010">
            <text:p>2010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10">
            <text:p>Nov 2010</text:p>
          </table:table-cell>
          <table:table-cell table:formula="of:=DAY([.H32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101118">
            <text:p>20101118</text:p>
          </table:table-cell>
          <table:table-cell table:formula="of:=YEAR([.H323])" office:value-type="float" office:value="2010">
            <text:p>2010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10">
            <text:p>Nov 2010</text:p>
          </table:table-cell>
          <table:table-cell table:formula="of:=DAY([.H32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101119">
            <text:p>20101119</text:p>
          </table:table-cell>
          <table:table-cell table:formula="of:=YEAR([.H324])" office:value-type="float" office:value="2010">
            <text:p>2010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10">
            <text:p>Nov 2010</text:p>
          </table:table-cell>
          <table:table-cell table:formula="of:=DAY([.H32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101120">
            <text:p>20101120</text:p>
          </table:table-cell>
          <table:table-cell table:formula="of:=YEAR([.H325])" office:value-type="float" office:value="2010">
            <text:p>2010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10">
            <text:p>Nov 2010</text:p>
          </table:table-cell>
          <table:table-cell table:formula="of:=DAY([.H32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101121">
            <text:p>20101121</text:p>
          </table:table-cell>
          <table:table-cell table:formula="of:=YEAR([.H326])" office:value-type="float" office:value="2010">
            <text:p>2010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10">
            <text:p>Nov 2010</text:p>
          </table:table-cell>
          <table:table-cell table:formula="of:=DAY([.H32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101122">
            <text:p>20101122</text:p>
          </table:table-cell>
          <table:table-cell table:formula="of:=YEAR([.H327])" office:value-type="float" office:value="2010">
            <text:p>2010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10">
            <text:p>Nov 2010</text:p>
          </table:table-cell>
          <table:table-cell table:formula="of:=DAY([.H32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101123">
            <text:p>20101123</text:p>
          </table:table-cell>
          <table:table-cell table:formula="of:=YEAR([.H328])" office:value-type="float" office:value="2010">
            <text:p>2010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10">
            <text:p>Nov 2010</text:p>
          </table:table-cell>
          <table:table-cell table:formula="of:=DAY([.H32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101124">
            <text:p>20101124</text:p>
          </table:table-cell>
          <table:table-cell table:formula="of:=YEAR([.H329])" office:value-type="float" office:value="2010">
            <text:p>2010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10">
            <text:p>Nov 2010</text:p>
          </table:table-cell>
          <table:table-cell table:formula="of:=DAY([.H32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101125">
            <text:p>20101125</text:p>
          </table:table-cell>
          <table:table-cell table:formula="of:=YEAR([.H330])" office:value-type="float" office:value="2010">
            <text:p>2010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10">
            <text:p>Nov 2010</text:p>
          </table:table-cell>
          <table:table-cell table:formula="of:=DAY([.H33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101126">
            <text:p>20101126</text:p>
          </table:table-cell>
          <table:table-cell table:formula="of:=YEAR([.H331])" office:value-type="float" office:value="2010">
            <text:p>2010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10">
            <text:p>Nov 2010</text:p>
          </table:table-cell>
          <table:table-cell table:formula="of:=DAY([.H33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101127">
            <text:p>20101127</text:p>
          </table:table-cell>
          <table:table-cell table:formula="of:=YEAR([.H332])" office:value-type="float" office:value="2010">
            <text:p>2010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10">
            <text:p>Nov 2010</text:p>
          </table:table-cell>
          <table:table-cell table:formula="of:=DAY([.H33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101128">
            <text:p>20101128</text:p>
          </table:table-cell>
          <table:table-cell table:formula="of:=YEAR([.H333])" office:value-type="float" office:value="2010">
            <text:p>2010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10">
            <text:p>Nov 2010</text:p>
          </table:table-cell>
          <table:table-cell table:formula="of:=DAY([.H33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101129">
            <text:p>20101129</text:p>
          </table:table-cell>
          <table:table-cell table:formula="of:=YEAR([.H334])" office:value-type="float" office:value="2010">
            <text:p>2010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10">
            <text:p>Nov 2010</text:p>
          </table:table-cell>
          <table:table-cell table:formula="of:=DAY([.H33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101130">
            <text:p>20101130</text:p>
          </table:table-cell>
          <table:table-cell table:formula="of:=YEAR([.H335])" office:value-type="float" office:value="2010">
            <text:p>2010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10">
            <text:p>Nov 2010</text:p>
          </table:table-cell>
          <table:table-cell table:formula="of:=DAY([.H33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101201">
            <text:p>20101201</text:p>
          </table:table-cell>
          <table:table-cell table:formula="of:=YEAR([.H336])" office:value-type="float" office:value="2010">
            <text:p>2010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2">
            <text:p>12</text:p>
          </table:table-cell>
          <table:table-cell table:formula="of:=&quot;Dic &quot; &amp; [.B336]" office:value-type="string" office:string-value="Dic 2010">
            <text:p>Dic 2010</text:p>
          </table:table-cell>
          <table:table-cell table:formula="of:=DAY([.H33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101202">
            <text:p>20101202</text:p>
          </table:table-cell>
          <table:table-cell table:formula="of:=YEAR([.H337])" office:value-type="float" office:value="2010">
            <text:p>2010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10">
            <text:p>Dic 2010</text:p>
          </table:table-cell>
          <table:table-cell table:formula="of:=DAY([.H33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101203">
            <text:p>20101203</text:p>
          </table:table-cell>
          <table:table-cell table:formula="of:=YEAR([.H338])" office:value-type="float" office:value="2010">
            <text:p>2010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10">
            <text:p>Dic 2010</text:p>
          </table:table-cell>
          <table:table-cell table:formula="of:=DAY([.H33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101204">
            <text:p>20101204</text:p>
          </table:table-cell>
          <table:table-cell table:formula="of:=YEAR([.H339])" office:value-type="float" office:value="2010">
            <text:p>2010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10">
            <text:p>Dic 2010</text:p>
          </table:table-cell>
          <table:table-cell table:formula="of:=DAY([.H33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101205">
            <text:p>20101205</text:p>
          </table:table-cell>
          <table:table-cell table:formula="of:=YEAR([.H340])" office:value-type="float" office:value="2010">
            <text:p>2010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10">
            <text:p>Dic 2010</text:p>
          </table:table-cell>
          <table:table-cell table:formula="of:=DAY([.H34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101206">
            <text:p>20101206</text:p>
          </table:table-cell>
          <table:table-cell table:formula="of:=YEAR([.H341])" office:value-type="float" office:value="2010">
            <text:p>2010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10">
            <text:p>Dic 2010</text:p>
          </table:table-cell>
          <table:table-cell table:formula="of:=DAY([.H34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101207">
            <text:p>20101207</text:p>
          </table:table-cell>
          <table:table-cell table:formula="of:=YEAR([.H342])" office:value-type="float" office:value="2010">
            <text:p>2010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10">
            <text:p>Dic 2010</text:p>
          </table:table-cell>
          <table:table-cell table:formula="of:=DAY([.H34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101208">
            <text:p>20101208</text:p>
          </table:table-cell>
          <table:table-cell table:formula="of:=YEAR([.H343])" office:value-type="float" office:value="2010">
            <text:p>2010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10">
            <text:p>Dic 2010</text:p>
          </table:table-cell>
          <table:table-cell table:formula="of:=DAY([.H34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101209">
            <text:p>20101209</text:p>
          </table:table-cell>
          <table:table-cell table:formula="of:=YEAR([.H344])" office:value-type="float" office:value="2010">
            <text:p>2010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10">
            <text:p>Dic 2010</text:p>
          </table:table-cell>
          <table:table-cell table:formula="of:=DAY([.H34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101210">
            <text:p>20101210</text:p>
          </table:table-cell>
          <table:table-cell table:formula="of:=YEAR([.H345])" office:value-type="float" office:value="2010">
            <text:p>2010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10">
            <text:p>Dic 2010</text:p>
          </table:table-cell>
          <table:table-cell table:formula="of:=DAY([.H34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101211">
            <text:p>20101211</text:p>
          </table:table-cell>
          <table:table-cell table:formula="of:=YEAR([.H346])" office:value-type="float" office:value="2010">
            <text:p>2010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10">
            <text:p>Dic 2010</text:p>
          </table:table-cell>
          <table:table-cell table:formula="of:=DAY([.H34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101212">
            <text:p>20101212</text:p>
          </table:table-cell>
          <table:table-cell table:formula="of:=YEAR([.H347])" office:value-type="float" office:value="2010">
            <text:p>2010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10">
            <text:p>Dic 2010</text:p>
          </table:table-cell>
          <table:table-cell table:formula="of:=DAY([.H34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101213">
            <text:p>20101213</text:p>
          </table:table-cell>
          <table:table-cell table:formula="of:=YEAR([.H348])" office:value-type="float" office:value="2010">
            <text:p>2010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10">
            <text:p>Dic 2010</text:p>
          </table:table-cell>
          <table:table-cell table:formula="of:=DAY([.H34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101214">
            <text:p>20101214</text:p>
          </table:table-cell>
          <table:table-cell table:formula="of:=YEAR([.H349])" office:value-type="float" office:value="2010">
            <text:p>2010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10">
            <text:p>Dic 2010</text:p>
          </table:table-cell>
          <table:table-cell table:formula="of:=DAY([.H34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101215">
            <text:p>20101215</text:p>
          </table:table-cell>
          <table:table-cell table:formula="of:=YEAR([.H350])" office:value-type="float" office:value="2010">
            <text:p>2010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10">
            <text:p>Dic 2010</text:p>
          </table:table-cell>
          <table:table-cell table:formula="of:=DAY([.H35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101216">
            <text:p>20101216</text:p>
          </table:table-cell>
          <table:table-cell table:formula="of:=YEAR([.H351])" office:value-type="float" office:value="2010">
            <text:p>2010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10">
            <text:p>Dic 2010</text:p>
          </table:table-cell>
          <table:table-cell table:formula="of:=DAY([.H35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101217">
            <text:p>20101217</text:p>
          </table:table-cell>
          <table:table-cell table:formula="of:=YEAR([.H352])" office:value-type="float" office:value="2010">
            <text:p>2010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10">
            <text:p>Dic 2010</text:p>
          </table:table-cell>
          <table:table-cell table:formula="of:=DAY([.H35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101218">
            <text:p>20101218</text:p>
          </table:table-cell>
          <table:table-cell table:formula="of:=YEAR([.H353])" office:value-type="float" office:value="2010">
            <text:p>2010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10">
            <text:p>Dic 2010</text:p>
          </table:table-cell>
          <table:table-cell table:formula="of:=DAY([.H35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101219">
            <text:p>20101219</text:p>
          </table:table-cell>
          <table:table-cell table:formula="of:=YEAR([.H354])" office:value-type="float" office:value="2010">
            <text:p>2010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10">
            <text:p>Dic 2010</text:p>
          </table:table-cell>
          <table:table-cell table:formula="of:=DAY([.H35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101220">
            <text:p>20101220</text:p>
          </table:table-cell>
          <table:table-cell table:formula="of:=YEAR([.H355])" office:value-type="float" office:value="2010">
            <text:p>2010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10">
            <text:p>Dic 2010</text:p>
          </table:table-cell>
          <table:table-cell table:formula="of:=DAY([.H35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101221">
            <text:p>20101221</text:p>
          </table:table-cell>
          <table:table-cell table:formula="of:=YEAR([.H356])" office:value-type="float" office:value="2010">
            <text:p>2010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10">
            <text:p>Dic 2010</text:p>
          </table:table-cell>
          <table:table-cell table:formula="of:=DAY([.H35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101222">
            <text:p>20101222</text:p>
          </table:table-cell>
          <table:table-cell table:formula="of:=YEAR([.H357])" office:value-type="float" office:value="2010">
            <text:p>2010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10">
            <text:p>Dic 2010</text:p>
          </table:table-cell>
          <table:table-cell table:formula="of:=DAY([.H35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101223">
            <text:p>20101223</text:p>
          </table:table-cell>
          <table:table-cell table:formula="of:=YEAR([.H358])" office:value-type="float" office:value="2010">
            <text:p>2010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10">
            <text:p>Dic 2010</text:p>
          </table:table-cell>
          <table:table-cell table:formula="of:=DAY([.H35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101224">
            <text:p>20101224</text:p>
          </table:table-cell>
          <table:table-cell table:formula="of:=YEAR([.H359])" office:value-type="float" office:value="2010">
            <text:p>2010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10">
            <text:p>Dic 2010</text:p>
          </table:table-cell>
          <table:table-cell table:formula="of:=DAY([.H35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101225">
            <text:p>20101225</text:p>
          </table:table-cell>
          <table:table-cell table:formula="of:=YEAR([.H360])" office:value-type="float" office:value="2010">
            <text:p>2010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10">
            <text:p>Dic 2010</text:p>
          </table:table-cell>
          <table:table-cell table:formula="of:=DAY([.H36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101226">
            <text:p>20101226</text:p>
          </table:table-cell>
          <table:table-cell table:formula="of:=YEAR([.H361])" office:value-type="float" office:value="2010">
            <text:p>2010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10">
            <text:p>Dic 2010</text:p>
          </table:table-cell>
          <table:table-cell table:formula="of:=DAY([.H36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101227">
            <text:p>20101227</text:p>
          </table:table-cell>
          <table:table-cell table:formula="of:=YEAR([.H362])" office:value-type="float" office:value="2010">
            <text:p>2010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10">
            <text:p>Dic 2010</text:p>
          </table:table-cell>
          <table:table-cell table:formula="of:=DAY([.H36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101228">
            <text:p>20101228</text:p>
          </table:table-cell>
          <table:table-cell table:formula="of:=YEAR([.H363])" office:value-type="float" office:value="2010">
            <text:p>2010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10">
            <text:p>Dic 2010</text:p>
          </table:table-cell>
          <table:table-cell table:formula="of:=DAY([.H36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101229">
            <text:p>20101229</text:p>
          </table:table-cell>
          <table:table-cell table:formula="of:=YEAR([.H364])" office:value-type="float" office:value="2010">
            <text:p>2010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10">
            <text:p>Dic 2010</text:p>
          </table:table-cell>
          <table:table-cell table:formula="of:=DAY([.H36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101230">
            <text:p>20101230</text:p>
          </table:table-cell>
          <table:table-cell table:formula="of:=YEAR([.H365])" office:value-type="float" office:value="2010">
            <text:p>2010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10">
            <text:p>Dic 2010</text:p>
          </table:table-cell>
          <table:table-cell table:formula="of:=DAY([.H36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101231">
            <text:p>20101231</text:p>
          </table:table-cell>
          <table:table-cell table:formula="of:=YEAR([.H366])" office:value-type="float" office:value="2010">
            <text:p>2010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10">
            <text:p>Dic 2010</text:p>
          </table:table-cell>
          <table:table-cell table:formula="of:=DAY([.H36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110101">
            <text:p>20110101</text:p>
          </table:table-cell>
          <table:table-cell table:formula="of:=YEAR([.H367])" office:value-type="float" office:value="2011">
            <text:p>2011</text:p>
          </table:table-cell>
          <table:table-cell table:formula="of:=ROUNDUP(MONTH([.H367])/3)" office:value-type="float" office:value="1">
            <text:p>1</text:p>
          </table:table-cell>
          <table:table-cell table:formula="of:=MONTH([.H367])" office:value-type="float" office:value="1">
            <text:p>1</text:p>
          </table:table-cell>
          <table:table-cell table:formula="of:=&quot;Ene &quot; &amp; [.B367]" office:value-type="string" office:string-value="Ene 2011">
            <text:p>Ene 2011</text:p>
          </table:table-cell>
          <table:table-cell table:formula="of:=DAY([.H36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01-01">
            <text:p>01/01/11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110102">
            <text:p>20110102</text:p>
          </table:table-cell>
          <table:table-cell table:formula="of:=YEAR([.H368])" office:value-type="float" office:value="2011">
            <text:p>2011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11">
            <text:p>Ene 2011</text:p>
          </table:table-cell>
          <table:table-cell table:formula="of:=DAY([.H36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01-02">
            <text:p>01/02/11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110103">
            <text:p>20110103</text:p>
          </table:table-cell>
          <table:table-cell table:formula="of:=YEAR([.H369])" office:value-type="float" office:value="2011">
            <text:p>2011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11">
            <text:p>Ene 2011</text:p>
          </table:table-cell>
          <table:table-cell table:formula="of:=DAY([.H36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01-03">
            <text:p>01/03/11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110104">
            <text:p>20110104</text:p>
          </table:table-cell>
          <table:table-cell table:formula="of:=YEAR([.H370])" office:value-type="float" office:value="2011">
            <text:p>2011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11">
            <text:p>Ene 2011</text:p>
          </table:table-cell>
          <table:table-cell table:formula="of:=DAY([.H37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01-04">
            <text:p>01/04/11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110105">
            <text:p>20110105</text:p>
          </table:table-cell>
          <table:table-cell table:formula="of:=YEAR([.H371])" office:value-type="float" office:value="2011">
            <text:p>2011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11">
            <text:p>Ene 2011</text:p>
          </table:table-cell>
          <table:table-cell table:formula="of:=DAY([.H37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01-05">
            <text:p>01/05/11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110106">
            <text:p>20110106</text:p>
          </table:table-cell>
          <table:table-cell table:formula="of:=YEAR([.H372])" office:value-type="float" office:value="2011">
            <text:p>2011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11">
            <text:p>Ene 2011</text:p>
          </table:table-cell>
          <table:table-cell table:formula="of:=DAY([.H37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01-06">
            <text:p>01/06/11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110107">
            <text:p>20110107</text:p>
          </table:table-cell>
          <table:table-cell table:formula="of:=YEAR([.H373])" office:value-type="float" office:value="2011">
            <text:p>2011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11">
            <text:p>Ene 2011</text:p>
          </table:table-cell>
          <table:table-cell table:formula="of:=DAY([.H37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01-07">
            <text:p>01/07/11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110108">
            <text:p>20110108</text:p>
          </table:table-cell>
          <table:table-cell table:formula="of:=YEAR([.H374])" office:value-type="float" office:value="2011">
            <text:p>2011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11">
            <text:p>Ene 2011</text:p>
          </table:table-cell>
          <table:table-cell table:formula="of:=DAY([.H37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01-08">
            <text:p>01/08/11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110109">
            <text:p>20110109</text:p>
          </table:table-cell>
          <table:table-cell table:formula="of:=YEAR([.H375])" office:value-type="float" office:value="2011">
            <text:p>2011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11">
            <text:p>Ene 2011</text:p>
          </table:table-cell>
          <table:table-cell table:formula="of:=DAY([.H37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01-09">
            <text:p>01/09/11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110110">
            <text:p>20110110</text:p>
          </table:table-cell>
          <table:table-cell table:formula="of:=YEAR([.H376])" office:value-type="float" office:value="2011">
            <text:p>2011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11">
            <text:p>Ene 2011</text:p>
          </table:table-cell>
          <table:table-cell table:formula="of:=DAY([.H37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01-10">
            <text:p>01/10/11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110111">
            <text:p>20110111</text:p>
          </table:table-cell>
          <table:table-cell table:formula="of:=YEAR([.H377])" office:value-type="float" office:value="2011">
            <text:p>2011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11">
            <text:p>Ene 2011</text:p>
          </table:table-cell>
          <table:table-cell table:formula="of:=DAY([.H37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01-11">
            <text:p>01/11/11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110112">
            <text:p>20110112</text:p>
          </table:table-cell>
          <table:table-cell table:formula="of:=YEAR([.H378])" office:value-type="float" office:value="2011">
            <text:p>2011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11">
            <text:p>Ene 2011</text:p>
          </table:table-cell>
          <table:table-cell table:formula="of:=DAY([.H37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01-12">
            <text:p>01/12/11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110113">
            <text:p>20110113</text:p>
          </table:table-cell>
          <table:table-cell table:formula="of:=YEAR([.H379])" office:value-type="float" office:value="2011">
            <text:p>2011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11">
            <text:p>Ene 2011</text:p>
          </table:table-cell>
          <table:table-cell table:formula="of:=DAY([.H37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01-13">
            <text:p>01/13/11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110114">
            <text:p>20110114</text:p>
          </table:table-cell>
          <table:table-cell table:formula="of:=YEAR([.H380])" office:value-type="float" office:value="2011">
            <text:p>2011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11">
            <text:p>Ene 2011</text:p>
          </table:table-cell>
          <table:table-cell table:formula="of:=DAY([.H38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01-14">
            <text:p>01/14/11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110115">
            <text:p>20110115</text:p>
          </table:table-cell>
          <table:table-cell table:formula="of:=YEAR([.H381])" office:value-type="float" office:value="2011">
            <text:p>2011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11">
            <text:p>Ene 2011</text:p>
          </table:table-cell>
          <table:table-cell table:formula="of:=DAY([.H38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01-15">
            <text:p>01/15/11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110116">
            <text:p>20110116</text:p>
          </table:table-cell>
          <table:table-cell table:formula="of:=YEAR([.H382])" office:value-type="float" office:value="2011">
            <text:p>2011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11">
            <text:p>Ene 2011</text:p>
          </table:table-cell>
          <table:table-cell table:formula="of:=DAY([.H38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01-16">
            <text:p>01/16/11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110117">
            <text:p>20110117</text:p>
          </table:table-cell>
          <table:table-cell table:formula="of:=YEAR([.H383])" office:value-type="float" office:value="2011">
            <text:p>2011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11">
            <text:p>Ene 2011</text:p>
          </table:table-cell>
          <table:table-cell table:formula="of:=DAY([.H38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01-17">
            <text:p>01/17/11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110118">
            <text:p>20110118</text:p>
          </table:table-cell>
          <table:table-cell table:formula="of:=YEAR([.H384])" office:value-type="float" office:value="2011">
            <text:p>2011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11">
            <text:p>Ene 2011</text:p>
          </table:table-cell>
          <table:table-cell table:formula="of:=DAY([.H38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01-18">
            <text:p>01/18/11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110119">
            <text:p>20110119</text:p>
          </table:table-cell>
          <table:table-cell table:formula="of:=YEAR([.H385])" office:value-type="float" office:value="2011">
            <text:p>2011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11">
            <text:p>Ene 2011</text:p>
          </table:table-cell>
          <table:table-cell table:formula="of:=DAY([.H38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01-19">
            <text:p>01/19/11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110120">
            <text:p>20110120</text:p>
          </table:table-cell>
          <table:table-cell table:formula="of:=YEAR([.H386])" office:value-type="float" office:value="2011">
            <text:p>2011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11">
            <text:p>Ene 2011</text:p>
          </table:table-cell>
          <table:table-cell table:formula="of:=DAY([.H38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01-20">
            <text:p>01/20/11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110121">
            <text:p>20110121</text:p>
          </table:table-cell>
          <table:table-cell table:formula="of:=YEAR([.H387])" office:value-type="float" office:value="2011">
            <text:p>2011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11">
            <text:p>Ene 2011</text:p>
          </table:table-cell>
          <table:table-cell table:formula="of:=DAY([.H38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01-21">
            <text:p>01/21/11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110122">
            <text:p>20110122</text:p>
          </table:table-cell>
          <table:table-cell table:formula="of:=YEAR([.H388])" office:value-type="float" office:value="2011">
            <text:p>2011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11">
            <text:p>Ene 2011</text:p>
          </table:table-cell>
          <table:table-cell table:formula="of:=DAY([.H38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01-22">
            <text:p>01/22/11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110123">
            <text:p>20110123</text:p>
          </table:table-cell>
          <table:table-cell table:formula="of:=YEAR([.H389])" office:value-type="float" office:value="2011">
            <text:p>2011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11">
            <text:p>Ene 2011</text:p>
          </table:table-cell>
          <table:table-cell table:formula="of:=DAY([.H38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01-23">
            <text:p>01/23/11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110124">
            <text:p>20110124</text:p>
          </table:table-cell>
          <table:table-cell table:formula="of:=YEAR([.H390])" office:value-type="float" office:value="2011">
            <text:p>2011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11">
            <text:p>Ene 2011</text:p>
          </table:table-cell>
          <table:table-cell table:formula="of:=DAY([.H39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01-24">
            <text:p>01/24/11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110125">
            <text:p>20110125</text:p>
          </table:table-cell>
          <table:table-cell table:formula="of:=YEAR([.H391])" office:value-type="float" office:value="2011">
            <text:p>2011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11">
            <text:p>Ene 2011</text:p>
          </table:table-cell>
          <table:table-cell table:formula="of:=DAY([.H39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01-25">
            <text:p>01/25/11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110126">
            <text:p>20110126</text:p>
          </table:table-cell>
          <table:table-cell table:formula="of:=YEAR([.H392])" office:value-type="float" office:value="2011">
            <text:p>2011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11">
            <text:p>Ene 2011</text:p>
          </table:table-cell>
          <table:table-cell table:formula="of:=DAY([.H39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01-26">
            <text:p>01/26/11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110127">
            <text:p>20110127</text:p>
          </table:table-cell>
          <table:table-cell table:formula="of:=YEAR([.H393])" office:value-type="float" office:value="2011">
            <text:p>2011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11">
            <text:p>Ene 2011</text:p>
          </table:table-cell>
          <table:table-cell table:formula="of:=DAY([.H39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01-27">
            <text:p>01/27/11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110128">
            <text:p>20110128</text:p>
          </table:table-cell>
          <table:table-cell table:formula="of:=YEAR([.H394])" office:value-type="float" office:value="2011">
            <text:p>2011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11">
            <text:p>Ene 2011</text:p>
          </table:table-cell>
          <table:table-cell table:formula="of:=DAY([.H39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01-28">
            <text:p>01/28/11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110129">
            <text:p>20110129</text:p>
          </table:table-cell>
          <table:table-cell table:formula="of:=YEAR([.H395])" office:value-type="float" office:value="2011">
            <text:p>2011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11">
            <text:p>Ene 2011</text:p>
          </table:table-cell>
          <table:table-cell table:formula="of:=DAY([.H39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01-29">
            <text:p>01/29/11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110130">
            <text:p>20110130</text:p>
          </table:table-cell>
          <table:table-cell table:formula="of:=YEAR([.H396])" office:value-type="float" office:value="2011">
            <text:p>2011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11">
            <text:p>Ene 2011</text:p>
          </table:table-cell>
          <table:table-cell table:formula="of:=DAY([.H39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01-30">
            <text:p>01/30/11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110131">
            <text:p>20110131</text:p>
          </table:table-cell>
          <table:table-cell table:formula="of:=YEAR([.H397])" office:value-type="float" office:value="2011">
            <text:p>2011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11">
            <text:p>Ene 2011</text:p>
          </table:table-cell>
          <table:table-cell table:formula="of:=DAY([.H397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01-31">
            <text:p>01/31/11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110201">
            <text:p>20110201</text:p>
          </table:table-cell>
          <table:table-cell table:formula="of:=YEAR([.H398])" office:value-type="float" office:value="2011">
            <text:p>2011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2">
            <text:p>2</text:p>
          </table:table-cell>
          <table:table-cell table:formula="of:=&quot;Feb &quot; &amp; [.B398]" office:value-type="string" office:string-value="Feb 2011">
            <text:p>Feb 2011</text:p>
          </table:table-cell>
          <table:table-cell table:formula="of:=DAY([.H398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2-01">
            <text:p>02/01/11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110202">
            <text:p>20110202</text:p>
          </table:table-cell>
          <table:table-cell table:formula="of:=YEAR([.H399])" office:value-type="float" office:value="2011">
            <text:p>2011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11">
            <text:p>Feb 2011</text:p>
          </table:table-cell>
          <table:table-cell table:formula="of:=DAY([.H399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2-02">
            <text:p>02/02/11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110203">
            <text:p>20110203</text:p>
          </table:table-cell>
          <table:table-cell table:formula="of:=YEAR([.H400])" office:value-type="float" office:value="2011">
            <text:p>2011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11">
            <text:p>Feb 2011</text:p>
          </table:table-cell>
          <table:table-cell table:formula="of:=DAY([.H400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2-03">
            <text:p>02/03/11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110204">
            <text:p>20110204</text:p>
          </table:table-cell>
          <table:table-cell table:formula="of:=YEAR([.H401])" office:value-type="float" office:value="2011">
            <text:p>2011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11">
            <text:p>Feb 2011</text:p>
          </table:table-cell>
          <table:table-cell table:formula="of:=DAY([.H401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2-04">
            <text:p>02/04/11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110205">
            <text:p>20110205</text:p>
          </table:table-cell>
          <table:table-cell table:formula="of:=YEAR([.H402])" office:value-type="float" office:value="2011">
            <text:p>2011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11">
            <text:p>Feb 2011</text:p>
          </table:table-cell>
          <table:table-cell table:formula="of:=DAY([.H402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2-05">
            <text:p>02/05/11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110206">
            <text:p>20110206</text:p>
          </table:table-cell>
          <table:table-cell table:formula="of:=YEAR([.H403])" office:value-type="float" office:value="2011">
            <text:p>2011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11">
            <text:p>Feb 2011</text:p>
          </table:table-cell>
          <table:table-cell table:formula="of:=DAY([.H403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2-06">
            <text:p>02/06/11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110207">
            <text:p>20110207</text:p>
          </table:table-cell>
          <table:table-cell table:formula="of:=YEAR([.H404])" office:value-type="float" office:value="2011">
            <text:p>2011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11">
            <text:p>Feb 2011</text:p>
          </table:table-cell>
          <table:table-cell table:formula="of:=DAY([.H404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2-07">
            <text:p>02/07/11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110208">
            <text:p>20110208</text:p>
          </table:table-cell>
          <table:table-cell table:formula="of:=YEAR([.H405])" office:value-type="float" office:value="2011">
            <text:p>2011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11">
            <text:p>Feb 2011</text:p>
          </table:table-cell>
          <table:table-cell table:formula="of:=DAY([.H405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2-08">
            <text:p>02/08/11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110209">
            <text:p>20110209</text:p>
          </table:table-cell>
          <table:table-cell table:formula="of:=YEAR([.H406])" office:value-type="float" office:value="2011">
            <text:p>2011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11">
            <text:p>Feb 2011</text:p>
          </table:table-cell>
          <table:table-cell table:formula="of:=DAY([.H406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2-09">
            <text:p>02/09/11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110210">
            <text:p>20110210</text:p>
          </table:table-cell>
          <table:table-cell table:formula="of:=YEAR([.H407])" office:value-type="float" office:value="2011">
            <text:p>2011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11">
            <text:p>Feb 2011</text:p>
          </table:table-cell>
          <table:table-cell table:formula="of:=DAY([.H407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2-10">
            <text:p>02/10/11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110211">
            <text:p>20110211</text:p>
          </table:table-cell>
          <table:table-cell table:formula="of:=YEAR([.H408])" office:value-type="float" office:value="2011">
            <text:p>2011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11">
            <text:p>Feb 2011</text:p>
          </table:table-cell>
          <table:table-cell table:formula="of:=DAY([.H408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2-11">
            <text:p>02/11/11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110212">
            <text:p>20110212</text:p>
          </table:table-cell>
          <table:table-cell table:formula="of:=YEAR([.H409])" office:value-type="float" office:value="2011">
            <text:p>2011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11">
            <text:p>Feb 2011</text:p>
          </table:table-cell>
          <table:table-cell table:formula="of:=DAY([.H409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2-12">
            <text:p>02/12/11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110213">
            <text:p>20110213</text:p>
          </table:table-cell>
          <table:table-cell table:formula="of:=YEAR([.H410])" office:value-type="float" office:value="2011">
            <text:p>2011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11">
            <text:p>Feb 2011</text:p>
          </table:table-cell>
          <table:table-cell table:formula="of:=DAY([.H410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2-13">
            <text:p>02/13/11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110214">
            <text:p>20110214</text:p>
          </table:table-cell>
          <table:table-cell table:formula="of:=YEAR([.H411])" office:value-type="float" office:value="2011">
            <text:p>2011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11">
            <text:p>Feb 2011</text:p>
          </table:table-cell>
          <table:table-cell table:formula="of:=DAY([.H411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2-14">
            <text:p>02/14/11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110215">
            <text:p>20110215</text:p>
          </table:table-cell>
          <table:table-cell table:formula="of:=YEAR([.H412])" office:value-type="float" office:value="2011">
            <text:p>2011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11">
            <text:p>Feb 2011</text:p>
          </table:table-cell>
          <table:table-cell table:formula="of:=DAY([.H412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2-15">
            <text:p>02/15/11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110216">
            <text:p>20110216</text:p>
          </table:table-cell>
          <table:table-cell table:formula="of:=YEAR([.H413])" office:value-type="float" office:value="2011">
            <text:p>2011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11">
            <text:p>Feb 2011</text:p>
          </table:table-cell>
          <table:table-cell table:formula="of:=DAY([.H413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2-16">
            <text:p>02/16/11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110217">
            <text:p>20110217</text:p>
          </table:table-cell>
          <table:table-cell table:formula="of:=YEAR([.H414])" office:value-type="float" office:value="2011">
            <text:p>2011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11">
            <text:p>Feb 2011</text:p>
          </table:table-cell>
          <table:table-cell table:formula="of:=DAY([.H414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2-17">
            <text:p>02/17/11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110218">
            <text:p>20110218</text:p>
          </table:table-cell>
          <table:table-cell table:formula="of:=YEAR([.H415])" office:value-type="float" office:value="2011">
            <text:p>2011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11">
            <text:p>Feb 2011</text:p>
          </table:table-cell>
          <table:table-cell table:formula="of:=DAY([.H415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2-18">
            <text:p>02/18/11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110219">
            <text:p>20110219</text:p>
          </table:table-cell>
          <table:table-cell table:formula="of:=YEAR([.H416])" office:value-type="float" office:value="2011">
            <text:p>2011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11">
            <text:p>Feb 2011</text:p>
          </table:table-cell>
          <table:table-cell table:formula="of:=DAY([.H416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2-19">
            <text:p>02/19/11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110220">
            <text:p>20110220</text:p>
          </table:table-cell>
          <table:table-cell table:formula="of:=YEAR([.H417])" office:value-type="float" office:value="2011">
            <text:p>2011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11">
            <text:p>Feb 2011</text:p>
          </table:table-cell>
          <table:table-cell table:formula="of:=DAY([.H417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2-20">
            <text:p>02/20/11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110221">
            <text:p>20110221</text:p>
          </table:table-cell>
          <table:table-cell table:formula="of:=YEAR([.H418])" office:value-type="float" office:value="2011">
            <text:p>2011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11">
            <text:p>Feb 2011</text:p>
          </table:table-cell>
          <table:table-cell table:formula="of:=DAY([.H418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2-21">
            <text:p>02/21/11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110222">
            <text:p>20110222</text:p>
          </table:table-cell>
          <table:table-cell table:formula="of:=YEAR([.H419])" office:value-type="float" office:value="2011">
            <text:p>2011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11">
            <text:p>Feb 2011</text:p>
          </table:table-cell>
          <table:table-cell table:formula="of:=DAY([.H419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2-22">
            <text:p>02/22/11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110223">
            <text:p>20110223</text:p>
          </table:table-cell>
          <table:table-cell table:formula="of:=YEAR([.H420])" office:value-type="float" office:value="2011">
            <text:p>2011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11">
            <text:p>Feb 2011</text:p>
          </table:table-cell>
          <table:table-cell table:formula="of:=DAY([.H420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2-23">
            <text:p>02/23/11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110224">
            <text:p>20110224</text:p>
          </table:table-cell>
          <table:table-cell table:formula="of:=YEAR([.H421])" office:value-type="float" office:value="2011">
            <text:p>2011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11">
            <text:p>Feb 2011</text:p>
          </table:table-cell>
          <table:table-cell table:formula="of:=DAY([.H421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2-24">
            <text:p>02/24/11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110225">
            <text:p>20110225</text:p>
          </table:table-cell>
          <table:table-cell table:formula="of:=YEAR([.H422])" office:value-type="float" office:value="2011">
            <text:p>2011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11">
            <text:p>Feb 2011</text:p>
          </table:table-cell>
          <table:table-cell table:formula="of:=DAY([.H422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2-25">
            <text:p>02/25/11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110226">
            <text:p>20110226</text:p>
          </table:table-cell>
          <table:table-cell table:formula="of:=YEAR([.H423])" office:value-type="float" office:value="2011">
            <text:p>2011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11">
            <text:p>Feb 2011</text:p>
          </table:table-cell>
          <table:table-cell table:formula="of:=DAY([.H423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2-26">
            <text:p>02/26/11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110227">
            <text:p>20110227</text:p>
          </table:table-cell>
          <table:table-cell table:formula="of:=YEAR([.H424])" office:value-type="float" office:value="2011">
            <text:p>2011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11">
            <text:p>Feb 2011</text:p>
          </table:table-cell>
          <table:table-cell table:formula="of:=DAY([.H424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2-27">
            <text:p>02/27/11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110228">
            <text:p>20110228</text:p>
          </table:table-cell>
          <table:table-cell table:formula="of:=YEAR([.H425])" office:value-type="float" office:value="2011">
            <text:p>2011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11">
            <text:p>Feb 2011</text:p>
          </table:table-cell>
          <table:table-cell table:formula="of:=DAY([.H425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2-28">
            <text:p>02/28/11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110301">
            <text:p>20110301</text:p>
          </table:table-cell>
          <table:table-cell table:formula="of:=YEAR([.H426])" office:value-type="float" office:value="2011">
            <text:p>2011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3">
            <text:p>3</text:p>
          </table:table-cell>
          <table:table-cell table:formula="of:=&quot;Mar &quot; &amp; [.B426]" office:value-type="string" office:string-value="Mar 2011">
            <text:p>Mar 2011</text:p>
          </table:table-cell>
          <table:table-cell table:formula="of:=DAY([.H426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3-01">
            <text:p>03/01/11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110302">
            <text:p>20110302</text:p>
          </table:table-cell>
          <table:table-cell table:formula="of:=YEAR([.H427])" office:value-type="float" office:value="2011">
            <text:p>2011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11">
            <text:p>Mar 2011</text:p>
          </table:table-cell>
          <table:table-cell table:formula="of:=DAY([.H427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3-02">
            <text:p>03/02/11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110303">
            <text:p>20110303</text:p>
          </table:table-cell>
          <table:table-cell table:formula="of:=YEAR([.H428])" office:value-type="float" office:value="2011">
            <text:p>2011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11">
            <text:p>Mar 2011</text:p>
          </table:table-cell>
          <table:table-cell table:formula="of:=DAY([.H428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3-03">
            <text:p>03/03/11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110304">
            <text:p>20110304</text:p>
          </table:table-cell>
          <table:table-cell table:formula="of:=YEAR([.H429])" office:value-type="float" office:value="2011">
            <text:p>2011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11">
            <text:p>Mar 2011</text:p>
          </table:table-cell>
          <table:table-cell table:formula="of:=DAY([.H429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3-04">
            <text:p>03/04/11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110305">
            <text:p>20110305</text:p>
          </table:table-cell>
          <table:table-cell table:formula="of:=YEAR([.H430])" office:value-type="float" office:value="2011">
            <text:p>2011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11">
            <text:p>Mar 2011</text:p>
          </table:table-cell>
          <table:table-cell table:formula="of:=DAY([.H430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3-05">
            <text:p>03/05/11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110306">
            <text:p>20110306</text:p>
          </table:table-cell>
          <table:table-cell table:formula="of:=YEAR([.H431])" office:value-type="float" office:value="2011">
            <text:p>2011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11">
            <text:p>Mar 2011</text:p>
          </table:table-cell>
          <table:table-cell table:formula="of:=DAY([.H431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3-06">
            <text:p>03/06/11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110307">
            <text:p>20110307</text:p>
          </table:table-cell>
          <table:table-cell table:formula="of:=YEAR([.H432])" office:value-type="float" office:value="2011">
            <text:p>2011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11">
            <text:p>Mar 2011</text:p>
          </table:table-cell>
          <table:table-cell table:formula="of:=DAY([.H432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3-07">
            <text:p>03/07/11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110308">
            <text:p>20110308</text:p>
          </table:table-cell>
          <table:table-cell table:formula="of:=YEAR([.H433])" office:value-type="float" office:value="2011">
            <text:p>2011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11">
            <text:p>Mar 2011</text:p>
          </table:table-cell>
          <table:table-cell table:formula="of:=DAY([.H433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3-08">
            <text:p>03/08/11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110309">
            <text:p>20110309</text:p>
          </table:table-cell>
          <table:table-cell table:formula="of:=YEAR([.H434])" office:value-type="float" office:value="2011">
            <text:p>2011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11">
            <text:p>Mar 2011</text:p>
          </table:table-cell>
          <table:table-cell table:formula="of:=DAY([.H434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3-09">
            <text:p>03/09/11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110310">
            <text:p>20110310</text:p>
          </table:table-cell>
          <table:table-cell table:formula="of:=YEAR([.H435])" office:value-type="float" office:value="2011">
            <text:p>2011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11">
            <text:p>Mar 2011</text:p>
          </table:table-cell>
          <table:table-cell table:formula="of:=DAY([.H435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3-10">
            <text:p>03/10/11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110311">
            <text:p>20110311</text:p>
          </table:table-cell>
          <table:table-cell table:formula="of:=YEAR([.H436])" office:value-type="float" office:value="2011">
            <text:p>2011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11">
            <text:p>Mar 2011</text:p>
          </table:table-cell>
          <table:table-cell table:formula="of:=DAY([.H436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3-11">
            <text:p>03/11/11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110312">
            <text:p>20110312</text:p>
          </table:table-cell>
          <table:table-cell table:formula="of:=YEAR([.H437])" office:value-type="float" office:value="2011">
            <text:p>2011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11">
            <text:p>Mar 2011</text:p>
          </table:table-cell>
          <table:table-cell table:formula="of:=DAY([.H437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3-12">
            <text:p>03/12/11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110313">
            <text:p>20110313</text:p>
          </table:table-cell>
          <table:table-cell table:formula="of:=YEAR([.H438])" office:value-type="float" office:value="2011">
            <text:p>2011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11">
            <text:p>Mar 2011</text:p>
          </table:table-cell>
          <table:table-cell table:formula="of:=DAY([.H438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3-13">
            <text:p>03/13/11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110314">
            <text:p>20110314</text:p>
          </table:table-cell>
          <table:table-cell table:formula="of:=YEAR([.H439])" office:value-type="float" office:value="2011">
            <text:p>2011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11">
            <text:p>Mar 2011</text:p>
          </table:table-cell>
          <table:table-cell table:formula="of:=DAY([.H439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3-14">
            <text:p>03/14/11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110315">
            <text:p>20110315</text:p>
          </table:table-cell>
          <table:table-cell table:formula="of:=YEAR([.H440])" office:value-type="float" office:value="2011">
            <text:p>2011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11">
            <text:p>Mar 2011</text:p>
          </table:table-cell>
          <table:table-cell table:formula="of:=DAY([.H440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3-15">
            <text:p>03/15/11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110316">
            <text:p>20110316</text:p>
          </table:table-cell>
          <table:table-cell table:formula="of:=YEAR([.H441])" office:value-type="float" office:value="2011">
            <text:p>2011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11">
            <text:p>Mar 2011</text:p>
          </table:table-cell>
          <table:table-cell table:formula="of:=DAY([.H441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3-16">
            <text:p>03/16/11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110317">
            <text:p>20110317</text:p>
          </table:table-cell>
          <table:table-cell table:formula="of:=YEAR([.H442])" office:value-type="float" office:value="2011">
            <text:p>2011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11">
            <text:p>Mar 2011</text:p>
          </table:table-cell>
          <table:table-cell table:formula="of:=DAY([.H442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3-17">
            <text:p>03/17/11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110318">
            <text:p>20110318</text:p>
          </table:table-cell>
          <table:table-cell table:formula="of:=YEAR([.H443])" office:value-type="float" office:value="2011">
            <text:p>2011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11">
            <text:p>Mar 2011</text:p>
          </table:table-cell>
          <table:table-cell table:formula="of:=DAY([.H443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3-18">
            <text:p>03/18/11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110319">
            <text:p>20110319</text:p>
          </table:table-cell>
          <table:table-cell table:formula="of:=YEAR([.H444])" office:value-type="float" office:value="2011">
            <text:p>2011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11">
            <text:p>Mar 2011</text:p>
          </table:table-cell>
          <table:table-cell table:formula="of:=DAY([.H444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3-19">
            <text:p>03/19/11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110320">
            <text:p>20110320</text:p>
          </table:table-cell>
          <table:table-cell table:formula="of:=YEAR([.H445])" office:value-type="float" office:value="2011">
            <text:p>2011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11">
            <text:p>Mar 2011</text:p>
          </table:table-cell>
          <table:table-cell table:formula="of:=DAY([.H445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3-20">
            <text:p>03/20/11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110321">
            <text:p>20110321</text:p>
          </table:table-cell>
          <table:table-cell table:formula="of:=YEAR([.H446])" office:value-type="float" office:value="2011">
            <text:p>2011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11">
            <text:p>Mar 2011</text:p>
          </table:table-cell>
          <table:table-cell table:formula="of:=DAY([.H446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3-21">
            <text:p>03/21/11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110322">
            <text:p>20110322</text:p>
          </table:table-cell>
          <table:table-cell table:formula="of:=YEAR([.H447])" office:value-type="float" office:value="2011">
            <text:p>2011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11">
            <text:p>Mar 2011</text:p>
          </table:table-cell>
          <table:table-cell table:formula="of:=DAY([.H447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3-22">
            <text:p>03/22/11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110323">
            <text:p>20110323</text:p>
          </table:table-cell>
          <table:table-cell table:formula="of:=YEAR([.H448])" office:value-type="float" office:value="2011">
            <text:p>2011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11">
            <text:p>Mar 2011</text:p>
          </table:table-cell>
          <table:table-cell table:formula="of:=DAY([.H448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3-23">
            <text:p>03/23/11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110324">
            <text:p>20110324</text:p>
          </table:table-cell>
          <table:table-cell table:formula="of:=YEAR([.H449])" office:value-type="float" office:value="2011">
            <text:p>2011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11">
            <text:p>Mar 2011</text:p>
          </table:table-cell>
          <table:table-cell table:formula="of:=DAY([.H449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3-24">
            <text:p>03/24/11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110325">
            <text:p>20110325</text:p>
          </table:table-cell>
          <table:table-cell table:formula="of:=YEAR([.H450])" office:value-type="float" office:value="2011">
            <text:p>2011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11">
            <text:p>Mar 2011</text:p>
          </table:table-cell>
          <table:table-cell table:formula="of:=DAY([.H450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3-25">
            <text:p>03/25/11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110326">
            <text:p>20110326</text:p>
          </table:table-cell>
          <table:table-cell table:formula="of:=YEAR([.H451])" office:value-type="float" office:value="2011">
            <text:p>2011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11">
            <text:p>Mar 2011</text:p>
          </table:table-cell>
          <table:table-cell table:formula="of:=DAY([.H451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3-26">
            <text:p>03/26/11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110327">
            <text:p>20110327</text:p>
          </table:table-cell>
          <table:table-cell table:formula="of:=YEAR([.H452])" office:value-type="float" office:value="2011">
            <text:p>2011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11">
            <text:p>Mar 2011</text:p>
          </table:table-cell>
          <table:table-cell table:formula="of:=DAY([.H452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3-27">
            <text:p>03/27/11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110328">
            <text:p>20110328</text:p>
          </table:table-cell>
          <table:table-cell table:formula="of:=YEAR([.H453])" office:value-type="float" office:value="2011">
            <text:p>2011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11">
            <text:p>Mar 2011</text:p>
          </table:table-cell>
          <table:table-cell table:formula="of:=DAY([.H453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3-28">
            <text:p>03/28/11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110329">
            <text:p>20110329</text:p>
          </table:table-cell>
          <table:table-cell table:formula="of:=YEAR([.H454])" office:value-type="float" office:value="2011">
            <text:p>2011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11">
            <text:p>Mar 2011</text:p>
          </table:table-cell>
          <table:table-cell table:formula="of:=DAY([.H454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03-29">
            <text:p>03/29/11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110330">
            <text:p>20110330</text:p>
          </table:table-cell>
          <table:table-cell table:formula="of:=YEAR([.H455])" office:value-type="float" office:value="2011">
            <text:p>2011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11">
            <text:p>Mar 2011</text:p>
          </table:table-cell>
          <table:table-cell table:formula="of:=DAY([.H455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03-30">
            <text:p>03/30/11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110331">
            <text:p>20110331</text:p>
          </table:table-cell>
          <table:table-cell table:formula="of:=YEAR([.H456])" office:value-type="float" office:value="2011">
            <text:p>2011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11">
            <text:p>Mar 2011</text:p>
          </table:table-cell>
          <table:table-cell table:formula="of:=DAY([.H456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11-03-31">
            <text:p>03/31/11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110401">
            <text:p>20110401</text:p>
          </table:table-cell>
          <table:table-cell table:formula="of:=YEAR([.H457])" office:value-type="float" office:value="2011">
            <text:p>2011</text:p>
          </table:table-cell>
          <table:table-cell table:formula="of:=ROUNDUP(MONTH([.H457])/3)" office:value-type="float" office:value="2">
            <text:p>2</text:p>
          </table:table-cell>
          <table:table-cell table:formula="of:=MONTH([.H457])" office:value-type="float" office:value="4">
            <text:p>4</text:p>
          </table:table-cell>
          <table:table-cell table:formula="of:=&quot;Abr &quot; &amp; [.B457]" office:value-type="string" office:string-value="Abr 2011">
            <text:p>Abr 2011</text:p>
          </table:table-cell>
          <table:table-cell table:formula="of:=DAY([.H457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4-01">
            <text:p>04/01/11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110402">
            <text:p>20110402</text:p>
          </table:table-cell>
          <table:table-cell table:formula="of:=YEAR([.H458])" office:value-type="float" office:value="2011">
            <text:p>2011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11">
            <text:p>Abr 2011</text:p>
          </table:table-cell>
          <table:table-cell table:formula="of:=DAY([.H458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4-02">
            <text:p>04/02/11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110403">
            <text:p>20110403</text:p>
          </table:table-cell>
          <table:table-cell table:formula="of:=YEAR([.H459])" office:value-type="float" office:value="2011">
            <text:p>2011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11">
            <text:p>Abr 2011</text:p>
          </table:table-cell>
          <table:table-cell table:formula="of:=DAY([.H459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4-03">
            <text:p>04/03/11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110404">
            <text:p>20110404</text:p>
          </table:table-cell>
          <table:table-cell table:formula="of:=YEAR([.H460])" office:value-type="float" office:value="2011">
            <text:p>2011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11">
            <text:p>Abr 2011</text:p>
          </table:table-cell>
          <table:table-cell table:formula="of:=DAY([.H460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4-04">
            <text:p>04/04/11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110405">
            <text:p>20110405</text:p>
          </table:table-cell>
          <table:table-cell table:formula="of:=YEAR([.H461])" office:value-type="float" office:value="2011">
            <text:p>2011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11">
            <text:p>Abr 2011</text:p>
          </table:table-cell>
          <table:table-cell table:formula="of:=DAY([.H461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4-05">
            <text:p>04/05/11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110406">
            <text:p>20110406</text:p>
          </table:table-cell>
          <table:table-cell table:formula="of:=YEAR([.H462])" office:value-type="float" office:value="2011">
            <text:p>2011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11">
            <text:p>Abr 2011</text:p>
          </table:table-cell>
          <table:table-cell table:formula="of:=DAY([.H462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4-06">
            <text:p>04/06/11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110407">
            <text:p>20110407</text:p>
          </table:table-cell>
          <table:table-cell table:formula="of:=YEAR([.H463])" office:value-type="float" office:value="2011">
            <text:p>2011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11">
            <text:p>Abr 2011</text:p>
          </table:table-cell>
          <table:table-cell table:formula="of:=DAY([.H463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4-07">
            <text:p>04/07/11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110408">
            <text:p>20110408</text:p>
          </table:table-cell>
          <table:table-cell table:formula="of:=YEAR([.H464])" office:value-type="float" office:value="2011">
            <text:p>2011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11">
            <text:p>Abr 2011</text:p>
          </table:table-cell>
          <table:table-cell table:formula="of:=DAY([.H464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4-08">
            <text:p>04/08/11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110409">
            <text:p>20110409</text:p>
          </table:table-cell>
          <table:table-cell table:formula="of:=YEAR([.H465])" office:value-type="float" office:value="2011">
            <text:p>2011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11">
            <text:p>Abr 2011</text:p>
          </table:table-cell>
          <table:table-cell table:formula="of:=DAY([.H465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4-09">
            <text:p>04/09/11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110410">
            <text:p>20110410</text:p>
          </table:table-cell>
          <table:table-cell table:formula="of:=YEAR([.H466])" office:value-type="float" office:value="2011">
            <text:p>2011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11">
            <text:p>Abr 2011</text:p>
          </table:table-cell>
          <table:table-cell table:formula="of:=DAY([.H466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4-10">
            <text:p>04/10/11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110411">
            <text:p>20110411</text:p>
          </table:table-cell>
          <table:table-cell table:formula="of:=YEAR([.H467])" office:value-type="float" office:value="2011">
            <text:p>2011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11">
            <text:p>Abr 2011</text:p>
          </table:table-cell>
          <table:table-cell table:formula="of:=DAY([.H467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4-11">
            <text:p>04/11/11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110412">
            <text:p>20110412</text:p>
          </table:table-cell>
          <table:table-cell table:formula="of:=YEAR([.H468])" office:value-type="float" office:value="2011">
            <text:p>2011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11">
            <text:p>Abr 2011</text:p>
          </table:table-cell>
          <table:table-cell table:formula="of:=DAY([.H468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4-12">
            <text:p>04/12/11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110413">
            <text:p>20110413</text:p>
          </table:table-cell>
          <table:table-cell table:formula="of:=YEAR([.H469])" office:value-type="float" office:value="2011">
            <text:p>2011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11">
            <text:p>Abr 2011</text:p>
          </table:table-cell>
          <table:table-cell table:formula="of:=DAY([.H469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4-13">
            <text:p>04/13/11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110414">
            <text:p>20110414</text:p>
          </table:table-cell>
          <table:table-cell table:formula="of:=YEAR([.H470])" office:value-type="float" office:value="2011">
            <text:p>2011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11">
            <text:p>Abr 2011</text:p>
          </table:table-cell>
          <table:table-cell table:formula="of:=DAY([.H470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4-14">
            <text:p>04/14/11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110415">
            <text:p>20110415</text:p>
          </table:table-cell>
          <table:table-cell table:formula="of:=YEAR([.H471])" office:value-type="float" office:value="2011">
            <text:p>2011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11">
            <text:p>Abr 2011</text:p>
          </table:table-cell>
          <table:table-cell table:formula="of:=DAY([.H471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4-15">
            <text:p>04/15/11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110416">
            <text:p>20110416</text:p>
          </table:table-cell>
          <table:table-cell table:formula="of:=YEAR([.H472])" office:value-type="float" office:value="2011">
            <text:p>2011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11">
            <text:p>Abr 2011</text:p>
          </table:table-cell>
          <table:table-cell table:formula="of:=DAY([.H472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4-16">
            <text:p>04/16/11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110417">
            <text:p>20110417</text:p>
          </table:table-cell>
          <table:table-cell table:formula="of:=YEAR([.H473])" office:value-type="float" office:value="2011">
            <text:p>2011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11">
            <text:p>Abr 2011</text:p>
          </table:table-cell>
          <table:table-cell table:formula="of:=DAY([.H473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4-17">
            <text:p>04/17/11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110418">
            <text:p>20110418</text:p>
          </table:table-cell>
          <table:table-cell table:formula="of:=YEAR([.H474])" office:value-type="float" office:value="2011">
            <text:p>2011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11">
            <text:p>Abr 2011</text:p>
          </table:table-cell>
          <table:table-cell table:formula="of:=DAY([.H474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4-18">
            <text:p>04/18/11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110419">
            <text:p>20110419</text:p>
          </table:table-cell>
          <table:table-cell table:formula="of:=YEAR([.H475])" office:value-type="float" office:value="2011">
            <text:p>2011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11">
            <text:p>Abr 2011</text:p>
          </table:table-cell>
          <table:table-cell table:formula="of:=DAY([.H475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4-19">
            <text:p>04/19/11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110420">
            <text:p>20110420</text:p>
          </table:table-cell>
          <table:table-cell table:formula="of:=YEAR([.H476])" office:value-type="float" office:value="2011">
            <text:p>2011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11">
            <text:p>Abr 2011</text:p>
          </table:table-cell>
          <table:table-cell table:formula="of:=DAY([.H476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4-20">
            <text:p>04/20/11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110421">
            <text:p>20110421</text:p>
          </table:table-cell>
          <table:table-cell table:formula="of:=YEAR([.H477])" office:value-type="float" office:value="2011">
            <text:p>2011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11">
            <text:p>Abr 2011</text:p>
          </table:table-cell>
          <table:table-cell table:formula="of:=DAY([.H477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4-21">
            <text:p>04/21/11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110422">
            <text:p>20110422</text:p>
          </table:table-cell>
          <table:table-cell table:formula="of:=YEAR([.H478])" office:value-type="float" office:value="2011">
            <text:p>2011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11">
            <text:p>Abr 2011</text:p>
          </table:table-cell>
          <table:table-cell table:formula="of:=DAY([.H478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4-22">
            <text:p>04/22/11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110423">
            <text:p>20110423</text:p>
          </table:table-cell>
          <table:table-cell table:formula="of:=YEAR([.H479])" office:value-type="float" office:value="2011">
            <text:p>2011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11">
            <text:p>Abr 2011</text:p>
          </table:table-cell>
          <table:table-cell table:formula="of:=DAY([.H479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4-23">
            <text:p>04/23/11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110424">
            <text:p>20110424</text:p>
          </table:table-cell>
          <table:table-cell table:formula="of:=YEAR([.H480])" office:value-type="float" office:value="2011">
            <text:p>2011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11">
            <text:p>Abr 2011</text:p>
          </table:table-cell>
          <table:table-cell table:formula="of:=DAY([.H480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4-24">
            <text:p>04/24/11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110425">
            <text:p>20110425</text:p>
          </table:table-cell>
          <table:table-cell table:formula="of:=YEAR([.H481])" office:value-type="float" office:value="2011">
            <text:p>2011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11">
            <text:p>Abr 2011</text:p>
          </table:table-cell>
          <table:table-cell table:formula="of:=DAY([.H481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4-25">
            <text:p>04/25/11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110426">
            <text:p>20110426</text:p>
          </table:table-cell>
          <table:table-cell table:formula="of:=YEAR([.H482])" office:value-type="float" office:value="2011">
            <text:p>2011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11">
            <text:p>Abr 2011</text:p>
          </table:table-cell>
          <table:table-cell table:formula="of:=DAY([.H482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4-26">
            <text:p>04/26/11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110427">
            <text:p>20110427</text:p>
          </table:table-cell>
          <table:table-cell table:formula="of:=YEAR([.H483])" office:value-type="float" office:value="2011">
            <text:p>2011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11">
            <text:p>Abr 2011</text:p>
          </table:table-cell>
          <table:table-cell table:formula="of:=DAY([.H483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4-27">
            <text:p>04/27/11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110428">
            <text:p>20110428</text:p>
          </table:table-cell>
          <table:table-cell table:formula="of:=YEAR([.H484])" office:value-type="float" office:value="2011">
            <text:p>2011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11">
            <text:p>Abr 2011</text:p>
          </table:table-cell>
          <table:table-cell table:formula="of:=DAY([.H484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4-28">
            <text:p>04/28/11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110429">
            <text:p>20110429</text:p>
          </table:table-cell>
          <table:table-cell table:formula="of:=YEAR([.H485])" office:value-type="float" office:value="2011">
            <text:p>2011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11">
            <text:p>Abr 2011</text:p>
          </table:table-cell>
          <table:table-cell table:formula="of:=DAY([.H485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4-29">
            <text:p>04/29/11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110430">
            <text:p>20110430</text:p>
          </table:table-cell>
          <table:table-cell table:formula="of:=YEAR([.H486])" office:value-type="float" office:value="2011">
            <text:p>2011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11">
            <text:p>Abr 2011</text:p>
          </table:table-cell>
          <table:table-cell table:formula="of:=DAY([.H486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4-30">
            <text:p>04/30/11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110501">
            <text:p>20110501</text:p>
          </table:table-cell>
          <table:table-cell table:formula="of:=YEAR([.H487])" office:value-type="float" office:value="2011">
            <text:p>2011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5">
            <text:p>5</text:p>
          </table:table-cell>
          <table:table-cell table:formula="of:=&quot;May &quot; &amp; [.B487]" office:value-type="string" office:string-value="May 2011">
            <text:p>May 2011</text:p>
          </table:table-cell>
          <table:table-cell table:formula="of:=DAY([.H48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1-05-01">
            <text:p>05/01/11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110502">
            <text:p>20110502</text:p>
          </table:table-cell>
          <table:table-cell table:formula="of:=YEAR([.H488])" office:value-type="float" office:value="2011">
            <text:p>2011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May &quot; &amp; [.B488]" office:value-type="string" office:string-value="May 2011">
            <text:p>May 2011</text:p>
          </table:table-cell>
          <table:table-cell table:formula="of:=DAY([.H48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1-05-02">
            <text:p>05/02/11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110503">
            <text:p>20110503</text:p>
          </table:table-cell>
          <table:table-cell table:formula="of:=YEAR([.H489])" office:value-type="float" office:value="2011">
            <text:p>2011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11">
            <text:p>May 2011</text:p>
          </table:table-cell>
          <table:table-cell table:formula="of:=DAY([.H48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1-05-03">
            <text:p>05/03/11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110504">
            <text:p>20110504</text:p>
          </table:table-cell>
          <table:table-cell table:formula="of:=YEAR([.H490])" office:value-type="float" office:value="2011">
            <text:p>2011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11">
            <text:p>May 2011</text:p>
          </table:table-cell>
          <table:table-cell table:formula="of:=DAY([.H49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1-05-04">
            <text:p>05/04/11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110505">
            <text:p>20110505</text:p>
          </table:table-cell>
          <table:table-cell table:formula="of:=YEAR([.H491])" office:value-type="float" office:value="2011">
            <text:p>2011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11">
            <text:p>May 2011</text:p>
          </table:table-cell>
          <table:table-cell table:formula="of:=DAY([.H49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1-05-05">
            <text:p>05/05/11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110506">
            <text:p>20110506</text:p>
          </table:table-cell>
          <table:table-cell table:formula="of:=YEAR([.H492])" office:value-type="float" office:value="2011">
            <text:p>2011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11">
            <text:p>May 2011</text:p>
          </table:table-cell>
          <table:table-cell table:formula="of:=DAY([.H49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1-05-06">
            <text:p>05/06/11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110507">
            <text:p>20110507</text:p>
          </table:table-cell>
          <table:table-cell table:formula="of:=YEAR([.H493])" office:value-type="float" office:value="2011">
            <text:p>2011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11">
            <text:p>May 2011</text:p>
          </table:table-cell>
          <table:table-cell table:formula="of:=DAY([.H49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1-05-07">
            <text:p>05/07/11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110508">
            <text:p>20110508</text:p>
          </table:table-cell>
          <table:table-cell table:formula="of:=YEAR([.H494])" office:value-type="float" office:value="2011">
            <text:p>2011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11">
            <text:p>May 2011</text:p>
          </table:table-cell>
          <table:table-cell table:formula="of:=DAY([.H49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1-05-08">
            <text:p>05/08/11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110509">
            <text:p>20110509</text:p>
          </table:table-cell>
          <table:table-cell table:formula="of:=YEAR([.H495])" office:value-type="float" office:value="2011">
            <text:p>2011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11">
            <text:p>May 2011</text:p>
          </table:table-cell>
          <table:table-cell table:formula="of:=DAY([.H49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1-05-09">
            <text:p>05/09/11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110510">
            <text:p>20110510</text:p>
          </table:table-cell>
          <table:table-cell table:formula="of:=YEAR([.H496])" office:value-type="float" office:value="2011">
            <text:p>2011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11">
            <text:p>May 2011</text:p>
          </table:table-cell>
          <table:table-cell table:formula="of:=DAY([.H49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1-05-10">
            <text:p>05/10/11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110511">
            <text:p>20110511</text:p>
          </table:table-cell>
          <table:table-cell table:formula="of:=YEAR([.H497])" office:value-type="float" office:value="2011">
            <text:p>2011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11">
            <text:p>May 2011</text:p>
          </table:table-cell>
          <table:table-cell table:formula="of:=DAY([.H49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1-05-11">
            <text:p>05/11/11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110512">
            <text:p>20110512</text:p>
          </table:table-cell>
          <table:table-cell table:formula="of:=YEAR([.H498])" office:value-type="float" office:value="2011">
            <text:p>2011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11">
            <text:p>May 2011</text:p>
          </table:table-cell>
          <table:table-cell table:formula="of:=DAY([.H49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1-05-12">
            <text:p>05/12/11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110513">
            <text:p>20110513</text:p>
          </table:table-cell>
          <table:table-cell table:formula="of:=YEAR([.H499])" office:value-type="float" office:value="2011">
            <text:p>2011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11">
            <text:p>May 2011</text:p>
          </table:table-cell>
          <table:table-cell table:formula="of:=DAY([.H49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1-05-13">
            <text:p>05/13/11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110514">
            <text:p>20110514</text:p>
          </table:table-cell>
          <table:table-cell table:formula="of:=YEAR([.H500])" office:value-type="float" office:value="2011">
            <text:p>2011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11">
            <text:p>May 2011</text:p>
          </table:table-cell>
          <table:table-cell table:formula="of:=DAY([.H50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1-05-14">
            <text:p>05/14/11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110515">
            <text:p>20110515</text:p>
          </table:table-cell>
          <table:table-cell table:formula="of:=YEAR([.H501])" office:value-type="float" office:value="2011">
            <text:p>2011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11">
            <text:p>May 2011</text:p>
          </table:table-cell>
          <table:table-cell table:formula="of:=DAY([.H50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1-05-15">
            <text:p>05/15/11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110516">
            <text:p>20110516</text:p>
          </table:table-cell>
          <table:table-cell table:formula="of:=YEAR([.H502])" office:value-type="float" office:value="2011">
            <text:p>2011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11">
            <text:p>May 2011</text:p>
          </table:table-cell>
          <table:table-cell table:formula="of:=DAY([.H50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1-05-16">
            <text:p>05/16/11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110517">
            <text:p>20110517</text:p>
          </table:table-cell>
          <table:table-cell table:formula="of:=YEAR([.H503])" office:value-type="float" office:value="2011">
            <text:p>2011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11">
            <text:p>May 2011</text:p>
          </table:table-cell>
          <table:table-cell table:formula="of:=DAY([.H50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1-05-17">
            <text:p>05/17/11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110518">
            <text:p>20110518</text:p>
          </table:table-cell>
          <table:table-cell table:formula="of:=YEAR([.H504])" office:value-type="float" office:value="2011">
            <text:p>2011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11">
            <text:p>May 2011</text:p>
          </table:table-cell>
          <table:table-cell table:formula="of:=DAY([.H50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1-05-18">
            <text:p>05/18/11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110519">
            <text:p>20110519</text:p>
          </table:table-cell>
          <table:table-cell table:formula="of:=YEAR([.H505])" office:value-type="float" office:value="2011">
            <text:p>2011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11">
            <text:p>May 2011</text:p>
          </table:table-cell>
          <table:table-cell table:formula="of:=DAY([.H50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1-05-19">
            <text:p>05/19/11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110520">
            <text:p>20110520</text:p>
          </table:table-cell>
          <table:table-cell table:formula="of:=YEAR([.H506])" office:value-type="float" office:value="2011">
            <text:p>2011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11">
            <text:p>May 2011</text:p>
          </table:table-cell>
          <table:table-cell table:formula="of:=DAY([.H50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1-05-20">
            <text:p>05/20/11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110521">
            <text:p>20110521</text:p>
          </table:table-cell>
          <table:table-cell table:formula="of:=YEAR([.H507])" office:value-type="float" office:value="2011">
            <text:p>2011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11">
            <text:p>May 2011</text:p>
          </table:table-cell>
          <table:table-cell table:formula="of:=DAY([.H50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1-05-21">
            <text:p>05/21/11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110522">
            <text:p>20110522</text:p>
          </table:table-cell>
          <table:table-cell table:formula="of:=YEAR([.H508])" office:value-type="float" office:value="2011">
            <text:p>2011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11">
            <text:p>May 2011</text:p>
          </table:table-cell>
          <table:table-cell table:formula="of:=DAY([.H50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1-05-22">
            <text:p>05/22/11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110523">
            <text:p>20110523</text:p>
          </table:table-cell>
          <table:table-cell table:formula="of:=YEAR([.H509])" office:value-type="float" office:value="2011">
            <text:p>2011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11">
            <text:p>May 2011</text:p>
          </table:table-cell>
          <table:table-cell table:formula="of:=DAY([.H50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1-05-23">
            <text:p>05/23/11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110524">
            <text:p>20110524</text:p>
          </table:table-cell>
          <table:table-cell table:formula="of:=YEAR([.H510])" office:value-type="float" office:value="2011">
            <text:p>2011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11">
            <text:p>May 2011</text:p>
          </table:table-cell>
          <table:table-cell table:formula="of:=DAY([.H51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1-05-24">
            <text:p>05/24/11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110525">
            <text:p>20110525</text:p>
          </table:table-cell>
          <table:table-cell table:formula="of:=YEAR([.H511])" office:value-type="float" office:value="2011">
            <text:p>2011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11">
            <text:p>May 2011</text:p>
          </table:table-cell>
          <table:table-cell table:formula="of:=DAY([.H51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1-05-25">
            <text:p>05/25/11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110526">
            <text:p>20110526</text:p>
          </table:table-cell>
          <table:table-cell table:formula="of:=YEAR([.H512])" office:value-type="float" office:value="2011">
            <text:p>2011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11">
            <text:p>May 2011</text:p>
          </table:table-cell>
          <table:table-cell table:formula="of:=DAY([.H51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1-05-26">
            <text:p>05/26/11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110527">
            <text:p>20110527</text:p>
          </table:table-cell>
          <table:table-cell table:formula="of:=YEAR([.H513])" office:value-type="float" office:value="2011">
            <text:p>2011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11">
            <text:p>May 2011</text:p>
          </table:table-cell>
          <table:table-cell table:formula="of:=DAY([.H51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1-05-27">
            <text:p>05/27/11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110528">
            <text:p>20110528</text:p>
          </table:table-cell>
          <table:table-cell table:formula="of:=YEAR([.H514])" office:value-type="float" office:value="2011">
            <text:p>2011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11">
            <text:p>May 2011</text:p>
          </table:table-cell>
          <table:table-cell table:formula="of:=DAY([.H51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1-05-28">
            <text:p>05/28/11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110529">
            <text:p>20110529</text:p>
          </table:table-cell>
          <table:table-cell table:formula="of:=YEAR([.H515])" office:value-type="float" office:value="2011">
            <text:p>2011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11">
            <text:p>May 2011</text:p>
          </table:table-cell>
          <table:table-cell table:formula="of:=DAY([.H51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1-05-29">
            <text:p>05/29/11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110530">
            <text:p>20110530</text:p>
          </table:table-cell>
          <table:table-cell table:formula="of:=YEAR([.H516])" office:value-type="float" office:value="2011">
            <text:p>2011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11">
            <text:p>May 2011</text:p>
          </table:table-cell>
          <table:table-cell table:formula="of:=DAY([.H51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1-05-30">
            <text:p>05/30/11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110531">
            <text:p>20110531</text:p>
          </table:table-cell>
          <table:table-cell table:formula="of:=YEAR([.H517])" office:value-type="float" office:value="2011">
            <text:p>2011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11">
            <text:p>May 2011</text:p>
          </table:table-cell>
          <table:table-cell table:formula="of:=DAY([.H51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1-05-31">
            <text:p>05/31/11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110601">
            <text:p>20110601</text:p>
          </table:table-cell>
          <table:table-cell table:formula="of:=YEAR([.H518])" office:value-type="float" office:value="2011">
            <text:p>2011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6">
            <text:p>6</text:p>
          </table:table-cell>
          <table:table-cell table:formula="of:=&quot;Jun &quot; &amp; [.B518]" office:value-type="string" office:string-value="Jun 2011">
            <text:p>Jun 2011</text:p>
          </table:table-cell>
          <table:table-cell table:formula="of:=DAY([.H51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1-06-01">
            <text:p>06/01/11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110602">
            <text:p>20110602</text:p>
          </table:table-cell>
          <table:table-cell table:formula="of:=YEAR([.H519])" office:value-type="float" office:value="2011">
            <text:p>2011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Jun &quot; &amp; [.B519]" office:value-type="string" office:string-value="Jun 2011">
            <text:p>Jun 2011</text:p>
          </table:table-cell>
          <table:table-cell table:formula="of:=DAY([.H51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1-06-02">
            <text:p>06/02/11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110603">
            <text:p>20110603</text:p>
          </table:table-cell>
          <table:table-cell table:formula="of:=YEAR([.H520])" office:value-type="float" office:value="2011">
            <text:p>2011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11">
            <text:p>Jun 2011</text:p>
          </table:table-cell>
          <table:table-cell table:formula="of:=DAY([.H52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1-06-03">
            <text:p>06/03/11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110604">
            <text:p>20110604</text:p>
          </table:table-cell>
          <table:table-cell table:formula="of:=YEAR([.H521])" office:value-type="float" office:value="2011">
            <text:p>2011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11">
            <text:p>Jun 2011</text:p>
          </table:table-cell>
          <table:table-cell table:formula="of:=DAY([.H52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1-06-04">
            <text:p>06/04/11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110605">
            <text:p>20110605</text:p>
          </table:table-cell>
          <table:table-cell table:formula="of:=YEAR([.H522])" office:value-type="float" office:value="2011">
            <text:p>2011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11">
            <text:p>Jun 2011</text:p>
          </table:table-cell>
          <table:table-cell table:formula="of:=DAY([.H52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1-06-05">
            <text:p>06/05/11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110606">
            <text:p>20110606</text:p>
          </table:table-cell>
          <table:table-cell table:formula="of:=YEAR([.H523])" office:value-type="float" office:value="2011">
            <text:p>2011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11">
            <text:p>Jun 2011</text:p>
          </table:table-cell>
          <table:table-cell table:formula="of:=DAY([.H52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1-06-06">
            <text:p>06/06/11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110607">
            <text:p>20110607</text:p>
          </table:table-cell>
          <table:table-cell table:formula="of:=YEAR([.H524])" office:value-type="float" office:value="2011">
            <text:p>2011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11">
            <text:p>Jun 2011</text:p>
          </table:table-cell>
          <table:table-cell table:formula="of:=DAY([.H52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1-06-07">
            <text:p>06/07/11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110608">
            <text:p>20110608</text:p>
          </table:table-cell>
          <table:table-cell table:formula="of:=YEAR([.H525])" office:value-type="float" office:value="2011">
            <text:p>2011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11">
            <text:p>Jun 2011</text:p>
          </table:table-cell>
          <table:table-cell table:formula="of:=DAY([.H52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1-06-08">
            <text:p>06/08/11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110609">
            <text:p>20110609</text:p>
          </table:table-cell>
          <table:table-cell table:formula="of:=YEAR([.H526])" office:value-type="float" office:value="2011">
            <text:p>2011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11">
            <text:p>Jun 2011</text:p>
          </table:table-cell>
          <table:table-cell table:formula="of:=DAY([.H52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1-06-09">
            <text:p>06/09/11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110610">
            <text:p>20110610</text:p>
          </table:table-cell>
          <table:table-cell table:formula="of:=YEAR([.H527])" office:value-type="float" office:value="2011">
            <text:p>2011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11">
            <text:p>Jun 2011</text:p>
          </table:table-cell>
          <table:table-cell table:formula="of:=DAY([.H52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1-06-10">
            <text:p>06/10/11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110611">
            <text:p>20110611</text:p>
          </table:table-cell>
          <table:table-cell table:formula="of:=YEAR([.H528])" office:value-type="float" office:value="2011">
            <text:p>2011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11">
            <text:p>Jun 2011</text:p>
          </table:table-cell>
          <table:table-cell table:formula="of:=DAY([.H52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1-06-11">
            <text:p>06/11/11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110612">
            <text:p>20110612</text:p>
          </table:table-cell>
          <table:table-cell table:formula="of:=YEAR([.H529])" office:value-type="float" office:value="2011">
            <text:p>2011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11">
            <text:p>Jun 2011</text:p>
          </table:table-cell>
          <table:table-cell table:formula="of:=DAY([.H52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1-06-12">
            <text:p>06/12/11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110613">
            <text:p>20110613</text:p>
          </table:table-cell>
          <table:table-cell table:formula="of:=YEAR([.H530])" office:value-type="float" office:value="2011">
            <text:p>2011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11">
            <text:p>Jun 2011</text:p>
          </table:table-cell>
          <table:table-cell table:formula="of:=DAY([.H53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1-06-13">
            <text:p>06/13/11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110614">
            <text:p>20110614</text:p>
          </table:table-cell>
          <table:table-cell table:formula="of:=YEAR([.H531])" office:value-type="float" office:value="2011">
            <text:p>2011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11">
            <text:p>Jun 2011</text:p>
          </table:table-cell>
          <table:table-cell table:formula="of:=DAY([.H53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1-06-14">
            <text:p>06/14/11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110615">
            <text:p>20110615</text:p>
          </table:table-cell>
          <table:table-cell table:formula="of:=YEAR([.H532])" office:value-type="float" office:value="2011">
            <text:p>2011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11">
            <text:p>Jun 2011</text:p>
          </table:table-cell>
          <table:table-cell table:formula="of:=DAY([.H53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1-06-15">
            <text:p>06/15/11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110616">
            <text:p>20110616</text:p>
          </table:table-cell>
          <table:table-cell table:formula="of:=YEAR([.H533])" office:value-type="float" office:value="2011">
            <text:p>2011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11">
            <text:p>Jun 2011</text:p>
          </table:table-cell>
          <table:table-cell table:formula="of:=DAY([.H53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1-06-16">
            <text:p>06/16/11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110617">
            <text:p>20110617</text:p>
          </table:table-cell>
          <table:table-cell table:formula="of:=YEAR([.H534])" office:value-type="float" office:value="2011">
            <text:p>2011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11">
            <text:p>Jun 2011</text:p>
          </table:table-cell>
          <table:table-cell table:formula="of:=DAY([.H53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1-06-17">
            <text:p>06/17/11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110618">
            <text:p>20110618</text:p>
          </table:table-cell>
          <table:table-cell table:formula="of:=YEAR([.H535])" office:value-type="float" office:value="2011">
            <text:p>2011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11">
            <text:p>Jun 2011</text:p>
          </table:table-cell>
          <table:table-cell table:formula="of:=DAY([.H53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1-06-18">
            <text:p>06/18/11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110619">
            <text:p>20110619</text:p>
          </table:table-cell>
          <table:table-cell table:formula="of:=YEAR([.H536])" office:value-type="float" office:value="2011">
            <text:p>2011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11">
            <text:p>Jun 2011</text:p>
          </table:table-cell>
          <table:table-cell table:formula="of:=DAY([.H53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1-06-19">
            <text:p>06/19/11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110620">
            <text:p>20110620</text:p>
          </table:table-cell>
          <table:table-cell table:formula="of:=YEAR([.H537])" office:value-type="float" office:value="2011">
            <text:p>2011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11">
            <text:p>Jun 2011</text:p>
          </table:table-cell>
          <table:table-cell table:formula="of:=DAY([.H53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1-06-20">
            <text:p>06/20/11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110621">
            <text:p>20110621</text:p>
          </table:table-cell>
          <table:table-cell table:formula="of:=YEAR([.H538])" office:value-type="float" office:value="2011">
            <text:p>2011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11">
            <text:p>Jun 2011</text:p>
          </table:table-cell>
          <table:table-cell table:formula="of:=DAY([.H53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1-06-21">
            <text:p>06/21/11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110622">
            <text:p>20110622</text:p>
          </table:table-cell>
          <table:table-cell table:formula="of:=YEAR([.H539])" office:value-type="float" office:value="2011">
            <text:p>2011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11">
            <text:p>Jun 2011</text:p>
          </table:table-cell>
          <table:table-cell table:formula="of:=DAY([.H53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1-06-22">
            <text:p>06/22/11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110623">
            <text:p>20110623</text:p>
          </table:table-cell>
          <table:table-cell table:formula="of:=YEAR([.H540])" office:value-type="float" office:value="2011">
            <text:p>2011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11">
            <text:p>Jun 2011</text:p>
          </table:table-cell>
          <table:table-cell table:formula="of:=DAY([.H54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1-06-23">
            <text:p>06/23/11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110624">
            <text:p>20110624</text:p>
          </table:table-cell>
          <table:table-cell table:formula="of:=YEAR([.H541])" office:value-type="float" office:value="2011">
            <text:p>2011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11">
            <text:p>Jun 2011</text:p>
          </table:table-cell>
          <table:table-cell table:formula="of:=DAY([.H54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1-06-24">
            <text:p>06/24/11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110625">
            <text:p>20110625</text:p>
          </table:table-cell>
          <table:table-cell table:formula="of:=YEAR([.H542])" office:value-type="float" office:value="2011">
            <text:p>2011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11">
            <text:p>Jun 2011</text:p>
          </table:table-cell>
          <table:table-cell table:formula="of:=DAY([.H54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1-06-25">
            <text:p>06/25/11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110626">
            <text:p>20110626</text:p>
          </table:table-cell>
          <table:table-cell table:formula="of:=YEAR([.H543])" office:value-type="float" office:value="2011">
            <text:p>2011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11">
            <text:p>Jun 2011</text:p>
          </table:table-cell>
          <table:table-cell table:formula="of:=DAY([.H54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1-06-26">
            <text:p>06/26/11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110627">
            <text:p>20110627</text:p>
          </table:table-cell>
          <table:table-cell table:formula="of:=YEAR([.H544])" office:value-type="float" office:value="2011">
            <text:p>2011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11">
            <text:p>Jun 2011</text:p>
          </table:table-cell>
          <table:table-cell table:formula="of:=DAY([.H54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1-06-27">
            <text:p>06/27/11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110628">
            <text:p>20110628</text:p>
          </table:table-cell>
          <table:table-cell table:formula="of:=YEAR([.H545])" office:value-type="float" office:value="2011">
            <text:p>2011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11">
            <text:p>Jun 2011</text:p>
          </table:table-cell>
          <table:table-cell table:formula="of:=DAY([.H54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1-06-28">
            <text:p>06/28/11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110629">
            <text:p>20110629</text:p>
          </table:table-cell>
          <table:table-cell table:formula="of:=YEAR([.H546])" office:value-type="float" office:value="2011">
            <text:p>2011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11">
            <text:p>Jun 2011</text:p>
          </table:table-cell>
          <table:table-cell table:formula="of:=DAY([.H54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1-06-29">
            <text:p>06/29/11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110630">
            <text:p>20110630</text:p>
          </table:table-cell>
          <table:table-cell table:formula="of:=YEAR([.H547])" office:value-type="float" office:value="2011">
            <text:p>2011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11">
            <text:p>Jun 2011</text:p>
          </table:table-cell>
          <table:table-cell table:formula="of:=DAY([.H54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1-06-30">
            <text:p>06/30/11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110701">
            <text:p>20110701</text:p>
          </table:table-cell>
          <table:table-cell table:formula="of:=YEAR([.H548])" office:value-type="float" office:value="2011">
            <text:p>2011</text:p>
          </table:table-cell>
          <table:table-cell table:formula="of:=ROUNDUP(MONTH([.H548])/3)" office:value-type="float" office:value="3">
            <text:p>3</text:p>
          </table:table-cell>
          <table:table-cell table:formula="of:=MONTH([.H548])" office:value-type="float" office:value="7">
            <text:p>7</text:p>
          </table:table-cell>
          <table:table-cell table:formula="of:=&quot;Jul &quot; &amp; [.B548]" office:value-type="string" office:string-value="Jul 2011">
            <text:p>Jul 2011</text:p>
          </table:table-cell>
          <table:table-cell table:formula="of:=DAY([.H54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7-01">
            <text:p>07/01/11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110702">
            <text:p>20110702</text:p>
          </table:table-cell>
          <table:table-cell table:formula="of:=YEAR([.H549])" office:value-type="float" office:value="2011">
            <text:p>2011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l &quot; &amp; [.B549]" office:value-type="string" office:string-value="Jul 2011">
            <text:p>Jul 2011</text:p>
          </table:table-cell>
          <table:table-cell table:formula="of:=DAY([.H54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7-02">
            <text:p>07/02/11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110703">
            <text:p>20110703</text:p>
          </table:table-cell>
          <table:table-cell table:formula="of:=YEAR([.H550])" office:value-type="float" office:value="2011">
            <text:p>2011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11">
            <text:p>Jul 2011</text:p>
          </table:table-cell>
          <table:table-cell table:formula="of:=DAY([.H55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7-03">
            <text:p>07/03/11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110704">
            <text:p>20110704</text:p>
          </table:table-cell>
          <table:table-cell table:formula="of:=YEAR([.H551])" office:value-type="float" office:value="2011">
            <text:p>2011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11">
            <text:p>Jul 2011</text:p>
          </table:table-cell>
          <table:table-cell table:formula="of:=DAY([.H55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7-04">
            <text:p>07/04/11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110705">
            <text:p>20110705</text:p>
          </table:table-cell>
          <table:table-cell table:formula="of:=YEAR([.H552])" office:value-type="float" office:value="2011">
            <text:p>2011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11">
            <text:p>Jul 2011</text:p>
          </table:table-cell>
          <table:table-cell table:formula="of:=DAY([.H55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7-05">
            <text:p>07/05/11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110706">
            <text:p>20110706</text:p>
          </table:table-cell>
          <table:table-cell table:formula="of:=YEAR([.H553])" office:value-type="float" office:value="2011">
            <text:p>2011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11">
            <text:p>Jul 2011</text:p>
          </table:table-cell>
          <table:table-cell table:formula="of:=DAY([.H55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7-06">
            <text:p>07/06/11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110707">
            <text:p>20110707</text:p>
          </table:table-cell>
          <table:table-cell table:formula="of:=YEAR([.H554])" office:value-type="float" office:value="2011">
            <text:p>2011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11">
            <text:p>Jul 2011</text:p>
          </table:table-cell>
          <table:table-cell table:formula="of:=DAY([.H55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7-07">
            <text:p>07/07/11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110708">
            <text:p>20110708</text:p>
          </table:table-cell>
          <table:table-cell table:formula="of:=YEAR([.H555])" office:value-type="float" office:value="2011">
            <text:p>2011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11">
            <text:p>Jul 2011</text:p>
          </table:table-cell>
          <table:table-cell table:formula="of:=DAY([.H55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7-08">
            <text:p>07/08/11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110709">
            <text:p>20110709</text:p>
          </table:table-cell>
          <table:table-cell table:formula="of:=YEAR([.H556])" office:value-type="float" office:value="2011">
            <text:p>2011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11">
            <text:p>Jul 2011</text:p>
          </table:table-cell>
          <table:table-cell table:formula="of:=DAY([.H55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7-09">
            <text:p>07/09/11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110710">
            <text:p>20110710</text:p>
          </table:table-cell>
          <table:table-cell table:formula="of:=YEAR([.H557])" office:value-type="float" office:value="2011">
            <text:p>2011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11">
            <text:p>Jul 2011</text:p>
          </table:table-cell>
          <table:table-cell table:formula="of:=DAY([.H55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7-10">
            <text:p>07/10/11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110711">
            <text:p>20110711</text:p>
          </table:table-cell>
          <table:table-cell table:formula="of:=YEAR([.H558])" office:value-type="float" office:value="2011">
            <text:p>2011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11">
            <text:p>Jul 2011</text:p>
          </table:table-cell>
          <table:table-cell table:formula="of:=DAY([.H55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7-11">
            <text:p>07/11/11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110712">
            <text:p>20110712</text:p>
          </table:table-cell>
          <table:table-cell table:formula="of:=YEAR([.H559])" office:value-type="float" office:value="2011">
            <text:p>2011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11">
            <text:p>Jul 2011</text:p>
          </table:table-cell>
          <table:table-cell table:formula="of:=DAY([.H55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7-12">
            <text:p>07/12/11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110713">
            <text:p>20110713</text:p>
          </table:table-cell>
          <table:table-cell table:formula="of:=YEAR([.H560])" office:value-type="float" office:value="2011">
            <text:p>2011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11">
            <text:p>Jul 2011</text:p>
          </table:table-cell>
          <table:table-cell table:formula="of:=DAY([.H56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7-13">
            <text:p>07/13/11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110714">
            <text:p>20110714</text:p>
          </table:table-cell>
          <table:table-cell table:formula="of:=YEAR([.H561])" office:value-type="float" office:value="2011">
            <text:p>2011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11">
            <text:p>Jul 2011</text:p>
          </table:table-cell>
          <table:table-cell table:formula="of:=DAY([.H56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7-14">
            <text:p>07/14/11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110715">
            <text:p>20110715</text:p>
          </table:table-cell>
          <table:table-cell table:formula="of:=YEAR([.H562])" office:value-type="float" office:value="2011">
            <text:p>2011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11">
            <text:p>Jul 2011</text:p>
          </table:table-cell>
          <table:table-cell table:formula="of:=DAY([.H56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7-15">
            <text:p>07/15/11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110716">
            <text:p>20110716</text:p>
          </table:table-cell>
          <table:table-cell table:formula="of:=YEAR([.H563])" office:value-type="float" office:value="2011">
            <text:p>2011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11">
            <text:p>Jul 2011</text:p>
          </table:table-cell>
          <table:table-cell table:formula="of:=DAY([.H56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7-16">
            <text:p>07/16/11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110717">
            <text:p>20110717</text:p>
          </table:table-cell>
          <table:table-cell table:formula="of:=YEAR([.H564])" office:value-type="float" office:value="2011">
            <text:p>2011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11">
            <text:p>Jul 2011</text:p>
          </table:table-cell>
          <table:table-cell table:formula="of:=DAY([.H56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7-17">
            <text:p>07/17/11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110718">
            <text:p>20110718</text:p>
          </table:table-cell>
          <table:table-cell table:formula="of:=YEAR([.H565])" office:value-type="float" office:value="2011">
            <text:p>2011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11">
            <text:p>Jul 2011</text:p>
          </table:table-cell>
          <table:table-cell table:formula="of:=DAY([.H56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7-18">
            <text:p>07/18/11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110719">
            <text:p>20110719</text:p>
          </table:table-cell>
          <table:table-cell table:formula="of:=YEAR([.H566])" office:value-type="float" office:value="2011">
            <text:p>2011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11">
            <text:p>Jul 2011</text:p>
          </table:table-cell>
          <table:table-cell table:formula="of:=DAY([.H56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7-19">
            <text:p>07/19/11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110720">
            <text:p>20110720</text:p>
          </table:table-cell>
          <table:table-cell table:formula="of:=YEAR([.H567])" office:value-type="float" office:value="2011">
            <text:p>2011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11">
            <text:p>Jul 2011</text:p>
          </table:table-cell>
          <table:table-cell table:formula="of:=DAY([.H56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7-20">
            <text:p>07/20/11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110721">
            <text:p>20110721</text:p>
          </table:table-cell>
          <table:table-cell table:formula="of:=YEAR([.H568])" office:value-type="float" office:value="2011">
            <text:p>2011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11">
            <text:p>Jul 2011</text:p>
          </table:table-cell>
          <table:table-cell table:formula="of:=DAY([.H56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7-21">
            <text:p>07/21/11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110722">
            <text:p>20110722</text:p>
          </table:table-cell>
          <table:table-cell table:formula="of:=YEAR([.H569])" office:value-type="float" office:value="2011">
            <text:p>2011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11">
            <text:p>Jul 2011</text:p>
          </table:table-cell>
          <table:table-cell table:formula="of:=DAY([.H56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7-22">
            <text:p>07/22/11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110723">
            <text:p>20110723</text:p>
          </table:table-cell>
          <table:table-cell table:formula="of:=YEAR([.H570])" office:value-type="float" office:value="2011">
            <text:p>2011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11">
            <text:p>Jul 2011</text:p>
          </table:table-cell>
          <table:table-cell table:formula="of:=DAY([.H57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7-23">
            <text:p>07/23/11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110724">
            <text:p>20110724</text:p>
          </table:table-cell>
          <table:table-cell table:formula="of:=YEAR([.H571])" office:value-type="float" office:value="2011">
            <text:p>2011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11">
            <text:p>Jul 2011</text:p>
          </table:table-cell>
          <table:table-cell table:formula="of:=DAY([.H57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7-24">
            <text:p>07/24/11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110725">
            <text:p>20110725</text:p>
          </table:table-cell>
          <table:table-cell table:formula="of:=YEAR([.H572])" office:value-type="float" office:value="2011">
            <text:p>2011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11">
            <text:p>Jul 2011</text:p>
          </table:table-cell>
          <table:table-cell table:formula="of:=DAY([.H57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7-25">
            <text:p>07/25/11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110726">
            <text:p>20110726</text:p>
          </table:table-cell>
          <table:table-cell table:formula="of:=YEAR([.H573])" office:value-type="float" office:value="2011">
            <text:p>2011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11">
            <text:p>Jul 2011</text:p>
          </table:table-cell>
          <table:table-cell table:formula="of:=DAY([.H57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7-26">
            <text:p>07/26/11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110727">
            <text:p>20110727</text:p>
          </table:table-cell>
          <table:table-cell table:formula="of:=YEAR([.H574])" office:value-type="float" office:value="2011">
            <text:p>2011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11">
            <text:p>Jul 2011</text:p>
          </table:table-cell>
          <table:table-cell table:formula="of:=DAY([.H57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7-27">
            <text:p>07/27/11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110728">
            <text:p>20110728</text:p>
          </table:table-cell>
          <table:table-cell table:formula="of:=YEAR([.H575])" office:value-type="float" office:value="2011">
            <text:p>2011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11">
            <text:p>Jul 2011</text:p>
          </table:table-cell>
          <table:table-cell table:formula="of:=DAY([.H57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7-28">
            <text:p>07/28/11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110729">
            <text:p>20110729</text:p>
          </table:table-cell>
          <table:table-cell table:formula="of:=YEAR([.H576])" office:value-type="float" office:value="2011">
            <text:p>2011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11">
            <text:p>Jul 2011</text:p>
          </table:table-cell>
          <table:table-cell table:formula="of:=DAY([.H57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7-29">
            <text:p>07/29/11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110730">
            <text:p>20110730</text:p>
          </table:table-cell>
          <table:table-cell table:formula="of:=YEAR([.H577])" office:value-type="float" office:value="2011">
            <text:p>2011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11">
            <text:p>Jul 2011</text:p>
          </table:table-cell>
          <table:table-cell table:formula="of:=DAY([.H57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7-30">
            <text:p>07/30/11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110731">
            <text:p>20110731</text:p>
          </table:table-cell>
          <table:table-cell table:formula="of:=YEAR([.H578])" office:value-type="float" office:value="2011">
            <text:p>2011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11">
            <text:p>Jul 2011</text:p>
          </table:table-cell>
          <table:table-cell table:formula="of:=DAY([.H57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1-07-31">
            <text:p>07/31/11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110801">
            <text:p>20110801</text:p>
          </table:table-cell>
          <table:table-cell table:formula="of:=YEAR([.H579])" office:value-type="float" office:value="2011">
            <text:p>2011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8">
            <text:p>8</text:p>
          </table:table-cell>
          <table:table-cell table:formula="of:=&quot;Ago &quot; &amp; [.B579]" office:value-type="string" office:string-value="Ago 2011">
            <text:p>Ago 2011</text:p>
          </table:table-cell>
          <table:table-cell table:formula="of:=DAY([.H57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1-08-01">
            <text:p>08/01/11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110802">
            <text:p>20110802</text:p>
          </table:table-cell>
          <table:table-cell table:formula="of:=YEAR([.H580])" office:value-type="float" office:value="2011">
            <text:p>2011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11">
            <text:p>Ago 2011</text:p>
          </table:table-cell>
          <table:table-cell table:formula="of:=DAY([.H58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1-08-02">
            <text:p>08/02/11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110803">
            <text:p>20110803</text:p>
          </table:table-cell>
          <table:table-cell table:formula="of:=YEAR([.H581])" office:value-type="float" office:value="2011">
            <text:p>2011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11">
            <text:p>Ago 2011</text:p>
          </table:table-cell>
          <table:table-cell table:formula="of:=DAY([.H58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1-08-03">
            <text:p>08/03/11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110804">
            <text:p>20110804</text:p>
          </table:table-cell>
          <table:table-cell table:formula="of:=YEAR([.H582])" office:value-type="float" office:value="2011">
            <text:p>2011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11">
            <text:p>Ago 2011</text:p>
          </table:table-cell>
          <table:table-cell table:formula="of:=DAY([.H58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1-08-04">
            <text:p>08/04/11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110805">
            <text:p>20110805</text:p>
          </table:table-cell>
          <table:table-cell table:formula="of:=YEAR([.H583])" office:value-type="float" office:value="2011">
            <text:p>2011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11">
            <text:p>Ago 2011</text:p>
          </table:table-cell>
          <table:table-cell table:formula="of:=DAY([.H58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1-08-05">
            <text:p>08/05/11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110806">
            <text:p>20110806</text:p>
          </table:table-cell>
          <table:table-cell table:formula="of:=YEAR([.H584])" office:value-type="float" office:value="2011">
            <text:p>2011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11">
            <text:p>Ago 2011</text:p>
          </table:table-cell>
          <table:table-cell table:formula="of:=DAY([.H58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1-08-06">
            <text:p>08/06/11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110807">
            <text:p>20110807</text:p>
          </table:table-cell>
          <table:table-cell table:formula="of:=YEAR([.H585])" office:value-type="float" office:value="2011">
            <text:p>2011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11">
            <text:p>Ago 2011</text:p>
          </table:table-cell>
          <table:table-cell table:formula="of:=DAY([.H58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1-08-07">
            <text:p>08/07/11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110808">
            <text:p>20110808</text:p>
          </table:table-cell>
          <table:table-cell table:formula="of:=YEAR([.H586])" office:value-type="float" office:value="2011">
            <text:p>2011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11">
            <text:p>Ago 2011</text:p>
          </table:table-cell>
          <table:table-cell table:formula="of:=DAY([.H58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1-08-08">
            <text:p>08/08/11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110809">
            <text:p>20110809</text:p>
          </table:table-cell>
          <table:table-cell table:formula="of:=YEAR([.H587])" office:value-type="float" office:value="2011">
            <text:p>2011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11">
            <text:p>Ago 2011</text:p>
          </table:table-cell>
          <table:table-cell table:formula="of:=DAY([.H58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1-08-09">
            <text:p>08/09/11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110810">
            <text:p>20110810</text:p>
          </table:table-cell>
          <table:table-cell table:formula="of:=YEAR([.H588])" office:value-type="float" office:value="2011">
            <text:p>2011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11">
            <text:p>Ago 2011</text:p>
          </table:table-cell>
          <table:table-cell table:formula="of:=DAY([.H58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1-08-10">
            <text:p>08/10/11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110811">
            <text:p>20110811</text:p>
          </table:table-cell>
          <table:table-cell table:formula="of:=YEAR([.H589])" office:value-type="float" office:value="2011">
            <text:p>2011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11">
            <text:p>Ago 2011</text:p>
          </table:table-cell>
          <table:table-cell table:formula="of:=DAY([.H58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1-08-11">
            <text:p>08/11/11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110812">
            <text:p>20110812</text:p>
          </table:table-cell>
          <table:table-cell table:formula="of:=YEAR([.H590])" office:value-type="float" office:value="2011">
            <text:p>2011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11">
            <text:p>Ago 2011</text:p>
          </table:table-cell>
          <table:table-cell table:formula="of:=DAY([.H59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1-08-12">
            <text:p>08/12/11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110813">
            <text:p>20110813</text:p>
          </table:table-cell>
          <table:table-cell table:formula="of:=YEAR([.H591])" office:value-type="float" office:value="2011">
            <text:p>2011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11">
            <text:p>Ago 2011</text:p>
          </table:table-cell>
          <table:table-cell table:formula="of:=DAY([.H59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1-08-13">
            <text:p>08/13/11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110814">
            <text:p>20110814</text:p>
          </table:table-cell>
          <table:table-cell table:formula="of:=YEAR([.H592])" office:value-type="float" office:value="2011">
            <text:p>2011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11">
            <text:p>Ago 2011</text:p>
          </table:table-cell>
          <table:table-cell table:formula="of:=DAY([.H59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1-08-14">
            <text:p>08/14/11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110815">
            <text:p>20110815</text:p>
          </table:table-cell>
          <table:table-cell table:formula="of:=YEAR([.H593])" office:value-type="float" office:value="2011">
            <text:p>2011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11">
            <text:p>Ago 2011</text:p>
          </table:table-cell>
          <table:table-cell table:formula="of:=DAY([.H59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1-08-15">
            <text:p>08/15/11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110816">
            <text:p>20110816</text:p>
          </table:table-cell>
          <table:table-cell table:formula="of:=YEAR([.H594])" office:value-type="float" office:value="2011">
            <text:p>2011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11">
            <text:p>Ago 2011</text:p>
          </table:table-cell>
          <table:table-cell table:formula="of:=DAY([.H59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1-08-16">
            <text:p>08/16/11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110817">
            <text:p>20110817</text:p>
          </table:table-cell>
          <table:table-cell table:formula="of:=YEAR([.H595])" office:value-type="float" office:value="2011">
            <text:p>2011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11">
            <text:p>Ago 2011</text:p>
          </table:table-cell>
          <table:table-cell table:formula="of:=DAY([.H59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1-08-17">
            <text:p>08/17/11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110818">
            <text:p>20110818</text:p>
          </table:table-cell>
          <table:table-cell table:formula="of:=YEAR([.H596])" office:value-type="float" office:value="2011">
            <text:p>2011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11">
            <text:p>Ago 2011</text:p>
          </table:table-cell>
          <table:table-cell table:formula="of:=DAY([.H59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1-08-18">
            <text:p>08/18/11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110819">
            <text:p>20110819</text:p>
          </table:table-cell>
          <table:table-cell table:formula="of:=YEAR([.H597])" office:value-type="float" office:value="2011">
            <text:p>2011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11">
            <text:p>Ago 2011</text:p>
          </table:table-cell>
          <table:table-cell table:formula="of:=DAY([.H59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1-08-19">
            <text:p>08/19/11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110820">
            <text:p>20110820</text:p>
          </table:table-cell>
          <table:table-cell table:formula="of:=YEAR([.H598])" office:value-type="float" office:value="2011">
            <text:p>2011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11">
            <text:p>Ago 2011</text:p>
          </table:table-cell>
          <table:table-cell table:formula="of:=DAY([.H59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1-08-20">
            <text:p>08/20/11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110821">
            <text:p>20110821</text:p>
          </table:table-cell>
          <table:table-cell table:formula="of:=YEAR([.H599])" office:value-type="float" office:value="2011">
            <text:p>2011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11">
            <text:p>Ago 2011</text:p>
          </table:table-cell>
          <table:table-cell table:formula="of:=DAY([.H59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1-08-21">
            <text:p>08/21/11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110822">
            <text:p>20110822</text:p>
          </table:table-cell>
          <table:table-cell table:formula="of:=YEAR([.H600])" office:value-type="float" office:value="2011">
            <text:p>2011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11">
            <text:p>Ago 2011</text:p>
          </table:table-cell>
          <table:table-cell table:formula="of:=DAY([.H60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1-08-22">
            <text:p>08/22/11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110823">
            <text:p>20110823</text:p>
          </table:table-cell>
          <table:table-cell table:formula="of:=YEAR([.H601])" office:value-type="float" office:value="2011">
            <text:p>2011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11">
            <text:p>Ago 2011</text:p>
          </table:table-cell>
          <table:table-cell table:formula="of:=DAY([.H60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1-08-23">
            <text:p>08/23/11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110824">
            <text:p>20110824</text:p>
          </table:table-cell>
          <table:table-cell table:formula="of:=YEAR([.H602])" office:value-type="float" office:value="2011">
            <text:p>2011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11">
            <text:p>Ago 2011</text:p>
          </table:table-cell>
          <table:table-cell table:formula="of:=DAY([.H60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1-08-24">
            <text:p>08/24/11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110825">
            <text:p>20110825</text:p>
          </table:table-cell>
          <table:table-cell table:formula="of:=YEAR([.H603])" office:value-type="float" office:value="2011">
            <text:p>2011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11">
            <text:p>Ago 2011</text:p>
          </table:table-cell>
          <table:table-cell table:formula="of:=DAY([.H60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1-08-25">
            <text:p>08/25/11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110826">
            <text:p>20110826</text:p>
          </table:table-cell>
          <table:table-cell table:formula="of:=YEAR([.H604])" office:value-type="float" office:value="2011">
            <text:p>2011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11">
            <text:p>Ago 2011</text:p>
          </table:table-cell>
          <table:table-cell table:formula="of:=DAY([.H60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1-08-26">
            <text:p>08/26/11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110827">
            <text:p>20110827</text:p>
          </table:table-cell>
          <table:table-cell table:formula="of:=YEAR([.H605])" office:value-type="float" office:value="2011">
            <text:p>2011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11">
            <text:p>Ago 2011</text:p>
          </table:table-cell>
          <table:table-cell table:formula="of:=DAY([.H60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1-08-27">
            <text:p>08/27/11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110828">
            <text:p>20110828</text:p>
          </table:table-cell>
          <table:table-cell table:formula="of:=YEAR([.H606])" office:value-type="float" office:value="2011">
            <text:p>2011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11">
            <text:p>Ago 2011</text:p>
          </table:table-cell>
          <table:table-cell table:formula="of:=DAY([.H60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1-08-28">
            <text:p>08/28/11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110829">
            <text:p>20110829</text:p>
          </table:table-cell>
          <table:table-cell table:formula="of:=YEAR([.H607])" office:value-type="float" office:value="2011">
            <text:p>2011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11">
            <text:p>Ago 2011</text:p>
          </table:table-cell>
          <table:table-cell table:formula="of:=DAY([.H60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1-08-29">
            <text:p>08/29/11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110830">
            <text:p>20110830</text:p>
          </table:table-cell>
          <table:table-cell table:formula="of:=YEAR([.H608])" office:value-type="float" office:value="2011">
            <text:p>2011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11">
            <text:p>Ago 2011</text:p>
          </table:table-cell>
          <table:table-cell table:formula="of:=DAY([.H60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1-08-30">
            <text:p>08/30/11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110831">
            <text:p>20110831</text:p>
          </table:table-cell>
          <table:table-cell table:formula="of:=YEAR([.H609])" office:value-type="float" office:value="2011">
            <text:p>2011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11">
            <text:p>Ago 2011</text:p>
          </table:table-cell>
          <table:table-cell table:formula="of:=DAY([.H609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1-08-31">
            <text:p>08/31/11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110901">
            <text:p>20110901</text:p>
          </table:table-cell>
          <table:table-cell table:formula="of:=YEAR([.H610])" office:value-type="float" office:value="2011">
            <text:p>2011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9">
            <text:p>9</text:p>
          </table:table-cell>
          <table:table-cell table:formula="of:=&quot;Sep &quot; &amp; [.B610]" office:value-type="string" office:string-value="Sep 2011">
            <text:p>Sep 2011</text:p>
          </table:table-cell>
          <table:table-cell table:formula="of:=DAY([.H610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09-01">
            <text:p>09/01/11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110902">
            <text:p>20110902</text:p>
          </table:table-cell>
          <table:table-cell table:formula="of:=YEAR([.H611])" office:value-type="float" office:value="2011">
            <text:p>2011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11">
            <text:p>Sep 2011</text:p>
          </table:table-cell>
          <table:table-cell table:formula="of:=DAY([.H611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09-02">
            <text:p>09/02/11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110903">
            <text:p>20110903</text:p>
          </table:table-cell>
          <table:table-cell table:formula="of:=YEAR([.H612])" office:value-type="float" office:value="2011">
            <text:p>2011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11">
            <text:p>Sep 2011</text:p>
          </table:table-cell>
          <table:table-cell table:formula="of:=DAY([.H612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09-03">
            <text:p>09/03/11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110904">
            <text:p>20110904</text:p>
          </table:table-cell>
          <table:table-cell table:formula="of:=YEAR([.H613])" office:value-type="float" office:value="2011">
            <text:p>2011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11">
            <text:p>Sep 2011</text:p>
          </table:table-cell>
          <table:table-cell table:formula="of:=DAY([.H613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09-04">
            <text:p>09/04/11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110905">
            <text:p>20110905</text:p>
          </table:table-cell>
          <table:table-cell table:formula="of:=YEAR([.H614])" office:value-type="float" office:value="2011">
            <text:p>2011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11">
            <text:p>Sep 2011</text:p>
          </table:table-cell>
          <table:table-cell table:formula="of:=DAY([.H614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09-05">
            <text:p>09/05/11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110906">
            <text:p>20110906</text:p>
          </table:table-cell>
          <table:table-cell table:formula="of:=YEAR([.H615])" office:value-type="float" office:value="2011">
            <text:p>2011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11">
            <text:p>Sep 2011</text:p>
          </table:table-cell>
          <table:table-cell table:formula="of:=DAY([.H615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09-06">
            <text:p>09/06/11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110907">
            <text:p>20110907</text:p>
          </table:table-cell>
          <table:table-cell table:formula="of:=YEAR([.H616])" office:value-type="float" office:value="2011">
            <text:p>2011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11">
            <text:p>Sep 2011</text:p>
          </table:table-cell>
          <table:table-cell table:formula="of:=DAY([.H616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09-07">
            <text:p>09/07/11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110908">
            <text:p>20110908</text:p>
          </table:table-cell>
          <table:table-cell table:formula="of:=YEAR([.H617])" office:value-type="float" office:value="2011">
            <text:p>2011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11">
            <text:p>Sep 2011</text:p>
          </table:table-cell>
          <table:table-cell table:formula="of:=DAY([.H617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09-08">
            <text:p>09/08/11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110909">
            <text:p>20110909</text:p>
          </table:table-cell>
          <table:table-cell table:formula="of:=YEAR([.H618])" office:value-type="float" office:value="2011">
            <text:p>2011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11">
            <text:p>Sep 2011</text:p>
          </table:table-cell>
          <table:table-cell table:formula="of:=DAY([.H618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09-09">
            <text:p>09/09/11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110910">
            <text:p>20110910</text:p>
          </table:table-cell>
          <table:table-cell table:formula="of:=YEAR([.H619])" office:value-type="float" office:value="2011">
            <text:p>2011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11">
            <text:p>Sep 2011</text:p>
          </table:table-cell>
          <table:table-cell table:formula="of:=DAY([.H619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09-10">
            <text:p>09/10/11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110911">
            <text:p>20110911</text:p>
          </table:table-cell>
          <table:table-cell table:formula="of:=YEAR([.H620])" office:value-type="float" office:value="2011">
            <text:p>2011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11">
            <text:p>Sep 2011</text:p>
          </table:table-cell>
          <table:table-cell table:formula="of:=DAY([.H620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09-11">
            <text:p>09/11/11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110912">
            <text:p>20110912</text:p>
          </table:table-cell>
          <table:table-cell table:formula="of:=YEAR([.H621])" office:value-type="float" office:value="2011">
            <text:p>2011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11">
            <text:p>Sep 2011</text:p>
          </table:table-cell>
          <table:table-cell table:formula="of:=DAY([.H621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09-12">
            <text:p>09/12/11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110913">
            <text:p>20110913</text:p>
          </table:table-cell>
          <table:table-cell table:formula="of:=YEAR([.H622])" office:value-type="float" office:value="2011">
            <text:p>2011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11">
            <text:p>Sep 2011</text:p>
          </table:table-cell>
          <table:table-cell table:formula="of:=DAY([.H622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09-13">
            <text:p>09/13/11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110914">
            <text:p>20110914</text:p>
          </table:table-cell>
          <table:table-cell table:formula="of:=YEAR([.H623])" office:value-type="float" office:value="2011">
            <text:p>2011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11">
            <text:p>Sep 2011</text:p>
          </table:table-cell>
          <table:table-cell table:formula="of:=DAY([.H623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09-14">
            <text:p>09/14/11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110915">
            <text:p>20110915</text:p>
          </table:table-cell>
          <table:table-cell table:formula="of:=YEAR([.H624])" office:value-type="float" office:value="2011">
            <text:p>2011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11">
            <text:p>Sep 2011</text:p>
          </table:table-cell>
          <table:table-cell table:formula="of:=DAY([.H624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09-15">
            <text:p>09/15/11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110916">
            <text:p>20110916</text:p>
          </table:table-cell>
          <table:table-cell table:formula="of:=YEAR([.H625])" office:value-type="float" office:value="2011">
            <text:p>2011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11">
            <text:p>Sep 2011</text:p>
          </table:table-cell>
          <table:table-cell table:formula="of:=DAY([.H625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09-16">
            <text:p>09/16/11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110917">
            <text:p>20110917</text:p>
          </table:table-cell>
          <table:table-cell table:formula="of:=YEAR([.H626])" office:value-type="float" office:value="2011">
            <text:p>2011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11">
            <text:p>Sep 2011</text:p>
          </table:table-cell>
          <table:table-cell table:formula="of:=DAY([.H626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09-17">
            <text:p>09/17/11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110918">
            <text:p>20110918</text:p>
          </table:table-cell>
          <table:table-cell table:formula="of:=YEAR([.H627])" office:value-type="float" office:value="2011">
            <text:p>2011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11">
            <text:p>Sep 2011</text:p>
          </table:table-cell>
          <table:table-cell table:formula="of:=DAY([.H627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09-18">
            <text:p>09/18/11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110919">
            <text:p>20110919</text:p>
          </table:table-cell>
          <table:table-cell table:formula="of:=YEAR([.H628])" office:value-type="float" office:value="2011">
            <text:p>2011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11">
            <text:p>Sep 2011</text:p>
          </table:table-cell>
          <table:table-cell table:formula="of:=DAY([.H628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09-19">
            <text:p>09/19/11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110920">
            <text:p>20110920</text:p>
          </table:table-cell>
          <table:table-cell table:formula="of:=YEAR([.H629])" office:value-type="float" office:value="2011">
            <text:p>2011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11">
            <text:p>Sep 2011</text:p>
          </table:table-cell>
          <table:table-cell table:formula="of:=DAY([.H629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09-20">
            <text:p>09/20/11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110921">
            <text:p>20110921</text:p>
          </table:table-cell>
          <table:table-cell table:formula="of:=YEAR([.H630])" office:value-type="float" office:value="2011">
            <text:p>2011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11">
            <text:p>Sep 2011</text:p>
          </table:table-cell>
          <table:table-cell table:formula="of:=DAY([.H630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09-21">
            <text:p>09/21/11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110922">
            <text:p>20110922</text:p>
          </table:table-cell>
          <table:table-cell table:formula="of:=YEAR([.H631])" office:value-type="float" office:value="2011">
            <text:p>2011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11">
            <text:p>Sep 2011</text:p>
          </table:table-cell>
          <table:table-cell table:formula="of:=DAY([.H631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09-22">
            <text:p>09/22/11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110923">
            <text:p>20110923</text:p>
          </table:table-cell>
          <table:table-cell table:formula="of:=YEAR([.H632])" office:value-type="float" office:value="2011">
            <text:p>2011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11">
            <text:p>Sep 2011</text:p>
          </table:table-cell>
          <table:table-cell table:formula="of:=DAY([.H632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09-23">
            <text:p>09/23/11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110924">
            <text:p>20110924</text:p>
          </table:table-cell>
          <table:table-cell table:formula="of:=YEAR([.H633])" office:value-type="float" office:value="2011">
            <text:p>2011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11">
            <text:p>Sep 2011</text:p>
          </table:table-cell>
          <table:table-cell table:formula="of:=DAY([.H633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09-24">
            <text:p>09/24/11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110925">
            <text:p>20110925</text:p>
          </table:table-cell>
          <table:table-cell table:formula="of:=YEAR([.H634])" office:value-type="float" office:value="2011">
            <text:p>2011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11">
            <text:p>Sep 2011</text:p>
          </table:table-cell>
          <table:table-cell table:formula="of:=DAY([.H634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09-25">
            <text:p>09/25/11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110926">
            <text:p>20110926</text:p>
          </table:table-cell>
          <table:table-cell table:formula="of:=YEAR([.H635])" office:value-type="float" office:value="2011">
            <text:p>2011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11">
            <text:p>Sep 2011</text:p>
          </table:table-cell>
          <table:table-cell table:formula="of:=DAY([.H635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09-26">
            <text:p>09/26/11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110927">
            <text:p>20110927</text:p>
          </table:table-cell>
          <table:table-cell table:formula="of:=YEAR([.H636])" office:value-type="float" office:value="2011">
            <text:p>2011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11">
            <text:p>Sep 2011</text:p>
          </table:table-cell>
          <table:table-cell table:formula="of:=DAY([.H636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09-27">
            <text:p>09/27/11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110928">
            <text:p>20110928</text:p>
          </table:table-cell>
          <table:table-cell table:formula="of:=YEAR([.H637])" office:value-type="float" office:value="2011">
            <text:p>2011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11">
            <text:p>Sep 2011</text:p>
          </table:table-cell>
          <table:table-cell table:formula="of:=DAY([.H637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09-28">
            <text:p>09/28/11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110929">
            <text:p>20110929</text:p>
          </table:table-cell>
          <table:table-cell table:formula="of:=YEAR([.H638])" office:value-type="float" office:value="2011">
            <text:p>2011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11">
            <text:p>Sep 2011</text:p>
          </table:table-cell>
          <table:table-cell table:formula="of:=DAY([.H638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09-29">
            <text:p>09/29/11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110930">
            <text:p>20110930</text:p>
          </table:table-cell>
          <table:table-cell table:formula="of:=YEAR([.H639])" office:value-type="float" office:value="2011">
            <text:p>2011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11">
            <text:p>Sep 2011</text:p>
          </table:table-cell>
          <table:table-cell table:formula="of:=DAY([.H639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09-30">
            <text:p>09/30/11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111001">
            <text:p>20111001</text:p>
          </table:table-cell>
          <table:table-cell table:formula="of:=YEAR([.H640])" office:value-type="float" office:value="2011">
            <text:p>2011</text:p>
          </table:table-cell>
          <table:table-cell table:formula="of:=ROUNDUP(MONTH([.H640])/3)" office:value-type="float" office:value="4">
            <text:p>4</text:p>
          </table:table-cell>
          <table:table-cell table:formula="of:=MONTH([.H640])" office:value-type="float" office:value="10">
            <text:p>10</text:p>
          </table:table-cell>
          <table:table-cell table:formula="of:=&quot;Oct &quot; &amp; [.B640]" office:value-type="string" office:string-value="Oct 2011">
            <text:p>Oct 2011</text:p>
          </table:table-cell>
          <table:table-cell table:formula="of:=DAY([.H64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10-01">
            <text:p>10/01/11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111002">
            <text:p>20111002</text:p>
          </table:table-cell>
          <table:table-cell table:formula="of:=YEAR([.H641])" office:value-type="float" office:value="2011">
            <text:p>2011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11">
            <text:p>Oct 2011</text:p>
          </table:table-cell>
          <table:table-cell table:formula="of:=DAY([.H64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10-02">
            <text:p>10/02/11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111003">
            <text:p>20111003</text:p>
          </table:table-cell>
          <table:table-cell table:formula="of:=YEAR([.H642])" office:value-type="float" office:value="2011">
            <text:p>2011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11">
            <text:p>Oct 2011</text:p>
          </table:table-cell>
          <table:table-cell table:formula="of:=DAY([.H64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10-03">
            <text:p>10/03/11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111004">
            <text:p>20111004</text:p>
          </table:table-cell>
          <table:table-cell table:formula="of:=YEAR([.H643])" office:value-type="float" office:value="2011">
            <text:p>2011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11">
            <text:p>Oct 2011</text:p>
          </table:table-cell>
          <table:table-cell table:formula="of:=DAY([.H64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10-04">
            <text:p>10/04/11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111005">
            <text:p>20111005</text:p>
          </table:table-cell>
          <table:table-cell table:formula="of:=YEAR([.H644])" office:value-type="float" office:value="2011">
            <text:p>2011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11">
            <text:p>Oct 2011</text:p>
          </table:table-cell>
          <table:table-cell table:formula="of:=DAY([.H64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10-05">
            <text:p>10/05/11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111006">
            <text:p>20111006</text:p>
          </table:table-cell>
          <table:table-cell table:formula="of:=YEAR([.H645])" office:value-type="float" office:value="2011">
            <text:p>2011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11">
            <text:p>Oct 2011</text:p>
          </table:table-cell>
          <table:table-cell table:formula="of:=DAY([.H64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10-06">
            <text:p>10/06/11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111007">
            <text:p>20111007</text:p>
          </table:table-cell>
          <table:table-cell table:formula="of:=YEAR([.H646])" office:value-type="float" office:value="2011">
            <text:p>2011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11">
            <text:p>Oct 2011</text:p>
          </table:table-cell>
          <table:table-cell table:formula="of:=DAY([.H64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10-07">
            <text:p>10/07/11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111008">
            <text:p>20111008</text:p>
          </table:table-cell>
          <table:table-cell table:formula="of:=YEAR([.H647])" office:value-type="float" office:value="2011">
            <text:p>2011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11">
            <text:p>Oct 2011</text:p>
          </table:table-cell>
          <table:table-cell table:formula="of:=DAY([.H64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10-08">
            <text:p>10/08/11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111009">
            <text:p>20111009</text:p>
          </table:table-cell>
          <table:table-cell table:formula="of:=YEAR([.H648])" office:value-type="float" office:value="2011">
            <text:p>2011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11">
            <text:p>Oct 2011</text:p>
          </table:table-cell>
          <table:table-cell table:formula="of:=DAY([.H64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10-09">
            <text:p>10/09/11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111010">
            <text:p>20111010</text:p>
          </table:table-cell>
          <table:table-cell table:formula="of:=YEAR([.H649])" office:value-type="float" office:value="2011">
            <text:p>2011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11">
            <text:p>Oct 2011</text:p>
          </table:table-cell>
          <table:table-cell table:formula="of:=DAY([.H64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10-10">
            <text:p>10/10/11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111011">
            <text:p>20111011</text:p>
          </table:table-cell>
          <table:table-cell table:formula="of:=YEAR([.H650])" office:value-type="float" office:value="2011">
            <text:p>2011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11">
            <text:p>Oct 2011</text:p>
          </table:table-cell>
          <table:table-cell table:formula="of:=DAY([.H65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10-11">
            <text:p>10/11/11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111012">
            <text:p>20111012</text:p>
          </table:table-cell>
          <table:table-cell table:formula="of:=YEAR([.H651])" office:value-type="float" office:value="2011">
            <text:p>2011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11">
            <text:p>Oct 2011</text:p>
          </table:table-cell>
          <table:table-cell table:formula="of:=DAY([.H65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10-12">
            <text:p>10/12/11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111013">
            <text:p>20111013</text:p>
          </table:table-cell>
          <table:table-cell table:formula="of:=YEAR([.H652])" office:value-type="float" office:value="2011">
            <text:p>2011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11">
            <text:p>Oct 2011</text:p>
          </table:table-cell>
          <table:table-cell table:formula="of:=DAY([.H65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10-13">
            <text:p>10/13/11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111014">
            <text:p>20111014</text:p>
          </table:table-cell>
          <table:table-cell table:formula="of:=YEAR([.H653])" office:value-type="float" office:value="2011">
            <text:p>2011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11">
            <text:p>Oct 2011</text:p>
          </table:table-cell>
          <table:table-cell table:formula="of:=DAY([.H65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10-14">
            <text:p>10/14/11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111015">
            <text:p>20111015</text:p>
          </table:table-cell>
          <table:table-cell table:formula="of:=YEAR([.H654])" office:value-type="float" office:value="2011">
            <text:p>2011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11">
            <text:p>Oct 2011</text:p>
          </table:table-cell>
          <table:table-cell table:formula="of:=DAY([.H65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10-15">
            <text:p>10/15/11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111016">
            <text:p>20111016</text:p>
          </table:table-cell>
          <table:table-cell table:formula="of:=YEAR([.H655])" office:value-type="float" office:value="2011">
            <text:p>2011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11">
            <text:p>Oct 2011</text:p>
          </table:table-cell>
          <table:table-cell table:formula="of:=DAY([.H65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10-16">
            <text:p>10/16/11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111017">
            <text:p>20111017</text:p>
          </table:table-cell>
          <table:table-cell table:formula="of:=YEAR([.H656])" office:value-type="float" office:value="2011">
            <text:p>2011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11">
            <text:p>Oct 2011</text:p>
          </table:table-cell>
          <table:table-cell table:formula="of:=DAY([.H65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10-17">
            <text:p>10/17/11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111018">
            <text:p>20111018</text:p>
          </table:table-cell>
          <table:table-cell table:formula="of:=YEAR([.H657])" office:value-type="float" office:value="2011">
            <text:p>2011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11">
            <text:p>Oct 2011</text:p>
          </table:table-cell>
          <table:table-cell table:formula="of:=DAY([.H65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10-18">
            <text:p>10/18/11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111019">
            <text:p>20111019</text:p>
          </table:table-cell>
          <table:table-cell table:formula="of:=YEAR([.H658])" office:value-type="float" office:value="2011">
            <text:p>2011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11">
            <text:p>Oct 2011</text:p>
          </table:table-cell>
          <table:table-cell table:formula="of:=DAY([.H65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10-19">
            <text:p>10/19/11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111020">
            <text:p>20111020</text:p>
          </table:table-cell>
          <table:table-cell table:formula="of:=YEAR([.H659])" office:value-type="float" office:value="2011">
            <text:p>2011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11">
            <text:p>Oct 2011</text:p>
          </table:table-cell>
          <table:table-cell table:formula="of:=DAY([.H65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10-20">
            <text:p>10/20/11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111021">
            <text:p>20111021</text:p>
          </table:table-cell>
          <table:table-cell table:formula="of:=YEAR([.H660])" office:value-type="float" office:value="2011">
            <text:p>2011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11">
            <text:p>Oct 2011</text:p>
          </table:table-cell>
          <table:table-cell table:formula="of:=DAY([.H66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10-21">
            <text:p>10/21/11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111022">
            <text:p>20111022</text:p>
          </table:table-cell>
          <table:table-cell table:formula="of:=YEAR([.H661])" office:value-type="float" office:value="2011">
            <text:p>2011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11">
            <text:p>Oct 2011</text:p>
          </table:table-cell>
          <table:table-cell table:formula="of:=DAY([.H66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10-22">
            <text:p>10/22/11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111023">
            <text:p>20111023</text:p>
          </table:table-cell>
          <table:table-cell table:formula="of:=YEAR([.H662])" office:value-type="float" office:value="2011">
            <text:p>2011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11">
            <text:p>Oct 2011</text:p>
          </table:table-cell>
          <table:table-cell table:formula="of:=DAY([.H66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10-23">
            <text:p>10/23/11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111024">
            <text:p>20111024</text:p>
          </table:table-cell>
          <table:table-cell table:formula="of:=YEAR([.H663])" office:value-type="float" office:value="2011">
            <text:p>2011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11">
            <text:p>Oct 2011</text:p>
          </table:table-cell>
          <table:table-cell table:formula="of:=DAY([.H66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10-24">
            <text:p>10/24/11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111025">
            <text:p>20111025</text:p>
          </table:table-cell>
          <table:table-cell table:formula="of:=YEAR([.H664])" office:value-type="float" office:value="2011">
            <text:p>2011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11">
            <text:p>Oct 2011</text:p>
          </table:table-cell>
          <table:table-cell table:formula="of:=DAY([.H66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10-25">
            <text:p>10/25/11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111026">
            <text:p>20111026</text:p>
          </table:table-cell>
          <table:table-cell table:formula="of:=YEAR([.H665])" office:value-type="float" office:value="2011">
            <text:p>2011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11">
            <text:p>Oct 2011</text:p>
          </table:table-cell>
          <table:table-cell table:formula="of:=DAY([.H66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10-26">
            <text:p>10/26/11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111027">
            <text:p>20111027</text:p>
          </table:table-cell>
          <table:table-cell table:formula="of:=YEAR([.H666])" office:value-type="float" office:value="2011">
            <text:p>2011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11">
            <text:p>Oct 2011</text:p>
          </table:table-cell>
          <table:table-cell table:formula="of:=DAY([.H66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10-27">
            <text:p>10/27/11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111028">
            <text:p>20111028</text:p>
          </table:table-cell>
          <table:table-cell table:formula="of:=YEAR([.H667])" office:value-type="float" office:value="2011">
            <text:p>2011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11">
            <text:p>Oct 2011</text:p>
          </table:table-cell>
          <table:table-cell table:formula="of:=DAY([.H66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10-28">
            <text:p>10/28/11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111029">
            <text:p>20111029</text:p>
          </table:table-cell>
          <table:table-cell table:formula="of:=YEAR([.H668])" office:value-type="float" office:value="2011">
            <text:p>2011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11">
            <text:p>Oct 2011</text:p>
          </table:table-cell>
          <table:table-cell table:formula="of:=DAY([.H66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10-29">
            <text:p>10/29/11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111030">
            <text:p>20111030</text:p>
          </table:table-cell>
          <table:table-cell table:formula="of:=YEAR([.H669])" office:value-type="float" office:value="2011">
            <text:p>2011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11">
            <text:p>Oct 2011</text:p>
          </table:table-cell>
          <table:table-cell table:formula="of:=DAY([.H66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10-30">
            <text:p>10/30/11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111031">
            <text:p>20111031</text:p>
          </table:table-cell>
          <table:table-cell table:formula="of:=YEAR([.H670])" office:value-type="float" office:value="2011">
            <text:p>2011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11">
            <text:p>Oct 2011</text:p>
          </table:table-cell>
          <table:table-cell table:formula="of:=DAY([.H67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10-31">
            <text:p>10/31/11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111101">
            <text:p>20111101</text:p>
          </table:table-cell>
          <table:table-cell table:formula="of:=YEAR([.H671])" office:value-type="float" office:value="2011">
            <text:p>2011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1">
            <text:p>11</text:p>
          </table:table-cell>
          <table:table-cell table:formula="of:=&quot;Nov &quot; &amp; [.B671]" office:value-type="string" office:string-value="Nov 2011">
            <text:p>Nov 2011</text:p>
          </table:table-cell>
          <table:table-cell table:formula="of:=DAY([.H67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11-01">
            <text:p>11/01/11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111102">
            <text:p>20111102</text:p>
          </table:table-cell>
          <table:table-cell table:formula="of:=YEAR([.H672])" office:value-type="float" office:value="2011">
            <text:p>2011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11">
            <text:p>Nov 2011</text:p>
          </table:table-cell>
          <table:table-cell table:formula="of:=DAY([.H67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11-02">
            <text:p>11/02/11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111103">
            <text:p>20111103</text:p>
          </table:table-cell>
          <table:table-cell table:formula="of:=YEAR([.H673])" office:value-type="float" office:value="2011">
            <text:p>2011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11">
            <text:p>Nov 2011</text:p>
          </table:table-cell>
          <table:table-cell table:formula="of:=DAY([.H67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11-03">
            <text:p>11/03/11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111104">
            <text:p>20111104</text:p>
          </table:table-cell>
          <table:table-cell table:formula="of:=YEAR([.H674])" office:value-type="float" office:value="2011">
            <text:p>2011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11">
            <text:p>Nov 2011</text:p>
          </table:table-cell>
          <table:table-cell table:formula="of:=DAY([.H67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11-04">
            <text:p>11/04/11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111105">
            <text:p>20111105</text:p>
          </table:table-cell>
          <table:table-cell table:formula="of:=YEAR([.H675])" office:value-type="float" office:value="2011">
            <text:p>2011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11">
            <text:p>Nov 2011</text:p>
          </table:table-cell>
          <table:table-cell table:formula="of:=DAY([.H67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11-05">
            <text:p>11/05/11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111106">
            <text:p>20111106</text:p>
          </table:table-cell>
          <table:table-cell table:formula="of:=YEAR([.H676])" office:value-type="float" office:value="2011">
            <text:p>2011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11">
            <text:p>Nov 2011</text:p>
          </table:table-cell>
          <table:table-cell table:formula="of:=DAY([.H67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11-06">
            <text:p>11/06/11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111107">
            <text:p>20111107</text:p>
          </table:table-cell>
          <table:table-cell table:formula="of:=YEAR([.H677])" office:value-type="float" office:value="2011">
            <text:p>2011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11">
            <text:p>Nov 2011</text:p>
          </table:table-cell>
          <table:table-cell table:formula="of:=DAY([.H67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11-07">
            <text:p>11/07/11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111108">
            <text:p>20111108</text:p>
          </table:table-cell>
          <table:table-cell table:formula="of:=YEAR([.H678])" office:value-type="float" office:value="2011">
            <text:p>2011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11">
            <text:p>Nov 2011</text:p>
          </table:table-cell>
          <table:table-cell table:formula="of:=DAY([.H67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11-08">
            <text:p>11/08/11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111109">
            <text:p>20111109</text:p>
          </table:table-cell>
          <table:table-cell table:formula="of:=YEAR([.H679])" office:value-type="float" office:value="2011">
            <text:p>2011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11">
            <text:p>Nov 2011</text:p>
          </table:table-cell>
          <table:table-cell table:formula="of:=DAY([.H67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11-09">
            <text:p>11/09/11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111110">
            <text:p>20111110</text:p>
          </table:table-cell>
          <table:table-cell table:formula="of:=YEAR([.H680])" office:value-type="float" office:value="2011">
            <text:p>2011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11">
            <text:p>Nov 2011</text:p>
          </table:table-cell>
          <table:table-cell table:formula="of:=DAY([.H68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11-10">
            <text:p>11/10/11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111111">
            <text:p>20111111</text:p>
          </table:table-cell>
          <table:table-cell table:formula="of:=YEAR([.H681])" office:value-type="float" office:value="2011">
            <text:p>2011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11">
            <text:p>Nov 2011</text:p>
          </table:table-cell>
          <table:table-cell table:formula="of:=DAY([.H68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11-11">
            <text:p>11/11/11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111112">
            <text:p>20111112</text:p>
          </table:table-cell>
          <table:table-cell table:formula="of:=YEAR([.H682])" office:value-type="float" office:value="2011">
            <text:p>2011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11">
            <text:p>Nov 2011</text:p>
          </table:table-cell>
          <table:table-cell table:formula="of:=DAY([.H68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11-12">
            <text:p>11/12/11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111113">
            <text:p>20111113</text:p>
          </table:table-cell>
          <table:table-cell table:formula="of:=YEAR([.H683])" office:value-type="float" office:value="2011">
            <text:p>2011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11">
            <text:p>Nov 2011</text:p>
          </table:table-cell>
          <table:table-cell table:formula="of:=DAY([.H68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11-13">
            <text:p>11/13/11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111114">
            <text:p>20111114</text:p>
          </table:table-cell>
          <table:table-cell table:formula="of:=YEAR([.H684])" office:value-type="float" office:value="2011">
            <text:p>2011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11">
            <text:p>Nov 2011</text:p>
          </table:table-cell>
          <table:table-cell table:formula="of:=DAY([.H68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11-14">
            <text:p>11/14/11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111115">
            <text:p>20111115</text:p>
          </table:table-cell>
          <table:table-cell table:formula="of:=YEAR([.H685])" office:value-type="float" office:value="2011">
            <text:p>2011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11">
            <text:p>Nov 2011</text:p>
          </table:table-cell>
          <table:table-cell table:formula="of:=DAY([.H68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11-15">
            <text:p>11/15/11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111116">
            <text:p>20111116</text:p>
          </table:table-cell>
          <table:table-cell table:formula="of:=YEAR([.H686])" office:value-type="float" office:value="2011">
            <text:p>2011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11">
            <text:p>Nov 2011</text:p>
          </table:table-cell>
          <table:table-cell table:formula="of:=DAY([.H68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11-16">
            <text:p>11/16/11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111117">
            <text:p>20111117</text:p>
          </table:table-cell>
          <table:table-cell table:formula="of:=YEAR([.H687])" office:value-type="float" office:value="2011">
            <text:p>2011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11">
            <text:p>Nov 2011</text:p>
          </table:table-cell>
          <table:table-cell table:formula="of:=DAY([.H68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11-17">
            <text:p>11/17/11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111118">
            <text:p>20111118</text:p>
          </table:table-cell>
          <table:table-cell table:formula="of:=YEAR([.H688])" office:value-type="float" office:value="2011">
            <text:p>2011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11">
            <text:p>Nov 2011</text:p>
          </table:table-cell>
          <table:table-cell table:formula="of:=DAY([.H68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11-18">
            <text:p>11/18/11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111119">
            <text:p>20111119</text:p>
          </table:table-cell>
          <table:table-cell table:formula="of:=YEAR([.H689])" office:value-type="float" office:value="2011">
            <text:p>2011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11">
            <text:p>Nov 2011</text:p>
          </table:table-cell>
          <table:table-cell table:formula="of:=DAY([.H68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11-19">
            <text:p>11/19/11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111120">
            <text:p>20111120</text:p>
          </table:table-cell>
          <table:table-cell table:formula="of:=YEAR([.H690])" office:value-type="float" office:value="2011">
            <text:p>2011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11">
            <text:p>Nov 2011</text:p>
          </table:table-cell>
          <table:table-cell table:formula="of:=DAY([.H69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11-20">
            <text:p>11/20/11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111121">
            <text:p>20111121</text:p>
          </table:table-cell>
          <table:table-cell table:formula="of:=YEAR([.H691])" office:value-type="float" office:value="2011">
            <text:p>2011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11">
            <text:p>Nov 2011</text:p>
          </table:table-cell>
          <table:table-cell table:formula="of:=DAY([.H69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11-21">
            <text:p>11/21/11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111122">
            <text:p>20111122</text:p>
          </table:table-cell>
          <table:table-cell table:formula="of:=YEAR([.H692])" office:value-type="float" office:value="2011">
            <text:p>2011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11">
            <text:p>Nov 2011</text:p>
          </table:table-cell>
          <table:table-cell table:formula="of:=DAY([.H69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11-22">
            <text:p>11/22/11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111123">
            <text:p>20111123</text:p>
          </table:table-cell>
          <table:table-cell table:formula="of:=YEAR([.H693])" office:value-type="float" office:value="2011">
            <text:p>2011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11">
            <text:p>Nov 2011</text:p>
          </table:table-cell>
          <table:table-cell table:formula="of:=DAY([.H69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11-23">
            <text:p>11/23/11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111124">
            <text:p>20111124</text:p>
          </table:table-cell>
          <table:table-cell table:formula="of:=YEAR([.H694])" office:value-type="float" office:value="2011">
            <text:p>2011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11">
            <text:p>Nov 2011</text:p>
          </table:table-cell>
          <table:table-cell table:formula="of:=DAY([.H69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11-24">
            <text:p>11/24/11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111125">
            <text:p>20111125</text:p>
          </table:table-cell>
          <table:table-cell table:formula="of:=YEAR([.H695])" office:value-type="float" office:value="2011">
            <text:p>2011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11">
            <text:p>Nov 2011</text:p>
          </table:table-cell>
          <table:table-cell table:formula="of:=DAY([.H69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11-25">
            <text:p>11/25/11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111126">
            <text:p>20111126</text:p>
          </table:table-cell>
          <table:table-cell table:formula="of:=YEAR([.H696])" office:value-type="float" office:value="2011">
            <text:p>2011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11">
            <text:p>Nov 2011</text:p>
          </table:table-cell>
          <table:table-cell table:formula="of:=DAY([.H69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11-26">
            <text:p>11/26/11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111127">
            <text:p>20111127</text:p>
          </table:table-cell>
          <table:table-cell table:formula="of:=YEAR([.H697])" office:value-type="float" office:value="2011">
            <text:p>2011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11">
            <text:p>Nov 2011</text:p>
          </table:table-cell>
          <table:table-cell table:formula="of:=DAY([.H69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11-27">
            <text:p>11/27/11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111128">
            <text:p>20111128</text:p>
          </table:table-cell>
          <table:table-cell table:formula="of:=YEAR([.H698])" office:value-type="float" office:value="2011">
            <text:p>2011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11">
            <text:p>Nov 2011</text:p>
          </table:table-cell>
          <table:table-cell table:formula="of:=DAY([.H69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11-28">
            <text:p>11/28/11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111129">
            <text:p>20111129</text:p>
          </table:table-cell>
          <table:table-cell table:formula="of:=YEAR([.H699])" office:value-type="float" office:value="2011">
            <text:p>2011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11">
            <text:p>Nov 2011</text:p>
          </table:table-cell>
          <table:table-cell table:formula="of:=DAY([.H69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11-29">
            <text:p>11/29/11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111130">
            <text:p>20111130</text:p>
          </table:table-cell>
          <table:table-cell table:formula="of:=YEAR([.H700])" office:value-type="float" office:value="2011">
            <text:p>2011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11">
            <text:p>Nov 2011</text:p>
          </table:table-cell>
          <table:table-cell table:formula="of:=DAY([.H70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11-30">
            <text:p>11/30/11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111201">
            <text:p>20111201</text:p>
          </table:table-cell>
          <table:table-cell table:formula="of:=YEAR([.H701])" office:value-type="float" office:value="2011">
            <text:p>2011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2">
            <text:p>12</text:p>
          </table:table-cell>
          <table:table-cell table:formula="of:=&quot;Dic &quot; &amp; [.B701]" office:value-type="string" office:string-value="Dic 2011">
            <text:p>Dic 2011</text:p>
          </table:table-cell>
          <table:table-cell table:formula="of:=DAY([.H70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12-01">
            <text:p>12/01/11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111202">
            <text:p>20111202</text:p>
          </table:table-cell>
          <table:table-cell table:formula="of:=YEAR([.H702])" office:value-type="float" office:value="2011">
            <text:p>2011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11">
            <text:p>Dic 2011</text:p>
          </table:table-cell>
          <table:table-cell table:formula="of:=DAY([.H70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12-02">
            <text:p>12/02/11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111203">
            <text:p>20111203</text:p>
          </table:table-cell>
          <table:table-cell table:formula="of:=YEAR([.H703])" office:value-type="float" office:value="2011">
            <text:p>2011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11">
            <text:p>Dic 2011</text:p>
          </table:table-cell>
          <table:table-cell table:formula="of:=DAY([.H70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12-03">
            <text:p>12/03/11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111204">
            <text:p>20111204</text:p>
          </table:table-cell>
          <table:table-cell table:formula="of:=YEAR([.H704])" office:value-type="float" office:value="2011">
            <text:p>2011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11">
            <text:p>Dic 2011</text:p>
          </table:table-cell>
          <table:table-cell table:formula="of:=DAY([.H70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12-04">
            <text:p>12/04/11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111205">
            <text:p>20111205</text:p>
          </table:table-cell>
          <table:table-cell table:formula="of:=YEAR([.H705])" office:value-type="float" office:value="2011">
            <text:p>2011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11">
            <text:p>Dic 2011</text:p>
          </table:table-cell>
          <table:table-cell table:formula="of:=DAY([.H70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12-05">
            <text:p>12/05/11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111206">
            <text:p>20111206</text:p>
          </table:table-cell>
          <table:table-cell table:formula="of:=YEAR([.H706])" office:value-type="float" office:value="2011">
            <text:p>2011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11">
            <text:p>Dic 2011</text:p>
          </table:table-cell>
          <table:table-cell table:formula="of:=DAY([.H70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12-06">
            <text:p>12/06/11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111207">
            <text:p>20111207</text:p>
          </table:table-cell>
          <table:table-cell table:formula="of:=YEAR([.H707])" office:value-type="float" office:value="2011">
            <text:p>2011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11">
            <text:p>Dic 2011</text:p>
          </table:table-cell>
          <table:table-cell table:formula="of:=DAY([.H70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12-07">
            <text:p>12/07/11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111208">
            <text:p>20111208</text:p>
          </table:table-cell>
          <table:table-cell table:formula="of:=YEAR([.H708])" office:value-type="float" office:value="2011">
            <text:p>2011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11">
            <text:p>Dic 2011</text:p>
          </table:table-cell>
          <table:table-cell table:formula="of:=DAY([.H70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12-08">
            <text:p>12/08/11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111209">
            <text:p>20111209</text:p>
          </table:table-cell>
          <table:table-cell table:formula="of:=YEAR([.H709])" office:value-type="float" office:value="2011">
            <text:p>2011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11">
            <text:p>Dic 2011</text:p>
          </table:table-cell>
          <table:table-cell table:formula="of:=DAY([.H70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12-09">
            <text:p>12/09/11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111210">
            <text:p>20111210</text:p>
          </table:table-cell>
          <table:table-cell table:formula="of:=YEAR([.H710])" office:value-type="float" office:value="2011">
            <text:p>2011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11">
            <text:p>Dic 2011</text:p>
          </table:table-cell>
          <table:table-cell table:formula="of:=DAY([.H71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12-10">
            <text:p>12/10/11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111211">
            <text:p>20111211</text:p>
          </table:table-cell>
          <table:table-cell table:formula="of:=YEAR([.H711])" office:value-type="float" office:value="2011">
            <text:p>2011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11">
            <text:p>Dic 2011</text:p>
          </table:table-cell>
          <table:table-cell table:formula="of:=DAY([.H71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12-11">
            <text:p>12/11/11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111212">
            <text:p>20111212</text:p>
          </table:table-cell>
          <table:table-cell table:formula="of:=YEAR([.H712])" office:value-type="float" office:value="2011">
            <text:p>2011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11">
            <text:p>Dic 2011</text:p>
          </table:table-cell>
          <table:table-cell table:formula="of:=DAY([.H71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12-12">
            <text:p>12/12/11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111213">
            <text:p>20111213</text:p>
          </table:table-cell>
          <table:table-cell table:formula="of:=YEAR([.H713])" office:value-type="float" office:value="2011">
            <text:p>2011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11">
            <text:p>Dic 2011</text:p>
          </table:table-cell>
          <table:table-cell table:formula="of:=DAY([.H71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12-13">
            <text:p>12/13/11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111214">
            <text:p>20111214</text:p>
          </table:table-cell>
          <table:table-cell table:formula="of:=YEAR([.H714])" office:value-type="float" office:value="2011">
            <text:p>2011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11">
            <text:p>Dic 2011</text:p>
          </table:table-cell>
          <table:table-cell table:formula="of:=DAY([.H71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12-14">
            <text:p>12/14/11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111215">
            <text:p>20111215</text:p>
          </table:table-cell>
          <table:table-cell table:formula="of:=YEAR([.H715])" office:value-type="float" office:value="2011">
            <text:p>2011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11">
            <text:p>Dic 2011</text:p>
          </table:table-cell>
          <table:table-cell table:formula="of:=DAY([.H71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12-15">
            <text:p>12/15/11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111216">
            <text:p>20111216</text:p>
          </table:table-cell>
          <table:table-cell table:formula="of:=YEAR([.H716])" office:value-type="float" office:value="2011">
            <text:p>2011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11">
            <text:p>Dic 2011</text:p>
          </table:table-cell>
          <table:table-cell table:formula="of:=DAY([.H71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12-16">
            <text:p>12/16/11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111217">
            <text:p>20111217</text:p>
          </table:table-cell>
          <table:table-cell table:formula="of:=YEAR([.H717])" office:value-type="float" office:value="2011">
            <text:p>2011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11">
            <text:p>Dic 2011</text:p>
          </table:table-cell>
          <table:table-cell table:formula="of:=DAY([.H71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12-17">
            <text:p>12/17/11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111218">
            <text:p>20111218</text:p>
          </table:table-cell>
          <table:table-cell table:formula="of:=YEAR([.H718])" office:value-type="float" office:value="2011">
            <text:p>2011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11">
            <text:p>Dic 2011</text:p>
          </table:table-cell>
          <table:table-cell table:formula="of:=DAY([.H71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12-18">
            <text:p>12/18/11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111219">
            <text:p>20111219</text:p>
          </table:table-cell>
          <table:table-cell table:formula="of:=YEAR([.H719])" office:value-type="float" office:value="2011">
            <text:p>2011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11">
            <text:p>Dic 2011</text:p>
          </table:table-cell>
          <table:table-cell table:formula="of:=DAY([.H71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12-19">
            <text:p>12/19/11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111220">
            <text:p>20111220</text:p>
          </table:table-cell>
          <table:table-cell table:formula="of:=YEAR([.H720])" office:value-type="float" office:value="2011">
            <text:p>2011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11">
            <text:p>Dic 2011</text:p>
          </table:table-cell>
          <table:table-cell table:formula="of:=DAY([.H72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12-20">
            <text:p>12/20/11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111221">
            <text:p>20111221</text:p>
          </table:table-cell>
          <table:table-cell table:formula="of:=YEAR([.H721])" office:value-type="float" office:value="2011">
            <text:p>2011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11">
            <text:p>Dic 2011</text:p>
          </table:table-cell>
          <table:table-cell table:formula="of:=DAY([.H72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12-21">
            <text:p>12/21/11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111222">
            <text:p>20111222</text:p>
          </table:table-cell>
          <table:table-cell table:formula="of:=YEAR([.H722])" office:value-type="float" office:value="2011">
            <text:p>2011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11">
            <text:p>Dic 2011</text:p>
          </table:table-cell>
          <table:table-cell table:formula="of:=DAY([.H72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12-22">
            <text:p>12/22/11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111223">
            <text:p>20111223</text:p>
          </table:table-cell>
          <table:table-cell table:formula="of:=YEAR([.H723])" office:value-type="float" office:value="2011">
            <text:p>2011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11">
            <text:p>Dic 2011</text:p>
          </table:table-cell>
          <table:table-cell table:formula="of:=DAY([.H72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12-23">
            <text:p>12/23/11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111224">
            <text:p>20111224</text:p>
          </table:table-cell>
          <table:table-cell table:formula="of:=YEAR([.H724])" office:value-type="float" office:value="2011">
            <text:p>2011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11">
            <text:p>Dic 2011</text:p>
          </table:table-cell>
          <table:table-cell table:formula="of:=DAY([.H72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12-24">
            <text:p>12/24/11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111225">
            <text:p>20111225</text:p>
          </table:table-cell>
          <table:table-cell table:formula="of:=YEAR([.H725])" office:value-type="float" office:value="2011">
            <text:p>2011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11">
            <text:p>Dic 2011</text:p>
          </table:table-cell>
          <table:table-cell table:formula="of:=DAY([.H72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12-25">
            <text:p>12/25/11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111226">
            <text:p>20111226</text:p>
          </table:table-cell>
          <table:table-cell table:formula="of:=YEAR([.H726])" office:value-type="float" office:value="2011">
            <text:p>2011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11">
            <text:p>Dic 2011</text:p>
          </table:table-cell>
          <table:table-cell table:formula="of:=DAY([.H72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12-26">
            <text:p>12/26/11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111227">
            <text:p>20111227</text:p>
          </table:table-cell>
          <table:table-cell table:formula="of:=YEAR([.H727])" office:value-type="float" office:value="2011">
            <text:p>2011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11">
            <text:p>Dic 2011</text:p>
          </table:table-cell>
          <table:table-cell table:formula="of:=DAY([.H72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12-27">
            <text:p>12/27/11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111228">
            <text:p>20111228</text:p>
          </table:table-cell>
          <table:table-cell table:formula="of:=YEAR([.H728])" office:value-type="float" office:value="2011">
            <text:p>2011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11">
            <text:p>Dic 2011</text:p>
          </table:table-cell>
          <table:table-cell table:formula="of:=DAY([.H72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12-28">
            <text:p>12/28/11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111229">
            <text:p>20111229</text:p>
          </table:table-cell>
          <table:table-cell table:formula="of:=YEAR([.H729])" office:value-type="float" office:value="2011">
            <text:p>2011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11">
            <text:p>Dic 2011</text:p>
          </table:table-cell>
          <table:table-cell table:formula="of:=DAY([.H72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12-29">
            <text:p>12/29/11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111230">
            <text:p>20111230</text:p>
          </table:table-cell>
          <table:table-cell table:formula="of:=YEAR([.H730])" office:value-type="float" office:value="2011">
            <text:p>2011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11">
            <text:p>Dic 2011</text:p>
          </table:table-cell>
          <table:table-cell table:formula="of:=DAY([.H73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12-30">
            <text:p>12/30/11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111231">
            <text:p>20111231</text:p>
          </table:table-cell>
          <table:table-cell table:formula="of:=YEAR([.H731])" office:value-type="float" office:value="2011">
            <text:p>2011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11">
            <text:p>Dic 2011</text:p>
          </table:table-cell>
          <table:table-cell table:formula="of:=DAY([.H73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1-12-31">
            <text:p>12/31/11</text:p>
          </table:table-cell>
        </table:table-row>
        <table:table-row table:style-name="ro1" table:number-rows-repeated="640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resour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o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esha Morris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coln Lone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line Panek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ennis Gloo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da Mik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lietta Johnso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ie Earp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thea Ameri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zucena Aldrich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 Darlingt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bie Bowler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il Newsom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zan Shindle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di Markowitz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len Gus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a Norred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nna Hast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shiko Th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sica Jessie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anville Guidr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do Avilla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nnie Nyberg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ernard Boudreaux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ng Theis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agros Moffatt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ie Ela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ra Egli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oyd Fus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lip Pugli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idad Constantine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rla Sherm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col Nehr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illiams Wilford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wenda Guidotti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phane Stroh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ryl Dalley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ybelle Mcnee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ara Champag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b Beek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enell Jules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rrick Desantis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ve Devereux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haneka Shan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rmit Koff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arena Kyllon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erese Trist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anora Eustic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x Rolf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yanna Ant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imberely Kaczmarski</text:p>
          </table:table-cell>
          <table:table-cell office:value-type="string">
            <text:p>PM</text:p>
          </table:table-cell>
        </table:table-row>
      </table:table>
      <table:table table:name="ft_resource_cost" table:style-name="ta1" table:print="false">
        <table:table-column table:style-name="co8" table:default-cell-style-name="ce1"/>
        <table:table-column table:style-name="co8" table:number-columns-repeated="3" table:default-cell-style-name="Default"/>
        <table:table-row table:style-name="ro1">
          <table:table-cell table:style-name="Default"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direct_cost_id</text:p>
          </table:table-cell>
          <table:table-cell office:value-type="string">
            <text:p>indirect_cost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3]*0.15" office:value-type="float" office:value="3.15">
            <text:p>3.1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49">
            <text:p>49</text:p>
          </table:table-cell>
          <table:table-cell table:formula="of:=[.C5]*0.15" office:value-type="float" office:value="7.35">
            <text:p>7.3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6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8]*0.15" office:value-type="float" office:value="3.75">
            <text:p>3.7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9]*0.15" office:value-type="float" office:value="4.8">
            <text:p>4.8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10]*0.15" office:value-type="float" office:value="2.55">
            <text:p>2.5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11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1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1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1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15]*0.15" office:value-type="float" office:value="6.15">
            <text:p>6.1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1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1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1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19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20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1]*0.15" office:value-type="float" office:value="2.25">
            <text:p>2.2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22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5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6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7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9]*0.15" office:value-type="float" office:value="3.9">
            <text:p>3.9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30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1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32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3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34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35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3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3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38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39]*0.15" office:value-type="float" office:value="4.2">
            <text:p>4.2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40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41]*0.15" office:value-type="float" office:value="6.6">
            <text:p>6.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55">
            <text:p>55</text:p>
          </table:table-cell>
          <table:table-cell table:formula="of:=[.C42]*0.15" office:value-type="float" office:value="8.25">
            <text:p>8.2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43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4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45]*0.15" office:value-type="float" office:value="6.3">
            <text:p>6.3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46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16">
            <text:p>16</text:p>
          </table:table-cell>
          <table:table-cell table:formula="of:=[.C47]*0.15" office:value-type="float" office:value="2.4">
            <text:p>2.4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48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49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50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51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[.C2]" office:value-type="float" office:value="37">
            <text:p>37</text:p>
          </table:table-cell>
          <table:table-cell table:formula="of:=[.C5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[.C3]" office:value-type="float" office:value="21">
            <text:p>21</text:p>
          </table:table-cell>
          <table:table-cell table:formula="of:=[.C53]*0.15" office:value-type="float" office:value="3.15">
            <text:p>3.1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[.C4]" office:value-type="float" office:value="23">
            <text:p>23</text:p>
          </table:table-cell>
          <table:table-cell table:formula="of:=[.C5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[.C5]" office:value-type="float" office:value="49">
            <text:p>49</text:p>
          </table:table-cell>
          <table:table-cell table:formula="of:=[.C55]*0.15" office:value-type="float" office:value="7.35">
            <text:p>7.3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[.C6]" office:value-type="float" office:value="39">
            <text:p>39</text:p>
          </table:table-cell>
          <table:table-cell table:formula="of:=[.C56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[.C7]" office:value-type="float" office:value="43">
            <text:p>43</text:p>
          </table:table-cell>
          <table:table-cell table:formula="of:=[.C5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[.C8]" office:value-type="float" office:value="25">
            <text:p>25</text:p>
          </table:table-cell>
          <table:table-cell table:formula="of:=[.C58]*0.15" office:value-type="float" office:value="3.75">
            <text:p>3.7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[.C9]" office:value-type="float" office:value="32">
            <text:p>32</text:p>
          </table:table-cell>
          <table:table-cell table:formula="of:=[.C59]*0.15" office:value-type="float" office:value="4.8">
            <text:p>4.8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[.C10]" office:value-type="float" office:value="17">
            <text:p>17</text:p>
          </table:table-cell>
          <table:table-cell table:formula="of:=[.C60]*0.15" office:value-type="float" office:value="2.55">
            <text:p>2.5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[.C11]" office:value-type="float" office:value="39">
            <text:p>39</text:p>
          </table:table-cell>
          <table:table-cell table:formula="of:=[.C61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[.C12]" office:value-type="float" office:value="37">
            <text:p>37</text:p>
          </table:table-cell>
          <table:table-cell table:formula="of:=[.C6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[.C13]" office:value-type="float" office:value="24">
            <text:p>24</text:p>
          </table:table-cell>
          <table:table-cell table:formula="of:=[.C6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[.C14]" office:value-type="float" office:value="31">
            <text:p>31</text:p>
          </table:table-cell>
          <table:table-cell table:formula="of:=[.C6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[.C15]" office:value-type="float" office:value="41">
            <text:p>41</text:p>
          </table:table-cell>
          <table:table-cell table:formula="of:=[.C65]*0.15" office:value-type="float" office:value="6.15">
            <text:p>6.1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[.C16]" office:value-type="float" office:value="33">
            <text:p>33</text:p>
          </table:table-cell>
          <table:table-cell table:formula="of:=[.C6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[.C17]" office:value-type="float" office:value="43">
            <text:p>43</text:p>
          </table:table-cell>
          <table:table-cell table:formula="of:=[.C6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[.C18]" office:value-type="float" office:value="24">
            <text:p>24</text:p>
          </table:table-cell>
          <table:table-cell table:formula="of:=[.C6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[.C19]" office:value-type="float" office:value="30">
            <text:p>30</text:p>
          </table:table-cell>
          <table:table-cell table:formula="of:=[.C69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[.C20]" office:value-type="float" office:value="20">
            <text:p>20</text:p>
          </table:table-cell>
          <table:table-cell table:formula="of:=[.C70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[.C21]" office:value-type="float" office:value="15">
            <text:p>15</text:p>
          </table:table-cell>
          <table:table-cell table:formula="of:=[.C71]*0.15" office:value-type="float" office:value="2.25">
            <text:p>2.2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[.C22]" office:value-type="float" office:value="20">
            <text:p>20</text:p>
          </table:table-cell>
          <table:table-cell table:formula="of:=[.C72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[.C23]" office:value-type="float" office:value="24">
            <text:p>24</text:p>
          </table:table-cell>
          <table:table-cell table:formula="of:=[.C7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[.C24]" office:value-type="float" office:value="23">
            <text:p>23</text:p>
          </table:table-cell>
          <table:table-cell table:formula="of:=[.C7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[.C25]" office:value-type="float" office:value="29">
            <text:p>29</text:p>
          </table:table-cell>
          <table:table-cell table:formula="of:=[.C75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[.C26]" office:value-type="float" office:value="23">
            <text:p>23</text:p>
          </table:table-cell>
          <table:table-cell table:formula="of:=[.C76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[.C27]" office:value-type="float" office:value="31">
            <text:p>31</text:p>
          </table:table-cell>
          <table:table-cell table:formula="of:=[.C77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[.C28]" office:value-type="float" office:value="24">
            <text:p>24</text:p>
          </table:table-cell>
          <table:table-cell table:formula="of:=[.C7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[.C29]" office:value-type="float" office:value="26">
            <text:p>26</text:p>
          </table:table-cell>
          <table:table-cell table:formula="of:=[.C79]*0.15" office:value-type="float" office:value="3.9">
            <text:p>3.9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[.C30]" office:value-type="float" office:value="24">
            <text:p>24</text:p>
          </table:table-cell>
          <table:table-cell table:formula="of:=[.C80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[.C31]" office:value-type="float" office:value="29">
            <text:p>29</text:p>
          </table:table-cell>
          <table:table-cell table:formula="of:=[.C81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[.C32]" office:value-type="float" office:value="33">
            <text:p>33</text:p>
          </table:table-cell>
          <table:table-cell table:formula="of:=[.C82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[.C33]" office:value-type="float" office:value="24">
            <text:p>24</text:p>
          </table:table-cell>
          <table:table-cell table:formula="of:=[.C8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[.C34]" office:value-type="float" office:value="24">
            <text:p>24</text:p>
          </table:table-cell>
          <table:table-cell table:formula="of:=[.C84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[.C35]" office:value-type="float" office:value="30">
            <text:p>30</text:p>
          </table:table-cell>
          <table:table-cell table:formula="of:=[.C85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[.C36]" office:value-type="float" office:value="33">
            <text:p>33</text:p>
          </table:table-cell>
          <table:table-cell table:formula="of:=[.C8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[.C37]" office:value-type="float" office:value="43">
            <text:p>43</text:p>
          </table:table-cell>
          <table:table-cell table:formula="of:=[.C8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[.C38]" office:value-type="float" office:value="33">
            <text:p>33</text:p>
          </table:table-cell>
          <table:table-cell table:formula="of:=[.C88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[.C39]" office:value-type="float" office:value="28">
            <text:p>28</text:p>
          </table:table-cell>
          <table:table-cell table:formula="of:=[.C89]*0.15" office:value-type="float" office:value="4.2">
            <text:p>4.2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[.C40]" office:value-type="float" office:value="34">
            <text:p>34</text:p>
          </table:table-cell>
          <table:table-cell table:formula="of:=[.C90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[.C41]" office:value-type="float" office:value="44">
            <text:p>44</text:p>
          </table:table-cell>
          <table:table-cell table:formula="of:=[.C91]*0.15" office:value-type="float" office:value="6.6">
            <text:p>6.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[.C42]" office:value-type="float" office:value="55">
            <text:p>55</text:p>
          </table:table-cell>
          <table:table-cell table:formula="of:=[.C92]*0.15" office:value-type="float" office:value="8.25">
            <text:p>8.2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[.C43]" office:value-type="float" office:value="31">
            <text:p>31</text:p>
          </table:table-cell>
          <table:table-cell table:formula="of:=[.C93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[.C44]" office:value-type="float" office:value="31">
            <text:p>31</text:p>
          </table:table-cell>
          <table:table-cell table:formula="of:=[.C9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[.C45]" office:value-type="float" office:value="42">
            <text:p>42</text:p>
          </table:table-cell>
          <table:table-cell table:formula="of:=[.C95]*0.15" office:value-type="float" office:value="6.3">
            <text:p>6.3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[.C46]" office:value-type="float" office:value="40">
            <text:p>40</text:p>
          </table:table-cell>
          <table:table-cell table:formula="of:=[.C96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[.C47]" office:value-type="float" office:value="16">
            <text:p>16</text:p>
          </table:table-cell>
          <table:table-cell table:formula="of:=[.C97]*0.15" office:value-type="float" office:value="2.4">
            <text:p>2.4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[.C48]" office:value-type="float" office:value="31">
            <text:p>31</text:p>
          </table:table-cell>
          <table:table-cell table:formula="of:=[.C98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[.C49]" office:value-type="float" office:value="40">
            <text:p>40</text:p>
          </table:table-cell>
          <table:table-cell table:formula="of:=[.C99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[.C50]" office:value-type="float" office:value="43">
            <text:p>43</text:p>
          </table:table-cell>
          <table:table-cell table:formula="of:=[.C100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[.C51]" office:value-type="float" office:value="34">
            <text:p>34</text:p>
          </table:table-cell>
          <table:table-cell table:formula="of:=[.C101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[.C52]" office:value-type="float" office:value="37">
            <text:p>37</text:p>
          </table:table-cell>
          <table:table-cell table:formula="of:=[.C10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[.C53]" office:value-type="float" office:value="21">
            <text:p>21</text:p>
          </table:table-cell>
          <table:table-cell table:formula="of:=[.C103]*0.15" office:value-type="float" office:value="3.15">
            <text:p>3.1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[.C54]" office:value-type="float" office:value="23">
            <text:p>23</text:p>
          </table:table-cell>
          <table:table-cell table:formula="of:=[.C10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[.C55]" office:value-type="float" office:value="49">
            <text:p>49</text:p>
          </table:table-cell>
          <table:table-cell table:formula="of:=[.C105]*0.15" office:value-type="float" office:value="7.35">
            <text:p>7.3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[.C56]" office:value-type="float" office:value="39">
            <text:p>39</text:p>
          </table:table-cell>
          <table:table-cell table:formula="of:=[.C106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[.C57]" office:value-type="float" office:value="43">
            <text:p>43</text:p>
          </table:table-cell>
          <table:table-cell table:formula="of:=[.C10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[.C58]" office:value-type="float" office:value="25">
            <text:p>25</text:p>
          </table:table-cell>
          <table:table-cell table:formula="of:=[.C108]*0.15" office:value-type="float" office:value="3.75">
            <text:p>3.7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[.C59]" office:value-type="float" office:value="32">
            <text:p>32</text:p>
          </table:table-cell>
          <table:table-cell table:formula="of:=[.C109]*0.15" office:value-type="float" office:value="4.8">
            <text:p>4.8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[.C60]" office:value-type="float" office:value="17">
            <text:p>17</text:p>
          </table:table-cell>
          <table:table-cell table:formula="of:=[.C110]*0.15" office:value-type="float" office:value="2.55">
            <text:p>2.5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[.C61]" office:value-type="float" office:value="39">
            <text:p>39</text:p>
          </table:table-cell>
          <table:table-cell table:formula="of:=[.C111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[.C62]" office:value-type="float" office:value="37">
            <text:p>37</text:p>
          </table:table-cell>
          <table:table-cell table:formula="of:=[.C11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[.C63]" office:value-type="float" office:value="24">
            <text:p>24</text:p>
          </table:table-cell>
          <table:table-cell table:formula="of:=[.C11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[.C64]" office:value-type="float" office:value="31">
            <text:p>31</text:p>
          </table:table-cell>
          <table:table-cell table:formula="of:=[.C11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[.C65]" office:value-type="float" office:value="41">
            <text:p>41</text:p>
          </table:table-cell>
          <table:table-cell table:formula="of:=[.C115]*0.15" office:value-type="float" office:value="6.15">
            <text:p>6.1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[.C66]" office:value-type="float" office:value="33">
            <text:p>33</text:p>
          </table:table-cell>
          <table:table-cell table:formula="of:=[.C11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[.C67]" office:value-type="float" office:value="43">
            <text:p>43</text:p>
          </table:table-cell>
          <table:table-cell table:formula="of:=[.C11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[.C68]" office:value-type="float" office:value="24">
            <text:p>24</text:p>
          </table:table-cell>
          <table:table-cell table:formula="of:=[.C11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[.C69]" office:value-type="float" office:value="30">
            <text:p>30</text:p>
          </table:table-cell>
          <table:table-cell table:formula="of:=[.C119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[.C70]" office:value-type="float" office:value="20">
            <text:p>20</text:p>
          </table:table-cell>
          <table:table-cell table:formula="of:=[.C120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[.C71]" office:value-type="float" office:value="15">
            <text:p>15</text:p>
          </table:table-cell>
          <table:table-cell table:formula="of:=[.C121]*0.15" office:value-type="float" office:value="2.25">
            <text:p>2.2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[.C72]" office:value-type="float" office:value="20">
            <text:p>20</text:p>
          </table:table-cell>
          <table:table-cell table:formula="of:=[.C122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[.C73]" office:value-type="float" office:value="24">
            <text:p>24</text:p>
          </table:table-cell>
          <table:table-cell table:formula="of:=[.C12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[.C74]" office:value-type="float" office:value="23">
            <text:p>23</text:p>
          </table:table-cell>
          <table:table-cell table:formula="of:=[.C12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[.C75]" office:value-type="float" office:value="29">
            <text:p>29</text:p>
          </table:table-cell>
          <table:table-cell table:formula="of:=[.C125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[.C76]" office:value-type="float" office:value="23">
            <text:p>23</text:p>
          </table:table-cell>
          <table:table-cell table:formula="of:=[.C126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[.C77]" office:value-type="float" office:value="31">
            <text:p>31</text:p>
          </table:table-cell>
          <table:table-cell table:formula="of:=[.C127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[.C78]" office:value-type="float" office:value="24">
            <text:p>24</text:p>
          </table:table-cell>
          <table:table-cell table:formula="of:=[.C12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[.C79]" office:value-type="float" office:value="26">
            <text:p>26</text:p>
          </table:table-cell>
          <table:table-cell table:formula="of:=[.C129]*0.15" office:value-type="float" office:value="3.9">
            <text:p>3.9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[.C80]" office:value-type="float" office:value="24">
            <text:p>24</text:p>
          </table:table-cell>
          <table:table-cell table:formula="of:=[.C130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[.C81]" office:value-type="float" office:value="29">
            <text:p>29</text:p>
          </table:table-cell>
          <table:table-cell table:formula="of:=[.C131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[.C82]" office:value-type="float" office:value="33">
            <text:p>33</text:p>
          </table:table-cell>
          <table:table-cell table:formula="of:=[.C132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[.C83]" office:value-type="float" office:value="24">
            <text:p>24</text:p>
          </table:table-cell>
          <table:table-cell table:formula="of:=[.C13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[.C84]" office:value-type="float" office:value="24">
            <text:p>24</text:p>
          </table:table-cell>
          <table:table-cell table:formula="of:=[.C134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[.C85]" office:value-type="float" office:value="30">
            <text:p>30</text:p>
          </table:table-cell>
          <table:table-cell table:formula="of:=[.C135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[.C86]" office:value-type="float" office:value="33">
            <text:p>33</text:p>
          </table:table-cell>
          <table:table-cell table:formula="of:=[.C13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[.C87]" office:value-type="float" office:value="43">
            <text:p>43</text:p>
          </table:table-cell>
          <table:table-cell table:formula="of:=[.C13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[.C88]" office:value-type="float" office:value="33">
            <text:p>33</text:p>
          </table:table-cell>
          <table:table-cell table:formula="of:=[.C138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[.C89]" office:value-type="float" office:value="28">
            <text:p>28</text:p>
          </table:table-cell>
          <table:table-cell table:formula="of:=[.C139]*0.15" office:value-type="float" office:value="4.2">
            <text:p>4.2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[.C90]" office:value-type="float" office:value="34">
            <text:p>34</text:p>
          </table:table-cell>
          <table:table-cell table:formula="of:=[.C140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[.C91]" office:value-type="float" office:value="44">
            <text:p>44</text:p>
          </table:table-cell>
          <table:table-cell table:formula="of:=[.C141]*0.15" office:value-type="float" office:value="6.6">
            <text:p>6.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[.C92]" office:value-type="float" office:value="55">
            <text:p>55</text:p>
          </table:table-cell>
          <table:table-cell table:formula="of:=[.C142]*0.15" office:value-type="float" office:value="8.25">
            <text:p>8.2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[.C93]" office:value-type="float" office:value="31">
            <text:p>31</text:p>
          </table:table-cell>
          <table:table-cell table:formula="of:=[.C143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[.C94]" office:value-type="float" office:value="31">
            <text:p>31</text:p>
          </table:table-cell>
          <table:table-cell table:formula="of:=[.C14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[.C95]" office:value-type="float" office:value="42">
            <text:p>42</text:p>
          </table:table-cell>
          <table:table-cell table:formula="of:=[.C145]*0.15" office:value-type="float" office:value="6.3">
            <text:p>6.3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[.C96]" office:value-type="float" office:value="40">
            <text:p>40</text:p>
          </table:table-cell>
          <table:table-cell table:formula="of:=[.C146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[.C97]" office:value-type="float" office:value="16">
            <text:p>16</text:p>
          </table:table-cell>
          <table:table-cell table:formula="of:=[.C147]*0.15" office:value-type="float" office:value="2.4">
            <text:p>2.4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[.C98]" office:value-type="float" office:value="31">
            <text:p>31</text:p>
          </table:table-cell>
          <table:table-cell table:formula="of:=[.C148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[.C99]" office:value-type="float" office:value="40">
            <text:p>40</text:p>
          </table:table-cell>
          <table:table-cell table:formula="of:=[.C149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[.C100]" office:value-type="float" office:value="43">
            <text:p>43</text:p>
          </table:table-cell>
          <table:table-cell table:formula="of:=[.C150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[.C101]" office:value-type="float" office:value="34">
            <text:p>34</text:p>
          </table:table-cell>
          <table:table-cell table:formula="of:=[.C151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[.C102]" office:value-type="float" office:value="37">
            <text:p>37</text:p>
          </table:table-cell>
          <table:table-cell table:formula="of:=[.C15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[.C103]" office:value-type="float" office:value="21">
            <text:p>21</text:p>
          </table:table-cell>
          <table:table-cell table:formula="of:=[.C153]*0.15" office:value-type="float" office:value="3.15">
            <text:p>3.1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[.C104]" office:value-type="float" office:value="23">
            <text:p>23</text:p>
          </table:table-cell>
          <table:table-cell table:formula="of:=[.C15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[.C105]" office:value-type="float" office:value="49">
            <text:p>49</text:p>
          </table:table-cell>
          <table:table-cell table:formula="of:=[.C155]*0.15" office:value-type="float" office:value="7.35">
            <text:p>7.3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[.C106]" office:value-type="float" office:value="39">
            <text:p>39</text:p>
          </table:table-cell>
          <table:table-cell table:formula="of:=[.C156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[.C107]" office:value-type="float" office:value="43">
            <text:p>43</text:p>
          </table:table-cell>
          <table:table-cell table:formula="of:=[.C15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[.C108]" office:value-type="float" office:value="25">
            <text:p>25</text:p>
          </table:table-cell>
          <table:table-cell table:formula="of:=[.C158]*0.15" office:value-type="float" office:value="3.75">
            <text:p>3.7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[.C109]" office:value-type="float" office:value="32">
            <text:p>32</text:p>
          </table:table-cell>
          <table:table-cell table:formula="of:=[.C159]*0.15" office:value-type="float" office:value="4.8">
            <text:p>4.8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[.C110]" office:value-type="float" office:value="17">
            <text:p>17</text:p>
          </table:table-cell>
          <table:table-cell table:formula="of:=[.C160]*0.15" office:value-type="float" office:value="2.55">
            <text:p>2.5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[.C111]" office:value-type="float" office:value="39">
            <text:p>39</text:p>
          </table:table-cell>
          <table:table-cell table:formula="of:=[.C161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[.C112]" office:value-type="float" office:value="37">
            <text:p>37</text:p>
          </table:table-cell>
          <table:table-cell table:formula="of:=[.C16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[.C113]" office:value-type="float" office:value="24">
            <text:p>24</text:p>
          </table:table-cell>
          <table:table-cell table:formula="of:=[.C16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[.C114]" office:value-type="float" office:value="31">
            <text:p>31</text:p>
          </table:table-cell>
          <table:table-cell table:formula="of:=[.C16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[.C115]" office:value-type="float" office:value="41">
            <text:p>41</text:p>
          </table:table-cell>
          <table:table-cell table:formula="of:=[.C165]*0.15" office:value-type="float" office:value="6.15">
            <text:p>6.1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[.C116]" office:value-type="float" office:value="33">
            <text:p>33</text:p>
          </table:table-cell>
          <table:table-cell table:formula="of:=[.C16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[.C117]" office:value-type="float" office:value="43">
            <text:p>43</text:p>
          </table:table-cell>
          <table:table-cell table:formula="of:=[.C16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[.C118]" office:value-type="float" office:value="24">
            <text:p>24</text:p>
          </table:table-cell>
          <table:table-cell table:formula="of:=[.C16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[.C119]" office:value-type="float" office:value="30">
            <text:p>30</text:p>
          </table:table-cell>
          <table:table-cell table:formula="of:=[.C169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[.C120]" office:value-type="float" office:value="20">
            <text:p>20</text:p>
          </table:table-cell>
          <table:table-cell table:formula="of:=[.C170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[.C121]" office:value-type="float" office:value="15">
            <text:p>15</text:p>
          </table:table-cell>
          <table:table-cell table:formula="of:=[.C171]*0.15" office:value-type="float" office:value="2.25">
            <text:p>2.2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[.C122]" office:value-type="float" office:value="20">
            <text:p>20</text:p>
          </table:table-cell>
          <table:table-cell table:formula="of:=[.C172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[.C123]" office:value-type="float" office:value="24">
            <text:p>24</text:p>
          </table:table-cell>
          <table:table-cell table:formula="of:=[.C17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[.C124]" office:value-type="float" office:value="23">
            <text:p>23</text:p>
          </table:table-cell>
          <table:table-cell table:formula="of:=[.C17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[.C125]" office:value-type="float" office:value="29">
            <text:p>29</text:p>
          </table:table-cell>
          <table:table-cell table:formula="of:=[.C175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[.C126]" office:value-type="float" office:value="23">
            <text:p>23</text:p>
          </table:table-cell>
          <table:table-cell table:formula="of:=[.C176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[.C127]" office:value-type="float" office:value="31">
            <text:p>31</text:p>
          </table:table-cell>
          <table:table-cell table:formula="of:=[.C177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[.C128]" office:value-type="float" office:value="24">
            <text:p>24</text:p>
          </table:table-cell>
          <table:table-cell table:formula="of:=[.C17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[.C129]" office:value-type="float" office:value="26">
            <text:p>26</text:p>
          </table:table-cell>
          <table:table-cell table:formula="of:=[.C179]*0.15" office:value-type="float" office:value="3.9">
            <text:p>3.9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[.C130]" office:value-type="float" office:value="24">
            <text:p>24</text:p>
          </table:table-cell>
          <table:table-cell table:formula="of:=[.C180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[.C131]" office:value-type="float" office:value="29">
            <text:p>29</text:p>
          </table:table-cell>
          <table:table-cell table:formula="of:=[.C181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[.C132]" office:value-type="float" office:value="33">
            <text:p>33</text:p>
          </table:table-cell>
          <table:table-cell table:formula="of:=[.C182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[.C133]" office:value-type="float" office:value="24">
            <text:p>24</text:p>
          </table:table-cell>
          <table:table-cell table:formula="of:=[.C18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[.C134]" office:value-type="float" office:value="24">
            <text:p>24</text:p>
          </table:table-cell>
          <table:table-cell table:formula="of:=[.C184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[.C135]" office:value-type="float" office:value="30">
            <text:p>30</text:p>
          </table:table-cell>
          <table:table-cell table:formula="of:=[.C185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[.C136]" office:value-type="float" office:value="33">
            <text:p>33</text:p>
          </table:table-cell>
          <table:table-cell table:formula="of:=[.C18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[.C137]" office:value-type="float" office:value="43">
            <text:p>43</text:p>
          </table:table-cell>
          <table:table-cell table:formula="of:=[.C18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[.C138]" office:value-type="float" office:value="33">
            <text:p>33</text:p>
          </table:table-cell>
          <table:table-cell table:formula="of:=[.C188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[.C139]" office:value-type="float" office:value="28">
            <text:p>28</text:p>
          </table:table-cell>
          <table:table-cell table:formula="of:=[.C189]*0.15" office:value-type="float" office:value="4.2">
            <text:p>4.2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[.C140]" office:value-type="float" office:value="34">
            <text:p>34</text:p>
          </table:table-cell>
          <table:table-cell table:formula="of:=[.C190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[.C141]" office:value-type="float" office:value="44">
            <text:p>44</text:p>
          </table:table-cell>
          <table:table-cell table:formula="of:=[.C191]*0.15" office:value-type="float" office:value="6.6">
            <text:p>6.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[.C142]" office:value-type="float" office:value="55">
            <text:p>55</text:p>
          </table:table-cell>
          <table:table-cell table:formula="of:=[.C192]*0.15" office:value-type="float" office:value="8.25">
            <text:p>8.2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[.C143]" office:value-type="float" office:value="31">
            <text:p>31</text:p>
          </table:table-cell>
          <table:table-cell table:formula="of:=[.C193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[.C144]" office:value-type="float" office:value="31">
            <text:p>31</text:p>
          </table:table-cell>
          <table:table-cell table:formula="of:=[.C19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[.C145]" office:value-type="float" office:value="42">
            <text:p>42</text:p>
          </table:table-cell>
          <table:table-cell table:formula="of:=[.C195]*0.15" office:value-type="float" office:value="6.3">
            <text:p>6.3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[.C146]" office:value-type="float" office:value="40">
            <text:p>40</text:p>
          </table:table-cell>
          <table:table-cell table:formula="of:=[.C196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[.C147]" office:value-type="float" office:value="16">
            <text:p>16</text:p>
          </table:table-cell>
          <table:table-cell table:formula="of:=[.C197]*0.15" office:value-type="float" office:value="2.4">
            <text:p>2.4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[.C148]" office:value-type="float" office:value="31">
            <text:p>31</text:p>
          </table:table-cell>
          <table:table-cell table:formula="of:=[.C198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[.C149]" office:value-type="float" office:value="40">
            <text:p>40</text:p>
          </table:table-cell>
          <table:table-cell table:formula="of:=[.C199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[.C150]" office:value-type="float" office:value="43">
            <text:p>43</text:p>
          </table:table-cell>
          <table:table-cell table:formula="of:=[.C200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[.C151]" office:value-type="float" office:value="34">
            <text:p>34</text:p>
          </table:table-cell>
          <table:table-cell table:formula="of:=[.C201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[.C152]" office:value-type="float" office:value="37">
            <text:p>37</text:p>
          </table:table-cell>
          <table:table-cell table:formula="of:=[.C20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[.C153]" office:value-type="float" office:value="21">
            <text:p>21</text:p>
          </table:table-cell>
          <table:table-cell table:formula="of:=[.C203]*0.15" office:value-type="float" office:value="3.15">
            <text:p>3.1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[.C154]" office:value-type="float" office:value="23">
            <text:p>23</text:p>
          </table:table-cell>
          <table:table-cell table:formula="of:=[.C20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[.C155]" office:value-type="float" office:value="49">
            <text:p>49</text:p>
          </table:table-cell>
          <table:table-cell table:formula="of:=[.C205]*0.15" office:value-type="float" office:value="7.35">
            <text:p>7.3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[.C156]" office:value-type="float" office:value="39">
            <text:p>39</text:p>
          </table:table-cell>
          <table:table-cell table:formula="of:=[.C206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[.C157]" office:value-type="float" office:value="43">
            <text:p>43</text:p>
          </table:table-cell>
          <table:table-cell table:formula="of:=[.C20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[.C158]" office:value-type="float" office:value="25">
            <text:p>25</text:p>
          </table:table-cell>
          <table:table-cell table:formula="of:=[.C208]*0.15" office:value-type="float" office:value="3.75">
            <text:p>3.7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[.C159]" office:value-type="float" office:value="32">
            <text:p>32</text:p>
          </table:table-cell>
          <table:table-cell table:formula="of:=[.C209]*0.15" office:value-type="float" office:value="4.8">
            <text:p>4.8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[.C160]" office:value-type="float" office:value="17">
            <text:p>17</text:p>
          </table:table-cell>
          <table:table-cell table:formula="of:=[.C210]*0.15" office:value-type="float" office:value="2.55">
            <text:p>2.5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[.C161]" office:value-type="float" office:value="39">
            <text:p>39</text:p>
          </table:table-cell>
          <table:table-cell table:formula="of:=[.C211]*0.15" office:value-type="float" office:value="5.85">
            <text:p>5.8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[.C162]" office:value-type="float" office:value="37">
            <text:p>37</text:p>
          </table:table-cell>
          <table:table-cell table:formula="of:=[.C212]*0.15" office:value-type="float" office:value="5.55">
            <text:p>5.5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[.C163]" office:value-type="float" office:value="24">
            <text:p>24</text:p>
          </table:table-cell>
          <table:table-cell table:formula="of:=[.C21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[.C164]" office:value-type="float" office:value="31">
            <text:p>31</text:p>
          </table:table-cell>
          <table:table-cell table:formula="of:=[.C21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[.C165]" office:value-type="float" office:value="41">
            <text:p>41</text:p>
          </table:table-cell>
          <table:table-cell table:formula="of:=[.C215]*0.15" office:value-type="float" office:value="6.15">
            <text:p>6.1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[.C166]" office:value-type="float" office:value="33">
            <text:p>33</text:p>
          </table:table-cell>
          <table:table-cell table:formula="of:=[.C21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[.C167]" office:value-type="float" office:value="43">
            <text:p>43</text:p>
          </table:table-cell>
          <table:table-cell table:formula="of:=[.C21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[.C168]" office:value-type="float" office:value="24">
            <text:p>24</text:p>
          </table:table-cell>
          <table:table-cell table:formula="of:=[.C21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[.C169]" office:value-type="float" office:value="30">
            <text:p>30</text:p>
          </table:table-cell>
          <table:table-cell table:formula="of:=[.C219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[.C170]" office:value-type="float" office:value="20">
            <text:p>20</text:p>
          </table:table-cell>
          <table:table-cell table:formula="of:=[.C220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[.C171]" office:value-type="float" office:value="15">
            <text:p>15</text:p>
          </table:table-cell>
          <table:table-cell table:formula="of:=[.C221]*0.15" office:value-type="float" office:value="2.25">
            <text:p>2.2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[.C172]" office:value-type="float" office:value="20">
            <text:p>20</text:p>
          </table:table-cell>
          <table:table-cell table:formula="of:=[.C222]*0.15" office:value-type="float" office:value="3">
            <text:p>3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[.C173]" office:value-type="float" office:value="24">
            <text:p>24</text:p>
          </table:table-cell>
          <table:table-cell table:formula="of:=[.C22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[.C174]" office:value-type="float" office:value="23">
            <text:p>23</text:p>
          </table:table-cell>
          <table:table-cell table:formula="of:=[.C224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[.C175]" office:value-type="float" office:value="29">
            <text:p>29</text:p>
          </table:table-cell>
          <table:table-cell table:formula="of:=[.C225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[.C176]" office:value-type="float" office:value="23">
            <text:p>23</text:p>
          </table:table-cell>
          <table:table-cell table:formula="of:=[.C226]*0.15" office:value-type="float" office:value="3.45">
            <text:p>3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[.C177]" office:value-type="float" office:value="31">
            <text:p>31</text:p>
          </table:table-cell>
          <table:table-cell table:formula="of:=[.C227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[.C178]" office:value-type="float" office:value="24">
            <text:p>24</text:p>
          </table:table-cell>
          <table:table-cell table:formula="of:=[.C228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[.C179]" office:value-type="float" office:value="26">
            <text:p>26</text:p>
          </table:table-cell>
          <table:table-cell table:formula="of:=[.C229]*0.15" office:value-type="float" office:value="3.9">
            <text:p>3.9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[.C180]" office:value-type="float" office:value="24">
            <text:p>24</text:p>
          </table:table-cell>
          <table:table-cell table:formula="of:=[.C230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[.C181]" office:value-type="float" office:value="29">
            <text:p>29</text:p>
          </table:table-cell>
          <table:table-cell table:formula="of:=[.C231]*0.15" office:value-type="float" office:value="4.35">
            <text:p>4.3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[.C182]" office:value-type="float" office:value="33">
            <text:p>33</text:p>
          </table:table-cell>
          <table:table-cell table:formula="of:=[.C232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[.C183]" office:value-type="float" office:value="24">
            <text:p>24</text:p>
          </table:table-cell>
          <table:table-cell table:formula="of:=[.C233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[.C184]" office:value-type="float" office:value="24">
            <text:p>24</text:p>
          </table:table-cell>
          <table:table-cell table:formula="of:=[.C234]*0.15" office:value-type="float" office:value="3.6">
            <text:p>3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[.C185]" office:value-type="float" office:value="30">
            <text:p>30</text:p>
          </table:table-cell>
          <table:table-cell table:formula="of:=[.C235]*0.15" office:value-type="float" office:value="4.5">
            <text:p>4.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[.C186]" office:value-type="float" office:value="33">
            <text:p>33</text:p>
          </table:table-cell>
          <table:table-cell table:formula="of:=[.C236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[.C187]" office:value-type="float" office:value="43">
            <text:p>43</text:p>
          </table:table-cell>
          <table:table-cell table:formula="of:=[.C237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[.C188]" office:value-type="float" office:value="33">
            <text:p>33</text:p>
          </table:table-cell>
          <table:table-cell table:formula="of:=[.C238]*0.15" office:value-type="float" office:value="4.95">
            <text:p>4.9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[.C189]" office:value-type="float" office:value="28">
            <text:p>28</text:p>
          </table:table-cell>
          <table:table-cell table:formula="of:=[.C239]*0.15" office:value-type="float" office:value="4.2">
            <text:p>4.2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[.C190]" office:value-type="float" office:value="34">
            <text:p>34</text:p>
          </table:table-cell>
          <table:table-cell table:formula="of:=[.C240]*0.15" office:value-type="float" office:value="5.1">
            <text:p>5.1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[.C191]" office:value-type="float" office:value="44">
            <text:p>44</text:p>
          </table:table-cell>
          <table:table-cell table:formula="of:=[.C241]*0.15" office:value-type="float" office:value="6.6">
            <text:p>6.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[.C192]" office:value-type="float" office:value="55">
            <text:p>55</text:p>
          </table:table-cell>
          <table:table-cell table:formula="of:=[.C242]*0.15" office:value-type="float" office:value="8.25">
            <text:p>8.2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[.C193]" office:value-type="float" office:value="31">
            <text:p>31</text:p>
          </table:table-cell>
          <table:table-cell table:formula="of:=[.C243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[.C194]" office:value-type="float" office:value="31">
            <text:p>31</text:p>
          </table:table-cell>
          <table:table-cell table:formula="of:=[.C244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[.C195]" office:value-type="float" office:value="42">
            <text:p>42</text:p>
          </table:table-cell>
          <table:table-cell table:formula="of:=[.C245]*0.15" office:value-type="float" office:value="6.3">
            <text:p>6.3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[.C196]" office:value-type="float" office:value="40">
            <text:p>40</text:p>
          </table:table-cell>
          <table:table-cell table:formula="of:=[.C246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[.C197]" office:value-type="float" office:value="16">
            <text:p>16</text:p>
          </table:table-cell>
          <table:table-cell table:formula="of:=[.C247]*0.15" office:value-type="float" office:value="2.4">
            <text:p>2.4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[.C198]" office:value-type="float" office:value="31">
            <text:p>31</text:p>
          </table:table-cell>
          <table:table-cell table:formula="of:=[.C248]*0.15" office:value-type="float" office:value="4.65">
            <text:p>4.6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[.C199]" office:value-type="float" office:value="40">
            <text:p>40</text:p>
          </table:table-cell>
          <table:table-cell table:formula="of:=[.C249]*0.15" office:value-type="float" office:value="6">
            <text:p>6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[.C200]" office:value-type="float" office:value="43">
            <text:p>43</text:p>
          </table:table-cell>
          <table:table-cell table:formula="of:=[.C250]*0.15" office:value-type="float" office:value="6.45">
            <text:p>6.45</text:p>
          </table:table-cell>
        </table:table-row>
        <table:table-row table:style-name="ro1">
          <table:table-cell table:style-name="Default"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[.C201]" office:value-type="float" office:value="34">
            <text:p>34</text:p>
          </table:table-cell>
          <table:table-cell table:formula="of:=[.C251]*0.15" office:value-type="float" office:value="5.1">
            <text:p>5.1</text:p>
          </table:table-cell>
        </table:table-row>
        <table:table-row table:style-name="ro1">
          <table:table-cell office:value-type="string">
            <text:p>2010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52]*0.15" office:value-type="float" office:value="4.95">
            <text:p>4.95</text:p>
          </table:table-cell>
        </table:table-row>
        <table:table-row table:style-name="ro1">
          <table:table-cell office:value-type="string">
            <text:p>20100102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50">
            <text:p>50</text:p>
          </table:table-cell>
          <table:table-cell table:formula="of:=[.C253]*0.15" office:value-type="float" office:value="7.5">
            <text:p>7.5</text:p>
          </table:table-cell>
        </table:table-row>
        <table:table-row table:style-name="ro1">
          <table:table-cell office:value-type="string">
            <text:p>20100103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54]*0.15" office:value-type="float" office:value="4.2">
            <text:p>4.2</text:p>
          </table:table-cell>
        </table:table-row>
        <table:table-row table:style-name="ro1">
          <table:table-cell office:value-type="string">
            <text:p>20100104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55]*0.15" office:value-type="float" office:value="4.95">
            <text:p>4.95</text:p>
          </table:table-cell>
        </table:table-row>
        <table:table-row table:style-name="ro1">
          <table:table-cell office:value-type="string">
            <text:p>20100105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56]*0.15" office:value-type="float" office:value="5.1">
            <text:p>5.1</text:p>
          </table:table-cell>
        </table:table-row>
        <table:table-row table:style-name="ro1">
          <table:table-cell office:value-type="string">
            <text:p>20100106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257]*0.15" office:value-type="float" office:value="5.85">
            <text:p>5.85</text:p>
          </table:table-cell>
        </table:table-row>
        <table:table-row table:style-name="ro1">
          <table:table-cell office:value-type="string">
            <text:p>20100107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58]*0.15" office:value-type="float" office:value="3.15">
            <text:p>3.15</text:p>
          </table:table-cell>
        </table:table-row>
        <table:table-row table:style-name="ro1">
          <table:table-cell office:value-type="string">
            <text:p>20100108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59]*0.15" office:value-type="float" office:value="5.4">
            <text:p>5.4</text:p>
          </table:table-cell>
        </table:table-row>
        <table:table-row table:style-name="ro1">
          <table:table-cell office:value-type="string">
            <text:p>20100109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60]*0.15" office:value-type="float" office:value="3.45">
            <text:p>3.45</text:p>
          </table:table-cell>
        </table:table-row>
        <table:table-row table:style-name="ro1">
          <table:table-cell office:value-type="string">
            <text:p>20100110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61]*0.15" office:value-type="float" office:value="4.35">
            <text:p>4.35</text:p>
          </table:table-cell>
        </table:table-row>
        <table:table-row table:style-name="ro1">
          <table:table-cell office:value-type="string">
            <text:p>2010011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262]*0.15" office:value-type="float" office:value="2.85">
            <text:p>2.85</text:p>
          </table:table-cell>
        </table:table-row>
        <table:table-row table:style-name="ro1">
          <table:table-cell office:value-type="string">
            <text:p>20100112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263]*0.15" office:value-type="float" office:value="2.7">
            <text:p>2.7</text:p>
          </table:table-cell>
        </table:table-row>
        <table:table-row table:style-name="ro1">
          <table:table-cell office:value-type="string">
            <text:p>20100113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64]*0.15" office:value-type="float" office:value="4.65">
            <text:p>4.65</text:p>
          </table:table-cell>
        </table:table-row>
        <table:table-row table:style-name="ro1">
          <table:table-cell office:value-type="string">
            <text:p>20100114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265]*0.15" office:value-type="float" office:value="2.7">
            <text:p>2.7</text:p>
          </table:table-cell>
        </table:table-row>
        <table:table-row table:style-name="ro1">
          <table:table-cell office:value-type="string">
            <text:p>20100115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66]*0.15" office:value-type="float" office:value="4.05">
            <text:p>4.05</text:p>
          </table:table-cell>
        </table:table-row>
        <table:table-row table:style-name="ro1">
          <table:table-cell office:value-type="string">
            <text:p>20100116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49">
            <text:p>49</text:p>
          </table:table-cell>
          <table:table-cell table:formula="of:=[.C267]*0.15" office:value-type="float" office:value="7.35">
            <text:p>7.35</text:p>
          </table:table-cell>
        </table:table-row>
        <table:table-row table:style-name="ro1">
          <table:table-cell office:value-type="string">
            <text:p>20100117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68]*0.15" office:value-type="float" office:value="3.45">
            <text:p>3.45</text:p>
          </table:table-cell>
        </table:table-row>
        <table:table-row table:style-name="ro1">
          <table:table-cell office:value-type="string">
            <text:p>20100118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269]*0.15" office:value-type="float" office:value="6.6">
            <text:p>6.6</text:p>
          </table:table-cell>
        </table:table-row>
        <table:table-row table:style-name="ro1">
          <table:table-cell office:value-type="string">
            <text:p>20100119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70]*0.15" office:value-type="float" office:value="3.15">
            <text:p>3.15</text:p>
          </table:table-cell>
        </table:table-row>
        <table:table-row table:style-name="ro1">
          <table:table-cell office:value-type="string">
            <text:p>20100120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71]*0.15" office:value-type="float" office:value="4.95">
            <text:p>4.95</text:p>
          </table:table-cell>
        </table:table-row>
        <table:table-row table:style-name="ro1">
          <table:table-cell office:value-type="string">
            <text:p>2010012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72]*0.15" office:value-type="float" office:value="3.75">
            <text:p>3.75</text:p>
          </table:table-cell>
        </table:table-row>
        <table:table-row table:style-name="ro1">
          <table:table-cell office:value-type="string">
            <text:p>20100122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73]*0.15" office:value-type="float" office:value="4.35">
            <text:p>4.35</text:p>
          </table:table-cell>
        </table:table-row>
        <table:table-row table:style-name="ro1">
          <table:table-cell office:value-type="string">
            <text:p>20100123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274]*0.15" office:value-type="float" office:value="6.45">
            <text:p>6.45</text:p>
          </table:table-cell>
        </table:table-row>
        <table:table-row table:style-name="ro1">
          <table:table-cell office:value-type="string">
            <text:p>20100124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75]*0.15" office:value-type="float" office:value="3.9">
            <text:p>3.9</text:p>
          </table:table-cell>
        </table:table-row>
        <table:table-row table:style-name="ro1">
          <table:table-cell office:value-type="string">
            <text:p>20100125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76]*0.15" office:value-type="float" office:value="5.55">
            <text:p>5.55</text:p>
          </table:table-cell>
        </table:table-row>
        <table:table-row table:style-name="ro1">
          <table:table-cell office:value-type="string">
            <text:p>20100126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14">
            <text:p>14</text:p>
          </table:table-cell>
          <table:table-cell table:formula="of:=[.C277]*0.15" office:value-type="float" office:value="2.1">
            <text:p>2.1</text:p>
          </table:table-cell>
        </table:table-row>
        <table:table-row table:style-name="ro1">
          <table:table-cell office:value-type="string">
            <text:p>20100127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278]*0.15" office:value-type="float" office:value="6.6">
            <text:p>6.6</text:p>
          </table:table-cell>
        </table:table-row>
        <table:table-row table:style-name="ro1">
          <table:table-cell office:value-type="string">
            <text:p>20100128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79]*0.15" office:value-type="float" office:value="3.45">
            <text:p>3.45</text:p>
          </table:table-cell>
        </table:table-row>
        <table:table-row table:style-name="ro1">
          <table:table-cell office:value-type="string">
            <text:p>20100129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80]*0.15" office:value-type="float" office:value="3.75">
            <text:p>3.75</text:p>
          </table:table-cell>
        </table:table-row>
        <table:table-row table:style-name="ro1">
          <table:table-cell office:value-type="string">
            <text:p>20100130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81]*0.15" office:value-type="float" office:value="5.1">
            <text:p>5.1</text:p>
          </table:table-cell>
        </table:table-row>
        <table:table-row table:style-name="ro1">
          <table:table-cell office:value-type="string">
            <text:p>2010013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82]*0.15" office:value-type="float" office:value="4.5">
            <text:p>4.5</text:p>
          </table:table-cell>
        </table:table-row>
        <table:table-row table:style-name="ro1">
          <table:table-cell office:value-type="string">
            <text:p>201002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83]*0.15" office:value-type="float" office:value="4.2">
            <text:p>4.2</text:p>
          </table:table-cell>
        </table:table-row>
        <table:table-row table:style-name="ro1">
          <table:table-cell office:value-type="string">
            <text:p>20100202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45">
            <text:p>45</text:p>
          </table:table-cell>
          <table:table-cell table:formula="of:=[.C284]*0.15" office:value-type="float" office:value="6.75">
            <text:p>6.75</text:p>
          </table:table-cell>
        </table:table-row>
        <table:table-row table:style-name="ro1">
          <table:table-cell office:value-type="string">
            <text:p>20100203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3">
            <text:p>3</text:p>
          </table:table-cell>
          <table:table-cell table:formula="of:=[.C285]*0.15" office:value-type="float" office:value="0.45">
            <text:p>0.45</text:p>
          </table:table-cell>
        </table:table-row>
        <table:table-row table:style-name="ro1">
          <table:table-cell office:value-type="string">
            <text:p>20100204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86]*0.15" office:value-type="float" office:value="5.25">
            <text:p>5.25</text:p>
          </table:table-cell>
        </table:table-row>
        <table:table-row table:style-name="ro1">
          <table:table-cell office:value-type="string">
            <text:p>20100205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87]*0.15" office:value-type="float" office:value="4.35">
            <text:p>4.35</text:p>
          </table:table-cell>
        </table:table-row>
        <table:table-row table:style-name="ro1">
          <table:table-cell office:value-type="string">
            <text:p>20100206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88]*0.15" office:value-type="float" office:value="3.6">
            <text:p>3.6</text:p>
          </table:table-cell>
        </table:table-row>
        <table:table-row table:style-name="ro1">
          <table:table-cell office:value-type="string">
            <text:p>20100207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14">
            <text:p>14</text:p>
          </table:table-cell>
          <table:table-cell table:formula="of:=[.C289]*0.15" office:value-type="float" office:value="2.1">
            <text:p>2.1</text:p>
          </table:table-cell>
        </table:table-row>
        <table:table-row table:style-name="ro1">
          <table:table-cell office:value-type="string">
            <text:p>20100208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90]*0.15" office:value-type="float" office:value="5.7">
            <text:p>5.7</text:p>
          </table:table-cell>
        </table:table-row>
        <table:table-row table:style-name="ro1">
          <table:table-cell office:value-type="string">
            <text:p>20100209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91]*0.15" office:value-type="float" office:value="5.4">
            <text:p>5.4</text:p>
          </table:table-cell>
        </table:table-row>
        <table:table-row table:style-name="ro1">
          <table:table-cell office:value-type="string">
            <text:p>20100210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92]*0.15" office:value-type="float" office:value="5.1">
            <text:p>5.1</text:p>
          </table:table-cell>
        </table:table-row>
        <table:table-row table:style-name="ro1">
          <table:table-cell office:value-type="string">
            <text:p>2010021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93]*0.15" office:value-type="float" office:value="2.25">
            <text:p>2.25</text:p>
          </table:table-cell>
        </table:table-row>
        <table:table-row table:style-name="ro1">
          <table:table-cell office:value-type="string">
            <text:p>20100212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12">
            <text:p>12</text:p>
          </table:table-cell>
          <table:table-cell table:formula="of:=[.C294]*0.15" office:value-type="float" office:value="1.8">
            <text:p>1.8</text:p>
          </table:table-cell>
        </table:table-row>
        <table:table-row table:style-name="ro1">
          <table:table-cell office:value-type="string">
            <text:p>20100213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22">
            <text:p>22</text:p>
          </table:table-cell>
          <table:table-cell table:formula="of:=[.C295]*0.15" office:value-type="float" office:value="3.3">
            <text:p>3.3</text:p>
          </table:table-cell>
        </table:table-row>
        <table:table-row table:style-name="ro1">
          <table:table-cell office:value-type="string">
            <text:p>20100214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96]*0.15" office:value-type="float" office:value="5.1">
            <text:p>5.1</text:p>
          </table:table-cell>
        </table:table-row>
        <table:table-row table:style-name="ro1">
          <table:table-cell office:value-type="string">
            <text:p>20100215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46">
            <text:p>46</text:p>
          </table:table-cell>
          <table:table-cell table:formula="of:=[.C297]*0.15" office:value-type="float" office:value="6.9">
            <text:p>6.9</text:p>
          </table:table-cell>
        </table:table-row>
        <table:table-row table:style-name="ro1">
          <table:table-cell office:value-type="string">
            <text:p>20100216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298]*0.15" office:value-type="float" office:value="6.15">
            <text:p>6.15</text:p>
          </table:table-cell>
        </table:table-row>
        <table:table-row table:style-name="ro1">
          <table:table-cell office:value-type="string">
            <text:p>20100217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299]*0.15" office:value-type="float" office:value="2.7">
            <text:p>2.7</text:p>
          </table:table-cell>
        </table:table-row>
        <table:table-row table:style-name="ro1">
          <table:table-cell office:value-type="string">
            <text:p>20100218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300]*0.15" office:value-type="float" office:value="4.95">
            <text:p>4.95</text:p>
          </table:table-cell>
        </table:table-row>
        <table:table-row table:style-name="ro1">
          <table:table-cell office:value-type="string">
            <text:p>20100219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301]*0.15" office:value-type="float" office:value="5.7">
            <text:p>5.7</text:p>
          </table:table-cell>
        </table:table-row>
        <table:table-row table:style-name="ro1">
          <table:table-cell office:value-type="string">
            <text:p>20100220</text:p>
          </table:table-cell>
          <table:table-cell office:value-type="float" office:value="1">
            <text:p>1</text:p>
          </table:table-cell>
          <table:table-cell table:formula="of:=[.C252]" office:value-type="float" office:value="33">
            <text:p>33</text:p>
          </table:table-cell>
          <table:table-cell table:formula="of:=[.C302]*0.15" office:value-type="float" office:value="4.95">
            <text:p>4.95</text:p>
          </table:table-cell>
        </table:table-row>
        <table:table-row table:style-name="ro1">
          <table:table-cell office:value-type="string">
            <text:p>20100221</text:p>
          </table:table-cell>
          <table:table-cell office:value-type="float" office:value="2">
            <text:p>2</text:p>
          </table:table-cell>
          <table:table-cell table:formula="of:=[.C253]" office:value-type="float" office:value="50">
            <text:p>50</text:p>
          </table:table-cell>
          <table:table-cell table:formula="of:=[.C303]*0.15" office:value-type="float" office:value="7.5">
            <text:p>7.5</text:p>
          </table:table-cell>
        </table:table-row>
        <table:table-row table:style-name="ro1">
          <table:table-cell office:value-type="string">
            <text:p>20100222</text:p>
          </table:table-cell>
          <table:table-cell office:value-type="float" office:value="3">
            <text:p>3</text:p>
          </table:table-cell>
          <table:table-cell table:formula="of:=[.C254]" office:value-type="float" office:value="28">
            <text:p>28</text:p>
          </table:table-cell>
          <table:table-cell table:formula="of:=[.C304]*0.15" office:value-type="float" office:value="4.2">
            <text:p>4.2</text:p>
          </table:table-cell>
        </table:table-row>
        <table:table-row table:style-name="ro1">
          <table:table-cell office:value-type="string">
            <text:p>20100223</text:p>
          </table:table-cell>
          <table:table-cell office:value-type="float" office:value="4">
            <text:p>4</text:p>
          </table:table-cell>
          <table:table-cell table:formula="of:=[.C255]" office:value-type="float" office:value="33">
            <text:p>33</text:p>
          </table:table-cell>
          <table:table-cell table:formula="of:=[.C305]*0.15" office:value-type="float" office:value="4.95">
            <text:p>4.95</text:p>
          </table:table-cell>
        </table:table-row>
        <table:table-row table:style-name="ro1">
          <table:table-cell office:value-type="string">
            <text:p>20100224</text:p>
          </table:table-cell>
          <table:table-cell office:value-type="float" office:value="5">
            <text:p>5</text:p>
          </table:table-cell>
          <table:table-cell table:formula="of:=[.C256]" office:value-type="float" office:value="34">
            <text:p>34</text:p>
          </table:table-cell>
          <table:table-cell table:formula="of:=[.C306]*0.15" office:value-type="float" office:value="5.1">
            <text:p>5.1</text:p>
          </table:table-cell>
        </table:table-row>
        <table:table-row table:style-name="ro1">
          <table:table-cell office:value-type="string">
            <text:p>20100225</text:p>
          </table:table-cell>
          <table:table-cell office:value-type="float" office:value="6">
            <text:p>6</text:p>
          </table:table-cell>
          <table:table-cell table:formula="of:=[.C257]" office:value-type="float" office:value="39">
            <text:p>39</text:p>
          </table:table-cell>
          <table:table-cell table:formula="of:=[.C307]*0.15" office:value-type="float" office:value="5.85">
            <text:p>5.85</text:p>
          </table:table-cell>
        </table:table-row>
        <table:table-row table:style-name="ro1">
          <table:table-cell office:value-type="string">
            <text:p>20100226</text:p>
          </table:table-cell>
          <table:table-cell office:value-type="float" office:value="7">
            <text:p>7</text:p>
          </table:table-cell>
          <table:table-cell table:formula="of:=[.C258]" office:value-type="float" office:value="21">
            <text:p>21</text:p>
          </table:table-cell>
          <table:table-cell table:formula="of:=[.C308]*0.15" office:value-type="float" office:value="3.15">
            <text:p>3.15</text:p>
          </table:table-cell>
        </table:table-row>
        <table:table-row table:style-name="ro1">
          <table:table-cell office:value-type="string">
            <text:p>20100227</text:p>
          </table:table-cell>
          <table:table-cell office:value-type="float" office:value="8">
            <text:p>8</text:p>
          </table:table-cell>
          <table:table-cell table:formula="of:=[.C259]" office:value-type="float" office:value="36">
            <text:p>36</text:p>
          </table:table-cell>
          <table:table-cell table:formula="of:=[.C309]*0.15" office:value-type="float" office:value="5.4">
            <text:p>5.4</text:p>
          </table:table-cell>
        </table:table-row>
        <table:table-row table:style-name="ro1">
          <table:table-cell office:value-type="string">
            <text:p>20100228</text:p>
          </table:table-cell>
          <table:table-cell office:value-type="float" office:value="9">
            <text:p>9</text:p>
          </table:table-cell>
          <table:table-cell table:formula="of:=[.C260]" office:value-type="float" office:value="23">
            <text:p>23</text:p>
          </table:table-cell>
          <table:table-cell table:formula="of:=[.C310]*0.15" office:value-type="float" office:value="3.45">
            <text:p>3.45</text:p>
          </table:table-cell>
        </table:table-row>
        <table:table-row table:style-name="ro1">
          <table:table-cell office:value-type="string">
            <text:p>20100301</text:p>
          </table:table-cell>
          <table:table-cell office:value-type="float" office:value="10">
            <text:p>10</text:p>
          </table:table-cell>
          <table:table-cell table:formula="of:=[.C261]" office:value-type="float" office:value="29">
            <text:p>29</text:p>
          </table:table-cell>
          <table:table-cell table:formula="of:=[.C311]*0.15" office:value-type="float" office:value="4.35">
            <text:p>4.35</text:p>
          </table:table-cell>
        </table:table-row>
        <table:table-row table:style-name="ro1">
          <table:table-cell office:value-type="string">
            <text:p>20100302</text:p>
          </table:table-cell>
          <table:table-cell office:value-type="float" office:value="11">
            <text:p>11</text:p>
          </table:table-cell>
          <table:table-cell table:formula="of:=[.C262]" office:value-type="float" office:value="19">
            <text:p>19</text:p>
          </table:table-cell>
          <table:table-cell table:formula="of:=[.C312]*0.15" office:value-type="float" office:value="2.85">
            <text:p>2.85</text:p>
          </table:table-cell>
        </table:table-row>
        <table:table-row table:style-name="ro1">
          <table:table-cell office:value-type="string">
            <text:p>20100303</text:p>
          </table:table-cell>
          <table:table-cell office:value-type="float" office:value="12">
            <text:p>12</text:p>
          </table:table-cell>
          <table:table-cell table:formula="of:=[.C263]" office:value-type="float" office:value="18">
            <text:p>18</text:p>
          </table:table-cell>
          <table:table-cell table:formula="of:=[.C313]*0.15" office:value-type="float" office:value="2.7">
            <text:p>2.7</text:p>
          </table:table-cell>
        </table:table-row>
        <table:table-row table:style-name="ro1">
          <table:table-cell office:value-type="string">
            <text:p>20100304</text:p>
          </table:table-cell>
          <table:table-cell office:value-type="float" office:value="13">
            <text:p>13</text:p>
          </table:table-cell>
          <table:table-cell table:formula="of:=[.C264]" office:value-type="float" office:value="31">
            <text:p>31</text:p>
          </table:table-cell>
          <table:table-cell table:formula="of:=[.C314]*0.15" office:value-type="float" office:value="4.65">
            <text:p>4.65</text:p>
          </table:table-cell>
        </table:table-row>
        <table:table-row table:style-name="ro1">
          <table:table-cell office:value-type="string">
            <text:p>20100305</text:p>
          </table:table-cell>
          <table:table-cell office:value-type="float" office:value="14">
            <text:p>14</text:p>
          </table:table-cell>
          <table:table-cell table:formula="of:=[.C265]" office:value-type="float" office:value="18">
            <text:p>18</text:p>
          </table:table-cell>
          <table:table-cell table:formula="of:=[.C315]*0.15" office:value-type="float" office:value="2.7">
            <text:p>2.7</text:p>
          </table:table-cell>
        </table:table-row>
        <table:table-row table:style-name="ro1">
          <table:table-cell office:value-type="string">
            <text:p>20100306</text:p>
          </table:table-cell>
          <table:table-cell office:value-type="float" office:value="15">
            <text:p>15</text:p>
          </table:table-cell>
          <table:table-cell table:formula="of:=[.C266]" office:value-type="float" office:value="27">
            <text:p>27</text:p>
          </table:table-cell>
          <table:table-cell table:formula="of:=[.C316]*0.15" office:value-type="float" office:value="4.05">
            <text:p>4.05</text:p>
          </table:table-cell>
        </table:table-row>
        <table:table-row table:style-name="ro1">
          <table:table-cell office:value-type="string">
            <text:p>20100307</text:p>
          </table:table-cell>
          <table:table-cell office:value-type="float" office:value="16">
            <text:p>16</text:p>
          </table:table-cell>
          <table:table-cell table:formula="of:=[.C267]" office:value-type="float" office:value="49">
            <text:p>49</text:p>
          </table:table-cell>
          <table:table-cell table:formula="of:=[.C317]*0.15" office:value-type="float" office:value="7.35">
            <text:p>7.35</text:p>
          </table:table-cell>
        </table:table-row>
        <table:table-row table:style-name="ro1">
          <table:table-cell office:value-type="string">
            <text:p>20100308</text:p>
          </table:table-cell>
          <table:table-cell office:value-type="float" office:value="17">
            <text:p>17</text:p>
          </table:table-cell>
          <table:table-cell table:formula="of:=[.C268]" office:value-type="float" office:value="23">
            <text:p>23</text:p>
          </table:table-cell>
          <table:table-cell table:formula="of:=[.C318]*0.15" office:value-type="float" office:value="3.45">
            <text:p>3.45</text:p>
          </table:table-cell>
        </table:table-row>
        <table:table-row table:style-name="ro1">
          <table:table-cell office:value-type="string">
            <text:p>20100309</text:p>
          </table:table-cell>
          <table:table-cell office:value-type="float" office:value="18">
            <text:p>18</text:p>
          </table:table-cell>
          <table:table-cell table:formula="of:=[.C269]" office:value-type="float" office:value="44">
            <text:p>44</text:p>
          </table:table-cell>
          <table:table-cell table:formula="of:=[.C319]*0.15" office:value-type="float" office:value="6.6">
            <text:p>6.6</text:p>
          </table:table-cell>
        </table:table-row>
        <table:table-row table:style-name="ro1">
          <table:table-cell office:value-type="string">
            <text:p>20100310</text:p>
          </table:table-cell>
          <table:table-cell office:value-type="float" office:value="19">
            <text:p>19</text:p>
          </table:table-cell>
          <table:table-cell table:formula="of:=[.C270]" office:value-type="float" office:value="21">
            <text:p>21</text:p>
          </table:table-cell>
          <table:table-cell table:formula="of:=[.C320]*0.15" office:value-type="float" office:value="3.15">
            <text:p>3.15</text:p>
          </table:table-cell>
        </table:table-row>
        <table:table-row table:style-name="ro1">
          <table:table-cell office:value-type="string">
            <text:p>20100311</text:p>
          </table:table-cell>
          <table:table-cell office:value-type="float" office:value="20">
            <text:p>20</text:p>
          </table:table-cell>
          <table:table-cell table:formula="of:=[.C271]" office:value-type="float" office:value="33">
            <text:p>33</text:p>
          </table:table-cell>
          <table:table-cell table:formula="of:=[.C321]*0.15" office:value-type="float" office:value="4.95">
            <text:p>4.95</text:p>
          </table:table-cell>
        </table:table-row>
        <table:table-row table:style-name="ro1">
          <table:table-cell office:value-type="string">
            <text:p>20100312</text:p>
          </table:table-cell>
          <table:table-cell office:value-type="float" office:value="21">
            <text:p>21</text:p>
          </table:table-cell>
          <table:table-cell table:formula="of:=[.C272]" office:value-type="float" office:value="25">
            <text:p>25</text:p>
          </table:table-cell>
          <table:table-cell table:formula="of:=[.C322]*0.15" office:value-type="float" office:value="3.75">
            <text:p>3.75</text:p>
          </table:table-cell>
        </table:table-row>
        <table:table-row table:style-name="ro1">
          <table:table-cell office:value-type="string">
            <text:p>20100313</text:p>
          </table:table-cell>
          <table:table-cell office:value-type="float" office:value="22">
            <text:p>22</text:p>
          </table:table-cell>
          <table:table-cell table:formula="of:=[.C273]" office:value-type="float" office:value="29">
            <text:p>29</text:p>
          </table:table-cell>
          <table:table-cell table:formula="of:=[.C323]*0.15" office:value-type="float" office:value="4.35">
            <text:p>4.35</text:p>
          </table:table-cell>
        </table:table-row>
        <table:table-row table:style-name="ro1">
          <table:table-cell office:value-type="string">
            <text:p>20100314</text:p>
          </table:table-cell>
          <table:table-cell office:value-type="float" office:value="23">
            <text:p>23</text:p>
          </table:table-cell>
          <table:table-cell table:formula="of:=[.C274]" office:value-type="float" office:value="43">
            <text:p>43</text:p>
          </table:table-cell>
          <table:table-cell table:formula="of:=[.C324]*0.15" office:value-type="float" office:value="6.45">
            <text:p>6.45</text:p>
          </table:table-cell>
        </table:table-row>
        <table:table-row table:style-name="ro1">
          <table:table-cell office:value-type="string">
            <text:p>20100315</text:p>
          </table:table-cell>
          <table:table-cell office:value-type="float" office:value="24">
            <text:p>24</text:p>
          </table:table-cell>
          <table:table-cell table:formula="of:=[.C275]" office:value-type="float" office:value="26">
            <text:p>26</text:p>
          </table:table-cell>
          <table:table-cell table:formula="of:=[.C325]*0.15" office:value-type="float" office:value="3.9">
            <text:p>3.9</text:p>
          </table:table-cell>
        </table:table-row>
        <table:table-row table:style-name="ro1">
          <table:table-cell office:value-type="string">
            <text:p>20100316</text:p>
          </table:table-cell>
          <table:table-cell office:value-type="float" office:value="25">
            <text:p>25</text:p>
          </table:table-cell>
          <table:table-cell table:formula="of:=[.C276]" office:value-type="float" office:value="37">
            <text:p>37</text:p>
          </table:table-cell>
          <table:table-cell table:formula="of:=[.C326]*0.15" office:value-type="float" office:value="5.55">
            <text:p>5.55</text:p>
          </table:table-cell>
        </table:table-row>
        <table:table-row table:style-name="ro1">
          <table:table-cell office:value-type="string">
            <text:p>20100317</text:p>
          </table:table-cell>
          <table:table-cell office:value-type="float" office:value="26">
            <text:p>26</text:p>
          </table:table-cell>
          <table:table-cell table:formula="of:=[.C277]" office:value-type="float" office:value="14">
            <text:p>14</text:p>
          </table:table-cell>
          <table:table-cell table:formula="of:=[.C327]*0.15" office:value-type="float" office:value="2.1">
            <text:p>2.1</text:p>
          </table:table-cell>
        </table:table-row>
        <table:table-row table:style-name="ro1">
          <table:table-cell office:value-type="string">
            <text:p>20100318</text:p>
          </table:table-cell>
          <table:table-cell office:value-type="float" office:value="27">
            <text:p>27</text:p>
          </table:table-cell>
          <table:table-cell table:formula="of:=[.C278]" office:value-type="float" office:value="44">
            <text:p>44</text:p>
          </table:table-cell>
          <table:table-cell table:formula="of:=[.C328]*0.15" office:value-type="float" office:value="6.6">
            <text:p>6.6</text:p>
          </table:table-cell>
        </table:table-row>
        <table:table-row table:style-name="ro1">
          <table:table-cell office:value-type="string">
            <text:p>20100319</text:p>
          </table:table-cell>
          <table:table-cell office:value-type="float" office:value="28">
            <text:p>28</text:p>
          </table:table-cell>
          <table:table-cell table:formula="of:=[.C279]" office:value-type="float" office:value="23">
            <text:p>23</text:p>
          </table:table-cell>
          <table:table-cell table:formula="of:=[.C329]*0.15" office:value-type="float" office:value="3.45">
            <text:p>3.45</text:p>
          </table:table-cell>
        </table:table-row>
        <table:table-row table:style-name="ro1">
          <table:table-cell office:value-type="string">
            <text:p>20100320</text:p>
          </table:table-cell>
          <table:table-cell office:value-type="float" office:value="29">
            <text:p>29</text:p>
          </table:table-cell>
          <table:table-cell table:formula="of:=[.C280]" office:value-type="float" office:value="25">
            <text:p>25</text:p>
          </table:table-cell>
          <table:table-cell table:formula="of:=[.C330]*0.15" office:value-type="float" office:value="3.75">
            <text:p>3.75</text:p>
          </table:table-cell>
        </table:table-row>
        <table:table-row table:style-name="ro1">
          <table:table-cell office:value-type="string">
            <text:p>20100321</text:p>
          </table:table-cell>
          <table:table-cell office:value-type="float" office:value="30">
            <text:p>30</text:p>
          </table:table-cell>
          <table:table-cell table:formula="of:=[.C281]" office:value-type="float" office:value="34">
            <text:p>34</text:p>
          </table:table-cell>
          <table:table-cell table:formula="of:=[.C331]*0.15" office:value-type="float" office:value="5.1">
            <text:p>5.1</text:p>
          </table:table-cell>
        </table:table-row>
        <table:table-row table:style-name="ro1">
          <table:table-cell office:value-type="string">
            <text:p>20100322</text:p>
          </table:table-cell>
          <table:table-cell office:value-type="float" office:value="31">
            <text:p>31</text:p>
          </table:table-cell>
          <table:table-cell table:formula="of:=[.C282]" office:value-type="float" office:value="30">
            <text:p>30</text:p>
          </table:table-cell>
          <table:table-cell table:formula="of:=[.C332]*0.15" office:value-type="float" office:value="4.5">
            <text:p>4.5</text:p>
          </table:table-cell>
        </table:table-row>
        <table:table-row table:style-name="ro1">
          <table:table-cell office:value-type="string">
            <text:p>20100323</text:p>
          </table:table-cell>
          <table:table-cell office:value-type="float" office:value="32">
            <text:p>32</text:p>
          </table:table-cell>
          <table:table-cell table:formula="of:=[.C283]" office:value-type="float" office:value="28">
            <text:p>28</text:p>
          </table:table-cell>
          <table:table-cell table:formula="of:=[.C333]*0.15" office:value-type="float" office:value="4.2">
            <text:p>4.2</text:p>
          </table:table-cell>
        </table:table-row>
        <table:table-row table:style-name="ro1">
          <table:table-cell office:value-type="string">
            <text:p>20100324</text:p>
          </table:table-cell>
          <table:table-cell office:value-type="float" office:value="33">
            <text:p>33</text:p>
          </table:table-cell>
          <table:table-cell table:formula="of:=[.C284]" office:value-type="float" office:value="45">
            <text:p>45</text:p>
          </table:table-cell>
          <table:table-cell table:formula="of:=[.C334]*0.15" office:value-type="float" office:value="6.75">
            <text:p>6.75</text:p>
          </table:table-cell>
        </table:table-row>
        <table:table-row table:style-name="ro1">
          <table:table-cell office:value-type="string">
            <text:p>20100325</text:p>
          </table:table-cell>
          <table:table-cell office:value-type="float" office:value="34">
            <text:p>34</text:p>
          </table:table-cell>
          <table:table-cell table:formula="of:=[.C285]" office:value-type="float" office:value="3">
            <text:p>3</text:p>
          </table:table-cell>
          <table:table-cell table:formula="of:=[.C335]*0.15" office:value-type="float" office:value="0.45">
            <text:p>0.45</text:p>
          </table:table-cell>
        </table:table-row>
        <table:table-row table:style-name="ro1">
          <table:table-cell office:value-type="string">
            <text:p>20100326</text:p>
          </table:table-cell>
          <table:table-cell office:value-type="float" office:value="35">
            <text:p>35</text:p>
          </table:table-cell>
          <table:table-cell table:formula="of:=[.C286]" office:value-type="float" office:value="35">
            <text:p>35</text:p>
          </table:table-cell>
          <table:table-cell table:formula="of:=[.C336]*0.15" office:value-type="float" office:value="5.25">
            <text:p>5.25</text:p>
          </table:table-cell>
        </table:table-row>
        <table:table-row table:style-name="ro1">
          <table:table-cell office:value-type="string">
            <text:p>20100327</text:p>
          </table:table-cell>
          <table:table-cell office:value-type="float" office:value="36">
            <text:p>36</text:p>
          </table:table-cell>
          <table:table-cell table:formula="of:=[.C287]" office:value-type="float" office:value="29">
            <text:p>29</text:p>
          </table:table-cell>
          <table:table-cell table:formula="of:=[.C337]*0.15" office:value-type="float" office:value="4.35">
            <text:p>4.35</text:p>
          </table:table-cell>
        </table:table-row>
        <table:table-row table:style-name="ro1">
          <table:table-cell office:value-type="string">
            <text:p>20100328</text:p>
          </table:table-cell>
          <table:table-cell office:value-type="float" office:value="37">
            <text:p>37</text:p>
          </table:table-cell>
          <table:table-cell table:formula="of:=[.C288]" office:value-type="float" office:value="24">
            <text:p>24</text:p>
          </table:table-cell>
          <table:table-cell table:formula="of:=[.C338]*0.15" office:value-type="float" office:value="3.6">
            <text:p>3.6</text:p>
          </table:table-cell>
        </table:table-row>
        <table:table-row table:style-name="ro1">
          <table:table-cell office:value-type="string">
            <text:p>20100329</text:p>
          </table:table-cell>
          <table:table-cell office:value-type="float" office:value="38">
            <text:p>38</text:p>
          </table:table-cell>
          <table:table-cell table:formula="of:=[.C289]" office:value-type="float" office:value="14">
            <text:p>14</text:p>
          </table:table-cell>
          <table:table-cell table:formula="of:=[.C339]*0.15" office:value-type="float" office:value="2.1">
            <text:p>2.1</text:p>
          </table:table-cell>
        </table:table-row>
        <table:table-row table:style-name="ro1">
          <table:table-cell office:value-type="string">
            <text:p>20100330</text:p>
          </table:table-cell>
          <table:table-cell office:value-type="float" office:value="39">
            <text:p>39</text:p>
          </table:table-cell>
          <table:table-cell table:formula="of:=[.C290]" office:value-type="float" office:value="38">
            <text:p>38</text:p>
          </table:table-cell>
          <table:table-cell table:formula="of:=[.C340]*0.15" office:value-type="float" office:value="5.7">
            <text:p>5.7</text:p>
          </table:table-cell>
        </table:table-row>
        <table:table-row table:style-name="ro1">
          <table:table-cell office:value-type="string">
            <text:p>20100331</text:p>
          </table:table-cell>
          <table:table-cell office:value-type="float" office:value="40">
            <text:p>40</text:p>
          </table:table-cell>
          <table:table-cell table:formula="of:=[.C291]" office:value-type="float" office:value="36">
            <text:p>36</text:p>
          </table:table-cell>
          <table:table-cell table:formula="of:=[.C341]*0.15" office:value-type="float" office:value="5.4">
            <text:p>5.4</text:p>
          </table:table-cell>
        </table:table-row>
        <table:table-row table:style-name="ro1">
          <table:table-cell office:value-type="string">
            <text:p>20100401</text:p>
          </table:table-cell>
          <table:table-cell office:value-type="float" office:value="41">
            <text:p>41</text:p>
          </table:table-cell>
          <table:table-cell table:formula="of:=[.C292]" office:value-type="float" office:value="34">
            <text:p>34</text:p>
          </table:table-cell>
          <table:table-cell table:formula="of:=[.C342]*0.15" office:value-type="float" office:value="5.1">
            <text:p>5.1</text:p>
          </table:table-cell>
        </table:table-row>
        <table:table-row table:style-name="ro1">
          <table:table-cell office:value-type="string">
            <text:p>20100402</text:p>
          </table:table-cell>
          <table:table-cell office:value-type="float" office:value="42">
            <text:p>42</text:p>
          </table:table-cell>
          <table:table-cell table:formula="of:=[.C293]" office:value-type="float" office:value="15">
            <text:p>15</text:p>
          </table:table-cell>
          <table:table-cell table:formula="of:=[.C343]*0.15" office:value-type="float" office:value="2.25">
            <text:p>2.25</text:p>
          </table:table-cell>
        </table:table-row>
        <table:table-row table:style-name="ro1">
          <table:table-cell office:value-type="string">
            <text:p>20100403</text:p>
          </table:table-cell>
          <table:table-cell office:value-type="float" office:value="43">
            <text:p>43</text:p>
          </table:table-cell>
          <table:table-cell table:formula="of:=[.C294]" office:value-type="float" office:value="12">
            <text:p>12</text:p>
          </table:table-cell>
          <table:table-cell table:formula="of:=[.C344]*0.15" office:value-type="float" office:value="1.8">
            <text:p>1.8</text:p>
          </table:table-cell>
        </table:table-row>
        <table:table-row table:style-name="ro1">
          <table:table-cell office:value-type="string">
            <text:p>20100404</text:p>
          </table:table-cell>
          <table:table-cell office:value-type="float" office:value="44">
            <text:p>44</text:p>
          </table:table-cell>
          <table:table-cell table:formula="of:=[.C295]" office:value-type="float" office:value="22">
            <text:p>22</text:p>
          </table:table-cell>
          <table:table-cell table:formula="of:=[.C345]*0.15" office:value-type="float" office:value="3.3">
            <text:p>3.3</text:p>
          </table:table-cell>
        </table:table-row>
        <table:table-row table:style-name="ro1">
          <table:table-cell office:value-type="string">
            <text:p>20100405</text:p>
          </table:table-cell>
          <table:table-cell office:value-type="float" office:value="45">
            <text:p>45</text:p>
          </table:table-cell>
          <table:table-cell table:formula="of:=[.C296]" office:value-type="float" office:value="34">
            <text:p>34</text:p>
          </table:table-cell>
          <table:table-cell table:formula="of:=[.C346]*0.15" office:value-type="float" office:value="5.1">
            <text:p>5.1</text:p>
          </table:table-cell>
        </table:table-row>
        <table:table-row table:style-name="ro1">
          <table:table-cell office:value-type="string">
            <text:p>20100406</text:p>
          </table:table-cell>
          <table:table-cell office:value-type="float" office:value="46">
            <text:p>46</text:p>
          </table:table-cell>
          <table:table-cell table:formula="of:=[.C297]" office:value-type="float" office:value="46">
            <text:p>46</text:p>
          </table:table-cell>
          <table:table-cell table:formula="of:=[.C347]*0.15" office:value-type="float" office:value="6.9">
            <text:p>6.9</text:p>
          </table:table-cell>
        </table:table-row>
        <table:table-row table:style-name="ro1">
          <table:table-cell office:value-type="string">
            <text:p>20100407</text:p>
          </table:table-cell>
          <table:table-cell office:value-type="float" office:value="47">
            <text:p>47</text:p>
          </table:table-cell>
          <table:table-cell table:formula="of:=[.C298]" office:value-type="float" office:value="41">
            <text:p>41</text:p>
          </table:table-cell>
          <table:table-cell table:formula="of:=[.C348]*0.15" office:value-type="float" office:value="6.15">
            <text:p>6.15</text:p>
          </table:table-cell>
        </table:table-row>
        <table:table-row table:style-name="ro1">
          <table:table-cell office:value-type="string">
            <text:p>20100408</text:p>
          </table:table-cell>
          <table:table-cell office:value-type="float" office:value="48">
            <text:p>48</text:p>
          </table:table-cell>
          <table:table-cell table:formula="of:=[.C299]" office:value-type="float" office:value="18">
            <text:p>18</text:p>
          </table:table-cell>
          <table:table-cell table:formula="of:=[.C349]*0.15" office:value-type="float" office:value="2.7">
            <text:p>2.7</text:p>
          </table:table-cell>
        </table:table-row>
        <table:table-row table:style-name="ro1">
          <table:table-cell office:value-type="string">
            <text:p>20100409</text:p>
          </table:table-cell>
          <table:table-cell office:value-type="float" office:value="49">
            <text:p>49</text:p>
          </table:table-cell>
          <table:table-cell table:formula="of:=[.C300]" office:value-type="float" office:value="33">
            <text:p>33</text:p>
          </table:table-cell>
          <table:table-cell table:formula="of:=[.C350]*0.15" office:value-type="float" office:value="4.95">
            <text:p>4.95</text:p>
          </table:table-cell>
        </table:table-row>
        <table:table-row table:style-name="ro1">
          <table:table-cell office:value-type="string">
            <text:p>20100410</text:p>
          </table:table-cell>
          <table:table-cell office:value-type="float" office:value="50">
            <text:p>50</text:p>
          </table:table-cell>
          <table:table-cell table:formula="of:=[.C301]" office:value-type="float" office:value="38">
            <text:p>38</text:p>
          </table:table-cell>
          <table:table-cell table:formula="of:=[.C351]*0.15" office:value-type="float" office:value="5.7">
            <text:p>5.7</text:p>
          </table:table-cell>
        </table:table-row>
        <table:table-row table:style-name="ro1">
          <table:table-cell office:value-type="string">
            <text:p>20100411</text:p>
          </table:table-cell>
          <table:table-cell office:value-type="float" office:value="1">
            <text:p>1</text:p>
          </table:table-cell>
          <table:table-cell table:formula="of:=[.C302]" office:value-type="float" office:value="33">
            <text:p>33</text:p>
          </table:table-cell>
          <table:table-cell table:formula="of:=[.C352]*0.15" office:value-type="float" office:value="4.95">
            <text:p>4.95</text:p>
          </table:table-cell>
        </table:table-row>
        <table:table-row table:style-name="ro1">
          <table:table-cell office:value-type="string">
            <text:p>20100412</text:p>
          </table:table-cell>
          <table:table-cell office:value-type="float" office:value="2">
            <text:p>2</text:p>
          </table:table-cell>
          <table:table-cell table:formula="of:=[.C303]" office:value-type="float" office:value="50">
            <text:p>50</text:p>
          </table:table-cell>
          <table:table-cell table:formula="of:=[.C353]*0.15" office:value-type="float" office:value="7.5">
            <text:p>7.5</text:p>
          </table:table-cell>
        </table:table-row>
        <table:table-row table:style-name="ro1">
          <table:table-cell office:value-type="string">
            <text:p>20100413</text:p>
          </table:table-cell>
          <table:table-cell office:value-type="float" office:value="3">
            <text:p>3</text:p>
          </table:table-cell>
          <table:table-cell table:formula="of:=[.C304]" office:value-type="float" office:value="28">
            <text:p>28</text:p>
          </table:table-cell>
          <table:table-cell table:formula="of:=[.C354]*0.15" office:value-type="float" office:value="4.2">
            <text:p>4.2</text:p>
          </table:table-cell>
        </table:table-row>
        <table:table-row table:style-name="ro1">
          <table:table-cell office:value-type="string">
            <text:p>20100414</text:p>
          </table:table-cell>
          <table:table-cell office:value-type="float" office:value="4">
            <text:p>4</text:p>
          </table:table-cell>
          <table:table-cell table:formula="of:=[.C305]" office:value-type="float" office:value="33">
            <text:p>33</text:p>
          </table:table-cell>
          <table:table-cell table:formula="of:=[.C355]*0.15" office:value-type="float" office:value="4.95">
            <text:p>4.95</text:p>
          </table:table-cell>
        </table:table-row>
        <table:table-row table:style-name="ro1">
          <table:table-cell office:value-type="string">
            <text:p>20100415</text:p>
          </table:table-cell>
          <table:table-cell office:value-type="float" office:value="5">
            <text:p>5</text:p>
          </table:table-cell>
          <table:table-cell table:formula="of:=[.C306]" office:value-type="float" office:value="34">
            <text:p>34</text:p>
          </table:table-cell>
          <table:table-cell table:formula="of:=[.C356]*0.15" office:value-type="float" office:value="5.1">
            <text:p>5.1</text:p>
          </table:table-cell>
        </table:table-row>
        <table:table-row table:style-name="ro1">
          <table:table-cell office:value-type="string">
            <text:p>20100416</text:p>
          </table:table-cell>
          <table:table-cell office:value-type="float" office:value="6">
            <text:p>6</text:p>
          </table:table-cell>
          <table:table-cell table:formula="of:=[.C307]" office:value-type="float" office:value="39">
            <text:p>39</text:p>
          </table:table-cell>
          <table:table-cell table:formula="of:=[.C357]*0.15" office:value-type="float" office:value="5.85">
            <text:p>5.85</text:p>
          </table:table-cell>
        </table:table-row>
        <table:table-row table:style-name="ro1">
          <table:table-cell office:value-type="string">
            <text:p>20100417</text:p>
          </table:table-cell>
          <table:table-cell office:value-type="float" office:value="7">
            <text:p>7</text:p>
          </table:table-cell>
          <table:table-cell table:formula="of:=[.C308]" office:value-type="float" office:value="21">
            <text:p>21</text:p>
          </table:table-cell>
          <table:table-cell table:formula="of:=[.C358]*0.15" office:value-type="float" office:value="3.15">
            <text:p>3.15</text:p>
          </table:table-cell>
        </table:table-row>
        <table:table-row table:style-name="ro1">
          <table:table-cell office:value-type="string">
            <text:p>20100418</text:p>
          </table:table-cell>
          <table:table-cell office:value-type="float" office:value="8">
            <text:p>8</text:p>
          </table:table-cell>
          <table:table-cell table:formula="of:=[.C309]" office:value-type="float" office:value="36">
            <text:p>36</text:p>
          </table:table-cell>
          <table:table-cell table:formula="of:=[.C359]*0.15" office:value-type="float" office:value="5.4">
            <text:p>5.4</text:p>
          </table:table-cell>
        </table:table-row>
        <table:table-row table:style-name="ro1">
          <table:table-cell office:value-type="string">
            <text:p>20100419</text:p>
          </table:table-cell>
          <table:table-cell office:value-type="float" office:value="9">
            <text:p>9</text:p>
          </table:table-cell>
          <table:table-cell table:formula="of:=[.C310]" office:value-type="float" office:value="23">
            <text:p>23</text:p>
          </table:table-cell>
          <table:table-cell table:formula="of:=[.C360]*0.15" office:value-type="float" office:value="3.45">
            <text:p>3.45</text:p>
          </table:table-cell>
        </table:table-row>
        <table:table-row table:style-name="ro1">
          <table:table-cell office:value-type="string">
            <text:p>20100420</text:p>
          </table:table-cell>
          <table:table-cell office:value-type="float" office:value="10">
            <text:p>10</text:p>
          </table:table-cell>
          <table:table-cell table:formula="of:=[.C311]" office:value-type="float" office:value="29">
            <text:p>29</text:p>
          </table:table-cell>
          <table:table-cell table:formula="of:=[.C361]*0.15" office:value-type="float" office:value="4.35">
            <text:p>4.35</text:p>
          </table:table-cell>
        </table:table-row>
        <table:table-row table:style-name="ro1">
          <table:table-cell office:value-type="string">
            <text:p>20100421</text:p>
          </table:table-cell>
          <table:table-cell office:value-type="float" office:value="11">
            <text:p>11</text:p>
          </table:table-cell>
          <table:table-cell table:formula="of:=[.C312]" office:value-type="float" office:value="19">
            <text:p>19</text:p>
          </table:table-cell>
          <table:table-cell table:formula="of:=[.C362]*0.15" office:value-type="float" office:value="2.85">
            <text:p>2.85</text:p>
          </table:table-cell>
        </table:table-row>
        <table:table-row table:style-name="ro1">
          <table:table-cell office:value-type="string">
            <text:p>20100422</text:p>
          </table:table-cell>
          <table:table-cell office:value-type="float" office:value="12">
            <text:p>12</text:p>
          </table:table-cell>
          <table:table-cell table:formula="of:=[.C313]" office:value-type="float" office:value="18">
            <text:p>18</text:p>
          </table:table-cell>
          <table:table-cell table:formula="of:=[.C363]*0.15" office:value-type="float" office:value="2.7">
            <text:p>2.7</text:p>
          </table:table-cell>
        </table:table-row>
        <table:table-row table:style-name="ro1">
          <table:table-cell office:value-type="string">
            <text:p>20100423</text:p>
          </table:table-cell>
          <table:table-cell office:value-type="float" office:value="13">
            <text:p>13</text:p>
          </table:table-cell>
          <table:table-cell table:formula="of:=[.C314]" office:value-type="float" office:value="31">
            <text:p>31</text:p>
          </table:table-cell>
          <table:table-cell table:formula="of:=[.C364]*0.15" office:value-type="float" office:value="4.65">
            <text:p>4.65</text:p>
          </table:table-cell>
        </table:table-row>
        <table:table-row table:style-name="ro1">
          <table:table-cell office:value-type="string">
            <text:p>20100424</text:p>
          </table:table-cell>
          <table:table-cell office:value-type="float" office:value="14">
            <text:p>14</text:p>
          </table:table-cell>
          <table:table-cell table:formula="of:=[.C315]" office:value-type="float" office:value="18">
            <text:p>18</text:p>
          </table:table-cell>
          <table:table-cell table:formula="of:=[.C365]*0.15" office:value-type="float" office:value="2.7">
            <text:p>2.7</text:p>
          </table:table-cell>
        </table:table-row>
        <table:table-row table:style-name="ro1">
          <table:table-cell office:value-type="string">
            <text:p>20100425</text:p>
          </table:table-cell>
          <table:table-cell office:value-type="float" office:value="15">
            <text:p>15</text:p>
          </table:table-cell>
          <table:table-cell table:formula="of:=[.C316]" office:value-type="float" office:value="27">
            <text:p>27</text:p>
          </table:table-cell>
          <table:table-cell table:formula="of:=[.C366]*0.15" office:value-type="float" office:value="4.05">
            <text:p>4.05</text:p>
          </table:table-cell>
        </table:table-row>
        <table:table-row table:style-name="ro1">
          <table:table-cell office:value-type="string">
            <text:p>20100426</text:p>
          </table:table-cell>
          <table:table-cell office:value-type="float" office:value="16">
            <text:p>16</text:p>
          </table:table-cell>
          <table:table-cell table:formula="of:=[.C317]" office:value-type="float" office:value="49">
            <text:p>49</text:p>
          </table:table-cell>
          <table:table-cell table:formula="of:=[.C367]*0.15" office:value-type="float" office:value="7.35">
            <text:p>7.35</text:p>
          </table:table-cell>
        </table:table-row>
        <table:table-row table:style-name="ro1">
          <table:table-cell office:value-type="string">
            <text:p>20100427</text:p>
          </table:table-cell>
          <table:table-cell office:value-type="float" office:value="17">
            <text:p>17</text:p>
          </table:table-cell>
          <table:table-cell table:formula="of:=[.C318]" office:value-type="float" office:value="23">
            <text:p>23</text:p>
          </table:table-cell>
          <table:table-cell table:formula="of:=[.C368]*0.15" office:value-type="float" office:value="3.45">
            <text:p>3.45</text:p>
          </table:table-cell>
        </table:table-row>
        <table:table-row table:style-name="ro1">
          <table:table-cell office:value-type="string">
            <text:p>20100428</text:p>
          </table:table-cell>
          <table:table-cell office:value-type="float" office:value="18">
            <text:p>18</text:p>
          </table:table-cell>
          <table:table-cell table:formula="of:=[.C319]" office:value-type="float" office:value="44">
            <text:p>44</text:p>
          </table:table-cell>
          <table:table-cell table:formula="of:=[.C369]*0.15" office:value-type="float" office:value="6.6">
            <text:p>6.6</text:p>
          </table:table-cell>
        </table:table-row>
        <table:table-row table:style-name="ro1">
          <table:table-cell office:value-type="string">
            <text:p>20100429</text:p>
          </table:table-cell>
          <table:table-cell office:value-type="float" office:value="19">
            <text:p>19</text:p>
          </table:table-cell>
          <table:table-cell table:formula="of:=[.C320]" office:value-type="float" office:value="21">
            <text:p>21</text:p>
          </table:table-cell>
          <table:table-cell table:formula="of:=[.C370]*0.15" office:value-type="float" office:value="3.15">
            <text:p>3.15</text:p>
          </table:table-cell>
        </table:table-row>
        <table:table-row table:style-name="ro1">
          <table:table-cell office:value-type="string">
            <text:p>20100430</text:p>
          </table:table-cell>
          <table:table-cell office:value-type="float" office:value="20">
            <text:p>20</text:p>
          </table:table-cell>
          <table:table-cell table:formula="of:=[.C321]" office:value-type="float" office:value="33">
            <text:p>33</text:p>
          </table:table-cell>
          <table:table-cell table:formula="of:=[.C371]*0.15" office:value-type="float" office:value="4.95">
            <text:p>4.95</text:p>
          </table:table-cell>
        </table:table-row>
        <table:table-row table:style-name="ro1">
          <table:table-cell office:value-type="string">
            <text:p>20100501</text:p>
          </table:table-cell>
          <table:table-cell office:value-type="float" office:value="21">
            <text:p>21</text:p>
          </table:table-cell>
          <table:table-cell table:formula="of:=[.C322]" office:value-type="float" office:value="25">
            <text:p>25</text:p>
          </table:table-cell>
          <table:table-cell table:formula="of:=[.C372]*0.15" office:value-type="float" office:value="3.75">
            <text:p>3.75</text:p>
          </table:table-cell>
        </table:table-row>
        <table:table-row table:style-name="ro1">
          <table:table-cell office:value-type="string">
            <text:p>20100502</text:p>
          </table:table-cell>
          <table:table-cell office:value-type="float" office:value="22">
            <text:p>22</text:p>
          </table:table-cell>
          <table:table-cell table:formula="of:=[.C323]" office:value-type="float" office:value="29">
            <text:p>29</text:p>
          </table:table-cell>
          <table:table-cell table:formula="of:=[.C373]*0.15" office:value-type="float" office:value="4.35">
            <text:p>4.35</text:p>
          </table:table-cell>
        </table:table-row>
        <table:table-row table:style-name="ro1">
          <table:table-cell office:value-type="string">
            <text:p>20100503</text:p>
          </table:table-cell>
          <table:table-cell office:value-type="float" office:value="23">
            <text:p>23</text:p>
          </table:table-cell>
          <table:table-cell table:formula="of:=[.C324]" office:value-type="float" office:value="43">
            <text:p>43</text:p>
          </table:table-cell>
          <table:table-cell table:formula="of:=[.C374]*0.15" office:value-type="float" office:value="6.45">
            <text:p>6.45</text:p>
          </table:table-cell>
        </table:table-row>
        <table:table-row table:style-name="ro1">
          <table:table-cell office:value-type="string">
            <text:p>20100504</text:p>
          </table:table-cell>
          <table:table-cell office:value-type="float" office:value="24">
            <text:p>24</text:p>
          </table:table-cell>
          <table:table-cell table:formula="of:=[.C325]" office:value-type="float" office:value="26">
            <text:p>26</text:p>
          </table:table-cell>
          <table:table-cell table:formula="of:=[.C375]*0.15" office:value-type="float" office:value="3.9">
            <text:p>3.9</text:p>
          </table:table-cell>
        </table:table-row>
        <table:table-row table:style-name="ro1">
          <table:table-cell office:value-type="string">
            <text:p>20100505</text:p>
          </table:table-cell>
          <table:table-cell office:value-type="float" office:value="25">
            <text:p>25</text:p>
          </table:table-cell>
          <table:table-cell table:formula="of:=[.C326]" office:value-type="float" office:value="37">
            <text:p>37</text:p>
          </table:table-cell>
          <table:table-cell table:formula="of:=[.C376]*0.15" office:value-type="float" office:value="5.55">
            <text:p>5.55</text:p>
          </table:table-cell>
        </table:table-row>
        <table:table-row table:style-name="ro1">
          <table:table-cell office:value-type="string">
            <text:p>20100506</text:p>
          </table:table-cell>
          <table:table-cell office:value-type="float" office:value="26">
            <text:p>26</text:p>
          </table:table-cell>
          <table:table-cell table:formula="of:=[.C327]" office:value-type="float" office:value="14">
            <text:p>14</text:p>
          </table:table-cell>
          <table:table-cell table:formula="of:=[.C377]*0.15" office:value-type="float" office:value="2.1">
            <text:p>2.1</text:p>
          </table:table-cell>
        </table:table-row>
        <table:table-row table:style-name="ro1">
          <table:table-cell office:value-type="string">
            <text:p>20100507</text:p>
          </table:table-cell>
          <table:table-cell office:value-type="float" office:value="27">
            <text:p>27</text:p>
          </table:table-cell>
          <table:table-cell table:formula="of:=[.C328]" office:value-type="float" office:value="44">
            <text:p>44</text:p>
          </table:table-cell>
          <table:table-cell table:formula="of:=[.C378]*0.15" office:value-type="float" office:value="6.6">
            <text:p>6.6</text:p>
          </table:table-cell>
        </table:table-row>
        <table:table-row table:style-name="ro1">
          <table:table-cell office:value-type="string">
            <text:p>20100508</text:p>
          </table:table-cell>
          <table:table-cell office:value-type="float" office:value="28">
            <text:p>28</text:p>
          </table:table-cell>
          <table:table-cell table:formula="of:=[.C329]" office:value-type="float" office:value="23">
            <text:p>23</text:p>
          </table:table-cell>
          <table:table-cell table:formula="of:=[.C379]*0.15" office:value-type="float" office:value="3.45">
            <text:p>3.45</text:p>
          </table:table-cell>
        </table:table-row>
        <table:table-row table:style-name="ro1">
          <table:table-cell office:value-type="string">
            <text:p>20100509</text:p>
          </table:table-cell>
          <table:table-cell office:value-type="float" office:value="29">
            <text:p>29</text:p>
          </table:table-cell>
          <table:table-cell table:formula="of:=[.C330]" office:value-type="float" office:value="25">
            <text:p>25</text:p>
          </table:table-cell>
          <table:table-cell table:formula="of:=[.C380]*0.15" office:value-type="float" office:value="3.75">
            <text:p>3.75</text:p>
          </table:table-cell>
        </table:table-row>
        <table:table-row table:style-name="ro1">
          <table:table-cell office:value-type="string">
            <text:p>20100510</text:p>
          </table:table-cell>
          <table:table-cell office:value-type="float" office:value="30">
            <text:p>30</text:p>
          </table:table-cell>
          <table:table-cell table:formula="of:=[.C331]" office:value-type="float" office:value="34">
            <text:p>34</text:p>
          </table:table-cell>
          <table:table-cell table:formula="of:=[.C381]*0.15" office:value-type="float" office:value="5.1">
            <text:p>5.1</text:p>
          </table:table-cell>
        </table:table-row>
        <table:table-row table:style-name="ro1">
          <table:table-cell office:value-type="string">
            <text:p>20100511</text:p>
          </table:table-cell>
          <table:table-cell office:value-type="float" office:value="31">
            <text:p>31</text:p>
          </table:table-cell>
          <table:table-cell table:formula="of:=[.C332]" office:value-type="float" office:value="30">
            <text:p>30</text:p>
          </table:table-cell>
          <table:table-cell table:formula="of:=[.C382]*0.15" office:value-type="float" office:value="4.5">
            <text:p>4.5</text:p>
          </table:table-cell>
        </table:table-row>
        <table:table-row table:style-name="ro1">
          <table:table-cell office:value-type="string">
            <text:p>20100512</text:p>
          </table:table-cell>
          <table:table-cell office:value-type="float" office:value="32">
            <text:p>32</text:p>
          </table:table-cell>
          <table:table-cell table:formula="of:=[.C333]" office:value-type="float" office:value="28">
            <text:p>28</text:p>
          </table:table-cell>
          <table:table-cell table:formula="of:=[.C383]*0.15" office:value-type="float" office:value="4.2">
            <text:p>4.2</text:p>
          </table:table-cell>
        </table:table-row>
        <table:table-row table:style-name="ro1">
          <table:table-cell office:value-type="string">
            <text:p>20100513</text:p>
          </table:table-cell>
          <table:table-cell office:value-type="float" office:value="33">
            <text:p>33</text:p>
          </table:table-cell>
          <table:table-cell table:formula="of:=[.C334]" office:value-type="float" office:value="45">
            <text:p>45</text:p>
          </table:table-cell>
          <table:table-cell table:formula="of:=[.C384]*0.15" office:value-type="float" office:value="6.75">
            <text:p>6.75</text:p>
          </table:table-cell>
        </table:table-row>
        <table:table-row table:style-name="ro1">
          <table:table-cell office:value-type="string">
            <text:p>20100514</text:p>
          </table:table-cell>
          <table:table-cell office:value-type="float" office:value="34">
            <text:p>34</text:p>
          </table:table-cell>
          <table:table-cell table:formula="of:=[.C335]" office:value-type="float" office:value="3">
            <text:p>3</text:p>
          </table:table-cell>
          <table:table-cell table:formula="of:=[.C385]*0.15" office:value-type="float" office:value="0.45">
            <text:p>0.45</text:p>
          </table:table-cell>
        </table:table-row>
        <table:table-row table:style-name="ro1">
          <table:table-cell office:value-type="string">
            <text:p>20100515</text:p>
          </table:table-cell>
          <table:table-cell office:value-type="float" office:value="35">
            <text:p>35</text:p>
          </table:table-cell>
          <table:table-cell table:formula="of:=[.C336]" office:value-type="float" office:value="35">
            <text:p>35</text:p>
          </table:table-cell>
          <table:table-cell table:formula="of:=[.C386]*0.15" office:value-type="float" office:value="5.25">
            <text:p>5.25</text:p>
          </table:table-cell>
        </table:table-row>
        <table:table-row table:style-name="ro1">
          <table:table-cell office:value-type="string">
            <text:p>20100516</text:p>
          </table:table-cell>
          <table:table-cell office:value-type="float" office:value="36">
            <text:p>36</text:p>
          </table:table-cell>
          <table:table-cell table:formula="of:=[.C337]" office:value-type="float" office:value="29">
            <text:p>29</text:p>
          </table:table-cell>
          <table:table-cell table:formula="of:=[.C387]*0.15" office:value-type="float" office:value="4.35">
            <text:p>4.35</text:p>
          </table:table-cell>
        </table:table-row>
        <table:table-row table:style-name="ro1">
          <table:table-cell office:value-type="string">
            <text:p>20100517</text:p>
          </table:table-cell>
          <table:table-cell office:value-type="float" office:value="37">
            <text:p>37</text:p>
          </table:table-cell>
          <table:table-cell table:formula="of:=[.C338]" office:value-type="float" office:value="24">
            <text:p>24</text:p>
          </table:table-cell>
          <table:table-cell table:formula="of:=[.C388]*0.15" office:value-type="float" office:value="3.6">
            <text:p>3.6</text:p>
          </table:table-cell>
        </table:table-row>
        <table:table-row table:style-name="ro1">
          <table:table-cell office:value-type="string">
            <text:p>20100518</text:p>
          </table:table-cell>
          <table:table-cell office:value-type="float" office:value="38">
            <text:p>38</text:p>
          </table:table-cell>
          <table:table-cell table:formula="of:=[.C339]" office:value-type="float" office:value="14">
            <text:p>14</text:p>
          </table:table-cell>
          <table:table-cell table:formula="of:=[.C389]*0.15" office:value-type="float" office:value="2.1">
            <text:p>2.1</text:p>
          </table:table-cell>
        </table:table-row>
        <table:table-row table:style-name="ro1">
          <table:table-cell office:value-type="string">
            <text:p>20100519</text:p>
          </table:table-cell>
          <table:table-cell office:value-type="float" office:value="39">
            <text:p>39</text:p>
          </table:table-cell>
          <table:table-cell table:formula="of:=[.C340]" office:value-type="float" office:value="38">
            <text:p>38</text:p>
          </table:table-cell>
          <table:table-cell table:formula="of:=[.C390]*0.15" office:value-type="float" office:value="5.7">
            <text:p>5.7</text:p>
          </table:table-cell>
        </table:table-row>
        <table:table-row table:style-name="ro1">
          <table:table-cell office:value-type="string">
            <text:p>20100520</text:p>
          </table:table-cell>
          <table:table-cell office:value-type="float" office:value="40">
            <text:p>40</text:p>
          </table:table-cell>
          <table:table-cell table:formula="of:=[.C341]" office:value-type="float" office:value="36">
            <text:p>36</text:p>
          </table:table-cell>
          <table:table-cell table:formula="of:=[.C391]*0.15" office:value-type="float" office:value="5.4">
            <text:p>5.4</text:p>
          </table:table-cell>
        </table:table-row>
        <table:table-row table:style-name="ro1">
          <table:table-cell office:value-type="string">
            <text:p>20100521</text:p>
          </table:table-cell>
          <table:table-cell office:value-type="float" office:value="41">
            <text:p>41</text:p>
          </table:table-cell>
          <table:table-cell table:formula="of:=[.C342]" office:value-type="float" office:value="34">
            <text:p>34</text:p>
          </table:table-cell>
          <table:table-cell table:formula="of:=[.C392]*0.15" office:value-type="float" office:value="5.1">
            <text:p>5.1</text:p>
          </table:table-cell>
        </table:table-row>
        <table:table-row table:style-name="ro1">
          <table:table-cell office:value-type="string">
            <text:p>20100522</text:p>
          </table:table-cell>
          <table:table-cell office:value-type="float" office:value="42">
            <text:p>42</text:p>
          </table:table-cell>
          <table:table-cell table:formula="of:=[.C343]" office:value-type="float" office:value="15">
            <text:p>15</text:p>
          </table:table-cell>
          <table:table-cell table:formula="of:=[.C393]*0.15" office:value-type="float" office:value="2.25">
            <text:p>2.25</text:p>
          </table:table-cell>
        </table:table-row>
        <table:table-row table:style-name="ro1">
          <table:table-cell office:value-type="string">
            <text:p>20100523</text:p>
          </table:table-cell>
          <table:table-cell office:value-type="float" office:value="43">
            <text:p>43</text:p>
          </table:table-cell>
          <table:table-cell table:formula="of:=[.C344]" office:value-type="float" office:value="12">
            <text:p>12</text:p>
          </table:table-cell>
          <table:table-cell table:formula="of:=[.C394]*0.15" office:value-type="float" office:value="1.8">
            <text:p>1.8</text:p>
          </table:table-cell>
        </table:table-row>
        <table:table-row table:style-name="ro1">
          <table:table-cell office:value-type="string">
            <text:p>20100524</text:p>
          </table:table-cell>
          <table:table-cell office:value-type="float" office:value="44">
            <text:p>44</text:p>
          </table:table-cell>
          <table:table-cell table:formula="of:=[.C345]" office:value-type="float" office:value="22">
            <text:p>22</text:p>
          </table:table-cell>
          <table:table-cell table:formula="of:=[.C395]*0.15" office:value-type="float" office:value="3.3">
            <text:p>3.3</text:p>
          </table:table-cell>
        </table:table-row>
        <table:table-row table:style-name="ro1">
          <table:table-cell office:value-type="string">
            <text:p>20100525</text:p>
          </table:table-cell>
          <table:table-cell office:value-type="float" office:value="45">
            <text:p>45</text:p>
          </table:table-cell>
          <table:table-cell table:formula="of:=[.C346]" office:value-type="float" office:value="34">
            <text:p>34</text:p>
          </table:table-cell>
          <table:table-cell table:formula="of:=[.C396]*0.15" office:value-type="float" office:value="5.1">
            <text:p>5.1</text:p>
          </table:table-cell>
        </table:table-row>
        <table:table-row table:style-name="ro1">
          <table:table-cell office:value-type="string">
            <text:p>20100526</text:p>
          </table:table-cell>
          <table:table-cell office:value-type="float" office:value="46">
            <text:p>46</text:p>
          </table:table-cell>
          <table:table-cell table:formula="of:=[.C347]" office:value-type="float" office:value="46">
            <text:p>46</text:p>
          </table:table-cell>
          <table:table-cell table:formula="of:=[.C397]*0.15" office:value-type="float" office:value="6.9">
            <text:p>6.9</text:p>
          </table:table-cell>
        </table:table-row>
        <table:table-row table:style-name="ro1">
          <table:table-cell office:value-type="string">
            <text:p>20100527</text:p>
          </table:table-cell>
          <table:table-cell office:value-type="float" office:value="47">
            <text:p>47</text:p>
          </table:table-cell>
          <table:table-cell table:formula="of:=[.C348]" office:value-type="float" office:value="41">
            <text:p>41</text:p>
          </table:table-cell>
          <table:table-cell table:formula="of:=[.C398]*0.15" office:value-type="float" office:value="6.15">
            <text:p>6.15</text:p>
          </table:table-cell>
        </table:table-row>
        <table:table-row table:style-name="ro1">
          <table:table-cell office:value-type="string">
            <text:p>20100528</text:p>
          </table:table-cell>
          <table:table-cell office:value-type="float" office:value="48">
            <text:p>48</text:p>
          </table:table-cell>
          <table:table-cell table:formula="of:=[.C349]" office:value-type="float" office:value="18">
            <text:p>18</text:p>
          </table:table-cell>
          <table:table-cell table:formula="of:=[.C399]*0.15" office:value-type="float" office:value="2.7">
            <text:p>2.7</text:p>
          </table:table-cell>
        </table:table-row>
        <table:table-row table:style-name="ro1">
          <table:table-cell office:value-type="string">
            <text:p>20100529</text:p>
          </table:table-cell>
          <table:table-cell office:value-type="float" office:value="49">
            <text:p>49</text:p>
          </table:table-cell>
          <table:table-cell table:formula="of:=[.C350]" office:value-type="float" office:value="33">
            <text:p>33</text:p>
          </table:table-cell>
          <table:table-cell table:formula="of:=[.C400]*0.15" office:value-type="float" office:value="4.95">
            <text:p>4.95</text:p>
          </table:table-cell>
        </table:table-row>
        <table:table-row table:style-name="ro1">
          <table:table-cell office:value-type="string">
            <text:p>20100530</text:p>
          </table:table-cell>
          <table:table-cell office:value-type="float" office:value="50">
            <text:p>50</text:p>
          </table:table-cell>
          <table:table-cell table:formula="of:=[.C351]" office:value-type="float" office:value="38">
            <text:p>38</text:p>
          </table:table-cell>
          <table:table-cell table:formula="of:=[.C401]*0.15" office:value-type="float" office:value="5.7">
            <text:p>5.7</text:p>
          </table:table-cell>
        </table:table-row>
        <table:table-row table:style-name="ro1">
          <table:table-cell office:value-type="string">
            <text:p>20100531</text:p>
          </table:table-cell>
          <table:table-cell office:value-type="float" office:value="1">
            <text:p>1</text:p>
          </table:table-cell>
          <table:table-cell table:formula="of:=[.C352]" office:value-type="float" office:value="33">
            <text:p>33</text:p>
          </table:table-cell>
          <table:table-cell table:formula="of:=[.C402]*0.15" office:value-type="float" office:value="4.95">
            <text:p>4.95</text:p>
          </table:table-cell>
        </table:table-row>
        <table:table-row table:style-name="ro1">
          <table:table-cell office:value-type="string">
            <text:p>20100601</text:p>
          </table:table-cell>
          <table:table-cell office:value-type="float" office:value="2">
            <text:p>2</text:p>
          </table:table-cell>
          <table:table-cell table:formula="of:=[.C353]" office:value-type="float" office:value="50">
            <text:p>50</text:p>
          </table:table-cell>
          <table:table-cell table:formula="of:=[.C403]*0.15" office:value-type="float" office:value="7.5">
            <text:p>7.5</text:p>
          </table:table-cell>
        </table:table-row>
        <table:table-row table:style-name="ro1">
          <table:table-cell office:value-type="string">
            <text:p>20100602</text:p>
          </table:table-cell>
          <table:table-cell office:value-type="float" office:value="3">
            <text:p>3</text:p>
          </table:table-cell>
          <table:table-cell table:formula="of:=[.C354]" office:value-type="float" office:value="28">
            <text:p>28</text:p>
          </table:table-cell>
          <table:table-cell table:formula="of:=[.C404]*0.15" office:value-type="float" office:value="4.2">
            <text:p>4.2</text:p>
          </table:table-cell>
        </table:table-row>
        <table:table-row table:style-name="ro1">
          <table:table-cell office:value-type="string">
            <text:p>20100603</text:p>
          </table:table-cell>
          <table:table-cell office:value-type="float" office:value="4">
            <text:p>4</text:p>
          </table:table-cell>
          <table:table-cell table:formula="of:=[.C355]" office:value-type="float" office:value="33">
            <text:p>33</text:p>
          </table:table-cell>
          <table:table-cell table:formula="of:=[.C405]*0.15" office:value-type="float" office:value="4.95">
            <text:p>4.95</text:p>
          </table:table-cell>
        </table:table-row>
        <table:table-row table:style-name="ro1">
          <table:table-cell office:value-type="string">
            <text:p>20100604</text:p>
          </table:table-cell>
          <table:table-cell office:value-type="float" office:value="5">
            <text:p>5</text:p>
          </table:table-cell>
          <table:table-cell table:formula="of:=[.C356]" office:value-type="float" office:value="34">
            <text:p>34</text:p>
          </table:table-cell>
          <table:table-cell table:formula="of:=[.C406]*0.15" office:value-type="float" office:value="5.1">
            <text:p>5.1</text:p>
          </table:table-cell>
        </table:table-row>
        <table:table-row table:style-name="ro1">
          <table:table-cell office:value-type="string">
            <text:p>20100605</text:p>
          </table:table-cell>
          <table:table-cell office:value-type="float" office:value="6">
            <text:p>6</text:p>
          </table:table-cell>
          <table:table-cell table:formula="of:=[.C357]" office:value-type="float" office:value="39">
            <text:p>39</text:p>
          </table:table-cell>
          <table:table-cell table:formula="of:=[.C407]*0.15" office:value-type="float" office:value="5.85">
            <text:p>5.85</text:p>
          </table:table-cell>
        </table:table-row>
        <table:table-row table:style-name="ro1">
          <table:table-cell office:value-type="string">
            <text:p>20100606</text:p>
          </table:table-cell>
          <table:table-cell office:value-type="float" office:value="7">
            <text:p>7</text:p>
          </table:table-cell>
          <table:table-cell table:formula="of:=[.C358]" office:value-type="float" office:value="21">
            <text:p>21</text:p>
          </table:table-cell>
          <table:table-cell table:formula="of:=[.C408]*0.15" office:value-type="float" office:value="3.15">
            <text:p>3.15</text:p>
          </table:table-cell>
        </table:table-row>
        <table:table-row table:style-name="ro1">
          <table:table-cell office:value-type="string">
            <text:p>20100607</text:p>
          </table:table-cell>
          <table:table-cell office:value-type="float" office:value="8">
            <text:p>8</text:p>
          </table:table-cell>
          <table:table-cell table:formula="of:=[.C359]" office:value-type="float" office:value="36">
            <text:p>36</text:p>
          </table:table-cell>
          <table:table-cell table:formula="of:=[.C409]*0.15" office:value-type="float" office:value="5.4">
            <text:p>5.4</text:p>
          </table:table-cell>
        </table:table-row>
        <table:table-row table:style-name="ro1">
          <table:table-cell office:value-type="string">
            <text:p>20100608</text:p>
          </table:table-cell>
          <table:table-cell office:value-type="float" office:value="9">
            <text:p>9</text:p>
          </table:table-cell>
          <table:table-cell table:formula="of:=[.C360]" office:value-type="float" office:value="23">
            <text:p>23</text:p>
          </table:table-cell>
          <table:table-cell table:formula="of:=[.C410]*0.15" office:value-type="float" office:value="3.45">
            <text:p>3.45</text:p>
          </table:table-cell>
        </table:table-row>
        <table:table-row table:style-name="ro1">
          <table:table-cell office:value-type="string">
            <text:p>20100609</text:p>
          </table:table-cell>
          <table:table-cell office:value-type="float" office:value="10">
            <text:p>10</text:p>
          </table:table-cell>
          <table:table-cell table:formula="of:=[.C361]" office:value-type="float" office:value="29">
            <text:p>29</text:p>
          </table:table-cell>
          <table:table-cell table:formula="of:=[.C411]*0.15" office:value-type="float" office:value="4.35">
            <text:p>4.35</text:p>
          </table:table-cell>
        </table:table-row>
        <table:table-row table:style-name="ro1">
          <table:table-cell office:value-type="string">
            <text:p>20100610</text:p>
          </table:table-cell>
          <table:table-cell office:value-type="float" office:value="11">
            <text:p>11</text:p>
          </table:table-cell>
          <table:table-cell table:formula="of:=[.C362]" office:value-type="float" office:value="19">
            <text:p>19</text:p>
          </table:table-cell>
          <table:table-cell table:formula="of:=[.C412]*0.15" office:value-type="float" office:value="2.85">
            <text:p>2.85</text:p>
          </table:table-cell>
        </table:table-row>
        <table:table-row table:style-name="ro1">
          <table:table-cell office:value-type="string">
            <text:p>20100611</text:p>
          </table:table-cell>
          <table:table-cell office:value-type="float" office:value="12">
            <text:p>12</text:p>
          </table:table-cell>
          <table:table-cell table:formula="of:=[.C363]" office:value-type="float" office:value="18">
            <text:p>18</text:p>
          </table:table-cell>
          <table:table-cell table:formula="of:=[.C413]*0.15" office:value-type="float" office:value="2.7">
            <text:p>2.7</text:p>
          </table:table-cell>
        </table:table-row>
        <table:table-row table:style-name="ro1">
          <table:table-cell office:value-type="string">
            <text:p>20100612</text:p>
          </table:table-cell>
          <table:table-cell office:value-type="float" office:value="13">
            <text:p>13</text:p>
          </table:table-cell>
          <table:table-cell table:formula="of:=[.C364]" office:value-type="float" office:value="31">
            <text:p>31</text:p>
          </table:table-cell>
          <table:table-cell table:formula="of:=[.C414]*0.15" office:value-type="float" office:value="4.65">
            <text:p>4.65</text:p>
          </table:table-cell>
        </table:table-row>
        <table:table-row table:style-name="ro1">
          <table:table-cell office:value-type="string">
            <text:p>20100613</text:p>
          </table:table-cell>
          <table:table-cell office:value-type="float" office:value="14">
            <text:p>14</text:p>
          </table:table-cell>
          <table:table-cell table:formula="of:=[.C365]" office:value-type="float" office:value="18">
            <text:p>18</text:p>
          </table:table-cell>
          <table:table-cell table:formula="of:=[.C415]*0.15" office:value-type="float" office:value="2.7">
            <text:p>2.7</text:p>
          </table:table-cell>
        </table:table-row>
        <table:table-row table:style-name="ro1">
          <table:table-cell office:value-type="string">
            <text:p>20100614</text:p>
          </table:table-cell>
          <table:table-cell office:value-type="float" office:value="15">
            <text:p>15</text:p>
          </table:table-cell>
          <table:table-cell table:formula="of:=[.C366]" office:value-type="float" office:value="27">
            <text:p>27</text:p>
          </table:table-cell>
          <table:table-cell table:formula="of:=[.C416]*0.15" office:value-type="float" office:value="4.05">
            <text:p>4.05</text:p>
          </table:table-cell>
        </table:table-row>
        <table:table-row table:style-name="ro1">
          <table:table-cell office:value-type="string">
            <text:p>20100615</text:p>
          </table:table-cell>
          <table:table-cell office:value-type="float" office:value="16">
            <text:p>16</text:p>
          </table:table-cell>
          <table:table-cell table:formula="of:=[.C367]" office:value-type="float" office:value="49">
            <text:p>49</text:p>
          </table:table-cell>
          <table:table-cell table:formula="of:=[.C417]*0.15" office:value-type="float" office:value="7.35">
            <text:p>7.35</text:p>
          </table:table-cell>
        </table:table-row>
        <table:table-row table:style-name="ro1">
          <table:table-cell office:value-type="string">
            <text:p>20100616</text:p>
          </table:table-cell>
          <table:table-cell office:value-type="float" office:value="17">
            <text:p>17</text:p>
          </table:table-cell>
          <table:table-cell table:formula="of:=[.C368]" office:value-type="float" office:value="23">
            <text:p>23</text:p>
          </table:table-cell>
          <table:table-cell table:formula="of:=[.C418]*0.15" office:value-type="float" office:value="3.45">
            <text:p>3.45</text:p>
          </table:table-cell>
        </table:table-row>
        <table:table-row table:style-name="ro1">
          <table:table-cell office:value-type="string">
            <text:p>20100617</text:p>
          </table:table-cell>
          <table:table-cell office:value-type="float" office:value="18">
            <text:p>18</text:p>
          </table:table-cell>
          <table:table-cell table:formula="of:=[.C369]" office:value-type="float" office:value="44">
            <text:p>44</text:p>
          </table:table-cell>
          <table:table-cell table:formula="of:=[.C419]*0.15" office:value-type="float" office:value="6.6">
            <text:p>6.6</text:p>
          </table:table-cell>
        </table:table-row>
        <table:table-row table:style-name="ro1">
          <table:table-cell office:value-type="string">
            <text:p>20100618</text:p>
          </table:table-cell>
          <table:table-cell office:value-type="float" office:value="19">
            <text:p>19</text:p>
          </table:table-cell>
          <table:table-cell table:formula="of:=[.C370]" office:value-type="float" office:value="21">
            <text:p>21</text:p>
          </table:table-cell>
          <table:table-cell table:formula="of:=[.C420]*0.15" office:value-type="float" office:value="3.15">
            <text:p>3.15</text:p>
          </table:table-cell>
        </table:table-row>
        <table:table-row table:style-name="ro1">
          <table:table-cell office:value-type="string">
            <text:p>20100619</text:p>
          </table:table-cell>
          <table:table-cell office:value-type="float" office:value="20">
            <text:p>20</text:p>
          </table:table-cell>
          <table:table-cell table:formula="of:=[.C371]" office:value-type="float" office:value="33">
            <text:p>33</text:p>
          </table:table-cell>
          <table:table-cell table:formula="of:=[.C421]*0.15" office:value-type="float" office:value="4.95">
            <text:p>4.95</text:p>
          </table:table-cell>
        </table:table-row>
        <table:table-row table:style-name="ro1">
          <table:table-cell office:value-type="string">
            <text:p>20100620</text:p>
          </table:table-cell>
          <table:table-cell office:value-type="float" office:value="21">
            <text:p>21</text:p>
          </table:table-cell>
          <table:table-cell table:formula="of:=[.C372]" office:value-type="float" office:value="25">
            <text:p>25</text:p>
          </table:table-cell>
          <table:table-cell table:formula="of:=[.C422]*0.15" office:value-type="float" office:value="3.75">
            <text:p>3.75</text:p>
          </table:table-cell>
        </table:table-row>
        <table:table-row table:style-name="ro1">
          <table:table-cell office:value-type="string">
            <text:p>20100621</text:p>
          </table:table-cell>
          <table:table-cell office:value-type="float" office:value="22">
            <text:p>22</text:p>
          </table:table-cell>
          <table:table-cell table:formula="of:=[.C373]" office:value-type="float" office:value="29">
            <text:p>29</text:p>
          </table:table-cell>
          <table:table-cell table:formula="of:=[.C423]*0.15" office:value-type="float" office:value="4.35">
            <text:p>4.35</text:p>
          </table:table-cell>
        </table:table-row>
        <table:table-row table:style-name="ro1">
          <table:table-cell office:value-type="string">
            <text:p>20100622</text:p>
          </table:table-cell>
          <table:table-cell office:value-type="float" office:value="23">
            <text:p>23</text:p>
          </table:table-cell>
          <table:table-cell table:formula="of:=[.C374]" office:value-type="float" office:value="43">
            <text:p>43</text:p>
          </table:table-cell>
          <table:table-cell table:formula="of:=[.C424]*0.15" office:value-type="float" office:value="6.45">
            <text:p>6.45</text:p>
          </table:table-cell>
        </table:table-row>
        <table:table-row table:style-name="ro1">
          <table:table-cell office:value-type="string">
            <text:p>20100623</text:p>
          </table:table-cell>
          <table:table-cell office:value-type="float" office:value="24">
            <text:p>24</text:p>
          </table:table-cell>
          <table:table-cell table:formula="of:=[.C375]" office:value-type="float" office:value="26">
            <text:p>26</text:p>
          </table:table-cell>
          <table:table-cell table:formula="of:=[.C425]*0.15" office:value-type="float" office:value="3.9">
            <text:p>3.9</text:p>
          </table:table-cell>
        </table:table-row>
        <table:table-row table:style-name="ro1">
          <table:table-cell office:value-type="string">
            <text:p>20100624</text:p>
          </table:table-cell>
          <table:table-cell office:value-type="float" office:value="25">
            <text:p>25</text:p>
          </table:table-cell>
          <table:table-cell table:formula="of:=[.C376]" office:value-type="float" office:value="37">
            <text:p>37</text:p>
          </table:table-cell>
          <table:table-cell table:formula="of:=[.C426]*0.15" office:value-type="float" office:value="5.55">
            <text:p>5.55</text:p>
          </table:table-cell>
        </table:table-row>
        <table:table-row table:style-name="ro1">
          <table:table-cell office:value-type="string">
            <text:p>20100625</text:p>
          </table:table-cell>
          <table:table-cell office:value-type="float" office:value="26">
            <text:p>26</text:p>
          </table:table-cell>
          <table:table-cell table:formula="of:=[.C377]" office:value-type="float" office:value="14">
            <text:p>14</text:p>
          </table:table-cell>
          <table:table-cell table:formula="of:=[.C427]*0.15" office:value-type="float" office:value="2.1">
            <text:p>2.1</text:p>
          </table:table-cell>
        </table:table-row>
        <table:table-row table:style-name="ro1">
          <table:table-cell office:value-type="string">
            <text:p>20100626</text:p>
          </table:table-cell>
          <table:table-cell office:value-type="float" office:value="27">
            <text:p>27</text:p>
          </table:table-cell>
          <table:table-cell table:formula="of:=[.C378]" office:value-type="float" office:value="44">
            <text:p>44</text:p>
          </table:table-cell>
          <table:table-cell table:formula="of:=[.C428]*0.15" office:value-type="float" office:value="6.6">
            <text:p>6.6</text:p>
          </table:table-cell>
        </table:table-row>
        <table:table-row table:style-name="ro1">
          <table:table-cell office:value-type="string">
            <text:p>20100627</text:p>
          </table:table-cell>
          <table:table-cell office:value-type="float" office:value="28">
            <text:p>28</text:p>
          </table:table-cell>
          <table:table-cell table:formula="of:=[.C379]" office:value-type="float" office:value="23">
            <text:p>23</text:p>
          </table:table-cell>
          <table:table-cell table:formula="of:=[.C429]*0.15" office:value-type="float" office:value="3.45">
            <text:p>3.45</text:p>
          </table:table-cell>
        </table:table-row>
        <table:table-row table:style-name="ro1">
          <table:table-cell office:value-type="string">
            <text:p>20100628</text:p>
          </table:table-cell>
          <table:table-cell office:value-type="float" office:value="29">
            <text:p>29</text:p>
          </table:table-cell>
          <table:table-cell table:formula="of:=[.C380]" office:value-type="float" office:value="25">
            <text:p>25</text:p>
          </table:table-cell>
          <table:table-cell table:formula="of:=[.C430]*0.15" office:value-type="float" office:value="3.75">
            <text:p>3.75</text:p>
          </table:table-cell>
        </table:table-row>
        <table:table-row table:style-name="ro1">
          <table:table-cell office:value-type="string">
            <text:p>20100629</text:p>
          </table:table-cell>
          <table:table-cell office:value-type="float" office:value="30">
            <text:p>30</text:p>
          </table:table-cell>
          <table:table-cell table:formula="of:=[.C381]" office:value-type="float" office:value="34">
            <text:p>34</text:p>
          </table:table-cell>
          <table:table-cell table:formula="of:=[.C431]*0.15" office:value-type="float" office:value="5.1">
            <text:p>5.1</text:p>
          </table:table-cell>
        </table:table-row>
        <table:table-row table:style-name="ro1">
          <table:table-cell office:value-type="string">
            <text:p>20100630</text:p>
          </table:table-cell>
          <table:table-cell office:value-type="float" office:value="31">
            <text:p>31</text:p>
          </table:table-cell>
          <table:table-cell table:formula="of:=[.C382]" office:value-type="float" office:value="30">
            <text:p>30</text:p>
          </table:table-cell>
          <table:table-cell table:formula="of:=[.C432]*0.15" office:value-type="float" office:value="4.5">
            <text:p>4.5</text:p>
          </table:table-cell>
        </table:table-row>
        <table:table-row table:style-name="ro1">
          <table:table-cell office:value-type="string">
            <text:p>20100701</text:p>
          </table:table-cell>
          <table:table-cell office:value-type="float" office:value="32">
            <text:p>32</text:p>
          </table:table-cell>
          <table:table-cell table:formula="of:=[.C383]" office:value-type="float" office:value="28">
            <text:p>28</text:p>
          </table:table-cell>
          <table:table-cell table:formula="of:=[.C433]*0.15" office:value-type="float" office:value="4.2">
            <text:p>4.2</text:p>
          </table:table-cell>
        </table:table-row>
        <table:table-row table:style-name="ro1">
          <table:table-cell office:value-type="string">
            <text:p>20100702</text:p>
          </table:table-cell>
          <table:table-cell office:value-type="float" office:value="33">
            <text:p>33</text:p>
          </table:table-cell>
          <table:table-cell table:formula="of:=[.C384]" office:value-type="float" office:value="45">
            <text:p>45</text:p>
          </table:table-cell>
          <table:table-cell table:formula="of:=[.C434]*0.15" office:value-type="float" office:value="6.75">
            <text:p>6.75</text:p>
          </table:table-cell>
        </table:table-row>
        <table:table-row table:style-name="ro1">
          <table:table-cell office:value-type="string">
            <text:p>20100703</text:p>
          </table:table-cell>
          <table:table-cell office:value-type="float" office:value="34">
            <text:p>34</text:p>
          </table:table-cell>
          <table:table-cell table:formula="of:=[.C385]" office:value-type="float" office:value="3">
            <text:p>3</text:p>
          </table:table-cell>
          <table:table-cell table:formula="of:=[.C435]*0.15" office:value-type="float" office:value="0.45">
            <text:p>0.45</text:p>
          </table:table-cell>
        </table:table-row>
        <table:table-row table:style-name="ro1">
          <table:table-cell office:value-type="string">
            <text:p>20100704</text:p>
          </table:table-cell>
          <table:table-cell office:value-type="float" office:value="35">
            <text:p>35</text:p>
          </table:table-cell>
          <table:table-cell table:formula="of:=[.C386]" office:value-type="float" office:value="35">
            <text:p>35</text:p>
          </table:table-cell>
          <table:table-cell table:formula="of:=[.C436]*0.15" office:value-type="float" office:value="5.25">
            <text:p>5.25</text:p>
          </table:table-cell>
        </table:table-row>
        <table:table-row table:style-name="ro1">
          <table:table-cell office:value-type="string">
            <text:p>20100705</text:p>
          </table:table-cell>
          <table:table-cell office:value-type="float" office:value="36">
            <text:p>36</text:p>
          </table:table-cell>
          <table:table-cell table:formula="of:=[.C387]" office:value-type="float" office:value="29">
            <text:p>29</text:p>
          </table:table-cell>
          <table:table-cell table:formula="of:=[.C437]*0.15" office:value-type="float" office:value="4.35">
            <text:p>4.35</text:p>
          </table:table-cell>
        </table:table-row>
        <table:table-row table:style-name="ro1">
          <table:table-cell office:value-type="string">
            <text:p>20100706</text:p>
          </table:table-cell>
          <table:table-cell office:value-type="float" office:value="37">
            <text:p>37</text:p>
          </table:table-cell>
          <table:table-cell table:formula="of:=[.C388]" office:value-type="float" office:value="24">
            <text:p>24</text:p>
          </table:table-cell>
          <table:table-cell table:formula="of:=[.C438]*0.15" office:value-type="float" office:value="3.6">
            <text:p>3.6</text:p>
          </table:table-cell>
        </table:table-row>
        <table:table-row table:style-name="ro1">
          <table:table-cell office:value-type="string">
            <text:p>20100707</text:p>
          </table:table-cell>
          <table:table-cell office:value-type="float" office:value="38">
            <text:p>38</text:p>
          </table:table-cell>
          <table:table-cell table:formula="of:=[.C389]" office:value-type="float" office:value="14">
            <text:p>14</text:p>
          </table:table-cell>
          <table:table-cell table:formula="of:=[.C439]*0.15" office:value-type="float" office:value="2.1">
            <text:p>2.1</text:p>
          </table:table-cell>
        </table:table-row>
        <table:table-row table:style-name="ro1">
          <table:table-cell office:value-type="string">
            <text:p>20100708</text:p>
          </table:table-cell>
          <table:table-cell office:value-type="float" office:value="39">
            <text:p>39</text:p>
          </table:table-cell>
          <table:table-cell table:formula="of:=[.C390]" office:value-type="float" office:value="38">
            <text:p>38</text:p>
          </table:table-cell>
          <table:table-cell table:formula="of:=[.C440]*0.15" office:value-type="float" office:value="5.7">
            <text:p>5.7</text:p>
          </table:table-cell>
        </table:table-row>
        <table:table-row table:style-name="ro1">
          <table:table-cell office:value-type="string">
            <text:p>20100709</text:p>
          </table:table-cell>
          <table:table-cell office:value-type="float" office:value="40">
            <text:p>40</text:p>
          </table:table-cell>
          <table:table-cell table:formula="of:=[.C391]" office:value-type="float" office:value="36">
            <text:p>36</text:p>
          </table:table-cell>
          <table:table-cell table:formula="of:=[.C441]*0.15" office:value-type="float" office:value="5.4">
            <text:p>5.4</text:p>
          </table:table-cell>
        </table:table-row>
        <table:table-row table:style-name="ro1">
          <table:table-cell office:value-type="string">
            <text:p>20100710</text:p>
          </table:table-cell>
          <table:table-cell office:value-type="float" office:value="41">
            <text:p>41</text:p>
          </table:table-cell>
          <table:table-cell table:formula="of:=[.C392]" office:value-type="float" office:value="34">
            <text:p>34</text:p>
          </table:table-cell>
          <table:table-cell table:formula="of:=[.C442]*0.15" office:value-type="float" office:value="5.1">
            <text:p>5.1</text:p>
          </table:table-cell>
        </table:table-row>
        <table:table-row table:style-name="ro1">
          <table:table-cell office:value-type="string">
            <text:p>20100711</text:p>
          </table:table-cell>
          <table:table-cell office:value-type="float" office:value="42">
            <text:p>42</text:p>
          </table:table-cell>
          <table:table-cell table:formula="of:=[.C393]" office:value-type="float" office:value="15">
            <text:p>15</text:p>
          </table:table-cell>
          <table:table-cell table:formula="of:=[.C443]*0.15" office:value-type="float" office:value="2.25">
            <text:p>2.25</text:p>
          </table:table-cell>
        </table:table-row>
        <table:table-row table:style-name="ro1">
          <table:table-cell office:value-type="string">
            <text:p>20100712</text:p>
          </table:table-cell>
          <table:table-cell office:value-type="float" office:value="43">
            <text:p>43</text:p>
          </table:table-cell>
          <table:table-cell table:formula="of:=[.C394]" office:value-type="float" office:value="12">
            <text:p>12</text:p>
          </table:table-cell>
          <table:table-cell table:formula="of:=[.C444]*0.15" office:value-type="float" office:value="1.8">
            <text:p>1.8</text:p>
          </table:table-cell>
        </table:table-row>
        <table:table-row table:style-name="ro1">
          <table:table-cell office:value-type="string">
            <text:p>20100713</text:p>
          </table:table-cell>
          <table:table-cell office:value-type="float" office:value="44">
            <text:p>44</text:p>
          </table:table-cell>
          <table:table-cell table:formula="of:=[.C395]" office:value-type="float" office:value="22">
            <text:p>22</text:p>
          </table:table-cell>
          <table:table-cell table:formula="of:=[.C445]*0.15" office:value-type="float" office:value="3.3">
            <text:p>3.3</text:p>
          </table:table-cell>
        </table:table-row>
        <table:table-row table:style-name="ro1">
          <table:table-cell office:value-type="string">
            <text:p>20100714</text:p>
          </table:table-cell>
          <table:table-cell office:value-type="float" office:value="45">
            <text:p>45</text:p>
          </table:table-cell>
          <table:table-cell table:formula="of:=[.C396]" office:value-type="float" office:value="34">
            <text:p>34</text:p>
          </table:table-cell>
          <table:table-cell table:formula="of:=[.C446]*0.15" office:value-type="float" office:value="5.1">
            <text:p>5.1</text:p>
          </table:table-cell>
        </table:table-row>
        <table:table-row table:style-name="ro1">
          <table:table-cell office:value-type="string">
            <text:p>20100715</text:p>
          </table:table-cell>
          <table:table-cell office:value-type="float" office:value="46">
            <text:p>46</text:p>
          </table:table-cell>
          <table:table-cell table:formula="of:=[.C397]" office:value-type="float" office:value="46">
            <text:p>46</text:p>
          </table:table-cell>
          <table:table-cell table:formula="of:=[.C447]*0.15" office:value-type="float" office:value="6.9">
            <text:p>6.9</text:p>
          </table:table-cell>
        </table:table-row>
        <table:table-row table:style-name="ro1">
          <table:table-cell office:value-type="string">
            <text:p>20100716</text:p>
          </table:table-cell>
          <table:table-cell office:value-type="float" office:value="47">
            <text:p>47</text:p>
          </table:table-cell>
          <table:table-cell table:formula="of:=[.C398]" office:value-type="float" office:value="41">
            <text:p>41</text:p>
          </table:table-cell>
          <table:table-cell table:formula="of:=[.C448]*0.15" office:value-type="float" office:value="6.15">
            <text:p>6.15</text:p>
          </table:table-cell>
        </table:table-row>
        <table:table-row table:style-name="ro1">
          <table:table-cell office:value-type="string">
            <text:p>20100717</text:p>
          </table:table-cell>
          <table:table-cell office:value-type="float" office:value="48">
            <text:p>48</text:p>
          </table:table-cell>
          <table:table-cell table:formula="of:=[.C399]" office:value-type="float" office:value="18">
            <text:p>18</text:p>
          </table:table-cell>
          <table:table-cell table:formula="of:=[.C449]*0.15" office:value-type="float" office:value="2.7">
            <text:p>2.7</text:p>
          </table:table-cell>
        </table:table-row>
        <table:table-row table:style-name="ro1">
          <table:table-cell office:value-type="string">
            <text:p>20100718</text:p>
          </table:table-cell>
          <table:table-cell office:value-type="float" office:value="49">
            <text:p>49</text:p>
          </table:table-cell>
          <table:table-cell table:formula="of:=[.C400]" office:value-type="float" office:value="33">
            <text:p>33</text:p>
          </table:table-cell>
          <table:table-cell table:formula="of:=[.C450]*0.15" office:value-type="float" office:value="4.95">
            <text:p>4.95</text:p>
          </table:table-cell>
        </table:table-row>
        <table:table-row table:style-name="ro1">
          <table:table-cell office:value-type="string">
            <text:p>20100719</text:p>
          </table:table-cell>
          <table:table-cell office:value-type="float" office:value="50">
            <text:p>50</text:p>
          </table:table-cell>
          <table:table-cell table:formula="of:=[.C401]" office:value-type="float" office:value="38">
            <text:p>38</text:p>
          </table:table-cell>
          <table:table-cell table:formula="of:=[.C451]*0.15" office:value-type="float" office:value="5.7">
            <text:p>5.7</text:p>
          </table:table-cell>
        </table:table-row>
        <table:table-row table:style-name="ro1">
          <table:table-cell office:value-type="string">
            <text:p>20100720</text:p>
          </table:table-cell>
          <table:table-cell office:value-type="float" office:value="1">
            <text:p>1</text:p>
          </table:table-cell>
          <table:table-cell table:formula="of:=[.C402]" office:value-type="float" office:value="33">
            <text:p>33</text:p>
          </table:table-cell>
          <table:table-cell table:formula="of:=[.C452]*0.15" office:value-type="float" office:value="4.95">
            <text:p>4.95</text:p>
          </table:table-cell>
        </table:table-row>
        <table:table-row table:style-name="ro1">
          <table:table-cell office:value-type="string">
            <text:p>20100721</text:p>
          </table:table-cell>
          <table:table-cell office:value-type="float" office:value="2">
            <text:p>2</text:p>
          </table:table-cell>
          <table:table-cell table:formula="of:=[.C403]" office:value-type="float" office:value="50">
            <text:p>50</text:p>
          </table:table-cell>
          <table:table-cell table:formula="of:=[.C453]*0.15" office:value-type="float" office:value="7.5">
            <text:p>7.5</text:p>
          </table:table-cell>
        </table:table-row>
        <table:table-row table:style-name="ro1">
          <table:table-cell office:value-type="string">
            <text:p>20100722</text:p>
          </table:table-cell>
          <table:table-cell office:value-type="float" office:value="3">
            <text:p>3</text:p>
          </table:table-cell>
          <table:table-cell table:formula="of:=[.C404]" office:value-type="float" office:value="28">
            <text:p>28</text:p>
          </table:table-cell>
          <table:table-cell table:formula="of:=[.C454]*0.15" office:value-type="float" office:value="4.2">
            <text:p>4.2</text:p>
          </table:table-cell>
        </table:table-row>
        <table:table-row table:style-name="ro1">
          <table:table-cell office:value-type="string">
            <text:p>20100723</text:p>
          </table:table-cell>
          <table:table-cell office:value-type="float" office:value="4">
            <text:p>4</text:p>
          </table:table-cell>
          <table:table-cell table:formula="of:=[.C405]" office:value-type="float" office:value="33">
            <text:p>33</text:p>
          </table:table-cell>
          <table:table-cell table:formula="of:=[.C455]*0.15" office:value-type="float" office:value="4.95">
            <text:p>4.95</text:p>
          </table:table-cell>
        </table:table-row>
        <table:table-row table:style-name="ro1">
          <table:table-cell office:value-type="string">
            <text:p>20100724</text:p>
          </table:table-cell>
          <table:table-cell office:value-type="float" office:value="5">
            <text:p>5</text:p>
          </table:table-cell>
          <table:table-cell table:formula="of:=[.C406]" office:value-type="float" office:value="34">
            <text:p>34</text:p>
          </table:table-cell>
          <table:table-cell table:formula="of:=[.C456]*0.15" office:value-type="float" office:value="5.1">
            <text:p>5.1</text:p>
          </table:table-cell>
        </table:table-row>
        <table:table-row table:style-name="ro1">
          <table:table-cell office:value-type="string">
            <text:p>20100725</text:p>
          </table:table-cell>
          <table:table-cell office:value-type="float" office:value="6">
            <text:p>6</text:p>
          </table:table-cell>
          <table:table-cell table:formula="of:=[.C407]" office:value-type="float" office:value="39">
            <text:p>39</text:p>
          </table:table-cell>
          <table:table-cell table:formula="of:=[.C457]*0.15" office:value-type="float" office:value="5.85">
            <text:p>5.85</text:p>
          </table:table-cell>
        </table:table-row>
        <table:table-row table:style-name="ro1">
          <table:table-cell office:value-type="string">
            <text:p>20100726</text:p>
          </table:table-cell>
          <table:table-cell office:value-type="float" office:value="7">
            <text:p>7</text:p>
          </table:table-cell>
          <table:table-cell table:formula="of:=[.C408]" office:value-type="float" office:value="21">
            <text:p>21</text:p>
          </table:table-cell>
          <table:table-cell table:formula="of:=[.C458]*0.15" office:value-type="float" office:value="3.15">
            <text:p>3.15</text:p>
          </table:table-cell>
        </table:table-row>
        <table:table-row table:style-name="ro1">
          <table:table-cell office:value-type="string">
            <text:p>20100727</text:p>
          </table:table-cell>
          <table:table-cell office:value-type="float" office:value="8">
            <text:p>8</text:p>
          </table:table-cell>
          <table:table-cell table:formula="of:=[.C409]" office:value-type="float" office:value="36">
            <text:p>36</text:p>
          </table:table-cell>
          <table:table-cell table:formula="of:=[.C459]*0.15" office:value-type="float" office:value="5.4">
            <text:p>5.4</text:p>
          </table:table-cell>
        </table:table-row>
        <table:table-row table:style-name="ro1">
          <table:table-cell office:value-type="string">
            <text:p>20100728</text:p>
          </table:table-cell>
          <table:table-cell office:value-type="float" office:value="9">
            <text:p>9</text:p>
          </table:table-cell>
          <table:table-cell table:formula="of:=[.C410]" office:value-type="float" office:value="23">
            <text:p>23</text:p>
          </table:table-cell>
          <table:table-cell table:formula="of:=[.C460]*0.15" office:value-type="float" office:value="3.45">
            <text:p>3.45</text:p>
          </table:table-cell>
        </table:table-row>
        <table:table-row table:style-name="ro1">
          <table:table-cell office:value-type="string">
            <text:p>20100729</text:p>
          </table:table-cell>
          <table:table-cell office:value-type="float" office:value="10">
            <text:p>10</text:p>
          </table:table-cell>
          <table:table-cell table:formula="of:=[.C411]" office:value-type="float" office:value="29">
            <text:p>29</text:p>
          </table:table-cell>
          <table:table-cell table:formula="of:=[.C461]*0.15" office:value-type="float" office:value="4.35">
            <text:p>4.35</text:p>
          </table:table-cell>
        </table:table-row>
        <table:table-row table:style-name="ro1">
          <table:table-cell office:value-type="string">
            <text:p>20100730</text:p>
          </table:table-cell>
          <table:table-cell office:value-type="float" office:value="11">
            <text:p>11</text:p>
          </table:table-cell>
          <table:table-cell table:formula="of:=[.C412]" office:value-type="float" office:value="19">
            <text:p>19</text:p>
          </table:table-cell>
          <table:table-cell table:formula="of:=[.C462]*0.15" office:value-type="float" office:value="2.85">
            <text:p>2.85</text:p>
          </table:table-cell>
        </table:table-row>
        <table:table-row table:style-name="ro1">
          <table:table-cell office:value-type="string">
            <text:p>20100731</text:p>
          </table:table-cell>
          <table:table-cell office:value-type="float" office:value="12">
            <text:p>12</text:p>
          </table:table-cell>
          <table:table-cell table:formula="of:=[.C413]" office:value-type="float" office:value="18">
            <text:p>18</text:p>
          </table:table-cell>
          <table:table-cell table:formula="of:=[.C463]*0.15" office:value-type="float" office:value="2.7">
            <text:p>2.7</text:p>
          </table:table-cell>
        </table:table-row>
        <table:table-row table:style-name="ro1">
          <table:table-cell office:value-type="string">
            <text:p>20100801</text:p>
          </table:table-cell>
          <table:table-cell office:value-type="float" office:value="13">
            <text:p>13</text:p>
          </table:table-cell>
          <table:table-cell table:formula="of:=[.C414]" office:value-type="float" office:value="31">
            <text:p>31</text:p>
          </table:table-cell>
          <table:table-cell table:formula="of:=[.C464]*0.15" office:value-type="float" office:value="4.65">
            <text:p>4.65</text:p>
          </table:table-cell>
        </table:table-row>
        <table:table-row table:style-name="ro1">
          <table:table-cell office:value-type="string">
            <text:p>20100802</text:p>
          </table:table-cell>
          <table:table-cell office:value-type="float" office:value="14">
            <text:p>14</text:p>
          </table:table-cell>
          <table:table-cell table:formula="of:=[.C415]" office:value-type="float" office:value="18">
            <text:p>18</text:p>
          </table:table-cell>
          <table:table-cell table:formula="of:=[.C465]*0.15" office:value-type="float" office:value="2.7">
            <text:p>2.7</text:p>
          </table:table-cell>
        </table:table-row>
        <table:table-row table:style-name="ro1">
          <table:table-cell office:value-type="string">
            <text:p>20100803</text:p>
          </table:table-cell>
          <table:table-cell office:value-type="float" office:value="15">
            <text:p>15</text:p>
          </table:table-cell>
          <table:table-cell table:formula="of:=[.C416]" office:value-type="float" office:value="27">
            <text:p>27</text:p>
          </table:table-cell>
          <table:table-cell table:formula="of:=[.C466]*0.15" office:value-type="float" office:value="4.05">
            <text:p>4.05</text:p>
          </table:table-cell>
        </table:table-row>
        <table:table-row table:style-name="ro1">
          <table:table-cell office:value-type="string">
            <text:p>20100804</text:p>
          </table:table-cell>
          <table:table-cell office:value-type="float" office:value="16">
            <text:p>16</text:p>
          </table:table-cell>
          <table:table-cell table:formula="of:=[.C417]" office:value-type="float" office:value="49">
            <text:p>49</text:p>
          </table:table-cell>
          <table:table-cell table:formula="of:=[.C467]*0.15" office:value-type="float" office:value="7.35">
            <text:p>7.35</text:p>
          </table:table-cell>
        </table:table-row>
        <table:table-row table:style-name="ro1">
          <table:table-cell office:value-type="string">
            <text:p>20100805</text:p>
          </table:table-cell>
          <table:table-cell office:value-type="float" office:value="17">
            <text:p>17</text:p>
          </table:table-cell>
          <table:table-cell table:formula="of:=[.C418]" office:value-type="float" office:value="23">
            <text:p>23</text:p>
          </table:table-cell>
          <table:table-cell table:formula="of:=[.C468]*0.15" office:value-type="float" office:value="3.45">
            <text:p>3.45</text:p>
          </table:table-cell>
        </table:table-row>
        <table:table-row table:style-name="ro1">
          <table:table-cell office:value-type="string">
            <text:p>20100806</text:p>
          </table:table-cell>
          <table:table-cell office:value-type="float" office:value="18">
            <text:p>18</text:p>
          </table:table-cell>
          <table:table-cell table:formula="of:=[.C419]" office:value-type="float" office:value="44">
            <text:p>44</text:p>
          </table:table-cell>
          <table:table-cell table:formula="of:=[.C469]*0.15" office:value-type="float" office:value="6.6">
            <text:p>6.6</text:p>
          </table:table-cell>
        </table:table-row>
        <table:table-row table:style-name="ro1">
          <table:table-cell office:value-type="string">
            <text:p>20100807</text:p>
          </table:table-cell>
          <table:table-cell office:value-type="float" office:value="19">
            <text:p>19</text:p>
          </table:table-cell>
          <table:table-cell table:formula="of:=[.C420]" office:value-type="float" office:value="21">
            <text:p>21</text:p>
          </table:table-cell>
          <table:table-cell table:formula="of:=[.C470]*0.15" office:value-type="float" office:value="3.15">
            <text:p>3.15</text:p>
          </table:table-cell>
        </table:table-row>
        <table:table-row table:style-name="ro1">
          <table:table-cell office:value-type="string">
            <text:p>20100808</text:p>
          </table:table-cell>
          <table:table-cell office:value-type="float" office:value="20">
            <text:p>20</text:p>
          </table:table-cell>
          <table:table-cell table:formula="of:=[.C421]" office:value-type="float" office:value="33">
            <text:p>33</text:p>
          </table:table-cell>
          <table:table-cell table:formula="of:=[.C471]*0.15" office:value-type="float" office:value="4.95">
            <text:p>4.95</text:p>
          </table:table-cell>
        </table:table-row>
        <table:table-row table:style-name="ro1">
          <table:table-cell office:value-type="string">
            <text:p>20100809</text:p>
          </table:table-cell>
          <table:table-cell office:value-type="float" office:value="21">
            <text:p>21</text:p>
          </table:table-cell>
          <table:table-cell table:formula="of:=[.C422]" office:value-type="float" office:value="25">
            <text:p>25</text:p>
          </table:table-cell>
          <table:table-cell table:formula="of:=[.C472]*0.15" office:value-type="float" office:value="3.75">
            <text:p>3.75</text:p>
          </table:table-cell>
        </table:table-row>
        <table:table-row table:style-name="ro1">
          <table:table-cell office:value-type="string">
            <text:p>20100810</text:p>
          </table:table-cell>
          <table:table-cell office:value-type="float" office:value="22">
            <text:p>22</text:p>
          </table:table-cell>
          <table:table-cell table:formula="of:=[.C423]" office:value-type="float" office:value="29">
            <text:p>29</text:p>
          </table:table-cell>
          <table:table-cell table:formula="of:=[.C473]*0.15" office:value-type="float" office:value="4.35">
            <text:p>4.35</text:p>
          </table:table-cell>
        </table:table-row>
        <table:table-row table:style-name="ro1">
          <table:table-cell office:value-type="string">
            <text:p>20100811</text:p>
          </table:table-cell>
          <table:table-cell office:value-type="float" office:value="23">
            <text:p>23</text:p>
          </table:table-cell>
          <table:table-cell table:formula="of:=[.C424]" office:value-type="float" office:value="43">
            <text:p>43</text:p>
          </table:table-cell>
          <table:table-cell table:formula="of:=[.C474]*0.15" office:value-type="float" office:value="6.45">
            <text:p>6.45</text:p>
          </table:table-cell>
        </table:table-row>
        <table:table-row table:style-name="ro1">
          <table:table-cell office:value-type="string">
            <text:p>20100812</text:p>
          </table:table-cell>
          <table:table-cell office:value-type="float" office:value="24">
            <text:p>24</text:p>
          </table:table-cell>
          <table:table-cell table:formula="of:=[.C425]" office:value-type="float" office:value="26">
            <text:p>26</text:p>
          </table:table-cell>
          <table:table-cell table:formula="of:=[.C475]*0.15" office:value-type="float" office:value="3.9">
            <text:p>3.9</text:p>
          </table:table-cell>
        </table:table-row>
        <table:table-row table:style-name="ro1">
          <table:table-cell office:value-type="string">
            <text:p>20100813</text:p>
          </table:table-cell>
          <table:table-cell office:value-type="float" office:value="25">
            <text:p>25</text:p>
          </table:table-cell>
          <table:table-cell table:formula="of:=[.C426]" office:value-type="float" office:value="37">
            <text:p>37</text:p>
          </table:table-cell>
          <table:table-cell table:formula="of:=[.C476]*0.15" office:value-type="float" office:value="5.55">
            <text:p>5.55</text:p>
          </table:table-cell>
        </table:table-row>
        <table:table-row table:style-name="ro1">
          <table:table-cell office:value-type="string">
            <text:p>20100814</text:p>
          </table:table-cell>
          <table:table-cell office:value-type="float" office:value="26">
            <text:p>26</text:p>
          </table:table-cell>
          <table:table-cell table:formula="of:=[.C427]" office:value-type="float" office:value="14">
            <text:p>14</text:p>
          </table:table-cell>
          <table:table-cell table:formula="of:=[.C477]*0.15" office:value-type="float" office:value="2.1">
            <text:p>2.1</text:p>
          </table:table-cell>
        </table:table-row>
        <table:table-row table:style-name="ro1">
          <table:table-cell office:value-type="string">
            <text:p>20100815</text:p>
          </table:table-cell>
          <table:table-cell office:value-type="float" office:value="27">
            <text:p>27</text:p>
          </table:table-cell>
          <table:table-cell table:formula="of:=[.C428]" office:value-type="float" office:value="44">
            <text:p>44</text:p>
          </table:table-cell>
          <table:table-cell table:formula="of:=[.C478]*0.15" office:value-type="float" office:value="6.6">
            <text:p>6.6</text:p>
          </table:table-cell>
        </table:table-row>
        <table:table-row table:style-name="ro1">
          <table:table-cell office:value-type="string">
            <text:p>20100816</text:p>
          </table:table-cell>
          <table:table-cell office:value-type="float" office:value="28">
            <text:p>28</text:p>
          </table:table-cell>
          <table:table-cell table:formula="of:=[.C429]" office:value-type="float" office:value="23">
            <text:p>23</text:p>
          </table:table-cell>
          <table:table-cell table:formula="of:=[.C479]*0.15" office:value-type="float" office:value="3.45">
            <text:p>3.45</text:p>
          </table:table-cell>
        </table:table-row>
        <table:table-row table:style-name="ro1">
          <table:table-cell office:value-type="string">
            <text:p>20100817</text:p>
          </table:table-cell>
          <table:table-cell office:value-type="float" office:value="29">
            <text:p>29</text:p>
          </table:table-cell>
          <table:table-cell table:formula="of:=[.C430]" office:value-type="float" office:value="25">
            <text:p>25</text:p>
          </table:table-cell>
          <table:table-cell table:formula="of:=[.C480]*0.15" office:value-type="float" office:value="3.75">
            <text:p>3.75</text:p>
          </table:table-cell>
        </table:table-row>
        <table:table-row table:style-name="ro1">
          <table:table-cell office:value-type="string">
            <text:p>20100818</text:p>
          </table:table-cell>
          <table:table-cell office:value-type="float" office:value="30">
            <text:p>30</text:p>
          </table:table-cell>
          <table:table-cell table:formula="of:=[.C431]" office:value-type="float" office:value="34">
            <text:p>34</text:p>
          </table:table-cell>
          <table:table-cell table:formula="of:=[.C481]*0.15" office:value-type="float" office:value="5.1">
            <text:p>5.1</text:p>
          </table:table-cell>
        </table:table-row>
        <table:table-row table:style-name="ro1">
          <table:table-cell office:value-type="string">
            <text:p>20100819</text:p>
          </table:table-cell>
          <table:table-cell office:value-type="float" office:value="31">
            <text:p>31</text:p>
          </table:table-cell>
          <table:table-cell table:formula="of:=[.C432]" office:value-type="float" office:value="30">
            <text:p>30</text:p>
          </table:table-cell>
          <table:table-cell table:formula="of:=[.C482]*0.15" office:value-type="float" office:value="4.5">
            <text:p>4.5</text:p>
          </table:table-cell>
        </table:table-row>
        <table:table-row table:style-name="ro1">
          <table:table-cell office:value-type="string">
            <text:p>20100820</text:p>
          </table:table-cell>
          <table:table-cell office:value-type="float" office:value="32">
            <text:p>32</text:p>
          </table:table-cell>
          <table:table-cell table:formula="of:=[.C433]" office:value-type="float" office:value="28">
            <text:p>28</text:p>
          </table:table-cell>
          <table:table-cell table:formula="of:=[.C483]*0.15" office:value-type="float" office:value="4.2">
            <text:p>4.2</text:p>
          </table:table-cell>
        </table:table-row>
        <table:table-row table:style-name="ro1">
          <table:table-cell office:value-type="string">
            <text:p>20100821</text:p>
          </table:table-cell>
          <table:table-cell office:value-type="float" office:value="33">
            <text:p>33</text:p>
          </table:table-cell>
          <table:table-cell table:formula="of:=[.C434]" office:value-type="float" office:value="45">
            <text:p>45</text:p>
          </table:table-cell>
          <table:table-cell table:formula="of:=[.C484]*0.15" office:value-type="float" office:value="6.75">
            <text:p>6.75</text:p>
          </table:table-cell>
        </table:table-row>
        <table:table-row table:style-name="ro1">
          <table:table-cell office:value-type="string">
            <text:p>20100822</text:p>
          </table:table-cell>
          <table:table-cell office:value-type="float" office:value="34">
            <text:p>34</text:p>
          </table:table-cell>
          <table:table-cell table:formula="of:=[.C435]" office:value-type="float" office:value="3">
            <text:p>3</text:p>
          </table:table-cell>
          <table:table-cell table:formula="of:=[.C485]*0.15" office:value-type="float" office:value="0.45">
            <text:p>0.45</text:p>
          </table:table-cell>
        </table:table-row>
        <table:table-row table:style-name="ro1">
          <table:table-cell office:value-type="string">
            <text:p>20100823</text:p>
          </table:table-cell>
          <table:table-cell office:value-type="float" office:value="35">
            <text:p>35</text:p>
          </table:table-cell>
          <table:table-cell table:formula="of:=[.C436]" office:value-type="float" office:value="35">
            <text:p>35</text:p>
          </table:table-cell>
          <table:table-cell table:formula="of:=[.C486]*0.15" office:value-type="float" office:value="5.25">
            <text:p>5.25</text:p>
          </table:table-cell>
        </table:table-row>
        <table:table-row table:style-name="ro1">
          <table:table-cell office:value-type="string">
            <text:p>20100824</text:p>
          </table:table-cell>
          <table:table-cell office:value-type="float" office:value="36">
            <text:p>36</text:p>
          </table:table-cell>
          <table:table-cell table:formula="of:=[.C437]" office:value-type="float" office:value="29">
            <text:p>29</text:p>
          </table:table-cell>
          <table:table-cell table:formula="of:=[.C487]*0.15" office:value-type="float" office:value="4.35">
            <text:p>4.35</text:p>
          </table:table-cell>
        </table:table-row>
        <table:table-row table:style-name="ro1">
          <table:table-cell office:value-type="string">
            <text:p>20100825</text:p>
          </table:table-cell>
          <table:table-cell office:value-type="float" office:value="37">
            <text:p>37</text:p>
          </table:table-cell>
          <table:table-cell table:formula="of:=[.C438]" office:value-type="float" office:value="24">
            <text:p>24</text:p>
          </table:table-cell>
          <table:table-cell table:formula="of:=[.C488]*0.15" office:value-type="float" office:value="3.6">
            <text:p>3.6</text:p>
          </table:table-cell>
        </table:table-row>
        <table:table-row table:style-name="ro1">
          <table:table-cell office:value-type="string">
            <text:p>20100826</text:p>
          </table:table-cell>
          <table:table-cell office:value-type="float" office:value="38">
            <text:p>38</text:p>
          </table:table-cell>
          <table:table-cell table:formula="of:=[.C439]" office:value-type="float" office:value="14">
            <text:p>14</text:p>
          </table:table-cell>
          <table:table-cell table:formula="of:=[.C489]*0.15" office:value-type="float" office:value="2.1">
            <text:p>2.1</text:p>
          </table:table-cell>
        </table:table-row>
        <table:table-row table:style-name="ro1">
          <table:table-cell office:value-type="string">
            <text:p>20100827</text:p>
          </table:table-cell>
          <table:table-cell office:value-type="float" office:value="39">
            <text:p>39</text:p>
          </table:table-cell>
          <table:table-cell table:formula="of:=[.C440]" office:value-type="float" office:value="38">
            <text:p>38</text:p>
          </table:table-cell>
          <table:table-cell table:formula="of:=[.C490]*0.15" office:value-type="float" office:value="5.7">
            <text:p>5.7</text:p>
          </table:table-cell>
        </table:table-row>
        <table:table-row table:style-name="ro1">
          <table:table-cell office:value-type="string">
            <text:p>20100828</text:p>
          </table:table-cell>
          <table:table-cell office:value-type="float" office:value="40">
            <text:p>40</text:p>
          </table:table-cell>
          <table:table-cell table:formula="of:=[.C441]" office:value-type="float" office:value="36">
            <text:p>36</text:p>
          </table:table-cell>
          <table:table-cell table:formula="of:=[.C491]*0.15" office:value-type="float" office:value="5.4">
            <text:p>5.4</text:p>
          </table:table-cell>
        </table:table-row>
        <table:table-row table:style-name="ro1">
          <table:table-cell office:value-type="string">
            <text:p>20100829</text:p>
          </table:table-cell>
          <table:table-cell office:value-type="float" office:value="41">
            <text:p>41</text:p>
          </table:table-cell>
          <table:table-cell table:formula="of:=[.C442]" office:value-type="float" office:value="34">
            <text:p>34</text:p>
          </table:table-cell>
          <table:table-cell table:formula="of:=[.C492]*0.15" office:value-type="float" office:value="5.1">
            <text:p>5.1</text:p>
          </table:table-cell>
        </table:table-row>
        <table:table-row table:style-name="ro1">
          <table:table-cell office:value-type="string">
            <text:p>20100830</text:p>
          </table:table-cell>
          <table:table-cell office:value-type="float" office:value="42">
            <text:p>42</text:p>
          </table:table-cell>
          <table:table-cell table:formula="of:=[.C443]" office:value-type="float" office:value="15">
            <text:p>15</text:p>
          </table:table-cell>
          <table:table-cell table:formula="of:=[.C493]*0.15" office:value-type="float" office:value="2.25">
            <text:p>2.25</text:p>
          </table:table-cell>
        </table:table-row>
        <table:table-row table:style-name="ro1">
          <table:table-cell office:value-type="string">
            <text:p>20100831</text:p>
          </table:table-cell>
          <table:table-cell office:value-type="float" office:value="43">
            <text:p>43</text:p>
          </table:table-cell>
          <table:table-cell table:formula="of:=[.C444]" office:value-type="float" office:value="12">
            <text:p>12</text:p>
          </table:table-cell>
          <table:table-cell table:formula="of:=[.C494]*0.15" office:value-type="float" office:value="1.8">
            <text:p>1.8</text:p>
          </table:table-cell>
        </table:table-row>
        <table:table-row table:style-name="ro1">
          <table:table-cell office:value-type="string">
            <text:p>20100901</text:p>
          </table:table-cell>
          <table:table-cell office:value-type="float" office:value="44">
            <text:p>44</text:p>
          </table:table-cell>
          <table:table-cell table:formula="of:=[.C445]" office:value-type="float" office:value="22">
            <text:p>22</text:p>
          </table:table-cell>
          <table:table-cell table:formula="of:=[.C495]*0.15" office:value-type="float" office:value="3.3">
            <text:p>3.3</text:p>
          </table:table-cell>
        </table:table-row>
        <table:table-row table:style-name="ro1">
          <table:table-cell office:value-type="string">
            <text:p>20100902</text:p>
          </table:table-cell>
          <table:table-cell office:value-type="float" office:value="45">
            <text:p>45</text:p>
          </table:table-cell>
          <table:table-cell table:formula="of:=[.C446]" office:value-type="float" office:value="34">
            <text:p>34</text:p>
          </table:table-cell>
          <table:table-cell table:formula="of:=[.C496]*0.15" office:value-type="float" office:value="5.1">
            <text:p>5.1</text:p>
          </table:table-cell>
        </table:table-row>
        <table:table-row table:style-name="ro1">
          <table:table-cell office:value-type="string">
            <text:p>20100903</text:p>
          </table:table-cell>
          <table:table-cell office:value-type="float" office:value="46">
            <text:p>46</text:p>
          </table:table-cell>
          <table:table-cell table:formula="of:=[.C447]" office:value-type="float" office:value="46">
            <text:p>46</text:p>
          </table:table-cell>
          <table:table-cell table:formula="of:=[.C497]*0.15" office:value-type="float" office:value="6.9">
            <text:p>6.9</text:p>
          </table:table-cell>
        </table:table-row>
        <table:table-row table:style-name="ro1">
          <table:table-cell office:value-type="string">
            <text:p>20100904</text:p>
          </table:table-cell>
          <table:table-cell office:value-type="float" office:value="47">
            <text:p>47</text:p>
          </table:table-cell>
          <table:table-cell table:formula="of:=[.C448]" office:value-type="float" office:value="41">
            <text:p>41</text:p>
          </table:table-cell>
          <table:table-cell table:formula="of:=[.C498]*0.15" office:value-type="float" office:value="6.15">
            <text:p>6.15</text:p>
          </table:table-cell>
        </table:table-row>
        <table:table-row table:style-name="ro1">
          <table:table-cell office:value-type="string">
            <text:p>20100905</text:p>
          </table:table-cell>
          <table:table-cell office:value-type="float" office:value="48">
            <text:p>48</text:p>
          </table:table-cell>
          <table:table-cell table:formula="of:=[.C449]" office:value-type="float" office:value="18">
            <text:p>18</text:p>
          </table:table-cell>
          <table:table-cell table:formula="of:=[.C499]*0.15" office:value-type="float" office:value="2.7">
            <text:p>2.7</text:p>
          </table:table-cell>
        </table:table-row>
        <table:table-row table:style-name="ro1">
          <table:table-cell office:value-type="string">
            <text:p>20100906</text:p>
          </table:table-cell>
          <table:table-cell office:value-type="float" office:value="49">
            <text:p>49</text:p>
          </table:table-cell>
          <table:table-cell table:formula="of:=[.C450]" office:value-type="float" office:value="33">
            <text:p>33</text:p>
          </table:table-cell>
          <table:table-cell table:formula="of:=[.C500]*0.15" office:value-type="float" office:value="4.95">
            <text:p>4.95</text:p>
          </table:table-cell>
        </table:table-row>
        <table:table-row table:style-name="ro1">
          <table:table-cell office:value-type="string">
            <text:p>20100907</text:p>
          </table:table-cell>
          <table:table-cell office:value-type="float" office:value="50">
            <text:p>50</text:p>
          </table:table-cell>
          <table:table-cell table:formula="of:=[.C451]" office:value-type="float" office:value="38">
            <text:p>38</text:p>
          </table:table-cell>
          <table:table-cell table:formula="of:=[.C501]*0.15" office:value-type="float" office:value="5.7">
            <text:p>5.7</text:p>
          </table:table-cell>
        </table:table-row>
        <table:table-row table:style-name="ro1" table:number-rows-repeated="479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8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05-03T18:53:08</meta:creation-date>
    <dc:date>2011-05-12T18:16:53</dc:date>
    <dc:creator>Fernando </dc:creator>
    <meta:editing-duration>PT01H18M19S</meta:editing-duration>
    <meta:editing-cycles>7</meta:editing-cycles>
    <meta:generator>OpenOffice.org/3.2$Linux OpenOffice.org_project/320m12$Build-9483</meta:generator>
    <meta:document-statistic meta:table-count="3" meta:cell-count="8005" meta:object-count="0"/>
  </office:meta>
</office:document-meta>
</file>